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2.917cm"/>
    </style:style>
    <style:style style:name="co4" style:family="table-column">
      <style:table-column-properties fo:break-before="auto" style:column-width="3.40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157cm"/>
    </style:style>
    <style:style style:name="co7" style:family="table-column">
      <style:table-column-properties fo:break-before="auto" style:column-width="2.859cm"/>
    </style:style>
    <style:style style:name="co8" style:family="table-column">
      <style:table-column-properties fo:break-before="auto" style:column-width="3.364cm"/>
    </style:style>
    <style:style style:name="co9" style:family="table-column">
      <style:table-column-properties fo:break-before="auto" style:column-width="4.493cm"/>
    </style:style>
    <style:style style:name="co10" style:family="table-column">
      <style:table-column-properties fo:break-before="auto" style:column-width="3.794cm"/>
    </style:style>
    <style:style style:name="co11" style:family="table-column">
      <style:table-column-properties fo:break-before="auto" style:column-width="0.878cm"/>
    </style:style>
    <style:style style:name="co12" style:family="table-column">
      <style:table-column-properties fo:break-before="auto" style:column-width="3.866cm"/>
    </style:style>
    <style:style style:name="co13" style:family="table-column">
      <style:table-column-properties fo:break-before="auto" style:column-width="3.785cm"/>
    </style:style>
    <style:style style:name="co14" style:family="table-column">
      <style:table-column-properties fo:break-before="auto" style:column-width="1.933cm"/>
    </style:style>
    <style:style style:name="co15" style:family="table-column">
      <style:table-column-properties fo:break-before="auto" style:column-width="2.995cm"/>
    </style:style>
    <style:style style:name="co16" style:family="table-column">
      <style:table-column-properties fo:break-before="auto" style:column-width="0.898cm"/>
    </style:style>
    <style:style style:name="co17" style:family="table-column">
      <style:table-column-properties fo:break-before="auto" style:column-width="0.871cm"/>
    </style:style>
    <style:style style:name="co18" style:family="table-column">
      <style:table-column-properties fo:break-before="auto" style:column-width="3.948cm"/>
    </style:style>
    <style:style style:name="co19" style:family="table-column">
      <style:table-column-properties fo:break-before="auto" style:column-width="3.621cm"/>
    </style:style>
    <style:style style:name="co20" style:family="table-column">
      <style:table-column-properties fo:break-before="auto" style:column-width="3.812cm"/>
    </style:style>
    <style:style style:name="co21" style:family="table-column">
      <style:table-column-properties fo:break-before="auto" style:column-width="1.715cm"/>
    </style:style>
    <style:style style:name="co22" style:family="table-column">
      <style:table-column-properties fo:break-before="auto" style:column-width="3.05cm"/>
    </style:style>
    <style:style style:name="co23" style:family="table-column">
      <style:table-column-properties fo:break-before="auto" style:column-width="1.66cm"/>
    </style:style>
    <style:style style:name="co24" style:family="table-column">
      <style:table-column-properties fo:break-before="auto" style:column-width="2.886cm"/>
    </style:style>
    <style:style style:name="co25" style:family="table-column">
      <style:table-column-properties fo:break-before="auto" style:column-width="3.702cm"/>
    </style:style>
    <style:style style:name="co26" style:family="table-column">
      <style:table-column-properties fo:break-before="auto" style:column-width="1.579cm"/>
    </style:style>
    <style:style style:name="co27" style:family="table-column">
      <style:table-column-properties fo:break-before="auto" style:column-width="3.648cm"/>
    </style:style>
    <style:style style:name="co28" style:family="table-column">
      <style:table-column-properties fo:break-before="auto" style:column-width="1.82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 style:data-style-name="N109">
      <style:table-cell-properties fo:border="none"/>
    </style:style>
    <style:style style:name="ce7" style:family="table-cell" style:parent-style-name="Default" style:data-style-name="N109">
      <style:table-cell-properties fo:border-bottom="none" fo:border-left="none" fo:border-right="none" fo:border-top="0.06pt solid #000000"/>
    </style:style>
    <style:style style:name="ce8" style:family="table-cell" style:parent-style-name="Default" style:data-style-name="N109"/>
    <style:style style:name="ce9" style:family="table-cell" style:parent-style-name="Default" style:data-style-name="N109">
      <style:table-cell-properties fo:border="0.06pt solid #000000"/>
    </style:style>
    <style:style style:name="ce10" style:family="table-cell" style:parent-style-name="Default" style:data-style-name="N109">
      <style:table-cell-properties fo:border-bottom="none" fo:border-left="0.06pt solid #000000" fo:border-right="0.06pt solid #000000" fo:border-top="none"/>
    </style:style>
    <style:style style:name="ce11" style:family="table-cell" style:parent-style-name="Default" style:data-style-name="N109">
      <style:table-cell-properties fo:border-bottom="0.06pt solid #000000" fo:border-left="0.06pt solid #000000" fo:border-right="0.06pt solid #000000" fo:border-top="none"/>
    </style:style>
    <style:style style:name="ce12" style:family="table-cell" style:parent-style-name="Default" style:data-style-name="N109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fo:border-bottom="none" fo:border-left="none" fo:border-right="0.06pt solid #000000" fo:border-top="0.06pt solid #000000"/>
    </style:style>
    <style:style style:name="ce14" style:family="table-cell" style:parent-style-name="Default">
      <style:table-cell-properties fo:border-bottom="none" fo:border-left="none" fo:border-right="0.06pt solid #000000" fo:border-top="none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ole-draw-aspect="1"/>
    </style:style>
  </office:automatic-styles>
  <office:body>
    <office:spreadsheet>
      <table:table table:name="Summary" table:style-name="ta1">
        <table:shapes>
          <draw:frame draw:z-index="0" draw:style-name="gr1" svg:width="15.999cm" svg:height="8.999cm" svg:x="0cm" svg:y="35.905cm">
            <draw:object draw:notify-on-update-of-ranges="Summary.A75:Summary.A82 Summary.B74:Summary.B74 Summary.B75:Summary.B82 Summary.A75:Summary.A82 Summary.C74:Summary.C74 Summary.C75:Summary.C82 Summary.A75:Summary.A82 Summary.D74:Summary.D74 Summary.D75:Summary.D82 Summary.A75:Summary.A82 Summary.E74:Summary.E74 Summary.E75:Summary.E82 Summary.A75:Summary.A82 Summary.F74:Summary.F74 Summary.F75:Summary.F8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16.267cm" svg:y="36.201cm">
            <draw:object draw:notify-on-update-of-ranges="Summary.G75:Summary.G82 Summary.H74:Summary.H74 Summary.H75:Summary.H82 Summary.G75:Summary.G82 Summary.I74:Summary.I74 Summary.I75:Summary.I82 Summary.G75:Summary.G82 Summary.J74:Summary.J74 Summary.J75:Summary.J82 Summary.G75:Summary.G82 Summary.K74:Summary.K74 Summary.K75:Summary.K82 Summary.G75:Summary.G82 Summary.L74:Summary.L74 Summary.L75:Summary.L8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Default"/>
        <table:table-column table:style-name="co6" table:default-cell-style-name="Default"/>
        <table:table-column table:style-name="co5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>
            <text:p>Runs made with:</text:p>
          </table:table-cell>
          <table:table-cell table:style-name="ce6" office:value-type="string">
            <text:p>delay_increase = 1000</text:p>
          </table:table-cell>
          <table:table-cell table:style-name="ce6"/>
          <table:table-cell table:style-name="ce6" office:value-type="string">
            <text:p>Shown are the geomean of runs with percent_wires_cut = 0, 20, 40, 60, 80, for 6 different circuits</text:p>
          </table:table-cell>
          <table:table-cell table:style-name="ce1" table:number-columns-repeated="2"/>
          <table:table-cell table:style-name="ce6" table:number-columns-repeated="2"/>
          <table:table-cell table:number-columns-repeated="4"/>
        </table:table-row>
        <table:table-row table:style-name="ro1">
          <table:table-cell/>
          <table:table-cell table:style-name="ce6" office:value-type="string">
            <text:p>num_cuts = 1</text:p>
          </table:table-cell>
          <table:table-cell table:style-name="ce6"/>
          <table:table-cell table:style-name="ce6" office:value-type="string">
            <text:p>Best ratio:</text:p>
          </table:table-cell>
          <table:table-cell table:style-name="ce1" table:formula="of:=[.D25]/[.D21]" office:value-type="float" office:value="0.897376351134446">
            <text:p>0.8973763511</text:p>
          </table:table-cell>
          <table:table-cell table:style-name="ce1" office:value-type="string">
            <text:p>(10% improvement on the area-delay product)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style-name="ce1"/>
          <table:table-cell table:style-name="ce6" table:number-columns-repeated="3"/>
          <table:table-cell table:style-name="ce1" table:number-columns-repeated="2"/>
          <table:table-cell table:style-name="ce6" table:number-columns-repeated="3"/>
          <table:table-cell table:style-name="ce1"/>
          <table:table-cell table:number-columns-repeated="2"/>
        </table:table-row>
        <table:table-row table:style-name="ro1">
          <table:table-cell table:style-name="ce2" office:value-type="string">
            <text:p>Constant type = 0</text:p>
          </table:table-cell>
          <table:table-cell table:style-name="ce7" table:number-columns-repeated="3"/>
          <table:table-cell table:style-name="ce13"/>
          <table:table-cell table:style-name="ce2" office:value-type="string">
            <text:p>Constant type = 3</text:p>
          </table:table-cell>
          <table:table-cell table:style-name="ce7" table:number-columns-repeated="3"/>
          <table:table-cell table:style-name="ce13"/>
          <table:table-cell table:number-columns-repeated="2"/>
        </table:table-row>
        <table:table-row table:style-name="ro1">
          <table:table-cell table:style-name="ce3" office:value-type="string">
            <text:p>Cost += C x bbW x times_crossed</text:p>
          </table:table-cell>
          <table:table-cell table:number-columns-repeated="3"/>
          <table:table-cell table:style-name="ce14"/>
          <table:table-cell table:style-name="ce3" office:value-type="string">
            <text:p>Cost += C x min(y1, y2) x times_crossed + C x times_crossed</text:p>
          </table:table-cell>
          <table:table-cell table:number-columns-repeated="3"/>
          <table:table-cell table:style-name="ce14"/>
          <table:table-cell table:number-columns-repeated="2"/>
        </table:table-row>
        <table:table-row table:style-name="ro1">
          <table:table-cell table:style-name="ce3"/>
          <table:table-cell table:number-columns-repeated="3"/>
          <table:table-cell table:style-name="ce14"/>
          <table:table-cell table:style-name="ce3"/>
          <table:table-cell table:number-columns-repeated="3"/>
          <table:table-cell table:style-name="ce14"/>
          <table:table-cell table:number-columns-repeated="2"/>
        </table:table-row>
        <table:table-row table:style-name="ro1">
          <table:table-cell table:style-name="ce4" office:value-type="string">
            <text:p>Constant</text:p>
          </table:table-cell>
          <table:table-cell table:style-name="ce9" office:value-type="string">
            <text:p>minW</text:p>
          </table:table-cell>
          <table:table-cell table:style-name="ce9" office:value-type="string">
            <text:p>crit_path_delay</text:p>
          </table:table-cell>
          <table:table-cell table:style-name="ce9" office:value-type="string">
            <text:p>Area-delay product</text:p>
          </table:table-cell>
          <table:table-cell table:style-name="ce14"/>
          <table:table-cell table:style-name="ce4" office:value-type="string">
            <text:p>Constant</text:p>
          </table:table-cell>
          <table:table-cell table:style-name="ce9" office:value-type="string">
            <text:p>minW</text:p>
          </table:table-cell>
          <table:table-cell table:style-name="ce9" office:value-type="string">
            <text:p>crit_path_delay</text:p>
          </table:table-cell>
          <table:table-cell table:style-name="ce9" office:value-type="string">
            <text:p>Area-delay product</text:p>
          </table:table-cell>
          <table:table-cell table:style-name="ce14"/>
          <table:table-cell table:number-columns-repeated="2"/>
        </table:table-row>
        <table:table-row table:style-name="ro1">
          <table:table-cell table:style-name="ce4" office:value-type="float" office:value="0">
            <text:p>0</text:p>
          </table:table-cell>
          <table:table-cell table:style-name="ce10" office:value-type="float" office:value="91.7198569709143">
            <text:p>91.720</text:p>
          </table:table-cell>
          <table:table-cell table:style-name="ce10" office:value-type="float" office:value="9.7768607451046">
            <text:p>9.777</text:p>
          </table:table-cell>
          <table:table-cell table:style-name="ce10" table:formula="of:=[.B8]*[.C8]" office:value-type="float" office:value="896.73226916554">
            <text:p>896.732</text:p>
          </table:table-cell>
          <table:table-cell table:style-name="ce14"/>
          <table:table-cell table:style-name="ce4" office:value-type="float" office:value="0">
            <text:p>0</text:p>
          </table:table-cell>
          <table:table-cell table:style-name="ce10" office:value-type="float" office:value="91.7198569709143">
            <text:p>91.720</text:p>
          </table:table-cell>
          <table:table-cell table:style-name="ce10" office:value-type="float" office:value="9.7768607451046">
            <text:p>9.777</text:p>
          </table:table-cell>
          <table:table-cell table:style-name="ce10" table:formula="of:=[.G8]*[.H8]" office:value-type="float" office:value="896.73226916554">
            <text:p>896.732</text:p>
          </table:table-cell>
          <table:table-cell table:style-name="ce14"/>
          <table:table-cell table:number-columns-repeated="2"/>
        </table:table-row>
        <table:table-row table:style-name="ro1">
          <table:table-cell table:style-name="ce4" office:value-type="float" office:value="0.1">
            <text:p>0.1</text:p>
          </table:table-cell>
          <table:table-cell table:style-name="ce10" office:value-type="float" office:value="89.5961069189857">
            <text:p>89.596</text:p>
          </table:table-cell>
          <table:table-cell table:style-name="ce10" office:value-type="float" office:value="9.55991570270925">
            <text:p>9.560</text:p>
          </table:table-cell>
          <table:table-cell table:style-name="ce10" table:formula="of:=[.B9]*[.C9]" office:value-type="float" office:value="856.531229436428">
            <text:p>856.531</text:p>
          </table:table-cell>
          <table:table-cell table:style-name="ce14"/>
          <table:table-cell table:style-name="ce4" office:value-type="float" office:value="0.1">
            <text:p>0.1</text:p>
          </table:table-cell>
          <table:table-cell table:style-name="ce10" office:value-type="float" office:value="89.6876646166765">
            <text:p>89.688</text:p>
          </table:table-cell>
          <table:table-cell table:style-name="ce10" office:value-type="float" office:value="9.57854902670589">
            <text:p>9.579</text:p>
          </table:table-cell>
          <table:table-cell table:style-name="ce10" table:formula="of:=[.G9]*[.H9]" office:value-type="float" office:value="859.077692621591">
            <text:p>859.078</text:p>
          </table:table-cell>
          <table:table-cell table:style-name="ce14"/>
          <table:table-cell table:number-columns-repeated="2"/>
        </table:table-row>
        <table:table-row table:style-name="ro1">
          <table:table-cell table:style-name="ce4" office:value-type="float" office:value="0.3">
            <text:p>0.3</text:p>
          </table:table-cell>
          <table:table-cell table:style-name="ce10" office:value-type="float" office:value="91.6709495801323">
            <text:p>91.671</text:p>
          </table:table-cell>
          <table:table-cell table:style-name="ce10" office:value-type="float" office:value="9.67877275255258">
            <text:p>9.679</text:p>
          </table:table-cell>
          <table:table-cell table:style-name="ce10" table:formula="of:=[.B10]*[.C10]" office:value-type="float" office:value="887.262288996806">
            <text:p>887.262</text:p>
          </table:table-cell>
          <table:table-cell table:style-name="ce14"/>
          <table:table-cell table:style-name="ce4" office:value-type="float" office:value="0.3">
            <text:p>0.3</text:p>
          </table:table-cell>
          <table:table-cell table:style-name="ce10" office:value-type="float" office:value="88.3758336383442">
            <text:p>88.376</text:p>
          </table:table-cell>
          <table:table-cell table:style-name="ce10" office:value-type="float" office:value="9.74782807167235">
            <text:p>9.748</text:p>
          </table:table-cell>
          <table:table-cell table:style-name="ce10" table:formula="of:=[.G10]*[.H10]" office:value-type="float" office:value="861.472431997297">
            <text:p>861.472</text:p>
          </table:table-cell>
          <table:table-cell table:style-name="ce14"/>
          <table:table-cell table:number-columns-repeated="2"/>
        </table:table-row>
        <table:table-row table:style-name="ro1">
          <table:table-cell table:style-name="ce4" office:value-type="float" office:value="0.5">
            <text:p>0.5</text:p>
          </table:table-cell>
          <table:table-cell table:style-name="ce10" office:value-type="float" office:value="90.0187191553806">
            <text:p>90.019</text:p>
          </table:table-cell>
          <table:table-cell table:style-name="ce10" office:value-type="float" office:value="9.48444711546598">
            <text:p>9.484</text:p>
          </table:table-cell>
          <table:table-cell table:style-name="ce10" table:formula="of:=[.B11]*[.C11]" office:value-type="float" office:value="853.777781231192">
            <text:p>853.778</text:p>
          </table:table-cell>
          <table:table-cell table:style-name="ce14"/>
          <table:table-cell table:style-name="ce4" office:value-type="float" office:value="0.5">
            <text:p>0.5</text:p>
          </table:table-cell>
          <table:table-cell table:style-name="ce10" office:value-type="float" office:value="88.3099669063689">
            <text:p>88.310</text:p>
          </table:table-cell>
          <table:table-cell table:style-name="ce10" office:value-type="float" office:value="9.51821745309272">
            <text:p>9.518</text:p>
          </table:table-cell>
          <table:table-cell table:style-name="ce10" table:formula="of:=[.G11]*[.H11]" office:value-type="float" office:value="840.553468290241">
            <text:p>840.553</text:p>
          </table:table-cell>
          <table:table-cell table:style-name="ce14"/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float" office:value="90.6933364198553">
            <text:p>90.693</text:p>
          </table:table-cell>
          <table:table-cell table:style-name="ce10" office:value-type="float" office:value="9.4223335379268">
            <text:p>9.422</text:p>
          </table:table-cell>
          <table:table-cell table:style-name="ce10" table:formula="of:=[.B12]*[.C12]" office:value-type="float" office:value="854.542865415281">
            <text:p>854.543</text:p>
          </table:table-cell>
          <table:table-cell table:style-name="ce14"/>
          <table:table-cell table:style-name="ce4" office:value-type="float" office:value="1">
            <text:p>1</text:p>
          </table:table-cell>
          <table:table-cell table:style-name="ce10" office:value-type="float" office:value="87.9720673452553">
            <text:p>87.972</text:p>
          </table:table-cell>
          <table:table-cell table:style-name="ce10" office:value-type="float" office:value="9.37141640150515">
            <text:p>9.371</text:p>
          </table:table-cell>
          <table:table-cell table:style-name="ce10" table:formula="of:=[.G12]*[.H12]" office:value-type="float" office:value="824.422874793641">
            <text:p>824.423</text:p>
          </table:table-cell>
          <table:table-cell table:style-name="ce14"/>
          <table:table-cell table:number-columns-repeated="2"/>
        </table:table-row>
        <table:table-row table:style-name="ro1">
          <table:table-cell table:style-name="ce4" office:value-type="float" office:value="1.5">
            <text:p>1.5</text:p>
          </table:table-cell>
          <table:table-cell table:style-name="ce10" office:value-type="float" office:value="87.8679293166547">
            <text:p>87.868</text:p>
          </table:table-cell>
          <table:table-cell table:style-name="ce10" office:value-type="float" office:value="9.6792642494483">
            <text:p>9.679</text:p>
          </table:table-cell>
          <table:table-cell table:style-name="ce10" table:formula="of:=[.B13]*[.C13]" office:value-type="float" office:value="850.496906907746">
            <text:p>850.497</text:p>
          </table:table-cell>
          <table:table-cell table:style-name="ce14"/>
          <table:table-cell table:style-name="ce4" office:value-type="float" office:value="1.5">
            <text:p>1.5</text:p>
          </table:table-cell>
          <table:table-cell table:style-name="ce10" office:value-type="float" office:value="86.9759127384897">
            <text:p>86.976</text:p>
          </table:table-cell>
          <table:table-cell table:style-name="ce10" office:value-type="float" office:value="9.44659226287484">
            <text:p>9.447</text:p>
          </table:table-cell>
          <table:table-cell table:style-name="ce10" table:formula="of:=[.G13]*[.H13]" office:value-type="float" office:value="821.625984331894">
            <text:p>821.626</text:p>
          </table:table-cell>
          <table:table-cell table:style-name="ce14"/>
          <table:table-cell table:number-columns-repeated="2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10" office:value-type="float" office:value="89.3235349060326">
            <text:p>89.324</text:p>
          </table:table-cell>
          <table:table-cell table:style-name="ce10" office:value-type="float" office:value="9.59166722943878">
            <text:p>9.592</text:p>
          </table:table-cell>
          <table:table-cell table:style-name="ce10" table:formula="of:=[.B14]*[.C14]" office:value-type="float" office:value="856.761622575824">
            <text:p>856.762</text:p>
          </table:table-cell>
          <table:table-cell table:style-name="ce14"/>
          <table:table-cell table:style-name="ce4" office:value-type="float" office:value="5">
            <text:p>5</text:p>
          </table:table-cell>
          <table:table-cell table:style-name="ce10" office:value-type="float" office:value="87.8384144795799">
            <text:p>87.838</text:p>
          </table:table-cell>
          <table:table-cell table:style-name="ce10" office:value-type="float" office:value="9.70018812022992">
            <text:p>9.700</text:p>
          </table:table-cell>
          <table:table-cell table:style-name="ce10" table:formula="of:=[.G14]*[.H14]" office:value-type="float" office:value="852.049144634653">
            <text:p>852.049</text:p>
          </table:table-cell>
          <table:table-cell table:style-name="ce14"/>
          <table:table-cell table:number-columns-repeated="2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11" office:value-type="float" office:value="88.6782178129423">
            <text:p>88.678</text:p>
          </table:table-cell>
          <table:table-cell table:style-name="ce11" office:value-type="float" office:value="9.69094003364019">
            <text:p>9.691</text:p>
          </table:table-cell>
          <table:table-cell table:style-name="ce11" table:formula="of:=[.B15]*[.C15]" office:value-type="float" office:value="859.375291115307">
            <text:p>859.375</text:p>
          </table:table-cell>
          <table:table-cell table:style-name="ce14"/>
          <table:table-cell table:style-name="ce4" office:value-type="float" office:value="10">
            <text:p>10</text:p>
          </table:table-cell>
          <table:table-cell table:style-name="ce11" office:value-type="float" office:value="90.295278241768">
            <text:p>90.295</text:p>
          </table:table-cell>
          <table:table-cell table:style-name="ce11" office:value-type="float" office:value="9.58334750976744">
            <text:p>9.583</text:p>
          </table:table-cell>
          <table:table-cell table:style-name="ce11" table:formula="of:=[.G15]*[.H15]" office:value-type="float" office:value="865.331029882005">
            <text:p>865.331</text:p>
          </table:table-cell>
          <table:table-cell table:style-name="ce14"/>
          <table:table-cell table:number-columns-repeated="2"/>
        </table:table-row>
        <table:table-row table:style-name="ro1">
          <table:table-cell table:style-name="ce5"/>
          <table:table-cell table:style-name="ce12" table:number-columns-repeated="3"/>
          <table:table-cell table:style-name="ce15"/>
          <table:table-cell table:style-name="ce5"/>
          <table:table-cell table:style-name="ce12" table:number-columns-repeated="3"/>
          <table:table-cell table:style-name="ce15"/>
          <table:table-cell table:number-columns-repeated="2"/>
        </table:table-row>
        <table:table-row table:style-name="ro1">
          <table:table-cell table:style-name="ce2" office:value-type="string">
            <text:p>Constant type = 1</text:p>
          </table:table-cell>
          <table:table-cell table:style-name="ce7" table:number-columns-repeated="3"/>
          <table:table-cell table:style-name="ce13"/>
          <table:table-cell table:style-name="ce2" office:value-type="string">
            <text:p>Constant type = 4</text:p>
          </table:table-cell>
          <table:table-cell table:style-name="ce7" table:number-columns-repeated="3"/>
          <table:table-cell table:style-name="ce13"/>
          <table:table-cell table:number-columns-repeated="2"/>
        </table:table-row>
        <table:table-row table:style-name="ro1">
          <table:table-cell table:style-name="ce3" office:value-type="string">
            <text:p>Cost += C x bbH x times_crossed</text:p>
          </table:table-cell>
          <table:table-cell table:number-columns-repeated="3"/>
          <table:table-cell table:style-name="ce14"/>
          <table:table-cell table:style-name="ce3" office:value-type="string">
            <text:p>Cost += C x bbH (Increase cost of y channel for all cases)</text:p>
          </table:table-cell>
          <table:table-cell table:number-columns-repeated="3"/>
          <table:table-cell table:style-name="ce14"/>
          <table:table-cell table:number-columns-repeated="2"/>
        </table:table-row>
        <table:table-row table:style-name="ro1">
          <table:table-cell table:style-name="ce3"/>
          <table:table-cell table:number-columns-repeated="3"/>
          <table:table-cell table:style-name="ce14"/>
          <table:table-cell table:style-name="ce3"/>
          <table:table-cell table:number-columns-repeated="3"/>
          <table:table-cell table:style-name="ce14"/>
          <table:table-cell table:number-columns-repeated="2"/>
        </table:table-row>
        <table:table-row table:style-name="ro1">
          <table:table-cell table:style-name="ce4" office:value-type="string">
            <text:p>Constant</text:p>
          </table:table-cell>
          <table:table-cell table:style-name="ce9" office:value-type="string">
            <text:p>minW</text:p>
          </table:table-cell>
          <table:table-cell table:style-name="ce9" office:value-type="string">
            <text:p>crit_path_delay</text:p>
          </table:table-cell>
          <table:table-cell table:style-name="ce9" office:value-type="string">
            <text:p>Area-delay product</text:p>
          </table:table-cell>
          <table:table-cell table:style-name="ce14"/>
          <table:table-cell table:style-name="ce4" office:value-type="string">
            <text:p>Constant</text:p>
          </table:table-cell>
          <table:table-cell table:style-name="ce9" office:value-type="string">
            <text:p>minW</text:p>
          </table:table-cell>
          <table:table-cell table:style-name="ce9" office:value-type="string">
            <text:p>crit_path_delay</text:p>
          </table:table-cell>
          <table:table-cell table:style-name="ce9" office:value-type="string">
            <text:p>Area-delay product</text:p>
          </table:table-cell>
          <table:table-cell table:style-name="ce14"/>
          <table:table-cell table:number-columns-repeated="2"/>
        </table:table-row>
        <table:table-row table:style-name="ro1">
          <table:table-cell table:style-name="ce4" office:value-type="float" office:value="0">
            <text:p>0</text:p>
          </table:table-cell>
          <table:table-cell table:style-name="ce10" office:value-type="float" office:value="91.7198569709143">
            <text:p>91.720</text:p>
          </table:table-cell>
          <table:table-cell table:style-name="ce10" office:value-type="float" office:value="9.7768607451046">
            <text:p>9.777</text:p>
          </table:table-cell>
          <table:table-cell table:style-name="ce10" table:formula="of:=[.B21]*[.C21]" office:value-type="float" office:value="896.73226916554">
            <text:p>896.732</text:p>
          </table:table-cell>
          <table:table-cell table:style-name="ce14"/>
          <table:table-cell table:style-name="ce4" office:value-type="float" office:value="0">
            <text:p>0</text:p>
          </table:table-cell>
          <table:table-cell table:style-name="ce10" office:value-type="float" office:value="91.7198569709143">
            <text:p>91.720</text:p>
          </table:table-cell>
          <table:table-cell table:style-name="ce10" office:value-type="float" office:value="9.7768607451046">
            <text:p>9.777</text:p>
          </table:table-cell>
          <table:table-cell table:style-name="ce10" table:formula="of:=[.G21]*[.H21]" office:value-type="float" office:value="896.73226916554">
            <text:p>896.732</text:p>
          </table:table-cell>
          <table:table-cell table:style-name="ce14"/>
          <table:table-cell table:number-columns-repeated="2"/>
        </table:table-row>
        <table:table-row table:style-name="ro1">
          <table:table-cell table:style-name="ce4" office:value-type="float" office:value="0.1">
            <text:p>0.1</text:p>
          </table:table-cell>
          <table:table-cell table:style-name="ce10" office:value-type="float" office:value="89.1699310308478">
            <text:p>89.170</text:p>
          </table:table-cell>
          <table:table-cell table:style-name="ce10" office:value-type="float" office:value="9.60722639009243">
            <text:p>9.607</text:p>
          </table:table-cell>
          <table:table-cell table:style-name="ce10" table:formula="of:=[.B22]*[.C22]" office:value-type="float" office:value="856.675714602283">
            <text:p>856.676</text:p>
          </table:table-cell>
          <table:table-cell table:style-name="ce14"/>
          <table:table-cell table:style-name="ce4" office:value-type="float" office:value="0.1">
            <text:p>0.1</text:p>
          </table:table-cell>
          <table:table-cell table:style-name="ce10" office:value-type="float" office:value="92.0614056510774">
            <text:p>92.061</text:p>
          </table:table-cell>
          <table:table-cell table:style-name="ce10" office:value-type="float" office:value="9.70295797046053">
            <text:p>9.703</text:p>
          </table:table-cell>
          <table:table-cell table:style-name="ce10" table:formula="of:=[.G22]*[.H22]" office:value-type="float" office:value="893.267949733922">
            <text:p>893.268</text:p>
          </table:table-cell>
          <table:table-cell table:style-name="ce14"/>
          <table:table-cell table:number-columns-repeated="2"/>
        </table:table-row>
        <table:table-row table:style-name="ro1">
          <table:table-cell table:style-name="ce4" office:value-type="float" office:value="0.3">
            <text:p>0.3</text:p>
          </table:table-cell>
          <table:table-cell table:style-name="ce10" office:value-type="float" office:value="89.5678664875701">
            <text:p>89.568</text:p>
          </table:table-cell>
          <table:table-cell table:style-name="ce10" office:value-type="float" office:value="9.62788458558752">
            <text:p>9.628</text:p>
          </table:table-cell>
          <table:table-cell table:style-name="ce10" table:formula="of:=[.B23]*[.C23]" office:value-type="float" office:value="862.349081119637">
            <text:p>862.349</text:p>
          </table:table-cell>
          <table:table-cell table:style-name="ce14"/>
          <table:table-cell table:style-name="ce4" office:value-type="float" office:value="0.2">
            <text:p>0.2</text:p>
          </table:table-cell>
          <table:table-cell table:style-name="ce10" office:value-type="float" office:value="91.9276224142895">
            <text:p>91.928</text:p>
          </table:table-cell>
          <table:table-cell table:style-name="ce10" office:value-type="float" office:value="9.75293765661431">
            <text:p>9.753</text:p>
          </table:table-cell>
          <table:table-cell table:style-name="ce10" table:formula="of:=[.G23]*[.H23]" office:value-type="float" office:value="896.564370327346">
            <text:p>896.564</text:p>
          </table:table-cell>
          <table:table-cell table:style-name="ce14"/>
          <table:table-cell table:number-columns-repeated="2"/>
        </table:table-row>
        <table:table-row table:style-name="ro1">
          <table:table-cell table:style-name="ce4" office:value-type="float" office:value="0.5">
            <text:p>0.5</text:p>
          </table:table-cell>
          <table:table-cell table:style-name="ce10" office:value-type="float" office:value="86.9258523672816">
            <text:p>86.926</text:p>
          </table:table-cell>
          <table:table-cell table:style-name="ce10" office:value-type="float" office:value="9.63930116135329">
            <text:p>9.639</text:p>
          </table:table-cell>
          <table:table-cell table:style-name="ce10" table:formula="of:=[.B24]*[.C24]" office:value-type="float" office:value="837.904469675562">
            <text:p>837.904</text:p>
          </table:table-cell>
          <table:table-cell table:style-name="ce14"/>
          <table:table-cell table:style-name="ce4" office:value-type="float" office:value="0.3">
            <text:p>0.3</text:p>
          </table:table-cell>
          <table:table-cell table:style-name="ce10" office:value-type="float" office:value="92.9158271765974">
            <text:p>92.916</text:p>
          </table:table-cell>
          <table:table-cell table:style-name="ce10" office:value-type="float" office:value="9.62509404139464">
            <text:p>9.625</text:p>
          </table:table-cell>
          <table:table-cell table:style-name="ce10" table:formula="of:=[.G24]*[.H24]" office:value-type="float" office:value="894.323574508722">
            <text:p>894.324</text:p>
          </table:table-cell>
          <table:table-cell table:style-name="ce14"/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float" office:value="85.3937675343883">
            <text:p>85.394</text:p>
          </table:table-cell>
          <table:table-cell table:style-name="ce10" office:value-type="float" office:value="9.42347849126375">
            <text:p>9.423</text:p>
          </table:table-cell>
          <table:table-cell table:style-name="ce10" table:formula="of:=[.B25]*[.C25]" office:value-type="float" office:value="804.706331648285">
            <text:p>804.706</text:p>
          </table:table-cell>
          <table:table-cell table:style-name="ce14"/>
          <table:table-cell table:style-name="ce4" office:value-type="float" office:value="0.4">
            <text:p>0.4</text:p>
          </table:table-cell>
          <table:table-cell table:style-name="ce10" office:value-type="float" office:value="90.6700618444009">
            <text:p>90.670</text:p>
          </table:table-cell>
          <table:table-cell table:style-name="ce10" office:value-type="float" office:value="9.59198256369223">
            <text:p>9.592</text:p>
          </table:table-cell>
          <table:table-cell table:style-name="ce10" table:formula="of:=[.G25]*[.H25]" office:value-type="float" office:value="869.70565226039">
            <text:p>869.706</text:p>
          </table:table-cell>
          <table:table-cell table:style-name="ce14"/>
          <table:table-cell table:number-columns-repeated="2"/>
        </table:table-row>
        <table:table-row table:style-name="ro1">
          <table:table-cell table:style-name="ce4" office:value-type="float" office:value="1.5">
            <text:p>1.5</text:p>
          </table:table-cell>
          <table:table-cell table:style-name="ce10" office:value-type="float" office:value="87.7532770514008">
            <text:p>87.753</text:p>
          </table:table-cell>
          <table:table-cell table:style-name="ce10" office:value-type="float" office:value="9.56545478662879">
            <text:p>9.565</text:p>
          </table:table-cell>
          <table:table-cell table:style-name="ce10" table:formula="of:=[.B26]*[.C26]" office:value-type="float" office:value="839.400004013684">
            <text:p>839.400</text:p>
          </table:table-cell>
          <table:table-cell table:style-name="ce14"/>
          <table:table-cell table:style-name="ce4" office:value-type="float" office:value="0.5">
            <text:p>0.5</text:p>
          </table:table-cell>
          <table:table-cell table:style-name="ce10" office:value-type="float" office:value="87.9358997833786">
            <text:p>87.936</text:p>
          </table:table-cell>
          <table:table-cell table:style-name="ce10" office:value-type="float" office:value="9.81310450767305">
            <text:p>9.813</text:p>
          </table:table-cell>
          <table:table-cell table:style-name="ce10" table:formula="of:=[.G26]*[.H26]" office:value-type="float" office:value="862.924174550558">
            <text:p>862.924</text:p>
          </table:table-cell>
          <table:table-cell table:style-name="ce14"/>
          <table:table-cell table:number-columns-repeated="2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10" office:value-type="float" office:value="89.4792105788192">
            <text:p>89.479</text:p>
          </table:table-cell>
          <table:table-cell table:style-name="ce10" office:value-type="float" office:value="9.86309718334597">
            <text:p>9.863</text:p>
          </table:table-cell>
          <table:table-cell table:style-name="ce10" table:formula="of:=[.B27]*[.C27]" office:value-type="float" office:value="882.542149827973">
            <text:p>882.542</text:p>
          </table:table-cell>
          <table:table-cell table:style-name="ce14"/>
          <table:table-cell table:style-name="ce4" office:value-type="float" office:value="0.7">
            <text:p>0.7</text:p>
          </table:table-cell>
          <table:table-cell table:style-name="ce10" office:value-type="float" office:value="87.5704466612886">
            <text:p>87.570</text:p>
          </table:table-cell>
          <table:table-cell table:style-name="ce10" office:value-type="float" office:value="9.6942160931622">
            <text:p>9.694</text:p>
          </table:table-cell>
          <table:table-cell table:style-name="ce10" table:formula="of:=[.G27]*[.H27]" office:value-type="float" office:value="848.926833309266">
            <text:p>848.927</text:p>
          </table:table-cell>
          <table:table-cell table:style-name="ce14"/>
          <table:table-cell table:number-columns-repeated="2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11" office:value-type="float" office:value="88.4812075693094">
            <text:p>88.481</text:p>
          </table:table-cell>
          <table:table-cell table:style-name="ce11" office:value-type="float" office:value="9.44207576536921">
            <text:p>9.442</text:p>
          </table:table-cell>
          <table:table-cell table:style-name="ce11" table:formula="of:=[.B28]*[.C28]" office:value-type="float" office:value="835.446265680779">
            <text:p>835.446</text:p>
          </table:table-cell>
          <table:table-cell table:style-name="ce14"/>
          <table:table-cell table:style-name="ce4" office:value-type="float" office:value="1">
            <text:p>1</text:p>
          </table:table-cell>
          <table:table-cell table:style-name="ce11" office:value-type="float" office:value="88.1007188570436">
            <text:p>88.101</text:p>
          </table:table-cell>
          <table:table-cell table:style-name="ce11" office:value-type="float" office:value="9.82460473957555">
            <text:p>9.825</text:p>
          </table:table-cell>
          <table:table-cell table:style-name="ce11" table:formula="of:=[.G28]*[.H28]" office:value-type="float" office:value="865.554740042924">
            <text:p>865.555</text:p>
          </table:table-cell>
          <table:table-cell table:style-name="ce14"/>
          <table:table-cell table:number-columns-repeated="2"/>
        </table:table-row>
        <table:table-row table:style-name="ro1">
          <table:table-cell table:style-name="ce5"/>
          <table:table-cell table:style-name="ce12" table:number-columns-repeated="3"/>
          <table:table-cell table:style-name="ce15"/>
          <table:table-cell table:style-name="ce5"/>
          <table:table-cell table:style-name="ce12" table:number-columns-repeated="3"/>
          <table:table-cell table:style-name="ce15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Runs made with:</text:p>
          </table:table-cell>
          <table:table-cell table:style-name="ce6" office:value-type="string">
            <text:p>delay_increase = 1000</text:p>
          </table:table-cell>
          <table:table-cell table:style-name="ce6"/>
          <table:table-cell table:style-name="ce6" office:value-type="string">
            <text:p>Shown are the geomean of runs with percent_wires_cut = 60, 80, for 6 different circuits</text:p>
          </table:table-cell>
          <table:table-cell table:style-name="ce1" table:number-columns-repeated="2"/>
          <table:table-cell table:style-name="ce6" table:number-columns-repeated="2"/>
          <table:table-cell table:number-columns-repeated="4"/>
        </table:table-row>
        <table:table-row table:style-name="ro1">
          <table:table-cell/>
          <table:table-cell table:style-name="ce6" office:value-type="string">
            <text:p>num_cuts = 1</text:p>
          </table:table-cell>
          <table:table-cell table:style-name="ce6"/>
          <table:table-cell table:style-name="ce6" office:value-type="string">
            <text:p>Best ratio:</text:p>
          </table:table-cell>
          <table:table-cell table:style-name="ce1" table:formula="of:=[.D55]/[.D51]" office:value-type="float" office:value="0.81197322815178">
            <text:p>0.8119732282</text:p>
          </table:table-cell>
          <table:table-cell table:style-name="ce1" office:value-type="string">
            <text:p>(~20% improvement on the area-delay product)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style-name="ce1"/>
          <table:table-cell table:style-name="ce6" table:number-columns-repeated="3"/>
          <table:table-cell table:style-name="ce1" table:number-columns-repeated="2"/>
          <table:table-cell table:style-name="ce6" table:number-columns-repeated="3"/>
          <table:table-cell table:style-name="ce1"/>
          <table:table-cell table:number-columns-repeated="2"/>
        </table:table-row>
        <table:table-row table:style-name="ro1">
          <table:table-cell table:style-name="ce2" office:value-type="string">
            <text:p>Constant type = 0</text:p>
          </table:table-cell>
          <table:table-cell table:style-name="ce7" table:number-columns-repeated="3"/>
          <table:table-cell table:style-name="ce13"/>
          <table:table-cell table:style-name="ce2" office:value-type="string">
            <text:p>Constant type = 3</text:p>
          </table:table-cell>
          <table:table-cell table:style-name="ce7" table:number-columns-repeated="3"/>
          <table:table-cell table:style-name="ce13"/>
          <table:table-cell table:number-columns-repeated="2"/>
        </table:table-row>
        <table:table-row table:style-name="ro1">
          <table:table-cell table:style-name="ce3" office:value-type="string">
            <text:p>Cost += C x bbW x times_crossed</text:p>
          </table:table-cell>
          <table:table-cell table:number-columns-repeated="3"/>
          <table:table-cell table:style-name="ce14"/>
          <table:table-cell table:style-name="ce3" office:value-type="string">
            <text:p>Cost += C x min(y1, y2) x times_crossed + C x times_crossed</text:p>
          </table:table-cell>
          <table:table-cell table:number-columns-repeated="3"/>
          <table:table-cell table:style-name="ce14"/>
          <table:table-cell table:number-columns-repeated="2"/>
        </table:table-row>
        <table:table-row table:style-name="ro1">
          <table:table-cell table:style-name="ce3"/>
          <table:table-cell table:number-columns-repeated="3"/>
          <table:table-cell table:style-name="ce14"/>
          <table:table-cell table:style-name="ce3"/>
          <table:table-cell table:number-columns-repeated="3"/>
          <table:table-cell table:style-name="ce14"/>
          <table:table-cell table:number-columns-repeated="2"/>
        </table:table-row>
        <table:table-row table:style-name="ro1">
          <table:table-cell table:style-name="ce4" office:value-type="string">
            <text:p>Constant</text:p>
          </table:table-cell>
          <table:table-cell table:style-name="ce9" office:value-type="string">
            <text:p>minW</text:p>
          </table:table-cell>
          <table:table-cell table:style-name="ce9" office:value-type="string">
            <text:p>crit_path_delay</text:p>
          </table:table-cell>
          <table:table-cell table:style-name="ce9" office:value-type="string">
            <text:p>Area-delay product</text:p>
          </table:table-cell>
          <table:table-cell table:style-name="ce14"/>
          <table:table-cell table:style-name="ce4" office:value-type="string">
            <text:p>Constant</text:p>
          </table:table-cell>
          <table:table-cell table:style-name="ce9" office:value-type="string">
            <text:p>minW</text:p>
          </table:table-cell>
          <table:table-cell table:style-name="ce9" office:value-type="string">
            <text:p>crit_path_delay</text:p>
          </table:table-cell>
          <table:table-cell table:style-name="ce9" office:value-type="string">
            <text:p>Area-delay product</text:p>
          </table:table-cell>
          <table:table-cell table:style-name="ce14"/>
          <table:table-cell table:number-columns-repeated="2"/>
        </table:table-row>
        <table:table-row table:style-name="ro1">
          <table:table-cell table:style-name="ce4" office:value-type="float" office:value="0">
            <text:p>0</text:p>
          </table:table-cell>
          <table:table-cell table:style-name="ce10" office:value-type="float" office:value="124.635977487393">
            <text:p>124.636</text:p>
          </table:table-cell>
          <table:table-cell table:style-name="ce10" office:value-type="float" office:value="9.84430908503843">
            <text:p>9.844</text:p>
          </table:table-cell>
          <table:table-cell table:style-name="ce10" table:formula="of:=[.B38]*[.C38]" office:value-type="float" office:value="1226.95508550179">
            <text:p>1226.955</text:p>
          </table:table-cell>
          <table:table-cell table:style-name="ce14"/>
          <table:table-cell table:style-name="ce4" office:value-type="float" office:value="0">
            <text:p>0</text:p>
          </table:table-cell>
          <table:table-cell table:style-name="ce10" office:value-type="float" office:value="124.635977487393">
            <text:p>124.636</text:p>
          </table:table-cell>
          <table:table-cell table:style-name="ce10" office:value-type="float" office:value="9.84430908503843">
            <text:p>9.844</text:p>
          </table:table-cell>
          <table:table-cell table:style-name="ce10" table:formula="of:=[.G38]*[.H38]" office:value-type="float" office:value="1226.95508550179">
            <text:p>1226.955</text:p>
          </table:table-cell>
          <table:table-cell table:style-name="ce14"/>
          <table:table-cell table:number-columns-repeated="2"/>
        </table:table-row>
        <table:table-row table:style-name="ro1">
          <table:table-cell table:style-name="ce4" office:value-type="float" office:value="0.1">
            <text:p>0.1</text:p>
          </table:table-cell>
          <table:table-cell table:style-name="ce10" office:value-type="float" office:value="117.635301050771">
            <text:p>117.635</text:p>
          </table:table-cell>
          <table:table-cell table:style-name="ce10" office:value-type="float" office:value="9.6775850112652">
            <text:p>9.678</text:p>
          </table:table-cell>
          <table:table-cell table:style-name="ce10" table:formula="of:=[.B39]*[.C39]" office:value-type="float" office:value="1138.42562624461">
            <text:p>1138.426</text:p>
          </table:table-cell>
          <table:table-cell table:style-name="ce14"/>
          <table:table-cell table:style-name="ce4" office:value-type="float" office:value="0.1">
            <text:p>0.1</text:p>
          </table:table-cell>
          <table:table-cell table:style-name="ce10" office:value-type="float" office:value="119.533794889554">
            <text:p>119.534</text:p>
          </table:table-cell>
          <table:table-cell table:style-name="ce10" office:value-type="float" office:value="9.5217715871683">
            <text:p>9.522</text:p>
          </table:table-cell>
          <table:table-cell table:style-name="ce10" table:formula="of:=[.G39]*[.H39]" office:value-type="float" office:value="1138.17349188576">
            <text:p>1138.173</text:p>
          </table:table-cell>
          <table:table-cell table:style-name="ce14"/>
          <table:table-cell table:number-columns-repeated="2"/>
        </table:table-row>
        <table:table-row table:style-name="ro1">
          <table:table-cell table:style-name="ce4" office:value-type="float" office:value="0.3">
            <text:p>0.3</text:p>
          </table:table-cell>
          <table:table-cell table:style-name="ce10" office:value-type="float" office:value="126.013973636465">
            <text:p>126.014</text:p>
          </table:table-cell>
          <table:table-cell table:style-name="ce10" office:value-type="float" office:value="9.81494149332178">
            <text:p>9.815</text:p>
          </table:table-cell>
          <table:table-cell table:style-name="ce10" table:formula="of:=[.B40]*[.C40]" office:value-type="float" office:value="1236.8197785829">
            <text:p>1236.820</text:p>
          </table:table-cell>
          <table:table-cell table:style-name="ce14"/>
          <table:table-cell table:style-name="ce4" office:value-type="float" office:value="0.3">
            <text:p>0.3</text:p>
          </table:table-cell>
          <table:table-cell table:style-name="ce10" office:value-type="float" office:value="116.975373470794">
            <text:p>116.975</text:p>
          </table:table-cell>
          <table:table-cell table:style-name="ce10" office:value-type="float" office:value="9.75625385217842">
            <text:p>9.756</text:p>
          </table:table-cell>
          <table:table-cell table:style-name="ce10" table:formula="of:=[.G40]*[.H40]" office:value-type="float" office:value="1141.24143803444">
            <text:p>1141.241</text:p>
          </table:table-cell>
          <table:table-cell table:style-name="ce14"/>
          <table:table-cell table:number-columns-repeated="2"/>
        </table:table-row>
        <table:table-row table:style-name="ro1">
          <table:table-cell table:style-name="ce4" office:value-type="float" office:value="0.5">
            <text:p>0.5</text:p>
          </table:table-cell>
          <table:table-cell table:style-name="ce10" office:value-type="float" office:value="119.890081833842">
            <text:p>119.890</text:p>
          </table:table-cell>
          <table:table-cell table:style-name="ce10" office:value-type="float" office:value="9.70171272571597">
            <text:p>9.702</text:p>
          </table:table-cell>
          <table:table-cell table:style-name="ce10" table:formula="of:=[.B41]*[.C41]" office:value-type="float" office:value="1163.13913261451">
            <text:p>1163.139</text:p>
          </table:table-cell>
          <table:table-cell table:style-name="ce14"/>
          <table:table-cell table:style-name="ce4" office:value-type="float" office:value="0.5">
            <text:p>0.5</text:p>
          </table:table-cell>
          <table:table-cell table:style-name="ce10" office:value-type="float" office:value="116.729087488577">
            <text:p>116.729</text:p>
          </table:table-cell>
          <table:table-cell table:style-name="ce10" office:value-type="float" office:value="9.34516866992259">
            <text:p>9.345</text:p>
          </table:table-cell>
          <table:table-cell table:style-name="ce10" table:formula="of:=[.G41]*[.H41]" office:value-type="float" office:value="1090.8530112669">
            <text:p>1090.853</text:p>
          </table:table-cell>
          <table:table-cell table:style-name="ce14"/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float" office:value="122.871512744372">
            <text:p>122.872</text:p>
          </table:table-cell>
          <table:table-cell table:style-name="ce10" office:value-type="float" office:value="9.52748982139694">
            <text:p>9.527</text:p>
          </table:table-cell>
          <table:table-cell table:style-name="ce10" table:formula="of:=[.B42]*[.C42]" office:value-type="float" office:value="1170.65708701165">
            <text:p>1170.657</text:p>
          </table:table-cell>
          <table:table-cell table:style-name="ce14"/>
          <table:table-cell table:style-name="ce4" office:value-type="float" office:value="1">
            <text:p>1</text:p>
          </table:table-cell>
          <table:table-cell table:style-name="ce10" office:value-type="float" office:value="113.380831854662">
            <text:p>113.381</text:p>
          </table:table-cell>
          <table:table-cell table:style-name="ce10" office:value-type="float" office:value="9.27988306233765">
            <text:p>9.280</text:p>
          </table:table-cell>
          <table:table-cell table:style-name="ce10" table:formula="of:=[.G42]*[.H42]" office:value-type="float" office:value="1052.16086112183">
            <text:p>1052.161</text:p>
          </table:table-cell>
          <table:table-cell table:style-name="ce14"/>
          <table:table-cell table:number-columns-repeated="2"/>
        </table:table-row>
        <table:table-row table:style-name="ro1">
          <table:table-cell table:style-name="ce4" office:value-type="float" office:value="1.5">
            <text:p>1.5</text:p>
          </table:table-cell>
          <table:table-cell table:style-name="ce10" office:value-type="float" office:value="116.446399885695">
            <text:p>116.446</text:p>
          </table:table-cell>
          <table:table-cell table:style-name="ce10" office:value-type="float" office:value="9.7265102011027">
            <text:p>9.727</text:p>
          </table:table-cell>
          <table:table-cell table:style-name="ce10" table:formula="of:=[.B43]*[.C43]" office:value-type="float" office:value="1132.6170963699">
            <text:p>1132.617</text:p>
          </table:table-cell>
          <table:table-cell table:style-name="ce14"/>
          <table:table-cell table:style-name="ce4" office:value-type="float" office:value="1.5">
            <text:p>1.5</text:p>
          </table:table-cell>
          <table:table-cell table:style-name="ce10" office:value-type="float" office:value="112.052940860056">
            <text:p>112.053</text:p>
          </table:table-cell>
          <table:table-cell table:style-name="ce10" office:value-type="float" office:value="9.58113010544259">
            <text:p>9.581</text:p>
          </table:table-cell>
          <table:table-cell table:style-name="ce10" table:formula="of:=[.G43]*[.H43]" office:value-type="float" office:value="1073.59380507766">
            <text:p>1073.594</text:p>
          </table:table-cell>
          <table:table-cell table:style-name="ce14"/>
          <table:table-cell table:number-columns-repeated="2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10" office:value-type="float" office:value="114.44385853911">
            <text:p>114.444</text:p>
          </table:table-cell>
          <table:table-cell table:style-name="ce10" office:value-type="float" office:value="9.56517810707235">
            <text:p>9.565</text:p>
          </table:table-cell>
          <table:table-cell table:style-name="ce10" table:formula="of:=[.B44]*[.C44]" office:value-type="float" office:value="1094.67589018718">
            <text:p>1094.676</text:p>
          </table:table-cell>
          <table:table-cell table:style-name="ce14"/>
          <table:table-cell table:style-name="ce4" office:value-type="float" office:value="5">
            <text:p>5</text:p>
          </table:table-cell>
          <table:table-cell table:style-name="ce10" office:value-type="float" office:value="115.011534928749">
            <text:p>115.012</text:p>
          </table:table-cell>
          <table:table-cell table:style-name="ce10" office:value-type="float" office:value="9.56925753097258">
            <text:p>9.569</text:p>
          </table:table-cell>
          <table:table-cell table:style-name="ce10" table:formula="of:=[.G44]*[.H44]" office:value-type="float" office:value="1100.57499676565">
            <text:p>1100.575</text:p>
          </table:table-cell>
          <table:table-cell table:style-name="ce14"/>
          <table:table-cell table:number-columns-repeated="2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11" office:value-type="float" office:value="112.960480865584">
            <text:p>112.960</text:p>
          </table:table-cell>
          <table:table-cell table:style-name="ce11" office:value-type="float" office:value="9.82762575338752">
            <text:p>9.828</text:p>
          </table:table-cell>
          <table:table-cell table:style-name="ce11" table:formula="of:=[.B45]*[.C45]" office:value-type="float" office:value="1110.13333086965">
            <text:p>1110.133</text:p>
          </table:table-cell>
          <table:table-cell table:style-name="ce14"/>
          <table:table-cell table:style-name="ce4" office:value-type="float" office:value="10">
            <text:p>10</text:p>
          </table:table-cell>
          <table:table-cell table:style-name="ce11" office:value-type="float" office:value="122.20994868048">
            <text:p>122.210</text:p>
          </table:table-cell>
          <table:table-cell table:style-name="ce11" office:value-type="float" office:value="9.58323347834405">
            <text:p>9.583</text:p>
          </table:table-cell>
          <table:table-cell table:style-name="ce11" table:formula="of:=[.G45]*[.H45]" office:value-type="float" office:value="1171.16647158148">
            <text:p>1171.166</text:p>
          </table:table-cell>
          <table:table-cell table:style-name="ce14"/>
          <table:table-cell table:number-columns-repeated="2"/>
        </table:table-row>
        <table:table-row table:style-name="ro1">
          <table:table-cell table:style-name="ce5"/>
          <table:table-cell table:style-name="ce12" table:number-columns-repeated="3"/>
          <table:table-cell table:style-name="ce15"/>
          <table:table-cell table:style-name="ce5"/>
          <table:table-cell table:style-name="ce12" table:number-columns-repeated="3"/>
          <table:table-cell table:style-name="ce15"/>
          <table:table-cell table:number-columns-repeated="2"/>
        </table:table-row>
        <table:table-row table:style-name="ro1">
          <table:table-cell table:style-name="ce2" office:value-type="string">
            <text:p>Constant type = 1</text:p>
          </table:table-cell>
          <table:table-cell table:style-name="ce7" table:number-columns-repeated="3"/>
          <table:table-cell table:style-name="ce13"/>
          <table:table-cell table:style-name="ce2" office:value-type="string">
            <text:p>Constant type = 4</text:p>
          </table:table-cell>
          <table:table-cell table:style-name="ce7" table:number-columns-repeated="3"/>
          <table:table-cell table:style-name="ce13"/>
          <table:table-cell table:number-columns-repeated="2"/>
        </table:table-row>
        <table:table-row table:style-name="ro1">
          <table:table-cell table:style-name="ce3" office:value-type="string">
            <text:p>Cost += C x bbH x times_crossed</text:p>
          </table:table-cell>
          <table:table-cell table:number-columns-repeated="3"/>
          <table:table-cell table:style-name="ce14"/>
          <table:table-cell table:style-name="ce3" office:value-type="string">
            <text:p>Cost += C x bbH (Increase cost of y channel for all cases)</text:p>
          </table:table-cell>
          <table:table-cell table:number-columns-repeated="3"/>
          <table:table-cell table:style-name="ce14"/>
          <table:table-cell table:number-columns-repeated="2"/>
        </table:table-row>
        <table:table-row table:style-name="ro1">
          <table:table-cell table:style-name="ce3"/>
          <table:table-cell table:number-columns-repeated="3"/>
          <table:table-cell table:style-name="ce14"/>
          <table:table-cell table:style-name="ce3"/>
          <table:table-cell table:number-columns-repeated="3"/>
          <table:table-cell table:style-name="ce14"/>
          <table:table-cell table:number-columns-repeated="2"/>
        </table:table-row>
        <table:table-row table:style-name="ro1">
          <table:table-cell table:style-name="ce4" office:value-type="string">
            <text:p>Constant</text:p>
          </table:table-cell>
          <table:table-cell table:style-name="ce9" office:value-type="string">
            <text:p>minW</text:p>
          </table:table-cell>
          <table:table-cell table:style-name="ce9" office:value-type="string">
            <text:p>crit_path_delay</text:p>
          </table:table-cell>
          <table:table-cell table:style-name="ce9" office:value-type="string">
            <text:p>Area-delay product</text:p>
          </table:table-cell>
          <table:table-cell table:style-name="ce14"/>
          <table:table-cell table:style-name="ce4" office:value-type="string">
            <text:p>Constant</text:p>
          </table:table-cell>
          <table:table-cell table:style-name="ce9" office:value-type="string">
            <text:p>minW</text:p>
          </table:table-cell>
          <table:table-cell table:style-name="ce9" office:value-type="string">
            <text:p>crit_path_delay</text:p>
          </table:table-cell>
          <table:table-cell table:style-name="ce9" office:value-type="string">
            <text:p>Area-delay product</text:p>
          </table:table-cell>
          <table:table-cell table:style-name="ce14"/>
          <table:table-cell table:number-columns-repeated="2"/>
        </table:table-row>
        <table:table-row table:style-name="ro1">
          <table:table-cell table:style-name="ce4" office:value-type="float" office:value="0">
            <text:p>0</text:p>
          </table:table-cell>
          <table:table-cell table:style-name="ce10" office:value-type="float" office:value="124.635977487393">
            <text:p>124.636</text:p>
          </table:table-cell>
          <table:table-cell table:style-name="ce10" office:value-type="float" office:value="9.84430908503843">
            <text:p>9.844</text:p>
          </table:table-cell>
          <table:table-cell table:style-name="ce10" table:formula="of:=[.B51]*[.C51]" office:value-type="float" office:value="1226.95508550179">
            <text:p>1226.955</text:p>
          </table:table-cell>
          <table:table-cell table:style-name="ce14"/>
          <table:table-cell table:style-name="ce4" office:value-type="float" office:value="0">
            <text:p>0</text:p>
          </table:table-cell>
          <table:table-cell table:style-name="ce10" office:value-type="float" office:value="124.635977487393">
            <text:p>124.636</text:p>
          </table:table-cell>
          <table:table-cell table:style-name="ce10" office:value-type="float" office:value="9.84430908503843">
            <text:p>9.844</text:p>
          </table:table-cell>
          <table:table-cell table:style-name="ce10" table:formula="of:=[.G51]*[.H51]" office:value-type="float" office:value="1226.95508550179">
            <text:p>1226.955</text:p>
          </table:table-cell>
          <table:table-cell table:style-name="ce14"/>
          <table:table-cell table:number-columns-repeated="2"/>
        </table:table-row>
        <table:table-row table:style-name="ro1">
          <table:table-cell table:style-name="ce4" office:value-type="float" office:value="0.1">
            <text:p>0.1</text:p>
          </table:table-cell>
          <table:table-cell table:style-name="ce10" office:value-type="float" office:value="116.802254896159">
            <text:p>116.802</text:p>
          </table:table-cell>
          <table:table-cell table:style-name="ce10" office:value-type="float" office:value="9.69306237623657">
            <text:p>9.693</text:p>
          </table:table-cell>
          <table:table-cell table:style-name="ce10" table:formula="of:=[.B52]*[.C52]" office:value-type="float" office:value="1132.17154239355">
            <text:p>1132.172</text:p>
          </table:table-cell>
          <table:table-cell table:style-name="ce14"/>
          <table:table-cell table:style-name="ce4" office:value-type="float" office:value="0.1">
            <text:p>0.1</text:p>
          </table:table-cell>
          <table:table-cell table:style-name="ce10" office:value-type="float" office:value="127.028166003224">
            <text:p>127.028</text:p>
          </table:table-cell>
          <table:table-cell table:style-name="ce10" office:value-type="float" office:value="9.47455296543759">
            <text:p>9.475</text:p>
          </table:table-cell>
          <table:table-cell table:style-name="ce10" table:formula="of:=[.G52]*[.H52]" office:value-type="float" office:value="1203.53508689994">
            <text:p>1203.535</text:p>
          </table:table-cell>
          <table:table-cell table:style-name="ce14"/>
          <table:table-cell table:number-columns-repeated="2"/>
        </table:table-row>
        <table:table-row table:style-name="ro1">
          <table:table-cell table:style-name="ce4" office:value-type="float" office:value="0.3">
            <text:p>0.3</text:p>
          </table:table-cell>
          <table:table-cell table:style-name="ce10" office:value-type="float" office:value="120.675471055282">
            <text:p>120.675</text:p>
          </table:table-cell>
          <table:table-cell table:style-name="ce10" office:value-type="float" office:value="9.80530759853453">
            <text:p>9.805</text:p>
          </table:table-cell>
          <table:table-cell table:style-name="ce10" table:formula="of:=[.B53]*[.C53]" office:value-type="float" office:value="1183.26011329509">
            <text:p>1183.260</text:p>
          </table:table-cell>
          <table:table-cell table:style-name="ce14"/>
          <table:table-cell table:style-name="ce4" office:value-type="float" office:value="0.3">
            <text:p>0.3</text:p>
          </table:table-cell>
          <table:table-cell table:style-name="ce10" office:value-type="float" office:value="128.624490396969">
            <text:p>128.624</text:p>
          </table:table-cell>
          <table:table-cell table:style-name="ce10" office:value-type="float" office:value="9.74264393164901">
            <text:p>9.743</text:p>
          </table:table-cell>
          <table:table-cell table:style-name="ce10" table:formula="of:=[.G53]*[.H53]" office:value-type="float" office:value="1253.14261082748">
            <text:p>1253.143</text:p>
          </table:table-cell>
          <table:table-cell table:style-name="ce14"/>
          <table:table-cell table:number-columns-repeated="2"/>
        </table:table-row>
        <table:table-row table:style-name="ro1">
          <table:table-cell table:style-name="ce4" office:value-type="float" office:value="0.5">
            <text:p>0.5</text:p>
          </table:table-cell>
          <table:table-cell table:style-name="ce10" office:value-type="float" office:value="111.460061450901">
            <text:p>111.460</text:p>
          </table:table-cell>
          <table:table-cell table:style-name="ce10" office:value-type="float" office:value="9.47059456453609">
            <text:p>9.471</text:p>
          </table:table-cell>
          <table:table-cell table:style-name="ce10" table:formula="of:=[.B54]*[.C54]" office:value-type="float" office:value="1055.59305213976">
            <text:p>1055.593</text:p>
          </table:table-cell>
          <table:table-cell table:style-name="ce14"/>
          <table:table-cell table:style-name="ce4" office:value-type="float" office:value="0.5">
            <text:p>0.5</text:p>
          </table:table-cell>
          <table:table-cell table:style-name="ce10" office:value-type="float" office:value="115.929441339038">
            <text:p>115.929</text:p>
          </table:table-cell>
          <table:table-cell table:style-name="ce10" office:value-type="float" office:value="10.2764339875147">
            <text:p>10.276</text:p>
          </table:table-cell>
          <table:table-cell table:style-name="ce10" table:formula="of:=[.G54]*[.H54]" office:value-type="float" office:value="1191.34125113008">
            <text:p>1191.341</text:p>
          </table:table-cell>
          <table:table-cell table:style-name="ce14"/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float" office:value="107.302962047824">
            <text:p>107.303</text:p>
          </table:table-cell>
          <table:table-cell table:style-name="ce10" office:value-type="float" office:value="9.28450307949661">
            <text:p>9.285</text:p>
          </table:table-cell>
          <table:table-cell table:style-name="ce10" table:formula="of:=[.B55]*[.C55]" office:value-type="float" office:value="996.25468157213">
            <text:p>996.255</text:p>
          </table:table-cell>
          <table:table-cell table:style-name="ce14"/>
          <table:table-cell table:style-name="ce4" office:value-type="float" office:value="1">
            <text:p>1</text:p>
          </table:table-cell>
          <table:table-cell table:style-name="ce10" office:value-type="float" office:value="116.485059598443">
            <text:p>116.485</text:p>
          </table:table-cell>
          <table:table-cell table:style-name="ce10" office:value-type="float" office:value="9.61750332128162">
            <text:p>9.618</text:p>
          </table:table-cell>
          <table:table-cell table:style-name="ce10" table:formula="of:=[.G55]*[.H55]" office:value-type="float" office:value="1120.29544756771">
            <text:p>1120.295</text:p>
          </table:table-cell>
          <table:table-cell table:style-name="ce14"/>
          <table:table-cell table:number-columns-repeated="2"/>
        </table:table-row>
        <table:table-row table:style-name="ro1">
          <table:table-cell table:style-name="ce4" office:value-type="float" office:value="1.5">
            <text:p>1.5</text:p>
          </table:table-cell>
          <table:table-cell table:style-name="ce10" office:value-type="float" office:value="115.15945037651">
            <text:p>115.159</text:p>
          </table:table-cell>
          <table:table-cell table:style-name="ce10" office:value-type="float" office:value="9.32237209609415">
            <text:p>9.322</text:p>
          </table:table-cell>
          <table:table-cell table:style-name="ce10" table:formula="of:=[.B56]*[.C56]" office:value-type="float" office:value="1073.55924679152">
            <text:p>1073.559</text:p>
          </table:table-cell>
          <table:table-cell table:style-name="ce14"/>
          <table:table-cell table:style-name="ce4" office:value-type="float" office:value="1.5">
            <text:p>1.5</text:p>
          </table:table-cell>
          <table:table-cell table:style-name="ce10" office:value-type="float" office:value="111.881306615319">
            <text:p>111.881</text:p>
          </table:table-cell>
          <table:table-cell table:style-name="ce10" office:value-type="float" office:value="10.080564974173">
            <text:p>10.081</text:p>
          </table:table-cell>
          <table:table-cell table:style-name="ce10" table:formula="of:=[.G56]*[.H56]" office:value-type="float" office:value="1127.82678073109">
            <text:p>1127.827</text:p>
          </table:table-cell>
          <table:table-cell table:style-name="ce14"/>
          <table:table-cell table:number-columns-repeated="2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10" office:value-type="float" office:value="118.333496093107">
            <text:p>118.333</text:p>
          </table:table-cell>
          <table:table-cell table:style-name="ce10" office:value-type="float" office:value="9.95417012363272">
            <text:p>9.954</text:p>
          </table:table-cell>
          <table:table-cell table:style-name="ce10" table:formula="of:=[.B57]*[.C57]" office:value-type="float" office:value="1177.91175143501">
            <text:p>1177.912</text:p>
          </table:table-cell>
          <table:table-cell table:style-name="ce14"/>
          <table:table-cell table:style-name="ce4" office:value-type="float" office:value="5">
            <text:p>5</text:p>
          </table:table-cell>
          <table:table-cell table:style-name="ce10" office:value-type="float" office:value="112.703116941255">
            <text:p>112.703</text:p>
          </table:table-cell>
          <table:table-cell table:style-name="ce10" office:value-type="float" office:value="9.84097827401216">
            <text:p>9.841</text:p>
          </table:table-cell>
          <table:table-cell table:style-name="ce10" table:formula="of:=[.G57]*[.H57]" office:value-type="float" office:value="1109.10892523234">
            <text:p>1109.109</text:p>
          </table:table-cell>
          <table:table-cell table:style-name="ce14"/>
          <table:table-cell table:number-columns-repeated="2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11" office:value-type="float" office:value="113.095043141191">
            <text:p>113.095</text:p>
          </table:table-cell>
          <table:table-cell table:style-name="ce11" office:value-type="float" office:value="9.27046525412573">
            <text:p>9.270</text:p>
          </table:table-cell>
          <table:table-cell table:style-name="ce11" table:formula="of:=[.B58]*[.C58]" office:value-type="float" office:value="1048.44366785426">
            <text:p>1048.444</text:p>
          </table:table-cell>
          <table:table-cell table:style-name="ce14"/>
          <table:table-cell table:style-name="ce4" office:value-type="float" office:value="10">
            <text:p>10</text:p>
          </table:table-cell>
          <table:table-cell table:style-name="ce11" office:value-type="float" office:value="115.222981041894">
            <text:p>115.223</text:p>
          </table:table-cell>
          <table:table-cell table:style-name="ce11" office:value-type="float" office:value="9.83950366070752">
            <text:p>9.840</text:p>
          </table:table-cell>
          <table:table-cell table:style-name="ce11" table:formula="of:=[.G58]*[.H58]" office:value-type="float" office:value="1133.73694375935">
            <text:p>1133.737</text:p>
          </table:table-cell>
          <table:table-cell table:style-name="ce14"/>
          <table:table-cell table:number-columns-repeated="2"/>
        </table:table-row>
        <table:table-row table:style-name="ro1">
          <table:table-cell table:style-name="ce5"/>
          <table:table-cell table:style-name="ce12" table:number-columns-repeated="3"/>
          <table:table-cell table:style-name="ce15"/>
          <table:table-cell table:style-name="ce5"/>
          <table:table-cell table:style-name="ce12" table:number-columns-repeated="3"/>
          <table:table-cell table:style-name="ce15"/>
          <table:table-cell table:number-columns-repeated="2"/>
        </table:table-row>
        <table:table-row table:style-name="ro1">
          <table:table-cell table:style-name="ce2" office:value-type="string">
            <text:p>Constant type = 6</text:p>
          </table:table-cell>
          <table:table-cell table:style-name="ce7" table:number-columns-repeated="3"/>
          <table:table-cell table:style-name="ce15"/>
          <table:table-cell table:style-name="ce5"/>
          <table:table-cell table:style-name="ce12" table:number-columns-repeated="3"/>
          <table:table-cell table:style-name="ce15"/>
          <table:table-cell table:number-columns-repeated="2"/>
        </table:table-row>
        <table:table-row table:style-name="ro1">
          <table:table-cell table:style-name="ce3" office:value-type="string">
            <text:p>Cost += C x times_crossed</text:p>
          </table:table-cell>
          <table:table-cell table:number-columns-repeated="3"/>
          <table:table-cell table:style-name="ce15"/>
          <table:table-cell table:style-name="ce5"/>
          <table:table-cell table:style-name="ce12" table:number-columns-repeated="3"/>
          <table:table-cell table:style-name="ce15"/>
          <table:table-cell table:number-columns-repeated="2"/>
        </table:table-row>
        <table:table-row table:style-name="ro1">
          <table:table-cell table:style-name="ce3"/>
          <table:table-cell table:number-columns-repeated="3"/>
          <table:table-cell table:style-name="ce15"/>
          <table:table-cell table:style-name="ce5"/>
          <table:table-cell table:style-name="ce12" table:number-columns-repeated="3"/>
          <table:table-cell table:style-name="ce15"/>
          <table:table-cell table:number-columns-repeated="2"/>
        </table:table-row>
        <table:table-row table:style-name="ro1">
          <table:table-cell table:style-name="ce4" office:value-type="string">
            <text:p>Constant</text:p>
          </table:table-cell>
          <table:table-cell table:style-name="ce9" office:value-type="string">
            <text:p>minW</text:p>
          </table:table-cell>
          <table:table-cell table:style-name="ce9" office:value-type="string">
            <text:p>crit_path_delay</text:p>
          </table:table-cell>
          <table:table-cell table:style-name="ce9" office:value-type="string">
            <text:p>Area-delay product</text:p>
          </table:table-cell>
          <table:table-cell table:style-name="ce15"/>
          <table:table-cell table:style-name="ce5"/>
          <table:table-cell table:style-name="ce12" table:number-columns-repeated="3"/>
          <table:table-cell table:style-name="ce15"/>
          <table:table-cell table:number-columns-repeated="2"/>
        </table:table-row>
        <table:table-row table:style-name="ro1">
          <table:table-cell table:style-name="ce4" office:value-type="float" office:value="0">
            <text:p>0</text:p>
          </table:table-cell>
          <table:table-cell table:style-name="ce10" office:value-type="float" office:value="124.635977487393">
            <text:p>124.636</text:p>
          </table:table-cell>
          <table:table-cell table:style-name="ce10" office:value-type="float" office:value="9.84430908503842">
            <text:p>9.844</text:p>
          </table:table-cell>
          <table:table-cell table:style-name="ce10" table:formula="of:=[.B64]*[.C64]" office:value-type="float" office:value="1226.95508550179">
            <text:p>1226.955</text:p>
          </table:table-cell>
          <table:table-cell table:style-name="ce15"/>
          <table:table-cell table:style-name="ce5"/>
          <table:table-cell table:style-name="ce12" table:number-columns-repeated="3"/>
          <table:table-cell table:style-name="ce15"/>
          <table:table-cell table:number-columns-repeated="2"/>
        </table:table-row>
        <table:table-row table:style-name="ro1">
          <table:table-cell table:style-name="ce4" office:value-type="float" office:value="0.1">
            <text:p>0.1</text:p>
          </table:table-cell>
          <table:table-cell table:style-name="ce10" office:value-type="float" office:value="128.791593385254">
            <text:p>128.792</text:p>
          </table:table-cell>
          <table:table-cell table:style-name="ce10" office:value-type="float" office:value="9.65622010299015">
            <text:p>9.656</text:p>
          </table:table-cell>
          <table:table-cell table:style-name="ce10" table:formula="of:=[.B65]*[.C65]" office:value-type="float" office:value="1243.63997314282">
            <text:p>1243.640</text:p>
          </table:table-cell>
          <table:table-cell table:style-name="ce15"/>
          <table:table-cell table:style-name="ce5"/>
          <table:table-cell table:style-name="ce12" table:number-columns-repeated="3"/>
          <table:table-cell table:style-name="ce15"/>
          <table:table-cell table:number-columns-repeated="2"/>
        </table:table-row>
        <table:table-row table:style-name="ro1">
          <table:table-cell table:style-name="ce4" office:value-type="float" office:value="0.3">
            <text:p>0.3</text:p>
          </table:table-cell>
          <table:table-cell table:style-name="ce10" office:value-type="float" office:value="122.929178830643">
            <text:p>122.929</text:p>
          </table:table-cell>
          <table:table-cell table:style-name="ce10" office:value-type="float" office:value="9.4126159433904">
            <text:p>9.413</text:p>
          </table:table-cell>
          <table:table-cell table:style-name="ce10" table:formula="of:=[.B66]*[.C66]" office:value-type="float" office:value="1157.0851485692">
            <text:p>1157.085</text:p>
          </table:table-cell>
          <table:table-cell table:style-name="ce15"/>
          <table:table-cell table:style-name="ce5"/>
          <table:table-cell table:style-name="ce12" table:number-columns-repeated="3"/>
          <table:table-cell table:style-name="ce15"/>
          <table:table-cell table:number-columns-repeated="2"/>
        </table:table-row>
        <table:table-row table:style-name="ro1">
          <table:table-cell table:style-name="ce4" office:value-type="float" office:value="0.5">
            <text:p>0.5</text:p>
          </table:table-cell>
          <table:table-cell table:style-name="ce10" office:value-type="float" office:value="128.100183991862">
            <text:p>128.100</text:p>
          </table:table-cell>
          <table:table-cell table:style-name="ce10" office:value-type="float" office:value="9.71308092283864">
            <text:p>9.713</text:p>
          </table:table-cell>
          <table:table-cell table:style-name="ce10" table:formula="of:=[.B67]*[.C67]" office:value-type="float" office:value="1244.24745334347">
            <text:p>1244.247</text:p>
          </table:table-cell>
          <table:table-cell table:style-name="ce15"/>
          <table:table-cell table:style-name="ce5"/>
          <table:table-cell table:style-name="ce12" table:number-columns-repeated="3"/>
          <table:table-cell table:style-name="ce15"/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float" office:value="122.162004417863">
            <text:p>122.162</text:p>
          </table:table-cell>
          <table:table-cell table:style-name="ce10" office:value-type="float" office:value="10.2458106759062">
            <text:p>10.246</text:p>
          </table:table-cell>
          <table:table-cell table:style-name="ce10" table:formula="of:=[.B68]*[.C68]" office:value-type="float" office:value="1251.64876905464">
            <text:p>1251.649</text:p>
          </table:table-cell>
          <table:table-cell table:style-name="ce15"/>
          <table:table-cell table:style-name="ce5"/>
          <table:table-cell table:style-name="ce12" table:number-columns-repeated="3"/>
          <table:table-cell table:style-name="ce15"/>
          <table:table-cell table:number-columns-repeated="2"/>
        </table:table-row>
        <table:table-row table:style-name="ro1">
          <table:table-cell table:style-name="ce4" office:value-type="float" office:value="1.5">
            <text:p>1.5</text:p>
          </table:table-cell>
          <table:table-cell table:style-name="ce10" office:value-type="float" office:value="125.211873142375">
            <text:p>125.212</text:p>
          </table:table-cell>
          <table:table-cell table:style-name="ce10" office:value-type="float" office:value="9.4588367044072">
            <text:p>9.459</text:p>
          </table:table-cell>
          <table:table-cell table:style-name="ce10" table:formula="of:=[.B69]*[.C69]" office:value-type="float" office:value="1184.35866150668">
            <text:p>1184.359</text:p>
          </table:table-cell>
          <table:table-cell table:style-name="ce15"/>
          <table:table-cell table:style-name="ce5"/>
          <table:table-cell table:style-name="ce12" table:number-columns-repeated="3"/>
          <table:table-cell table:style-name="ce15"/>
          <table:table-cell table:number-columns-repeated="2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10" office:value-type="float" office:value="120.935812597355">
            <text:p>120.936</text:p>
          </table:table-cell>
          <table:table-cell table:style-name="ce10" office:value-type="float" office:value="9.90009081482426">
            <text:p>9.900</text:p>
          </table:table-cell>
          <table:table-cell table:style-name="ce10" table:formula="of:=[.B70]*[.C70]" office:value-type="float" office:value="1197.27552747838">
            <text:p>1197.276</text:p>
          </table:table-cell>
          <table:table-cell table:style-name="ce15"/>
          <table:table-cell table:style-name="ce5"/>
          <table:table-cell table:style-name="ce12" table:number-columns-repeated="3"/>
          <table:table-cell table:style-name="ce15"/>
          <table:table-cell table:number-columns-repeated="2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11" office:value-type="float" office:value="117.540650613178">
            <text:p>117.541</text:p>
          </table:table-cell>
          <table:table-cell table:style-name="ce11" office:value-type="float" office:value="9.91417689963073">
            <text:p>9.914</text:p>
          </table:table-cell>
          <table:table-cell table:style-name="ce11" table:formula="of:=[.B71]*[.C71]" office:value-type="float" office:value="1165.31880307674">
            <text:p>1165.319</text:p>
          </table:table-cell>
          <table:table-cell table:style-name="ce15"/>
          <table:table-cell table:style-name="ce5"/>
          <table:table-cell table:style-name="ce12" table:number-columns-repeated="3"/>
          <table:table-cell table:style-name="ce15"/>
          <table:table-cell table:number-columns-repeated="2"/>
        </table:table-row>
        <table:table-row table:style-name="ro1">
          <table:table-cell table:style-name="ce5"/>
          <table:table-cell table:style-name="ce12" table:number-columns-repeated="3"/>
          <table:table-cell table:style-name="ce15"/>
          <table:table-cell table:style-name="ce5"/>
          <table:table-cell table:style-name="ce12" table:number-columns-repeated="3"/>
          <table:table-cell table:style-name="ce15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C</text:p>
          </table:table-cell>
          <table:table-cell table:style-name="Default" office:value-type="string">
            <text:p>Term 6</text:p>
          </table:table-cell>
          <table:table-cell office:value-type="string">
            <text:p>Term 7</text:p>
          </table:table-cell>
          <table:table-cell office:value-type="string">
            <text:p>Term 8</text:p>
          </table:table-cell>
          <table:table-cell table:style-name="ce8" office:value-type="string">
            <text:p>Term 9</text:p>
          </table:table-cell>
          <table:table-cell office:value-type="string">
            <text:p>Term 10</text:p>
          </table:table-cell>
          <table:table-cell table:style-name="Default" office:value-type="string">
            <text:p>C</text:p>
          </table:table-cell>
          <table:table-cell table:style-name="Default" office:value-type="string">
            <text:p>Term 6</text:p>
          </table:table-cell>
          <table:table-cell office:value-type="string">
            <text:p>Term 7</text:p>
          </table:table-cell>
          <table:table-cell table:style-name="ce8" office:value-type="string">
            <text:p>Term 8</text:p>
          </table:table-cell>
          <table:table-cell table:style-name="ce8" office:value-type="string">
            <text:p>Term 9</text:p>
          </table:table-cell>
          <table:table-cell office:value-type="string">
            <text:p>Term 10</text:p>
          </table:table-cell>
        </table:table-row>
        <table:table-row table:style-name="ro1">
          <table:table-cell table:style-name="ce4" office:value-type="float" office:value="0.01">
            <text:p>0.01</text:p>
          </table:table-cell>
          <table:table-cell table:number-columns-repeated="5" table:style-name="ce10" office:value-type="float" office:value="124.635977487393">
            <text:p>124.636</text:p>
          </table:table-cell>
          <table:table-cell table:style-name="ce4" office:value-type="float" office:value="0.01">
            <text:p>0.01</text:p>
          </table:table-cell>
          <table:table-cell table:style-name="ce9" office:value-type="float" office:value="1226.95508550179">
            <text:p>1226.955</text:p>
          </table:table-cell>
          <table:table-cell office:value-type="float" office:value="1226.95508550179">
            <text:p>1226.955</text:p>
          </table:table-cell>
          <table:table-cell table:number-columns-repeated="3" table:style-name="ce8" office:value-type="float" office:value="1226.95508550179">
            <text:p>1226.955</text:p>
          </table:table-cell>
        </table:table-row>
        <table:table-row table:style-name="ro1">
          <table:table-cell table:style-name="ce4" office:value-type="float" office:value="0.1">
            <text:p>0.1</text:p>
          </table:table-cell>
          <table:table-cell table:style-name="ce10" office:value-type="float" office:value="128.791593385254">
            <text:p>128.792</text:p>
          </table:table-cell>
          <table:table-cell table:style-name="ce10" office:value-type="float" office:value="117.635301050771">
            <text:p>117.635</text:p>
          </table:table-cell>
          <table:table-cell table:style-name="ce10" office:value-type="float" office:value="116.802254896159">
            <text:p>116.802</text:p>
          </table:table-cell>
          <table:table-cell table:style-name="ce10" office:value-type="float" office:value="119.533794889554">
            <text:p>119.534</text:p>
          </table:table-cell>
          <table:table-cell table:style-name="ce10" office:value-type="float" office:value="127.028166003224">
            <text:p>127.028</text:p>
          </table:table-cell>
          <table:table-cell table:style-name="ce4" office:value-type="float" office:value="0.1">
            <text:p>0.1</text:p>
          </table:table-cell>
          <table:table-cell table:style-name="ce9" office:value-type="float" office:value="1243.63997314282">
            <text:p>1243.640</text:p>
          </table:table-cell>
          <table:table-cell office:value-type="float" office:value="1138.42562624461">
            <text:p>1138.426</text:p>
          </table:table-cell>
          <table:table-cell table:style-name="ce8" office:value-type="float" office:value="1132.17154239355">
            <text:p>1132.172</text:p>
          </table:table-cell>
          <table:table-cell table:style-name="ce8" office:value-type="float" office:value="1138.17349188576">
            <text:p>1138.173</text:p>
          </table:table-cell>
          <table:table-cell table:style-name="ce8" office:value-type="float" office:value="1203.53508689995">
            <text:p>1203.535</text:p>
          </table:table-cell>
        </table:table-row>
        <table:table-row table:style-name="ro1">
          <table:table-cell table:style-name="ce4" office:value-type="float" office:value="0.3">
            <text:p>0.3</text:p>
          </table:table-cell>
          <table:table-cell table:style-name="ce10" office:value-type="float" office:value="122.929178830643">
            <text:p>122.929</text:p>
          </table:table-cell>
          <table:table-cell table:style-name="ce10" office:value-type="float" office:value="126.013973636465">
            <text:p>126.014</text:p>
          </table:table-cell>
          <table:table-cell table:style-name="ce10" office:value-type="float" office:value="120.675471055282">
            <text:p>120.675</text:p>
          </table:table-cell>
          <table:table-cell table:style-name="ce10" office:value-type="float" office:value="116.975373470794">
            <text:p>116.975</text:p>
          </table:table-cell>
          <table:table-cell table:style-name="ce10" office:value-type="float" office:value="128.624490396969">
            <text:p>128.624</text:p>
          </table:table-cell>
          <table:table-cell table:style-name="ce4" office:value-type="float" office:value="0.3">
            <text:p>0.3</text:p>
          </table:table-cell>
          <table:table-cell table:style-name="ce9" office:value-type="float" office:value="1157.0851485692">
            <text:p>1157.085</text:p>
          </table:table-cell>
          <table:table-cell office:value-type="float" office:value="1236.8197785829">
            <text:p>1236.820</text:p>
          </table:table-cell>
          <table:table-cell table:style-name="ce8" office:value-type="float" office:value="1183.26011329509">
            <text:p>1183.260</text:p>
          </table:table-cell>
          <table:table-cell table:style-name="ce8" office:value-type="float" office:value="1141.24143803444">
            <text:p>1141.241</text:p>
          </table:table-cell>
          <table:table-cell table:style-name="ce8" office:value-type="float" office:value="1253.14261082747">
            <text:p>1253.143</text:p>
          </table:table-cell>
        </table:table-row>
        <table:table-row table:style-name="ro1">
          <table:table-cell table:style-name="ce4" office:value-type="float" office:value="0.5">
            <text:p>0.5</text:p>
          </table:table-cell>
          <table:table-cell table:style-name="ce10" office:value-type="float" office:value="128.100183991862">
            <text:p>128.100</text:p>
          </table:table-cell>
          <table:table-cell table:style-name="ce10" office:value-type="float" office:value="119.890081833842">
            <text:p>119.890</text:p>
          </table:table-cell>
          <table:table-cell table:style-name="ce10" office:value-type="float" office:value="111.460061450901">
            <text:p>111.460</text:p>
          </table:table-cell>
          <table:table-cell table:style-name="ce10" office:value-type="float" office:value="116.729087488577">
            <text:p>116.729</text:p>
          </table:table-cell>
          <table:table-cell table:style-name="ce10" office:value-type="float" office:value="115.929441339038">
            <text:p>115.929</text:p>
          </table:table-cell>
          <table:table-cell table:style-name="ce4" office:value-type="float" office:value="0.5">
            <text:p>0.5</text:p>
          </table:table-cell>
          <table:table-cell table:style-name="ce9" office:value-type="float" office:value="1244.24745334347">
            <text:p>1244.247</text:p>
          </table:table-cell>
          <table:table-cell office:value-type="float" office:value="1163.13913261451">
            <text:p>1163.139</text:p>
          </table:table-cell>
          <table:table-cell table:style-name="ce8" office:value-type="float" office:value="1055.59305213976">
            <text:p>1055.593</text:p>
          </table:table-cell>
          <table:table-cell table:style-name="ce8" office:value-type="float" office:value="1090.8530112669">
            <text:p>1090.853</text:p>
          </table:table-cell>
          <table:table-cell table:style-name="ce8" office:value-type="float" office:value="1191.34125113008">
            <text:p>1191.341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float" office:value="122.162004417863">
            <text:p>122.162</text:p>
          </table:table-cell>
          <table:table-cell table:style-name="ce10" office:value-type="float" office:value="122.871512744372">
            <text:p>122.872</text:p>
          </table:table-cell>
          <table:table-cell table:style-name="ce10" office:value-type="float" office:value="107.302962047824">
            <text:p>107.303</text:p>
          </table:table-cell>
          <table:table-cell table:style-name="ce10" office:value-type="float" office:value="113.380831854662">
            <text:p>113.381</text:p>
          </table:table-cell>
          <table:table-cell table:style-name="ce10" office:value-type="float" office:value="116.485059598443">
            <text:p>116.485</text:p>
          </table:table-cell>
          <table:table-cell table:style-name="ce4" office:value-type="float" office:value="1">
            <text:p>1</text:p>
          </table:table-cell>
          <table:table-cell table:style-name="ce9" office:value-type="float" office:value="1251.64876905464">
            <text:p>1251.649</text:p>
          </table:table-cell>
          <table:table-cell office:value-type="float" office:value="1170.65708701165">
            <text:p>1170.657</text:p>
          </table:table-cell>
          <table:table-cell table:style-name="ce8" office:value-type="float" office:value="996.25468157213">
            <text:p>996.255</text:p>
          </table:table-cell>
          <table:table-cell table:style-name="ce8" office:value-type="float" office:value="1052.16086112183">
            <text:p>1052.161</text:p>
          </table:table-cell>
          <table:table-cell table:style-name="ce8" office:value-type="float" office:value="1120.29544756771">
            <text:p>1120.295</text:p>
          </table:table-cell>
        </table:table-row>
        <table:table-row table:style-name="ro1">
          <table:table-cell table:style-name="ce4" office:value-type="float" office:value="1.5">
            <text:p>1.5</text:p>
          </table:table-cell>
          <table:table-cell table:style-name="ce10" office:value-type="float" office:value="125.211873142375">
            <text:p>125.212</text:p>
          </table:table-cell>
          <table:table-cell table:style-name="ce10" office:value-type="float" office:value="116.446399885695">
            <text:p>116.446</text:p>
          </table:table-cell>
          <table:table-cell table:style-name="ce10" office:value-type="float" office:value="115.15945037651">
            <text:p>115.159</text:p>
          </table:table-cell>
          <table:table-cell table:style-name="ce10" office:value-type="float" office:value="112.052940860056">
            <text:p>112.053</text:p>
          </table:table-cell>
          <table:table-cell table:style-name="ce10" office:value-type="float" office:value="111.881306615319">
            <text:p>111.881</text:p>
          </table:table-cell>
          <table:table-cell table:style-name="ce4" office:value-type="float" office:value="1.5">
            <text:p>1.5</text:p>
          </table:table-cell>
          <table:table-cell table:style-name="ce9" office:value-type="float" office:value="1184.35866150668">
            <text:p>1184.359</text:p>
          </table:table-cell>
          <table:table-cell office:value-type="float" office:value="1132.6170963699">
            <text:p>1132.617</text:p>
          </table:table-cell>
          <table:table-cell table:style-name="ce8" office:value-type="float" office:value="1073.55924679152">
            <text:p>1073.559</text:p>
          </table:table-cell>
          <table:table-cell table:style-name="ce8" office:value-type="float" office:value="1073.59380507766">
            <text:p>1073.594</text:p>
          </table:table-cell>
          <table:table-cell table:style-name="ce8" office:value-type="float" office:value="1127.82678073109">
            <text:p>1127.827</text:p>
          </table:table-cell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10" office:value-type="float" office:value="120.935812597355">
            <text:p>120.936</text:p>
          </table:table-cell>
          <table:table-cell table:style-name="ce10" office:value-type="float" office:value="114.44385853911">
            <text:p>114.444</text:p>
          </table:table-cell>
          <table:table-cell table:style-name="ce10" office:value-type="float" office:value="118.333496093107">
            <text:p>118.333</text:p>
          </table:table-cell>
          <table:table-cell table:style-name="ce10" office:value-type="float" office:value="115.011534928749">
            <text:p>115.012</text:p>
          </table:table-cell>
          <table:table-cell table:style-name="ce10" office:value-type="float" office:value="112.703116941255">
            <text:p>112.703</text:p>
          </table:table-cell>
          <table:table-cell table:style-name="ce4" office:value-type="float" office:value="5">
            <text:p>5</text:p>
          </table:table-cell>
          <table:table-cell table:style-name="ce9" office:value-type="float" office:value="1197.27552747838">
            <text:p>1197.276</text:p>
          </table:table-cell>
          <table:table-cell office:value-type="float" office:value="1094.67589018718">
            <text:p>1094.676</text:p>
          </table:table-cell>
          <table:table-cell table:style-name="ce8" office:value-type="float" office:value="1177.91175143501">
            <text:p>1177.912</text:p>
          </table:table-cell>
          <table:table-cell table:style-name="ce8" office:value-type="float" office:value="1100.57499676565">
            <text:p>1100.575</text:p>
          </table:table-cell>
          <table:table-cell table:style-name="ce8" office:value-type="float" office:value="1109.10892523235">
            <text:p>1109.109</text:p>
          </table:table-cell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11" office:value-type="float" office:value="117.540650613178">
            <text:p>117.541</text:p>
          </table:table-cell>
          <table:table-cell table:style-name="ce11" office:value-type="float" office:value="112.960480865584">
            <text:p>112.960</text:p>
          </table:table-cell>
          <table:table-cell table:style-name="ce11" office:value-type="float" office:value="113.095043141191">
            <text:p>113.095</text:p>
          </table:table-cell>
          <table:table-cell table:style-name="ce11" office:value-type="float" office:value="122.20994868048">
            <text:p>122.210</text:p>
          </table:table-cell>
          <table:table-cell table:style-name="ce11" office:value-type="float" office:value="115.222981041894">
            <text:p>115.223</text:p>
          </table:table-cell>
          <table:table-cell table:style-name="ce4" office:value-type="float" office:value="10">
            <text:p>10</text:p>
          </table:table-cell>
          <table:table-cell table:style-name="ce9" office:value-type="float" office:value="1165.31880307674">
            <text:p>1165.319</text:p>
          </table:table-cell>
          <table:table-cell office:value-type="float" office:value="1110.13333086965">
            <text:p>1110.133</text:p>
          </table:table-cell>
          <table:table-cell table:style-name="ce8" office:value-type="float" office:value="1048.44366785426">
            <text:p>1048.444</text:p>
          </table:table-cell>
          <table:table-cell table:style-name="ce8" office:value-type="float" office:value="1171.16647158148">
            <text:p>1171.166</text:p>
          </table:table-cell>
          <table:table-cell table:style-name="ce8" office:value-type="float" office:value="1133.73694375935">
            <text:p>1133.737</text:p>
          </table:table-cell>
        </table:table-row>
        <table:table-row table:style-name="ro1" table:number-rows-repeated="30">
          <table:table-cell table:number-columns-repeated="12"/>
        </table:table-row>
        <table:table-row table:style-name="ro1">
          <table:table-cell table:style-name="ce4" office:value-type="string">
            <text:p>Term</text:p>
          </table:table-cell>
          <table:table-cell table:style-name="ce9" office:value-type="string">
            <text:p>Best C</text:p>
          </table:table-cell>
          <table:table-cell table:style-name="ce9" office:value-type="string">
            <text:p>minW</text:p>
          </table:table-cell>
          <table:table-cell table:style-name="ce9" office:value-type="string">
            <text:p>crit_path(ns)</text:p>
          </table:table-cell>
          <table:table-cell table:style-name="ce4" office:value-type="string">
            <text:p>Area-delay</text:p>
          </table:table-cell>
          <table:table-cell table:number-columns-repeated="7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office:value-type="float" office:value="0.3">
            <text:p>0.3</text:p>
          </table:table-cell>
          <table:table-cell table:style-name="ce10" office:value-type="float" office:value="122.929178830643">
            <text:p>122.929</text:p>
          </table:table-cell>
          <table:table-cell table:style-name="ce10" office:value-type="float" office:value="9.4126159433904">
            <text:p>9.413</text:p>
          </table:table-cell>
          <table:table-cell table:style-name="ce9" table:formula="of:=[.C114]*[.D114]" office:value-type="float" office:value="1157.0851485692">
            <text:p>1157.085</text:p>
          </table:table-cell>
          <table:table-cell table:number-columns-repeated="7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9" office:value-type="float" office:value="114.44385853911">
            <text:p>114.444</text:p>
          </table:table-cell>
          <table:table-cell table:style-name="ce9" office:value-type="float" office:value="9.56517810707235">
            <text:p>9.565</text:p>
          </table:table-cell>
          <table:table-cell table:style-name="ce9" table:formula="of:=[.C115]*[.D115]" office:value-type="float" office:value="1094.67589018718">
            <text:p>1094.676</text:p>
          </table:table-cell>
          <table:table-cell table:number-columns-repeated="7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9" office:value-type="float" office:value="107.302962047824">
            <text:p>107.303</text:p>
          </table:table-cell>
          <table:table-cell table:style-name="ce9" office:value-type="float" office:value="9.28450307949661">
            <text:p>9.285</text:p>
          </table:table-cell>
          <table:table-cell table:style-name="ce9" table:formula="of:=[.C116]*[.D116]" office:value-type="float" office:value="996.25468157213">
            <text:p>996.255</text:p>
          </table:table-cell>
          <table:table-cell table:number-columns-repeated="7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9" office:value-type="float" office:value="113.380831854662">
            <text:p>113.381</text:p>
          </table:table-cell>
          <table:table-cell table:style-name="ce9" office:value-type="float" office:value="9.27988306233765">
            <text:p>9.280</text:p>
          </table:table-cell>
          <table:table-cell table:style-name="ce9" table:formula="of:=[.C117]*[.D117]" office:value-type="float" office:value="1052.16086112183">
            <text:p>1052.161</text:p>
          </table:table-cell>
          <table:table-cell table:number-columns-repeated="7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4" office:value-type="float" office:value="5">
            <text:p>5</text:p>
          </table:table-cell>
          <table:table-cell table:style-name="ce9" office:value-type="float" office:value="112.703116941255">
            <text:p>112.703</text:p>
          </table:table-cell>
          <table:table-cell table:style-name="ce9" office:value-type="float" office:value="9.84097827401216">
            <text:p>9.841</text:p>
          </table:table-cell>
          <table:table-cell table:style-name="ce9" table:formula="of:=[.C118]*[.D118]" office:value-type="float" office:value="1109.10892523234">
            <text:p>1109.109</text:p>
          </table:table-cell>
          <table:table-cell table:number-columns-repeated="7"/>
        </table:table-row>
        <table:table-row table:style-name="ro1" table:number-rows-repeated="1048413">
          <table:table-cell table:number-columns-repeated="12"/>
        </table:table-row>
        <table:table-row table:style-name="ro2" table:number-rows-repeated="44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Ct=0" table:style-name="ta1">
        <table:table-column table:style-name="co10" table:default-cell-style-name="Default"/>
        <table:table-column table:style-name="co11" table:number-columns-repeated="5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5" table:default-cell-style-name="Default"/>
        <table:table-column table:style-name="co15" table:default-cell-style-name="Default"/>
        <table:table-column table:style-name="co16" table:number-columns-repeated="5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7" table:number-columns-repeated="5" table:default-cell-style-name="Default"/>
        <table:table-column table:style-name="co5" table:default-cell-style-name="Default"/>
        <table:table-column table:style-name="co18" table:default-cell-style-name="Default"/>
        <table:table-column table:style-name="co16" table:number-columns-repeated="5" table:default-cell-style-name="Default"/>
        <table:table-row table:style-name="ro1">
          <table:table-cell office:value-type="string">
            <text:p>min_chan_width</text:p>
          </table:table-cell>
          <table:table-cell table:number-columns-repeated="7"/>
          <table:table-cell office:value-type="string">
            <text:p>critical_path_delay</text:p>
          </table:table-cell>
          <table:table-cell table:number-columns-repeated="12"/>
          <table:table-cell office:value-type="string">
            <text:p>MinW * crit_path</text:p>
          </table:table-cell>
          <table:table-cell table:number-columns-repeated="12"/>
        </table:table-row>
        <table:table-row table:style-name="ro1">
          <table:table-cell table:number-columns-repeated="34"/>
        </table:table-row>
        <table:table-row table:style-name="ro1">
          <table:table-cell office:value-type="string">
            <text:p>Constant = 0.000000</text:p>
          </table:table-cell>
          <table:table-cell table:number-columns-repeated="7"/>
          <table:table-cell office:value-type="string">
            <text:p>Constant = 0.000000</text:p>
          </table:table-cell>
          <table:table-cell table:number-columns-repeated="25"/>
        </table:table-row>
        <table:table-row table:style-name="ro1">
          <table:table-cell table:number-columns-repeated="34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20"/>
        </table:table-row>
        <table:table-row table:style-name="ro1">
          <table:table-cell office:value-type="string">
            <text:p>stereovision0.v</text:p>
          </table:table-cell>
          <table:table-cell table:number-columns-repeated="2"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78">
            <text:p>78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string">
            <text:p>stereovision0.v</text:p>
          </table:table-cell>
          <table:table-cell table:number-columns-repeated="5" office:value-type="float" office:value="5.90579">
            <text:p>5.90579</text:p>
          </table:table-cell>
          <table:table-cell table:number-columns-repeated="20"/>
        </table:table-row>
        <table:table-row table:style-name="ro1">
          <table:table-cell office:value-type="string">
            <text:p>stereovision1.v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130">
            <text:p>130</text:p>
          </table:table-cell>
          <table:table-cell office:value-type="float" office:value="194">
            <text:p>194</text:p>
          </table:table-cell>
          <table:table-cell office:value-type="float" office:value="386">
            <text:p>386</text:p>
          </table:table-cell>
          <table:table-cell table:number-columns-repeated="2"/>
          <table:table-cell office:value-type="string">
            <text:p>stereovision1.v</text:p>
          </table:table-cell>
          <table:table-cell office:value-type="float" office:value="8.23707">
            <text:p>8.23707</text:p>
          </table:table-cell>
          <table:table-cell office:value-type="float" office:value="8.24039">
            <text:p>8.24039</text:p>
          </table:table-cell>
          <table:table-cell office:value-type="float" office:value="8.37149">
            <text:p>8.37149</text:p>
          </table:table-cell>
          <table:table-cell office:value-type="float" office:value="8.23643">
            <text:p>8.23643</text:p>
          </table:table-cell>
          <table:table-cell office:value-type="float" office:value="8.24039">
            <text:p>8.24039</text:p>
          </table:table-cell>
          <table:table-cell table:number-columns-repeated="20"/>
        </table:table-row>
        <table:table-row table:style-name="ro1">
          <table:table-cell office:value-type="string">
            <text:p>mkDelayWorker32B.v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  <table:table-cell office:value-type="float" office:value="88">
            <text:p>88</text:p>
          </table:table-cell>
          <table:table-cell office:value-type="float" office:value="166">
            <text:p>166</text:p>
          </table:table-cell>
          <table:table-cell table:number-columns-repeated="2"/>
          <table:table-cell office:value-type="string">
            <text:p>mkDelayWorker32B.v</text:p>
          </table:table-cell>
          <table:table-cell office:value-type="float" office:value="11.1558">
            <text:p>11.1558</text:p>
          </table:table-cell>
          <table:table-cell table:number-columns-repeated="3" office:value-type="float" office:value="11.0214">
            <text:p>11.0214</text:p>
          </table:table-cell>
          <table:table-cell office:value-type="float" office:value="11.2311">
            <text:p>11.2311</text:p>
          </table:table-cell>
          <table:table-cell table:number-columns-repeated="20"/>
        </table:table-row>
        <table:table-row table:style-name="ro1">
          <table:table-cell office:value-type="string">
            <text:p>mkSMAdapter4B.v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  <table:table-cell office:value-type="float" office:value="136">
            <text:p>136</text:p>
          </table:table-cell>
          <table:table-cell table:number-columns-repeated="2"/>
          <table:table-cell office:value-type="string">
            <text:p>mkSMAdapter4B.v</text:p>
          </table:table-cell>
          <table:table-cell table:number-columns-repeated="2" office:value-type="float" office:value="8.3948">
            <text:p>8.3948</text:p>
          </table:table-cell>
          <table:table-cell office:value-type="float" office:value="8.39812">
            <text:p>8.39812</text:p>
          </table:table-cell>
          <table:table-cell office:value-type="float" office:value="8.53033">
            <text:p>8.53033</text:p>
          </table:table-cell>
          <table:table-cell office:value-type="float" office:value="8.62319">
            <text:p>8.62319</text:p>
          </table:table-cell>
          <table:table-cell table:number-columns-repeated="20"/>
        </table:table-row>
        <table:table-row table:style-name="ro1">
          <table:table-cell office:value-type="string">
            <text:p>or1200.v</text:p>
          </table:table-cell>
          <table:table-cell table:number-columns-repeated="2"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table:number-columns-repeated="2"/>
          <table:table-cell office:value-type="string">
            <text:p>or1200.v</text:p>
          </table:table-cell>
          <table:table-cell office:value-type="float" office:value="18.0447">
            <text:p>18.0447</text:p>
          </table:table-cell>
          <table:table-cell office:value-type="float" office:value="18.0458">
            <text:p>18.0458</text:p>
          </table:table-cell>
          <table:table-cell office:value-type="float" office:value="18.0419">
            <text:p>18.0419</text:p>
          </table:table-cell>
          <table:table-cell office:value-type="float" office:value="18.4121">
            <text:p>18.4121</text:p>
          </table:table-cell>
          <table:table-cell office:value-type="float" office:value="19.4434">
            <text:p>19.4434</text:p>
          </table:table-cell>
          <table:table-cell table:number-columns-repeated="20"/>
        </table:table-row>
        <table:table-row table:style-name="ro1">
          <table:table-cell office:value-type="string">
            <text:p>blob_merge.v</text:p>
          </table:table-cell>
          <table:table-cell office:value-type="float" office:value="74">
            <text:p>74</text:p>
          </table:table-cell>
          <table:table-cell office:value-type="float" office:value="72">
            <text:p>72</text:p>
          </table:table-cell>
          <table:table-cell table:number-columns-repeated="2" office:value-type="float" office:value="76">
            <text:p>76</text:p>
          </table:table-cell>
          <table:table-cell office:value-type="float" office:value="116">
            <text:p>116</text:p>
          </table:table-cell>
          <table:table-cell table:number-columns-repeated="2"/>
          <table:table-cell office:value-type="string">
            <text:p>blob_merge.v</text:p>
          </table:table-cell>
          <table:table-cell table:number-columns-repeated="5" office:value-type="float" office:value="10.3611">
            <text:p>10.3611</text:p>
          </table:table-cell>
          <table:table-cell table:number-columns-repeated="20"/>
        </table:table-row>
        <table:table-row table:style-name="ro1">
          <table:table-cell office:value-type="string">
            <text:p>geomean</text:p>
          </table:table-cell>
          <table:table-cell table:formula="of:=GEOMEAN([.B6:.B11])" office:value-type="float" office:value="72.3479588315815">
            <text:p>72.3479588316</text:p>
          </table:table-cell>
          <table:table-cell table:formula="of:=GEOMEAN([.C6:.C11])" office:value-type="float" office:value="73.676444711698">
            <text:p>73.6764447117</text:p>
          </table:table-cell>
          <table:table-cell table:formula="of:=GEOMEAN([.D6:.D11])" office:value-type="float" office:value="78.3925970752504">
            <text:p>78.3925970753</text:p>
          </table:table-cell>
          <table:table-cell table:formula="of:=GEOMEAN([.E6:.E11])" office:value-type="float" office:value="90.1500597166899">
            <text:p>90.1500597167</text:p>
          </table:table-cell>
          <table:table-cell table:formula="of:=GEOMEAN([.F6:.F11])" office:value-type="float" office:value="172.314105315695">
            <text:p>172.3141053157</text:p>
          </table:table-cell>
          <table:table-cell table:formula="of:=GEOMEAN([.B12:.F12])" office:value-type="float" office:value="91.7198569709143">
            <text:p>91.7198569709</text:p>
          </table:table-cell>
          <table:table-cell/>
          <table:table-cell office:value-type="string">
            <text:p>geomean</text:p>
          </table:table-cell>
          <table:table-cell table:formula="of:=GEOMEAN([.J6:.J11])" office:value-type="float" office:value="9.73612692566314">
            <text:p>9.7361269257</text:p>
          </table:table-cell>
          <table:table-cell table:formula="of:=GEOMEAN([.K6:.K11])" office:value-type="float" office:value="9.71722998604804">
            <text:p>9.717229986</text:p>
          </table:table-cell>
          <table:table-cell table:formula="of:=GEOMEAN([.L6:.L11])" office:value-type="float" office:value="9.74311787221894">
            <text:p>9.7431178722</text:p>
          </table:table-cell>
          <table:table-cell table:formula="of:=GEOMEAN([.M6:.M11])" office:value-type="float" office:value="9.77510579724783">
            <text:p>9.7751057972</text:p>
          </table:table-cell>
          <table:table-cell table:formula="of:=GEOMEAN([.N6:.N11])" office:value-type="float" office:value="9.91400230052293">
            <text:p>9.9140023005</text:p>
          </table:table-cell>
          <table:table-cell table:formula="of:=GEOMEAN([.J12:.N12])" office:value-type="float" office:value="9.7768607451046">
            <text:p>9.7768607451</text:p>
          </table:table-cell>
          <table:table-cell table:number-columns-repeated="6"/>
          <table:table-cell table:formula="of:=[.G12]*[.O12]" office:value-type="float" office:value="896.73226916554">
            <text:p>896.7322691655</text:p>
          </table:table-cell>
          <table:table-cell table:number-columns-repeated="12"/>
        </table:table-row>
        <table:table-row table:style-name="ro1">
          <table:table-cell table:number-columns-repeated="6"/>
          <table:table-cell table:formula="of:=GEOMEAN([.E12:.F12])" office:value-type="float" office:value="124.635977487393">
            <text:p>124.6359774874</text:p>
          </table:table-cell>
          <table:table-cell table:number-columns-repeated="7"/>
          <table:table-cell table:formula="of:=GEOMEAN([.M12:.N12])" office:value-type="float" office:value="9.84430908503843">
            <text:p>9.844309085</text:p>
          </table:table-cell>
          <table:table-cell table:number-columns-repeated="6"/>
          <table:table-cell table:formula="of:=[.G13]*[.O13]" office:value-type="float" office:value="1226.95508550179">
            <text:p>1226.9550855018</text:p>
          </table:table-cell>
          <table:table-cell table:number-columns-repeated="12"/>
        </table:table-row>
        <table:table-row table:style-name="ro1">
          <table:table-cell office:value-type="string">
            <text:p>Constant = 0.100000</text:p>
          </table:table-cell>
          <table:table-cell table:number-columns-repeated="7"/>
          <table:table-cell office:value-type="string">
            <text:p>Constant = 0.100000</text:p>
          </table:table-cell>
          <table:table-cell table:number-columns-repeated="25"/>
        </table:table-row>
        <table:table-row table:style-name="ro1">
          <table:table-cell table:number-columns-repeated="34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20"/>
        </table:table-row>
        <table:table-row table:style-name="ro1">
          <table:table-cell office:value-type="string">
            <text:p>stereovision0.v</text:p>
          </table:table-cell>
          <table:table-cell office:value-type="float" office:value="62">
            <text:p>62</text:p>
          </table:table-cell>
          <table:table-cell office:value-type="float" office:value="58">
            <text:p>58</text:p>
          </table:table-cell>
          <table:table-cell office:value-type="float" office:value="72">
            <text:p>72</text:p>
          </table:table-cell>
          <table:table-cell office:value-type="float" office:value="84">
            <text:p>84</text:p>
          </table:table-cell>
          <table:table-cell office:value-type="float" office:value="146">
            <text:p>146</text:p>
          </table:table-cell>
          <table:table-cell table:number-columns-repeated="2"/>
          <table:table-cell office:value-type="string">
            <text:p>stereovision0.v</text:p>
          </table:table-cell>
          <table:table-cell office:value-type="float" office:value="5.90579">
            <text:p>5.90579</text:p>
          </table:table-cell>
          <table:table-cell office:value-type="float" office:value="4.97738">
            <text:p>4.97738</text:p>
          </table:table-cell>
          <table:table-cell office:value-type="float" office:value="5.02905">
            <text:p>5.02905</text:p>
          </table:table-cell>
          <table:table-cell office:value-type="float" office:value="5.17464">
            <text:p>5.17464</text:p>
          </table:table-cell>
          <table:table-cell office:value-type="float" office:value="5.87979">
            <text:p>5.87979</text:p>
          </table:table-cell>
          <table:table-cell table:number-columns-repeated="20"/>
        </table:table-row>
        <table:table-row table:style-name="ro1">
          <table:table-cell office:value-type="string">
            <text:p>stereovision1.v</text:p>
          </table:table-cell>
          <table:table-cell office:value-type="float" office:value="102">
            <text:p>102</text:p>
          </table:table-cell>
          <table:table-cell office:value-type="float" office:value="106">
            <text:p>106</text:p>
          </table:table-cell>
          <table:table-cell office:value-type="float" office:value="130">
            <text:p>130</text:p>
          </table:table-cell>
          <table:table-cell office:value-type="float" office:value="114">
            <text:p>114</text:p>
          </table:table-cell>
          <table:table-cell office:value-type="float" office:value="406">
            <text:p>406</text:p>
          </table:table-cell>
          <table:table-cell table:number-columns-repeated="2"/>
          <table:table-cell office:value-type="string">
            <text:p>stereovision1.v</text:p>
          </table:table-cell>
          <table:table-cell office:value-type="float" office:value="8.23707">
            <text:p>8.23707</text:p>
          </table:table-cell>
          <table:table-cell office:value-type="float" office:value="7.59408">
            <text:p>7.59408</text:p>
          </table:table-cell>
          <table:table-cell office:value-type="float" office:value="8.24039">
            <text:p>8.24039</text:p>
          </table:table-cell>
          <table:table-cell office:value-type="float" office:value="7.97044">
            <text:p>7.97044</text:p>
          </table:table-cell>
          <table:table-cell office:value-type="float" office:value="8.63353">
            <text:p>8.63353</text:p>
          </table:table-cell>
          <table:table-cell table:number-columns-repeated="20"/>
        </table:table-row>
        <table:table-row table:style-name="ro1">
          <table:table-cell office:value-type="string">
            <text:p>mkDelayWorker32B.v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76">
            <text:p>76</text:p>
          </table:table-cell>
          <table:table-cell office:value-type="float" office:value="86">
            <text:p>86</text:p>
          </table:table-cell>
          <table:table-cell office:value-type="float" office:value="136">
            <text:p>136</text:p>
          </table:table-cell>
          <table:table-cell table:number-columns-repeated="2"/>
          <table:table-cell office:value-type="string">
            <text:p>mkDelayWorker32B.v</text:p>
          </table:table-cell>
          <table:table-cell office:value-type="float" office:value="11.1558">
            <text:p>11.1558</text:p>
          </table:table-cell>
          <table:table-cell office:value-type="float" office:value="10.1968">
            <text:p>10.1968</text:p>
          </table:table-cell>
          <table:table-cell office:value-type="float" office:value="10.1533">
            <text:p>10.1533</text:p>
          </table:table-cell>
          <table:table-cell office:value-type="float" office:value="10.3526">
            <text:p>10.3526</text:p>
          </table:table-cell>
          <table:table-cell office:value-type="float" office:value="10.7653">
            <text:p>10.7653</text:p>
          </table:table-cell>
          <table:table-cell table:number-columns-repeated="20"/>
        </table:table-row>
        <table:table-row table:style-name="ro1">
          <table:table-cell office:value-type="string">
            <text:p>mkSMAdapter4B.v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office:value-type="float" office:value="70">
            <text:p>70</text:p>
          </table:table-cell>
          <table:table-cell office:value-type="float" office:value="116">
            <text:p>116</text:p>
          </table:table-cell>
          <table:table-cell table:number-columns-repeated="2"/>
          <table:table-cell office:value-type="string">
            <text:p>mkSMAdapter4B.v</text:p>
          </table:table-cell>
          <table:table-cell office:value-type="float" office:value="8.3948">
            <text:p>8.3948</text:p>
          </table:table-cell>
          <table:table-cell office:value-type="float" office:value="10.0335">
            <text:p>10.0335</text:p>
          </table:table-cell>
          <table:table-cell office:value-type="float" office:value="8.57848">
            <text:p>8.57848</text:p>
          </table:table-cell>
          <table:table-cell office:value-type="float" office:value="8.41858">
            <text:p>8.41858</text:p>
          </table:table-cell>
          <table:table-cell office:value-type="float" office:value="8.53448">
            <text:p>8.53448</text:p>
          </table:table-cell>
          <table:table-cell table:number-columns-repeated="20"/>
        </table:table-row>
        <table:table-row table:style-name="ro1">
          <table:table-cell office:value-type="string">
            <text:p>or1200.v</text:p>
          </table:table-cell>
          <table:table-cell office:value-type="float" office:value="72">
            <text:p>72</text:p>
          </table:table-cell>
          <table:table-cell table:number-columns-repeated="2" office:value-type="float" office:value="74">
            <text:p>74</text:p>
          </table:table-cell>
          <table:table-cell office:value-type="float" office:value="82">
            <text:p>82</text:p>
          </table:table-cell>
          <table:table-cell office:value-type="float" office:value="146">
            <text:p>146</text:p>
          </table:table-cell>
          <table:table-cell table:number-columns-repeated="2"/>
          <table:table-cell office:value-type="string">
            <text:p>or1200.v</text:p>
          </table:table-cell>
          <table:table-cell office:value-type="float" office:value="18.0447">
            <text:p>18.0447</text:p>
          </table:table-cell>
          <table:table-cell office:value-type="float" office:value="15.7162">
            <text:p>15.7162</text:p>
          </table:table-cell>
          <table:table-cell office:value-type="float" office:value="17.7448">
            <text:p>17.7448</text:p>
          </table:table-cell>
          <table:table-cell office:value-type="float" office:value="16.1038">
            <text:p>16.1038</text:p>
          </table:table-cell>
          <table:table-cell office:value-type="float" office:value="15.9354">
            <text:p>15.9354</text:p>
          </table:table-cell>
          <table:table-cell table:number-columns-repeated="20"/>
        </table:table-row>
        <table:table-row table:style-name="ro1">
          <table:table-cell office:value-type="string">
            <text:p>blob_merge.v</text:p>
          </table:table-cell>
          <table:table-cell table:number-columns-repeated="3" office:value-type="float" office:value="74">
            <text:p>74</text:p>
          </table:table-cell>
          <table:table-cell office:value-type="float" office:value="80">
            <text:p>80</text:p>
          </table:table-cell>
          <table:table-cell office:value-type="float" office:value="136">
            <text:p>136</text:p>
          </table:table-cell>
          <table:table-cell table:number-columns-repeated="2"/>
          <table:table-cell office:value-type="string">
            <text:p>blob_merge.v</text:p>
          </table:table-cell>
          <table:table-cell office:value-type="float" office:value="10.3611">
            <text:p>10.3611</text:p>
          </table:table-cell>
          <table:table-cell office:value-type="float" office:value="11.1203">
            <text:p>11.1203</text:p>
          </table:table-cell>
          <table:table-cell office:value-type="float" office:value="10.4165">
            <text:p>10.4165</text:p>
          </table:table-cell>
          <table:table-cell office:value-type="float" office:value="14.8268">
            <text:p>14.8268</text:p>
          </table:table-cell>
          <table:table-cell office:value-type="float" office:value="10.5794">
            <text:p>10.5794</text:p>
          </table:table-cell>
          <table:table-cell table:number-columns-repeated="20"/>
        </table:table-row>
        <table:table-row table:style-name="ro1">
          <table:table-cell office:value-type="string">
            <text:p>geomean</text:p>
          </table:table-cell>
          <table:table-cell table:formula="of:=GEOMEAN([.B17:.B22])" office:value-type="float" office:value="72.3479588315815">
            <text:p>72.3479588316</text:p>
          </table:table-cell>
          <table:table-cell table:formula="of:=GEOMEAN([.C17:.C22])" office:value-type="float" office:value="73.0779993313779">
            <text:p>73.0779993314</text:p>
          </table:table-cell>
          <table:table-cell table:formula="of:=GEOMEAN([.D17:.D22])" office:value-type="float" office:value="78.9146125033921">
            <text:p>78.9146125034</text:p>
          </table:table-cell>
          <table:table-cell table:formula="of:=GEOMEAN([.E17:.E22])" office:value-type="float" office:value="85.0382037371456">
            <text:p>85.0382037371</text:p>
          </table:table-cell>
          <table:table-cell table:formula="of:=GEOMEAN([.F17:.F22])" office:value-type="float" office:value="162.727614709256">
            <text:p>162.7276147093</text:p>
          </table:table-cell>
          <table:table-cell table:formula="of:=GEOMEAN([.B23:.F23])" office:value-type="float" office:value="89.5961069189857">
            <text:p>89.596106919</text:p>
          </table:table-cell>
          <table:table-cell/>
          <table:table-cell office:value-type="string">
            <text:p>geomean</text:p>
          </table:table-cell>
          <table:table-cell table:formula="of:=GEOMEAN([.J17:.J22])" office:value-type="float" office:value="9.73612692566314">
            <text:p>9.7361269257</text:p>
          </table:table-cell>
          <table:table-cell table:formula="of:=GEOMEAN([.K17:.K22])" office:value-type="float" office:value="9.36791041266655">
            <text:p>9.3679104127</text:p>
          </table:table-cell>
          <table:table-cell table:formula="of:=GEOMEAN([.L17:.L22])" office:value-type="float" office:value="9.34775600851619">
            <text:p>9.3477560085</text:p>
          </table:table-cell>
          <table:table-cell table:formula="of:=GEOMEAN([.M17:.M22])" office:value-type="float" office:value="9.74849901632185">
            <text:p>9.7484990163</text:p>
          </table:table-cell>
          <table:table-cell table:formula="of:=GEOMEAN([.N17:.N22])" office:value-type="float" office:value="9.60718685958299">
            <text:p>9.6071868596</text:p>
          </table:table-cell>
          <table:table-cell table:formula="of:=GEOMEAN([.J23:.N23])" office:value-type="float" office:value="9.55991570270925">
            <text:p>9.5599157027</text:p>
          </table:table-cell>
          <table:table-cell table:number-columns-repeated="6"/>
          <table:table-cell table:formula="of:=[.G23]*[.O23]" office:value-type="float" office:value="856.531229436428">
            <text:p>856.5312294364</text:p>
          </table:table-cell>
          <table:table-cell table:number-columns-repeated="12"/>
        </table:table-row>
        <table:table-row table:style-name="ro1">
          <table:table-cell table:number-columns-repeated="6"/>
          <table:table-cell table:formula="of:=GEOMEAN([.E23:.F23])" office:value-type="float" office:value="117.635301050771">
            <text:p>117.6353010508</text:p>
          </table:table-cell>
          <table:table-cell table:number-columns-repeated="7"/>
          <table:table-cell table:formula="of:=GEOMEAN([.M23:.N23])" office:value-type="float" office:value="9.6775850112652">
            <text:p>9.6775850113</text:p>
          </table:table-cell>
          <table:table-cell table:number-columns-repeated="6"/>
          <table:table-cell table:formula="of:=[.G24]*[.O24]" office:value-type="float" office:value="1138.42562624461">
            <text:p>1138.4256262446</text:p>
          </table:table-cell>
          <table:table-cell table:number-columns-repeated="12"/>
        </table:table-row>
        <table:table-row table:style-name="ro1">
          <table:table-cell office:value-type="string">
            <text:p>Constant = 0.300000</text:p>
          </table:table-cell>
          <table:table-cell table:number-columns-repeated="7"/>
          <table:table-cell office:value-type="string">
            <text:p>Constant = 0.300000</text:p>
          </table:table-cell>
          <table:table-cell table:number-columns-repeated="25"/>
        </table:table-row>
        <table:table-row table:style-name="ro1">
          <table:table-cell table:number-columns-repeated="34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20"/>
        </table:table-row>
        <table:table-row table:style-name="ro1">
          <table:table-cell office:value-type="string">
            <text:p>stereovision0.v</text:p>
          </table:table-cell>
          <table:table-cell table:number-columns-repeated="2" office:value-type="float" office:value="62">
            <text:p>62</text:p>
          </table:table-cell>
          <table:table-cell office:value-type="float" office:value="66">
            <text:p>66</text:p>
          </table:table-cell>
          <table:table-cell office:value-type="float" office:value="76">
            <text:p>76</text:p>
          </table:table-cell>
          <table:table-cell office:value-type="float" office:value="154">
            <text:p>154</text:p>
          </table:table-cell>
          <table:table-cell table:number-columns-repeated="2"/>
          <table:table-cell office:value-type="string">
            <text:p>stereovision0.v</text:p>
          </table:table-cell>
          <table:table-cell office:value-type="float" office:value="5.90579">
            <text:p>5.90579</text:p>
          </table:table-cell>
          <table:table-cell office:value-type="float" office:value="4.70743">
            <text:p>4.70743</text:p>
          </table:table-cell>
          <table:table-cell office:value-type="float" office:value="4.97517">
            <text:p>4.97517</text:p>
          </table:table-cell>
          <table:table-cell office:value-type="float" office:value="7.33253">
            <text:p>7.33253</text:p>
          </table:table-cell>
          <table:table-cell office:value-type="float" office:value="5.4075">
            <text:p>5.4075</text:p>
          </table:table-cell>
          <table:table-cell table:number-columns-repeated="20"/>
        </table:table-row>
        <table:table-row table:style-name="ro1">
          <table:table-cell office:value-type="string">
            <text:p>stereovision1.v</text:p>
          </table:table-cell>
          <table:table-cell office:value-type="float" office:value="102">
            <text:p>102</text:p>
          </table:table-cell>
          <table:table-cell office:value-type="float" office:value="104">
            <text:p>104</text:p>
          </table:table-cell>
          <table:table-cell office:value-type="float" office:value="106">
            <text:p>106</text:p>
          </table:table-cell>
          <table:table-cell office:value-type="float" office:value="188">
            <text:p>188</text:p>
          </table:table-cell>
          <table:table-cell office:value-type="float" office:value="336">
            <text:p>336</text:p>
          </table:table-cell>
          <table:table-cell table:number-columns-repeated="2"/>
          <table:table-cell office:value-type="string">
            <text:p>stereovision1.v</text:p>
          </table:table-cell>
          <table:table-cell office:value-type="float" office:value="8.23707">
            <text:p>8.23707</text:p>
          </table:table-cell>
          <table:table-cell office:value-type="float" office:value="7.96822">
            <text:p>7.96822</text:p>
          </table:table-cell>
          <table:table-cell office:value-type="float" office:value="8.23928">
            <text:p>8.23928</text:p>
          </table:table-cell>
          <table:table-cell office:value-type="float" office:value="8.34881">
            <text:p>8.34881</text:p>
          </table:table-cell>
          <table:table-cell office:value-type="float" office:value="8.49911">
            <text:p>8.49911</text:p>
          </table:table-cell>
          <table:table-cell table:number-columns-repeated="20"/>
        </table:table-row>
        <table:table-row table:style-name="ro1">
          <table:table-cell office:value-type="string">
            <text:p>mkDelayWorker32B.v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  <table:table-cell office:value-type="float" office:value="88">
            <text:p>88</text:p>
          </table:table-cell>
          <table:table-cell office:value-type="float" office:value="186">
            <text:p>186</text:p>
          </table:table-cell>
          <table:table-cell table:number-columns-repeated="2"/>
          <table:table-cell office:value-type="string">
            <text:p>mkDelayWorker32B.v</text:p>
          </table:table-cell>
          <table:table-cell office:value-type="float" office:value="11.1558">
            <text:p>11.1558</text:p>
          </table:table-cell>
          <table:table-cell office:value-type="float" office:value="10.3225">
            <text:p>10.3225</text:p>
          </table:table-cell>
          <table:table-cell office:value-type="float" office:value="10.569">
            <text:p>10.569</text:p>
          </table:table-cell>
          <table:table-cell office:value-type="float" office:value="10.5795">
            <text:p>10.5795</text:p>
          </table:table-cell>
          <table:table-cell office:value-type="float" office:value="10.0881">
            <text:p>10.0881</text:p>
          </table:table-cell>
          <table:table-cell table:number-columns-repeated="20"/>
        </table:table-row>
        <table:table-row table:style-name="ro1">
          <table:table-cell office:value-type="string">
            <text:p>mkSMAdapter4B.v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office:value-type="float" office:value="70">
            <text:p>70</text:p>
          </table:table-cell>
          <table:table-cell office:value-type="float" office:value="146">
            <text:p>146</text:p>
          </table:table-cell>
          <table:table-cell table:number-columns-repeated="2"/>
          <table:table-cell office:value-type="string">
            <text:p>mkSMAdapter4B.v</text:p>
          </table:table-cell>
          <table:table-cell office:value-type="float" office:value="8.3948">
            <text:p>8.3948</text:p>
          </table:table-cell>
          <table:table-cell office:value-type="float" office:value="9.64507">
            <text:p>9.64507</text:p>
          </table:table-cell>
          <table:table-cell office:value-type="float" office:value="8.80553">
            <text:p>8.80553</text:p>
          </table:table-cell>
          <table:table-cell office:value-type="float" office:value="8.3959">
            <text:p>8.3959</text:p>
          </table:table-cell>
          <table:table-cell office:value-type="float" office:value="7.82728">
            <text:p>7.82728</text:p>
          </table:table-cell>
          <table:table-cell table:number-columns-repeated="20"/>
        </table:table-row>
        <table:table-row table:style-name="ro1">
          <table:table-cell office:value-type="string">
            <text:p>or1200.v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string">
            <text:p>or1200.v</text:p>
          </table:table-cell>
          <table:table-cell office:value-type="float" office:value="18.0447">
            <text:p>18.0447</text:p>
          </table:table-cell>
          <table:table-cell office:value-type="float" office:value="15.3484">
            <text:p>15.3484</text:p>
          </table:table-cell>
          <table:table-cell office:value-type="float" office:value="16.0183">
            <text:p>16.0183</text:p>
          </table:table-cell>
          <table:table-cell office:value-type="float" office:value="15.6852">
            <text:p>15.6852</text:p>
          </table:table-cell>
          <table:table-cell office:value-type="float" office:value="18.5465">
            <text:p>18.5465</text:p>
          </table:table-cell>
          <table:table-cell table:number-columns-repeated="20"/>
        </table:table-row>
        <table:table-row table:style-name="ro1">
          <table:table-cell office:value-type="string">
            <text:p>blob_merge.v</text:p>
          </table:table-cell>
          <table:table-cell table:number-columns-repeated="2"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98">
            <text:p>98</text:p>
          </table:table-cell>
          <table:table-cell office:value-type="float" office:value="106">
            <text:p>106</text:p>
          </table:table-cell>
          <table:table-cell table:number-columns-repeated="2"/>
          <table:table-cell office:value-type="string">
            <text:p>blob_merge.v</text:p>
          </table:table-cell>
          <table:table-cell office:value-type="float" office:value="10.3611">
            <text:p>10.3611</text:p>
          </table:table-cell>
          <table:table-cell office:value-type="float" office:value="14.8335">
            <text:p>14.8335</text:p>
          </table:table-cell>
          <table:table-cell office:value-type="float" office:value="10.6168">
            <text:p>10.6168</text:p>
          </table:table-cell>
          <table:table-cell office:value-type="float" office:value="12.3143">
            <text:p>12.3143</text:p>
          </table:table-cell>
          <table:table-cell office:value-type="float" office:value="11.3055">
            <text:p>11.3055</text:p>
          </table:table-cell>
          <table:table-cell table:number-columns-repeated="20"/>
        </table:table-row>
        <table:table-row table:style-name="ro1">
          <table:table-cell office:value-type="string">
            <text:p>geomean</text:p>
          </table:table-cell>
          <table:table-cell table:formula="of:=GEOMEAN([.B28:.B33])" office:value-type="float" office:value="72.3479588315815">
            <text:p>72.3479588316</text:p>
          </table:table-cell>
          <table:table-cell table:formula="of:=GEOMEAN([.C28:.C33])" office:value-type="float" office:value="73.6605873393049">
            <text:p>73.6605873393</text:p>
          </table:table-cell>
          <table:table-cell table:formula="of:=GEOMEAN([.D28:.D33])" office:value-type="float" office:value="76.4997079163562">
            <text:p>76.4997079164</text:p>
          </table:table-cell>
          <table:table-cell table:formula="of:=GEOMEAN([.E28:.E33])" office:value-type="float" office:value="94.0036469475137">
            <text:p>94.0036469475</text:p>
          </table:table-cell>
          <table:table-cell table:formula="of:=GEOMEAN([.F28:.F33])" office:value-type="float" office:value="168.924526518826">
            <text:p>168.9245265188</text:p>
          </table:table-cell>
          <table:table-cell table:formula="of:=GEOMEAN([.B34:.F34])" office:value-type="float" office:value="91.6709495801323">
            <text:p>91.6709495801</text:p>
          </table:table-cell>
          <table:table-cell/>
          <table:table-cell office:value-type="string">
            <text:p>geomean</text:p>
          </table:table-cell>
          <table:table-cell table:formula="of:=GEOMEAN([.J28:.J33])" office:value-type="float" office:value="9.73612692566314">
            <text:p>9.7361269257</text:p>
          </table:table-cell>
          <table:table-cell table:formula="of:=GEOMEAN([.K28:.K33])" office:value-type="float" office:value="9.73323108760611">
            <text:p>9.7332310876</text:p>
          </table:table-cell>
          <table:table-cell table:formula="of:=GEOMEAN([.L28:.L33])" office:value-type="float" office:value="9.30428005938888">
            <text:p>9.3042800594</text:p>
          </table:table-cell>
          <table:table-cell table:formula="of:=GEOMEAN([.M28:.M33])" office:value-type="float" office:value="10.0821178459957">
            <text:p>10.082117846</text:p>
          </table:table-cell>
          <table:table-cell table:formula="of:=GEOMEAN([.N28:.N33])" office:value-type="float" office:value="9.55484532008227">
            <text:p>9.5548453201</text:p>
          </table:table-cell>
          <table:table-cell table:formula="of:=GEOMEAN([.J34:.N34])" office:value-type="float" office:value="9.67877275255258">
            <text:p>9.6787727526</text:p>
          </table:table-cell>
          <table:table-cell table:number-columns-repeated="6"/>
          <table:table-cell table:formula="of:=[.G34]*[.O34]" office:value-type="float" office:value="887.262288996806">
            <text:p>887.2622889968</text:p>
          </table:table-cell>
          <table:table-cell table:number-columns-repeated="12"/>
        </table:table-row>
        <table:table-row table:style-name="ro1">
          <table:table-cell table:number-columns-repeated="6"/>
          <table:table-cell table:formula="of:=GEOMEAN([.E34:.F34])" office:value-type="float" office:value="126.013973636465">
            <text:p>126.0139736365</text:p>
          </table:table-cell>
          <table:table-cell table:number-columns-repeated="7"/>
          <table:table-cell table:formula="of:=GEOMEAN([.M34:.N34])" office:value-type="float" office:value="9.81494149332178">
            <text:p>9.8149414933</text:p>
          </table:table-cell>
          <table:table-cell table:number-columns-repeated="6"/>
          <table:table-cell table:formula="of:=[.G35]*[.O35]" office:value-type="float" office:value="1236.81977858289">
            <text:p>1236.8197785829</text:p>
          </table:table-cell>
          <table:table-cell table:number-columns-repeated="12"/>
        </table:table-row>
        <table:table-row table:style-name="ro1">
          <table:table-cell office:value-type="string">
            <text:p>Constant = 0.500000</text:p>
          </table:table-cell>
          <table:table-cell table:number-columns-repeated="7"/>
          <table:table-cell office:value-type="string">
            <text:p>Constant = 0.500000</text:p>
          </table:table-cell>
          <table:table-cell table:number-columns-repeated="25"/>
        </table:table-row>
        <table:table-row table:style-name="ro1">
          <table:table-cell table:number-columns-repeated="34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20"/>
        </table:table-row>
        <table:table-row table:style-name="ro1">
          <table:table-cell office:value-type="string">
            <text:p>stereovision0.v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66">
            <text:p>66</text:p>
          </table:table-cell>
          <table:table-cell office:value-type="float" office:value="102">
            <text:p>102</text:p>
          </table:table-cell>
          <table:table-cell office:value-type="float" office:value="166">
            <text:p>166</text:p>
          </table:table-cell>
          <table:table-cell table:number-columns-repeated="2"/>
          <table:table-cell office:value-type="string">
            <text:p>stereovision0.v</text:p>
          </table:table-cell>
          <table:table-cell office:value-type="float" office:value="5.90579">
            <text:p>5.90579</text:p>
          </table:table-cell>
          <table:table-cell office:value-type="float" office:value="4.97849">
            <text:p>4.97849</text:p>
          </table:table-cell>
          <table:table-cell office:value-type="float" office:value="4.75922">
            <text:p>4.75922</text:p>
          </table:table-cell>
          <table:table-cell office:value-type="float" office:value="4.97738">
            <text:p>4.97738</text:p>
          </table:table-cell>
          <table:table-cell office:value-type="float" office:value="5.11069">
            <text:p>5.11069</text:p>
          </table:table-cell>
          <table:table-cell table:number-columns-repeated="20"/>
        </table:table-row>
        <table:table-row table:style-name="ro1">
          <table:table-cell office:value-type="string">
            <text:p>stereovision1.v</text:p>
          </table:table-cell>
          <table:table-cell office:value-type="float" office:value="102">
            <text:p>102</text:p>
          </table:table-cell>
          <table:table-cell office:value-type="float" office:value="108">
            <text:p>108</text:p>
          </table:table-cell>
          <table:table-cell office:value-type="float" office:value="122">
            <text:p>122</text:p>
          </table:table-cell>
          <table:table-cell office:value-type="float" office:value="116">
            <text:p>116</text:p>
          </table:table-cell>
          <table:table-cell office:value-type="float" office:value="194">
            <text:p>194</text:p>
          </table:table-cell>
          <table:table-cell table:number-columns-repeated="2"/>
          <table:table-cell office:value-type="string">
            <text:p>stereovision1.v</text:p>
          </table:table-cell>
          <table:table-cell office:value-type="float" office:value="8.23707">
            <text:p>8.23707</text:p>
          </table:table-cell>
          <table:table-cell office:value-type="float" office:value="7.83491">
            <text:p>7.83491</text:p>
          </table:table-cell>
          <table:table-cell office:value-type="float" office:value="7.78472">
            <text:p>7.78472</text:p>
          </table:table-cell>
          <table:table-cell office:value-type="float" office:value="8.23533">
            <text:p>8.23533</text:p>
          </table:table-cell>
          <table:table-cell office:value-type="float" office:value="7.58926">
            <text:p>7.58926</text:p>
          </table:table-cell>
          <table:table-cell table:number-columns-repeated="20"/>
        </table:table-row>
        <table:table-row table:style-name="ro1">
          <table:table-cell office:value-type="string">
            <text:p>mkDelayWorker32B.v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  <table:table-cell office:value-type="float" office:value="84">
            <text:p>84</text:p>
          </table:table-cell>
          <table:table-cell office:value-type="float" office:value="176">
            <text:p>176</text:p>
          </table:table-cell>
          <table:table-cell table:number-columns-repeated="2"/>
          <table:table-cell office:value-type="string">
            <text:p>mkDelayWorker32B.v</text:p>
          </table:table-cell>
          <table:table-cell office:value-type="float" office:value="11.1558">
            <text:p>11.1558</text:p>
          </table:table-cell>
          <table:table-cell office:value-type="float" office:value="11.9712">
            <text:p>11.9712</text:p>
          </table:table-cell>
          <table:table-cell office:value-type="float" office:value="10.8756">
            <text:p>10.8756</text:p>
          </table:table-cell>
          <table:table-cell office:value-type="float" office:value="11.2217">
            <text:p>11.2217</text:p>
          </table:table-cell>
          <table:table-cell office:value-type="float" office:value="10.4634">
            <text:p>10.4634</text:p>
          </table:table-cell>
          <table:table-cell table:number-columns-repeated="20"/>
        </table:table-row>
        <table:table-row table:style-name="ro1">
          <table:table-cell office:value-type="string">
            <text:p>mkSMAdapter4B.v</text:p>
          </table:table-cell>
          <table:table-cell office:value-type="float" office:value="56">
            <text:p>56</text:p>
          </table:table-cell>
          <table:table-cell table:number-columns-repeated="2" office:value-type="float" office:value="58">
            <text:p>58</text:p>
          </table:table-cell>
          <table:table-cell office:value-type="float" office:value="70">
            <text:p>70</text:p>
          </table:table-cell>
          <table:table-cell office:value-type="float" office:value="142">
            <text:p>142</text:p>
          </table:table-cell>
          <table:table-cell table:number-columns-repeated="2"/>
          <table:table-cell office:value-type="string">
            <text:p>mkSMAdapter4B.v</text:p>
          </table:table-cell>
          <table:table-cell office:value-type="float" office:value="8.3948">
            <text:p>8.3948</text:p>
          </table:table-cell>
          <table:table-cell office:value-type="float" office:value="7.90675">
            <text:p>7.90675</text:p>
          </table:table-cell>
          <table:table-cell office:value-type="float" office:value="8.14747">
            <text:p>8.14747</text:p>
          </table:table-cell>
          <table:table-cell office:value-type="float" office:value="9.51669">
            <text:p>9.51669</text:p>
          </table:table-cell>
          <table:table-cell office:value-type="float" office:value="8.80443">
            <text:p>8.80443</text:p>
          </table:table-cell>
          <table:table-cell table:number-columns-repeated="20"/>
        </table:table-row>
        <table:table-row table:style-name="ro1">
          <table:table-cell office:value-type="string">
            <text:p>or1200.v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  <table:table-cell office:value-type="float" office:value="126">
            <text:p>126</text:p>
          </table:table-cell>
          <table:table-cell table:number-columns-repeated="2"/>
          <table:table-cell office:value-type="string">
            <text:p>or1200.v</text:p>
          </table:table-cell>
          <table:table-cell office:value-type="float" office:value="18.0447">
            <text:p>18.0447</text:p>
          </table:table-cell>
          <table:table-cell office:value-type="float" office:value="16.1527">
            <text:p>16.1527</text:p>
          </table:table-cell>
          <table:table-cell office:value-type="float" office:value="16.2288">
            <text:p>16.2288</text:p>
          </table:table-cell>
          <table:table-cell office:value-type="float" office:value="17.1398">
            <text:p>17.1398</text:p>
          </table:table-cell>
          <table:table-cell office:value-type="float" office:value="16.6581">
            <text:p>16.6581</text:p>
          </table:table-cell>
          <table:table-cell table:number-columns-repeated="20"/>
        </table:table-row>
        <table:table-row table:style-name="ro1">
          <table:table-cell office:value-type="string">
            <text:p>blob_merge.v</text:p>
          </table:table-cell>
          <table:table-cell table:number-columns-repeated="3" office:value-type="float" office:value="74">
            <text:p>74</text:p>
          </table:table-cell>
          <table:table-cell office:value-type="float" office:value="84">
            <text:p>84</text:p>
          </table:table-cell>
          <table:table-cell office:value-type="float" office:value="186">
            <text:p>186</text:p>
          </table:table-cell>
          <table:table-cell table:number-columns-repeated="2"/>
          <table:table-cell office:value-type="string">
            <text:p>blob_merge.v</text:p>
          </table:table-cell>
          <table:table-cell office:value-type="float" office:value="10.3611">
            <text:p>10.3611</text:p>
          </table:table-cell>
          <table:table-cell office:value-type="float" office:value="10.4809">
            <text:p>10.4809</text:p>
          </table:table-cell>
          <table:table-cell office:value-type="float" office:value="10.3612">
            <text:p>10.3612</text:p>
          </table:table-cell>
          <table:table-cell office:value-type="float" office:value="12.6227">
            <text:p>12.6227</text:p>
          </table:table-cell>
          <table:table-cell office:value-type="float" office:value="12.3344">
            <text:p>12.3344</text:p>
          </table:table-cell>
          <table:table-cell table:number-columns-repeated="20"/>
        </table:table-row>
        <table:table-row table:style-name="ro1">
          <table:table-cell office:value-type="string">
            <text:p>geomean</text:p>
          </table:table-cell>
          <table:table-cell table:formula="of:=GEOMEAN([.B39:.B44])" office:value-type="float" office:value="72.3479588315815">
            <text:p>72.3479588316</text:p>
          </table:table-cell>
          <table:table-cell table:formula="of:=GEOMEAN([.C39:.C44])" office:value-type="float" office:value="73.7213886052209">
            <text:p>73.7213886052</text:p>
          </table:table-cell>
          <table:table-cell table:formula="of:=GEOMEAN([.D39:.D44])" office:value-type="float" office:value="77.1041658519441">
            <text:p>77.1041658519</text:p>
          </table:table-cell>
          <table:table-cell table:formula="of:=GEOMEAN([.E39:.E44])" office:value-type="float" office:value="88.0982861948549">
            <text:p>88.0982861949</text:p>
          </table:table-cell>
          <table:table-cell table:formula="of:=GEOMEAN([.F39:.F44])" office:value-type="float" office:value="163.154498719009">
            <text:p>163.154498719</text:p>
          </table:table-cell>
          <table:table-cell table:formula="of:=GEOMEAN([.B45:.F45])" office:value-type="float" office:value="90.0187191553806">
            <text:p>90.0187191554</text:p>
          </table:table-cell>
          <table:table-cell/>
          <table:table-cell office:value-type="string">
            <text:p>geomean</text:p>
          </table:table-cell>
          <table:table-cell table:formula="of:=GEOMEAN([.J39:.J44])" office:value-type="float" office:value="9.73612692566314">
            <text:p>9.7361269257</text:p>
          </table:table-cell>
          <table:table-cell table:formula="of:=GEOMEAN([.K39:.K44])" office:value-type="float" office:value="9.24666608929284">
            <text:p>9.2466660893</text:p>
          </table:table-cell>
          <table:table-cell table:formula="of:=GEOMEAN([.L39:.L44])" office:value-type="float" office:value="9.05715652187062">
            <text:p>9.0571565219</text:p>
          </table:table-cell>
          <table:table-cell table:formula="of:=GEOMEAN([.M39:.M44])" office:value-type="float" office:value="9.90978119240415">
            <text:p>9.9097811924</text:p>
          </table:table-cell>
          <table:table-cell table:formula="of:=GEOMEAN([.N39:.N44])" office:value-type="float" office:value="9.49801292126053">
            <text:p>9.4980129213</text:p>
          </table:table-cell>
          <table:table-cell table:formula="of:=GEOMEAN([.J45:.N45])" office:value-type="float" office:value="9.48444711546598">
            <text:p>9.4844471155</text:p>
          </table:table-cell>
          <table:table-cell table:number-columns-repeated="6"/>
          <table:table-cell table:formula="of:=[.G45]*[.O45]" office:value-type="float" office:value="853.777781231192">
            <text:p>853.7777812312</text:p>
          </table:table-cell>
          <table:table-cell table:number-columns-repeated="12"/>
        </table:table-row>
        <table:table-row table:style-name="ro1">
          <table:table-cell table:number-columns-repeated="6"/>
          <table:table-cell table:formula="of:=GEOMEAN([.E45:.F45])" office:value-type="float" office:value="119.890081833842">
            <text:p>119.8900818338</text:p>
          </table:table-cell>
          <table:table-cell table:number-columns-repeated="7"/>
          <table:table-cell table:formula="of:=GEOMEAN([.M45:.N45])" office:value-type="float" office:value="9.70171272571597">
            <text:p>9.7017127257</text:p>
          </table:table-cell>
          <table:table-cell table:number-columns-repeated="6"/>
          <table:table-cell table:formula="of:=[.G46]*[.O46]" office:value-type="float" office:value="1163.13913261451">
            <text:p>1163.1391326145</text:p>
          </table:table-cell>
          <table:table-cell table:number-columns-repeated="12"/>
        </table:table-row>
        <table:table-row table:style-name="ro1">
          <table:table-cell office:value-type="string">
            <text:p>Constant = 1.000000</text:p>
          </table:table-cell>
          <table:table-cell table:number-columns-repeated="7"/>
          <table:table-cell office:value-type="string">
            <text:p>Constant = 1.000000</text:p>
          </table:table-cell>
          <table:table-cell table:number-columns-repeated="25"/>
        </table:table-row>
        <table:table-row table:style-name="ro1">
          <table:table-cell table:number-columns-repeated="34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20"/>
        </table:table-row>
        <table:table-row table:style-name="ro1">
          <table:table-cell office:value-type="string">
            <text:p>stereovision0.v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68">
            <text:p>68</text:p>
          </table:table-cell>
          <table:table-cell office:value-type="float" office:value="94">
            <text:p>94</text:p>
          </table:table-cell>
          <table:table-cell office:value-type="float" office:value="174">
            <text:p>174</text:p>
          </table:table-cell>
          <table:table-cell table:number-columns-repeated="2"/>
          <table:table-cell office:value-type="string">
            <text:p>stereovision0.v</text:p>
          </table:table-cell>
          <table:table-cell office:value-type="float" office:value="5.90579">
            <text:p>5.90579</text:p>
          </table:table-cell>
          <table:table-cell office:value-type="float" office:value="4.75922">
            <text:p>4.75922</text:p>
          </table:table-cell>
          <table:table-cell office:value-type="float" office:value="5.11069">
            <text:p>5.11069</text:p>
          </table:table-cell>
          <table:table-cell office:value-type="float" office:value="4.97738">
            <text:p>4.97738</text:p>
          </table:table-cell>
          <table:table-cell office:value-type="float" office:value="4.55712">
            <text:p>4.55712</text:p>
          </table:table-cell>
          <table:table-cell table:number-columns-repeated="20"/>
        </table:table-row>
        <table:table-row table:style-name="ro1">
          <table:table-cell office:value-type="string">
            <text:p>stereovision1.v</text:p>
          </table:table-cell>
          <table:table-cell office:value-type="float" office:value="102">
            <text:p>102</text:p>
          </table:table-cell>
          <table:table-cell office:value-type="float" office:value="108">
            <text:p>108</text:p>
          </table:table-cell>
          <table:table-cell office:value-type="float" office:value="106">
            <text:p>106</text:p>
          </table:table-cell>
          <table:table-cell office:value-type="float" office:value="188">
            <text:p>188</text:p>
          </table:table-cell>
          <table:table-cell office:value-type="float" office:value="246">
            <text:p>246</text:p>
          </table:table-cell>
          <table:table-cell table:number-columns-repeated="2"/>
          <table:table-cell office:value-type="string">
            <text:p>stereovision1.v</text:p>
          </table:table-cell>
          <table:table-cell office:value-type="float" office:value="8.23707">
            <text:p>8.23707</text:p>
          </table:table-cell>
          <table:table-cell office:value-type="float" office:value="7.78472">
            <text:p>7.78472</text:p>
          </table:table-cell>
          <table:table-cell office:value-type="float" office:value="7.58483">
            <text:p>7.58483</text:p>
          </table:table-cell>
          <table:table-cell office:value-type="float" office:value="8.24149">
            <text:p>8.24149</text:p>
          </table:table-cell>
          <table:table-cell office:value-type="float" office:value="8.36469">
            <text:p>8.36469</text:p>
          </table:table-cell>
          <table:table-cell table:number-columns-repeated="20"/>
        </table:table-row>
        <table:table-row table:style-name="ro1">
          <table:table-cell office:value-type="string">
            <text:p>mkDelayWorker32B.v</text:p>
          </table:table-cell>
          <table:table-cell office:value-type="float" office:value="76">
            <text:p>76</text:p>
          </table:table-cell>
          <table:table-cell table:number-columns-repeated="2" office:value-type="float" office:value="78">
            <text:p>78</text:p>
          </table:table-cell>
          <table:table-cell office:value-type="float" office:value="84">
            <text:p>84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string">
            <text:p>mkDelayWorker32B.v</text:p>
          </table:table-cell>
          <table:table-cell office:value-type="float" office:value="11.1558">
            <text:p>11.1558</text:p>
          </table:table-cell>
          <table:table-cell office:value-type="float" office:value="10.7378">
            <text:p>10.7378</text:p>
          </table:table-cell>
          <table:table-cell office:value-type="float" office:value="10.4662">
            <text:p>10.4662</text:p>
          </table:table-cell>
          <table:table-cell office:value-type="float" office:value="10.8847">
            <text:p>10.8847</text:p>
          </table:table-cell>
          <table:table-cell office:value-type="float" office:value="11.5426">
            <text:p>11.5426</text:p>
          </table:table-cell>
          <table:table-cell table:number-columns-repeated="20"/>
        </table:table-row>
        <table:table-row table:style-name="ro1">
          <table:table-cell office:value-type="string">
            <text:p>mkSMAdapter4B.v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  <table:table-cell office:value-type="float" office:value="106">
            <text:p>106</text:p>
          </table:table-cell>
          <table:table-cell table:number-columns-repeated="2"/>
          <table:table-cell office:value-type="string">
            <text:p>mkSMAdapter4B.v</text:p>
          </table:table-cell>
          <table:table-cell office:value-type="float" office:value="8.3948">
            <text:p>8.3948</text:p>
          </table:table-cell>
          <table:table-cell office:value-type="float" office:value="8.14637">
            <text:p>8.14637</text:p>
          </table:table-cell>
          <table:table-cell office:value-type="float" office:value="8.80443">
            <text:p>8.80443</text:p>
          </table:table-cell>
          <table:table-cell office:value-type="float" office:value="9.50784">
            <text:p>9.50784</text:p>
          </table:table-cell>
          <table:table-cell office:value-type="float" office:value="7.46603">
            <text:p>7.46603</text:p>
          </table:table-cell>
          <table:table-cell table:number-columns-repeated="20"/>
        </table:table-row>
        <table:table-row table:style-name="ro1">
          <table:table-cell office:value-type="string">
            <text:p>or1200.v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  <table:table-cell office:value-type="float" office:value="84">
            <text:p>84</text:p>
          </table:table-cell>
          <table:table-cell office:value-type="float" office:value="136">
            <text:p>136</text:p>
          </table:table-cell>
          <table:table-cell table:number-columns-repeated="2"/>
          <table:table-cell office:value-type="string">
            <text:p>or1200.v</text:p>
          </table:table-cell>
          <table:table-cell office:value-type="float" office:value="18.0447">
            <text:p>18.0447</text:p>
          </table:table-cell>
          <table:table-cell office:value-type="float" office:value="16.0444">
            <text:p>16.0444</text:p>
          </table:table-cell>
          <table:table-cell office:value-type="float" office:value="16.5277">
            <text:p>16.5277</text:p>
          </table:table-cell>
          <table:table-cell office:value-type="float" office:value="16.688">
            <text:p>16.688</text:p>
          </table:table-cell>
          <table:table-cell office:value-type="float" office:value="17.3816">
            <text:p>17.3816</text:p>
          </table:table-cell>
          <table:table-cell table:number-columns-repeated="20"/>
        </table:table-row>
        <table:table-row table:style-name="ro1">
          <table:table-cell office:value-type="string">
            <text:p>blob_merge.v</text:p>
          </table:table-cell>
          <table:table-cell office:value-type="float" office:value="74">
            <text:p>74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  <table:table-cell office:value-type="float" office:value="186">
            <text:p>186</text:p>
          </table:table-cell>
          <table:table-cell table:number-columns-repeated="2"/>
          <table:table-cell office:value-type="string">
            <text:p>blob_merge.v</text:p>
          </table:table-cell>
          <table:table-cell office:value-type="float" office:value="10.3611">
            <text:p>10.3611</text:p>
          </table:table-cell>
          <table:table-cell office:value-type="float" office:value="10.3612">
            <text:p>10.3612</text:p>
          </table:table-cell>
          <table:table-cell office:value-type="float" office:value="11.0707">
            <text:p>11.0707</text:p>
          </table:table-cell>
          <table:table-cell office:value-type="float" office:value="12.1704">
            <text:p>12.1704</text:p>
          </table:table-cell>
          <table:table-cell office:value-type="float" office:value="11.3633">
            <text:p>11.3633</text:p>
          </table:table-cell>
          <table:table-cell table:number-columns-repeated="20"/>
        </table:table-row>
        <table:table-row table:style-name="ro1">
          <table:table-cell office:value-type="string">
            <text:p>geomean</text:p>
          </table:table-cell>
          <table:table-cell table:formula="of:=GEOMEAN([.B50:.B55])" office:value-type="float" office:value="72.3479588315815">
            <text:p>72.3479588316</text:p>
          </table:table-cell>
          <table:table-cell table:formula="of:=GEOMEAN([.C50:.C55])" office:value-type="float" office:value="73.3855076843669">
            <text:p>73.3855076844</text:p>
          </table:table-cell>
          <table:table-cell table:formula="of:=GEOMEAN([.D50:.D55])" office:value-type="float" office:value="76.5487139490432">
            <text:p>76.548713949</text:p>
          </table:table-cell>
          <table:table-cell table:formula="of:=GEOMEAN([.E50:.E55])" office:value-type="float" office:value="93.341469051275">
            <text:p>93.3414690513</text:p>
          </table:table-cell>
          <table:table-cell table:formula="of:=GEOMEAN([.F50:.F55])" office:value-type="float" office:value="161.743850804372">
            <text:p>161.7438508044</text:p>
          </table:table-cell>
          <table:table-cell table:formula="of:=GEOMEAN([.B56:.F56])" office:value-type="float" office:value="90.6933364198553">
            <text:p>90.6933364199</text:p>
          </table:table-cell>
          <table:table-cell/>
          <table:table-cell office:value-type="string">
            <text:p>geomean</text:p>
          </table:table-cell>
          <table:table-cell table:formula="of:=GEOMEAN([.J50:.J55])" office:value-type="float" office:value="9.73612692566314">
            <text:p>9.7361269257</text:p>
          </table:table-cell>
          <table:table-cell table:formula="of:=GEOMEAN([.K50:.K55])" office:value-type="float" office:value="9.02052801284821">
            <text:p>9.0205280128</text:p>
          </table:table-cell>
          <table:table-cell table:formula="of:=GEOMEAN([.L50:.L55])" office:value-type="float" office:value="9.31573647469053">
            <text:p>9.3157364747</text:p>
          </table:table-cell>
          <table:table-cell table:formula="of:=GEOMEAN([.M50:.M55])" office:value-type="float" office:value="9.75593731166221">
            <text:p>9.7559373117</text:p>
          </table:table-cell>
          <table:table-cell table:formula="of:=GEOMEAN([.N50:.N55])" office:value-type="float" office:value="9.30439171521864">
            <text:p>9.3043917152</text:p>
          </table:table-cell>
          <table:table-cell table:formula="of:=GEOMEAN([.J56:.N56])" office:value-type="float" office:value="9.4223335379268">
            <text:p>9.4223335379</text:p>
          </table:table-cell>
          <table:table-cell table:number-columns-repeated="6"/>
          <table:table-cell table:formula="of:=[.G56]*[.O56]" office:value-type="float" office:value="854.542865415281">
            <text:p>854.5428654153</text:p>
          </table:table-cell>
          <table:table-cell table:number-columns-repeated="12"/>
        </table:table-row>
        <table:table-row table:style-name="ro1">
          <table:table-cell table:number-columns-repeated="6"/>
          <table:table-cell table:formula="of:=GEOMEAN([.E56:.F56])" office:value-type="float" office:value="122.871512744372">
            <text:p>122.8715127444</text:p>
          </table:table-cell>
          <table:table-cell table:number-columns-repeated="7"/>
          <table:table-cell table:formula="of:=GEOMEAN([.M56:.N56])" office:value-type="float" office:value="9.52748982139694">
            <text:p>9.5274898214</text:p>
          </table:table-cell>
          <table:table-cell table:number-columns-repeated="6"/>
          <table:table-cell table:formula="of:=[.G57]*[.O57]" office:value-type="float" office:value="1170.65708701165">
            <text:p>1170.6570870117</text:p>
          </table:table-cell>
          <table:table-cell table:number-columns-repeated="12"/>
        </table:table-row>
        <table:table-row table:style-name="ro1">
          <table:table-cell office:value-type="string">
            <text:p>Constant = 1.500000</text:p>
          </table:table-cell>
          <table:table-cell table:number-columns-repeated="7"/>
          <table:table-cell office:value-type="string">
            <text:p>Constant = 1.500000</text:p>
          </table:table-cell>
          <table:table-cell table:number-columns-repeated="25"/>
        </table:table-row>
        <table:table-row table:style-name="ro1">
          <table:table-cell table:number-columns-repeated="34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20"/>
        </table:table-row>
        <table:table-row table:style-name="ro1">
          <table:table-cell office:value-type="string">
            <text:p>stereovision0.v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88">
            <text:p>88</text:p>
          </table:table-cell>
          <table:table-cell office:value-type="float" office:value="196">
            <text:p>196</text:p>
          </table:table-cell>
          <table:table-cell table:number-columns-repeated="2"/>
          <table:table-cell office:value-type="string">
            <text:p>stereovision0.v</text:p>
          </table:table-cell>
          <table:table-cell office:value-type="float" office:value="5.90579">
            <text:p>5.90579</text:p>
          </table:table-cell>
          <table:table-cell office:value-type="float" office:value="4.96013">
            <text:p>4.96013</text:p>
          </table:table-cell>
          <table:table-cell office:value-type="float" office:value="5.11069">
            <text:p>5.11069</text:p>
          </table:table-cell>
          <table:table-cell office:value-type="float" office:value="4.97517">
            <text:p>4.97517</text:p>
          </table:table-cell>
          <table:table-cell office:value-type="float" office:value="4.97343">
            <text:p>4.97343</text:p>
          </table:table-cell>
          <table:table-cell table:number-columns-repeated="20"/>
        </table:table-row>
        <table:table-row table:style-name="ro1">
          <table:table-cell office:value-type="string">
            <text:p>stereovision1.v</text:p>
          </table:table-cell>
          <table:table-cell table:number-columns-repeated="2" office:value-type="float" office:value="102">
            <text:p>102</text:p>
          </table:table-cell>
          <table:table-cell office:value-type="float" office:value="108">
            <text:p>108</text:p>
          </table:table-cell>
          <table:table-cell office:value-type="float" office:value="138">
            <text:p>138</text:p>
          </table:table-cell>
          <table:table-cell office:value-type="float" office:value="206">
            <text:p>206</text:p>
          </table:table-cell>
          <table:table-cell table:number-columns-repeated="2"/>
          <table:table-cell office:value-type="string">
            <text:p>stereovision1.v</text:p>
          </table:table-cell>
          <table:table-cell office:value-type="float" office:value="8.23707">
            <text:p>8.23707</text:p>
          </table:table-cell>
          <table:table-cell office:value-type="float" office:value="7.51255">
            <text:p>7.51255</text:p>
          </table:table-cell>
          <table:table-cell office:value-type="float" office:value="8.64476">
            <text:p>8.64476</text:p>
          </table:table-cell>
          <table:table-cell office:value-type="float" office:value="8.50586">
            <text:p>8.50586</text:p>
          </table:table-cell>
          <table:table-cell office:value-type="float" office:value="8.50417">
            <text:p>8.50417</text:p>
          </table:table-cell>
          <table:table-cell table:number-columns-repeated="20"/>
        </table:table-row>
        <table:table-row table:style-name="ro1">
          <table:table-cell office:value-type="string">
            <text:p>mkDelayWorker32B.v</text:p>
          </table:table-cell>
          <table:table-cell office:value-type="float" office:value="76">
            <text:p>76</text:p>
          </table:table-cell>
          <table:table-cell table:number-columns-repeated="2" office:value-type="float" office:value="78">
            <text:p>78</text:p>
          </table:table-cell>
          <table:table-cell office:value-type="float" office:value="86">
            <text:p>86</text:p>
          </table:table-cell>
          <table:table-cell office:value-type="float" office:value="126">
            <text:p>126</text:p>
          </table:table-cell>
          <table:table-cell table:number-columns-repeated="2"/>
          <table:table-cell office:value-type="string">
            <text:p>mkDelayWorker32B.v</text:p>
          </table:table-cell>
          <table:table-cell office:value-type="float" office:value="11.1558">
            <text:p>11.1558</text:p>
          </table:table-cell>
          <table:table-cell office:value-type="float" office:value="9.89502">
            <text:p>9.89502</text:p>
          </table:table-cell>
          <table:table-cell office:value-type="float" office:value="10.116">
            <text:p>10.116</text:p>
          </table:table-cell>
          <table:table-cell office:value-type="float" office:value="10.7877">
            <text:p>10.7877</text:p>
          </table:table-cell>
          <table:table-cell office:value-type="float" office:value="10.7727">
            <text:p>10.7727</text:p>
          </table:table-cell>
          <table:table-cell table:number-columns-repeated="20"/>
        </table:table-row>
        <table:table-row table:style-name="ro1">
          <table:table-cell office:value-type="string">
            <text:p>mkSMAdapter4B.v</text:p>
          </table:table-cell>
          <table:table-cell office:value-type="float" office:value="56">
            <text:p>56</text:p>
          </table:table-cell>
          <table:table-cell table:number-columns-repeated="2" office:value-type="float" office:value="58">
            <text:p>58</text:p>
          </table:table-cell>
          <table:table-cell office:value-type="float" office:value="74">
            <text:p>74</text:p>
          </table:table-cell>
          <table:table-cell office:value-type="float" office:value="136">
            <text:p>136</text:p>
          </table:table-cell>
          <table:table-cell table:number-columns-repeated="2"/>
          <table:table-cell office:value-type="string">
            <text:p>mkSMAdapter4B.v</text:p>
          </table:table-cell>
          <table:table-cell office:value-type="float" office:value="8.3948">
            <text:p>8.3948</text:p>
          </table:table-cell>
          <table:table-cell office:value-type="float" office:value="8.87197">
            <text:p>8.87197</text:p>
          </table:table-cell>
          <table:table-cell office:value-type="float" office:value="8.65378">
            <text:p>8.65378</text:p>
          </table:table-cell>
          <table:table-cell office:value-type="float" office:value="8.94106">
            <text:p>8.94106</text:p>
          </table:table-cell>
          <table:table-cell office:value-type="float" office:value="9.26831">
            <text:p>9.26831</text:p>
          </table:table-cell>
          <table:table-cell table:number-columns-repeated="20"/>
        </table:table-row>
        <table:table-row table:style-name="ro1">
          <table:table-cell office:value-type="string">
            <text:p>or1200.v</text:p>
          </table:table-cell>
          <table:table-cell table:number-columns-repeated="3"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146">
            <text:p>146</text:p>
          </table:table-cell>
          <table:table-cell table:number-columns-repeated="2"/>
          <table:table-cell office:value-type="string">
            <text:p>or1200.v</text:p>
          </table:table-cell>
          <table:table-cell office:value-type="float" office:value="18.0447">
            <text:p>18.0447</text:p>
          </table:table-cell>
          <table:table-cell office:value-type="float" office:value="17.0149">
            <text:p>17.0149</text:p>
          </table:table-cell>
          <table:table-cell office:value-type="float" office:value="16.7528">
            <text:p>16.7528</text:p>
          </table:table-cell>
          <table:table-cell office:value-type="float" office:value="16.7952">
            <text:p>16.7952</text:p>
          </table:table-cell>
          <table:table-cell office:value-type="float" office:value="17.991">
            <text:p>17.991</text:p>
          </table:table-cell>
          <table:table-cell table:number-columns-repeated="20"/>
        </table:table-row>
        <table:table-row table:style-name="ro1">
          <table:table-cell office:value-type="string">
            <text:p>blob_merge.v</text:p>
          </table:table-cell>
          <table:table-cell office:value-type="float" office:value="74">
            <text:p>74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table:number-columns-repeated="2"/>
          <table:table-cell office:value-type="string">
            <text:p>blob_merge.v</text:p>
          </table:table-cell>
          <table:table-cell office:value-type="float" office:value="10.3611">
            <text:p>10.3611</text:p>
          </table:table-cell>
          <table:table-cell office:value-type="float" office:value="13.8718">
            <text:p>13.8718</text:p>
          </table:table-cell>
          <table:table-cell office:value-type="float" office:value="12.3099">
            <text:p>12.3099</text:p>
          </table:table-cell>
          <table:table-cell office:value-type="float" office:value="12.1924">
            <text:p>12.1924</text:p>
          </table:table-cell>
          <table:table-cell office:value-type="float" office:value="11.2901">
            <text:p>11.2901</text:p>
          </table:table-cell>
          <table:table-cell table:number-columns-repeated="20"/>
        </table:table-row>
        <table:table-row table:style-name="ro1">
          <table:table-cell office:value-type="string">
            <text:p>geomean</text:p>
          </table:table-cell>
          <table:table-cell table:formula="of:=GEOMEAN([.B61:.B66])" office:value-type="float" office:value="72.3479588315815">
            <text:p>72.3479588316</text:p>
          </table:table-cell>
          <table:table-cell table:formula="of:=GEOMEAN([.C61:.C66])" office:value-type="float" office:value="72.3585466351956">
            <text:p>72.3585466352</text:p>
          </table:table-cell>
          <table:table-cell table:formula="of:=GEOMEAN([.D61:.D66])" office:value-type="float" office:value="73.787655178039">
            <text:p>73.787655178</text:p>
          </table:table-cell>
          <table:table-cell table:formula="of:=GEOMEAN([.E61:.E66])" office:value-type="float" office:value="89.9728617166034">
            <text:p>89.9728617166</text:p>
          </table:table-cell>
          <table:table-cell table:formula="of:=GEOMEAN([.F61:.F66])" office:value-type="float" office:value="150.709489368579">
            <text:p>150.7094893686</text:p>
          </table:table-cell>
          <table:table-cell table:formula="of:=GEOMEAN([.B67:.F67])" office:value-type="float" office:value="87.8679293166547">
            <text:p>87.8679293167</text:p>
          </table:table-cell>
          <table:table-cell/>
          <table:table-cell office:value-type="string">
            <text:p>geomean</text:p>
          </table:table-cell>
          <table:table-cell table:formula="of:=GEOMEAN([.J61:.J66])" office:value-type="float" office:value="9.73612692566314">
            <text:p>9.7361269257</text:p>
          </table:table-cell>
          <table:table-cell table:formula="of:=GEOMEAN([.K61:.K66])" office:value-type="float" office:value="9.57811173764031">
            <text:p>9.5781117376</text:p>
          </table:table-cell>
          <table:table-cell table:formula="of:=GEOMEAN([.L61:.L66])" office:value-type="float" office:value="9.63011588220314">
            <text:p>9.6301158822</text:p>
          </table:table-cell>
          <table:table-cell table:formula="of:=GEOMEAN([.M61:.M66])" office:value-type="float" office:value="9.70554068641672">
            <text:p>9.7055406864</text:p>
          </table:table-cell>
          <table:table-cell table:formula="of:=GEOMEAN([.N61:.N66])" office:value-type="float" office:value="9.74752502192466">
            <text:p>9.7475250219</text:p>
          </table:table-cell>
          <table:table-cell table:formula="of:=GEOMEAN([.J67:.N67])" office:value-type="float" office:value="9.6792642494483">
            <text:p>9.6792642494</text:p>
          </table:table-cell>
          <table:table-cell table:number-columns-repeated="6"/>
          <table:table-cell table:formula="of:=[.G67]*[.O67]" office:value-type="float" office:value="850.496906907746">
            <text:p>850.4969069077</text:p>
          </table:table-cell>
          <table:table-cell table:number-columns-repeated="12"/>
        </table:table-row>
        <table:table-row table:style-name="ro1">
          <table:table-cell table:number-columns-repeated="6"/>
          <table:table-cell table:formula="of:=GEOMEAN([.E67:.F67])" office:value-type="float" office:value="116.446399885695">
            <text:p>116.4463998857</text:p>
          </table:table-cell>
          <table:table-cell table:number-columns-repeated="7"/>
          <table:table-cell table:formula="of:=GEOMEAN([.M67:.N67])" office:value-type="float" office:value="9.7265102011027">
            <text:p>9.7265102011</text:p>
          </table:table-cell>
          <table:table-cell table:number-columns-repeated="6"/>
          <table:table-cell table:formula="of:=[.G68]*[.O68]" office:value-type="float" office:value="1132.61709636989">
            <text:p>1132.6170963699</text:p>
          </table:table-cell>
          <table:table-cell table:number-columns-repeated="12"/>
        </table:table-row>
        <table:table-row table:style-name="ro1">
          <table:table-cell office:value-type="string">
            <text:p>Constant = 5.000000</text:p>
          </table:table-cell>
          <table:table-cell table:number-columns-repeated="7"/>
          <table:table-cell office:value-type="string">
            <text:p>Constant = 5.000000</text:p>
          </table:table-cell>
          <table:table-cell table:number-columns-repeated="25"/>
        </table:table-row>
        <table:table-row table:style-name="ro1">
          <table:table-cell table:number-columns-repeated="34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20"/>
        </table:table-row>
        <table:table-row table:style-name="ro1">
          <table:table-cell office:value-type="string">
            <text:p>stereovision0.v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66">
            <text:p>66</text:p>
          </table:table-cell>
          <table:table-cell office:value-type="float" office:value="84">
            <text:p>84</text:p>
          </table:table-cell>
          <table:table-cell office:value-type="float" office:value="126">
            <text:p>126</text:p>
          </table:table-cell>
          <table:table-cell table:number-columns-repeated="2"/>
          <table:table-cell office:value-type="string">
            <text:p>stereovision0.v</text:p>
          </table:table-cell>
          <table:table-cell office:value-type="float" office:value="5.90579">
            <text:p>5.90579</text:p>
          </table:table-cell>
          <table:table-cell office:value-type="float" office:value="4.97959">
            <text:p>4.97959</text:p>
          </table:table-cell>
          <table:table-cell office:value-type="float" office:value="5.06426">
            <text:p>5.06426</text:p>
          </table:table-cell>
          <table:table-cell office:value-type="float" office:value="5.07537">
            <text:p>5.07537</text:p>
          </table:table-cell>
          <table:table-cell office:value-type="float" office:value="4.84074">
            <text:p>4.84074</text:p>
          </table:table-cell>
          <table:table-cell table:number-columns-repeated="20"/>
        </table:table-row>
        <table:table-row table:style-name="ro1">
          <table:table-cell office:value-type="string">
            <text:p>stereovision1.v</text:p>
          </table:table-cell>
          <table:table-cell office:value-type="float" office:value="102">
            <text:p>102</text:p>
          </table:table-cell>
          <table:table-cell office:value-type="float" office:value="104">
            <text:p>104</text:p>
          </table:table-cell>
          <table:table-cell office:value-type="float" office:value="128">
            <text:p>128</text:p>
          </table:table-cell>
          <table:table-cell office:value-type="float" office:value="110">
            <text:p>110</text:p>
          </table:table-cell>
          <table:table-cell office:value-type="float" office:value="196">
            <text:p>196</text:p>
          </table:table-cell>
          <table:table-cell table:number-columns-repeated="2"/>
          <table:table-cell office:value-type="string">
            <text:p>stereovision1.v</text:p>
          </table:table-cell>
          <table:table-cell office:value-type="float" office:value="8.23707">
            <text:p>8.23707</text:p>
          </table:table-cell>
          <table:table-cell office:value-type="float" office:value="7.56385">
            <text:p>7.56385</text:p>
          </table:table-cell>
          <table:table-cell office:value-type="float" office:value="7.83601">
            <text:p>7.83601</text:p>
          </table:table-cell>
          <table:table-cell office:value-type="float" office:value="8.37702">
            <text:p>8.37702</text:p>
          </table:table-cell>
          <table:table-cell office:value-type="float" office:value="8.23311">
            <text:p>8.23311</text:p>
          </table:table-cell>
          <table:table-cell table:number-columns-repeated="20"/>
        </table:table-row>
        <table:table-row table:style-name="ro1">
          <table:table-cell office:value-type="string">
            <text:p>mkDelayWorker32B.v</text:p>
          </table:table-cell>
          <table:table-cell office:value-type="float" office:value="76">
            <text:p>76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196">
            <text:p>196</text:p>
          </table:table-cell>
          <table:table-cell table:number-columns-repeated="2"/>
          <table:table-cell office:value-type="string">
            <text:p>mkDelayWorker32B.v</text:p>
          </table:table-cell>
          <table:table-cell office:value-type="float" office:value="11.1558">
            <text:p>11.1558</text:p>
          </table:table-cell>
          <table:table-cell office:value-type="float" office:value="10.7313">
            <text:p>10.7313</text:p>
          </table:table-cell>
          <table:table-cell office:value-type="float" office:value="10.7364">
            <text:p>10.7364</text:p>
          </table:table-cell>
          <table:table-cell office:value-type="float" office:value="11.165">
            <text:p>11.165</text:p>
          </table:table-cell>
          <table:table-cell office:value-type="float" office:value="12.0589">
            <text:p>12.0589</text:p>
          </table:table-cell>
          <table:table-cell table:number-columns-repeated="20"/>
        </table:table-row>
        <table:table-row table:style-name="ro1">
          <table:table-cell office:value-type="string">
            <text:p>mkSMAdapter4B.v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  <table:table-cell office:value-type="float" office:value="116">
            <text:p>116</text:p>
          </table:table-cell>
          <table:table-cell table:number-columns-repeated="2"/>
          <table:table-cell office:value-type="string">
            <text:p>mkSMAdapter4B.v</text:p>
          </table:table-cell>
          <table:table-cell office:value-type="float" office:value="8.3948">
            <text:p>8.3948</text:p>
          </table:table-cell>
          <table:table-cell office:value-type="float" office:value="8.80047">
            <text:p>8.80047</text:p>
          </table:table-cell>
          <table:table-cell office:value-type="float" office:value="8.35696">
            <text:p>8.35696</text:p>
          </table:table-cell>
          <table:table-cell office:value-type="float" office:value="7.55127">
            <text:p>7.55127</text:p>
          </table:table-cell>
          <table:table-cell office:value-type="float" office:value="10.0019">
            <text:p>10.0019</text:p>
          </table:table-cell>
          <table:table-cell table:number-columns-repeated="20"/>
        </table:table-row>
        <table:table-row table:style-name="ro1">
          <table:table-cell office:value-type="string">
            <text:p>or1200.v</text:p>
          </table:table-cell>
          <table:table-cell office:value-type="float" office:value="72">
            <text:p>72</text:p>
          </table:table-cell>
          <table:table-cell office:value-type="float" office:value="76">
            <text:p>76</text:p>
          </table:table-cell>
          <table:table-cell office:value-type="float" office:value="82">
            <text:p>82</text:p>
          </table:table-cell>
          <table:table-cell office:value-type="float" office:value="88">
            <text:p>88</text:p>
          </table:table-cell>
          <table:table-cell office:value-type="float" office:value="126">
            <text:p>126</text:p>
          </table:table-cell>
          <table:table-cell table:number-columns-repeated="2"/>
          <table:table-cell office:value-type="string">
            <text:p>or1200.v</text:p>
          </table:table-cell>
          <table:table-cell office:value-type="float" office:value="18.0447">
            <text:p>18.0447</text:p>
          </table:table-cell>
          <table:table-cell office:value-type="float" office:value="15.2019">
            <text:p>15.2019</text:p>
          </table:table-cell>
          <table:table-cell office:value-type="float" office:value="15.2167">
            <text:p>15.2167</text:p>
          </table:table-cell>
          <table:table-cell office:value-type="float" office:value="15.9851">
            <text:p>15.9851</text:p>
          </table:table-cell>
          <table:table-cell office:value-type="float" office:value="15.5818">
            <text:p>15.5818</text:p>
          </table:table-cell>
          <table:table-cell table:number-columns-repeated="20"/>
        </table:table-row>
        <table:table-row table:style-name="ro1">
          <table:table-cell office:value-type="string">
            <text:p>blob_merge.v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72">
            <text:p>72</text:p>
          </table:table-cell>
          <table:table-cell office:value-type="float" office:value="88">
            <text:p>88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string">
            <text:p>blob_merge.v</text:p>
          </table:table-cell>
          <table:table-cell office:value-type="float" office:value="10.3611">
            <text:p>10.3611</text:p>
          </table:table-cell>
          <table:table-cell office:value-type="float" office:value="11.7335">
            <text:p>11.7335</text:p>
          </table:table-cell>
          <table:table-cell office:value-type="float" office:value="16.6698">
            <text:p>16.6698</text:p>
          </table:table-cell>
          <table:table-cell office:value-type="float" office:value="12.1726">
            <text:p>12.1726</text:p>
          </table:table-cell>
          <table:table-cell office:value-type="float" office:value="11.2279">
            <text:p>11.2279</text:p>
          </table:table-cell>
          <table:table-cell table:number-columns-repeated="20"/>
        </table:table-row>
        <table:table-row table:style-name="ro1">
          <table:table-cell office:value-type="string">
            <text:p>geomean</text:p>
          </table:table-cell>
          <table:table-cell table:formula="of:=GEOMEAN([.B72:.B77])" office:value-type="float" office:value="72.3479588315815">
            <text:p>72.3479588316</text:p>
          </table:table-cell>
          <table:table-cell table:formula="of:=GEOMEAN([.C72:.C77])" office:value-type="float" office:value="75.125902652379">
            <text:p>75.1259026524</text:p>
          </table:table-cell>
          <table:table-cell table:formula="of:=GEOMEAN([.D72:.D77])" office:value-type="float" office:value="79.8782493801409">
            <text:p>79.8782493801</text:p>
          </table:table-cell>
          <table:table-cell table:formula="of:=GEOMEAN([.E72:.E77])" office:value-type="float" office:value="87.7766523610747">
            <text:p>87.7766523611</text:p>
          </table:table-cell>
          <table:table-cell table:formula="of:=GEOMEAN([.F72:.F77])" office:value-type="float" office:value="149.212762221129">
            <text:p>149.2127622211</text:p>
          </table:table-cell>
          <table:table-cell table:formula="of:=GEOMEAN([.B78:.F78])" office:value-type="float" office:value="89.3235349060326">
            <text:p>89.323534906</text:p>
          </table:table-cell>
          <table:table-cell/>
          <table:table-cell office:value-type="string">
            <text:p>geomean</text:p>
          </table:table-cell>
          <table:table-cell table:formula="of:=GEOMEAN([.J72:.J77])" office:value-type="float" office:value="9.73612692566314">
            <text:p>9.7361269257</text:p>
          </table:table-cell>
          <table:table-cell table:formula="of:=GEOMEAN([.K72:.K77])" office:value-type="float" office:value="9.2697927455073">
            <text:p>9.2697927455</text:p>
          </table:table-cell>
          <table:table-cell table:formula="of:=GEOMEAN([.L72:.L77])" office:value-type="float" office:value="9.83168921375032">
            <text:p>9.8316892138</text:p>
          </table:table-cell>
          <table:table-cell table:formula="of:=GEOMEAN([.M72:.M77])" office:value-type="float" office:value="9.41721420956977">
            <text:p>9.4172142096</text:p>
          </table:table-cell>
          <table:table-cell table:formula="of:=GEOMEAN([.N72:.N77])" office:value-type="float" office:value="9.71546682319717">
            <text:p>9.7154668232</text:p>
          </table:table-cell>
          <table:table-cell table:formula="of:=GEOMEAN([.J78:.N78])" office:value-type="float" office:value="9.59166722943878">
            <text:p>9.5916672294</text:p>
          </table:table-cell>
          <table:table-cell table:number-columns-repeated="6"/>
          <table:table-cell table:formula="of:=[.G78]*[.O78]" office:value-type="float" office:value="856.761622575823">
            <text:p>856.7616225758</text:p>
          </table:table-cell>
          <table:table-cell table:number-columns-repeated="12"/>
        </table:table-row>
        <table:table-row table:style-name="ro1">
          <table:table-cell table:number-columns-repeated="6"/>
          <table:table-cell table:formula="of:=GEOMEAN([.E78:.F78])" office:value-type="float" office:value="114.44385853911">
            <text:p>114.4438585391</text:p>
          </table:table-cell>
          <table:table-cell table:number-columns-repeated="7"/>
          <table:table-cell table:formula="of:=GEOMEAN([.M78:.N78])" office:value-type="float" office:value="9.56517810707235">
            <text:p>9.5651781071</text:p>
          </table:table-cell>
          <table:table-cell table:number-columns-repeated="6"/>
          <table:table-cell table:formula="of:=[.G79]*[.O79]" office:value-type="float" office:value="1094.67589018718">
            <text:p>1094.6758901872</text:p>
          </table:table-cell>
          <table:table-cell table:number-columns-repeated="12"/>
        </table:table-row>
        <table:table-row table:style-name="ro1">
          <table:table-cell office:value-type="string">
            <text:p>Constant = 10.000000</text:p>
          </table:table-cell>
          <table:table-cell table:number-columns-repeated="7"/>
          <table:table-cell office:value-type="string">
            <text:p>Constant = 10.000000</text:p>
          </table:table-cell>
          <table:table-cell table:number-columns-repeated="25"/>
        </table:table-row>
        <table:table-row table:style-name="ro1">
          <table:table-cell table:number-columns-repeated="34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20"/>
        </table:table-row>
        <table:table-row table:style-name="ro1">
          <table:table-cell office:value-type="string">
            <text:p>stereovision0.v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8">
            <text:p>68</text:p>
          </table:table-cell>
          <table:table-cell office:value-type="float" office:value="74">
            <text:p>74</text:p>
          </table:table-cell>
          <table:table-cell office:value-type="float" office:value="176">
            <text:p>176</text:p>
          </table:table-cell>
          <table:table-cell table:number-columns-repeated="2"/>
          <table:table-cell office:value-type="string">
            <text:p>stereovision0.v</text:p>
          </table:table-cell>
          <table:table-cell office:value-type="float" office:value="5.90579">
            <text:p>5.90579</text:p>
          </table:table-cell>
          <table:table-cell office:value-type="float" office:value="5.06426">
            <text:p>5.06426</text:p>
          </table:table-cell>
          <table:table-cell office:value-type="float" office:value="4.84074">
            <text:p>4.84074</text:p>
          </table:table-cell>
          <table:table-cell office:value-type="float" office:value="5.1118">
            <text:p>5.1118</text:p>
          </table:table-cell>
          <table:table-cell office:value-type="float" office:value="4.80864">
            <text:p>4.80864</text:p>
          </table:table-cell>
          <table:table-cell table:number-columns-repeated="20"/>
        </table:table-row>
        <table:table-row table:style-name="ro1">
          <table:table-cell office:value-type="string">
            <text:p>stereovision1.v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16">
            <text:p>116</text:p>
          </table:table-cell>
          <table:table-cell office:value-type="float" office:value="178">
            <text:p>178</text:p>
          </table:table-cell>
          <table:table-cell table:number-columns-repeated="2"/>
          <table:table-cell office:value-type="string">
            <text:p>stereovision1.v</text:p>
          </table:table-cell>
          <table:table-cell office:value-type="float" office:value="8.23707">
            <text:p>8.23707</text:p>
          </table:table-cell>
          <table:table-cell office:value-type="float" office:value="7.94793">
            <text:p>7.94793</text:p>
          </table:table-cell>
          <table:table-cell office:value-type="float" office:value="7.50591">
            <text:p>7.50591</text:p>
          </table:table-cell>
          <table:table-cell office:value-type="float" office:value="7.93827">
            <text:p>7.93827</text:p>
          </table:table-cell>
          <table:table-cell office:value-type="float" office:value="8.63749">
            <text:p>8.63749</text:p>
          </table:table-cell>
          <table:table-cell table:number-columns-repeated="20"/>
        </table:table-row>
        <table:table-row table:style-name="ro1">
          <table:table-cell office:value-type="string">
            <text:p>mkDelayWorker32B.v</text:p>
          </table:table-cell>
          <table:table-cell office:value-type="float" office:value="76">
            <text:p>76</text:p>
          </table:table-cell>
          <table:table-cell table:number-columns-repeated="2" office:value-type="float" office:value="82">
            <text:p>82</text:p>
          </table:table-cell>
          <table:table-cell office:value-type="float" office:value="110">
            <text:p>110</text:p>
          </table:table-cell>
          <table:table-cell office:value-type="float" office:value="194">
            <text:p>194</text:p>
          </table:table-cell>
          <table:table-cell table:number-columns-repeated="2"/>
          <table:table-cell office:value-type="string">
            <text:p>mkDelayWorker32B.v</text:p>
          </table:table-cell>
          <table:table-cell office:value-type="float" office:value="11.1558">
            <text:p>11.1558</text:p>
          </table:table-cell>
          <table:table-cell office:value-type="float" office:value="10.9345">
            <text:p>10.9345</text:p>
          </table:table-cell>
          <table:table-cell office:value-type="float" office:value="10.3868">
            <text:p>10.3868</text:p>
          </table:table-cell>
          <table:table-cell office:value-type="float" office:value="10.3571">
            <text:p>10.3571</text:p>
          </table:table-cell>
          <table:table-cell office:value-type="float" office:value="12.8969">
            <text:p>12.8969</text:p>
          </table:table-cell>
          <table:table-cell table:number-columns-repeated="20"/>
        </table:table-row>
        <table:table-row table:style-name="ro1">
          <table:table-cell office:value-type="string">
            <text:p>mkSMAdapter4B.v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64">
            <text:p>64</text:p>
          </table:table-cell>
          <table:table-cell office:value-type="float" office:value="108">
            <text:p>108</text:p>
          </table:table-cell>
          <table:table-cell table:number-columns-repeated="2"/>
          <table:table-cell office:value-type="string">
            <text:p>mkSMAdapter4B.v</text:p>
          </table:table-cell>
          <table:table-cell office:value-type="float" office:value="8.3948">
            <text:p>8.3948</text:p>
          </table:table-cell>
          <table:table-cell office:value-type="float" office:value="8.35696">
            <text:p>8.35696</text:p>
          </table:table-cell>
          <table:table-cell office:value-type="float" office:value="9.98045">
            <text:p>9.98045</text:p>
          </table:table-cell>
          <table:table-cell office:value-type="float" office:value="9.00126">
            <text:p>9.00126</text:p>
          </table:table-cell>
          <table:table-cell office:value-type="float" office:value="9.31163">
            <text:p>9.31163</text:p>
          </table:table-cell>
          <table:table-cell table:number-columns-repeated="20"/>
        </table:table-row>
        <table:table-row table:style-name="ro1">
          <table:table-cell office:value-type="string">
            <text:p>or1200.v</text:p>
          </table:table-cell>
          <table:table-cell office:value-type="float" office:value="72">
            <text:p>72</text:p>
          </table:table-cell>
          <table:table-cell table:number-columns-repeated="2" office:value-type="float" office:value="80">
            <text:p>80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table:number-columns-repeated="2"/>
          <table:table-cell office:value-type="string">
            <text:p>or1200.v</text:p>
          </table:table-cell>
          <table:table-cell office:value-type="float" office:value="18.0447">
            <text:p>18.0447</text:p>
          </table:table-cell>
          <table:table-cell office:value-type="float" office:value="15.2404">
            <text:p>15.2404</text:p>
          </table:table-cell>
          <table:table-cell office:value-type="float" office:value="15.5653">
            <text:p>15.5653</text:p>
          </table:table-cell>
          <table:table-cell office:value-type="float" office:value="15.7118">
            <text:p>15.7118</text:p>
          </table:table-cell>
          <table:table-cell office:value-type="float" office:value="15.7175">
            <text:p>15.7175</text:p>
          </table:table-cell>
          <table:table-cell table:number-columns-repeated="20"/>
        </table:table-row>
        <table:table-row table:style-name="ro1">
          <table:table-cell office:value-type="string">
            <text:p>blob_merge.v</text:p>
          </table:table-cell>
          <table:table-cell office:value-type="float" office:value="74">
            <text:p>74</text:p>
          </table:table-cell>
          <table:table-cell office:value-type="float" office:value="72">
            <text:p>72</text:p>
          </table:table-cell>
          <table:table-cell office:value-type="float" office:value="76">
            <text:p>76</text:p>
          </table:table-cell>
          <table:table-cell office:value-type="float" office:value="82">
            <text:p>82</text:p>
          </table:table-cell>
          <table:table-cell office:value-type="float" office:value="116">
            <text:p>116</text:p>
          </table:table-cell>
          <table:table-cell table:number-columns-repeated="2"/>
          <table:table-cell office:value-type="string">
            <text:p>blob_merge.v</text:p>
          </table:table-cell>
          <table:table-cell office:value-type="float" office:value="10.3611">
            <text:p>10.3611</text:p>
          </table:table-cell>
          <table:table-cell office:value-type="float" office:value="15.2863">
            <text:p>15.2863</text:p>
          </table:table-cell>
          <table:table-cell office:value-type="float" office:value="11.2268">
            <text:p>11.2268</text:p>
          </table:table-cell>
          <table:table-cell office:value-type="float" office:value="12.8135">
            <text:p>12.8135</text:p>
          </table:table-cell>
          <table:table-cell office:value-type="float" office:value="13.5939">
            <text:p>13.5939</text:p>
          </table:table-cell>
          <table:table-cell table:number-columns-repeated="20"/>
        </table:table-row>
        <table:table-row table:style-name="ro1">
          <table:table-cell office:value-type="string">
            <text:p>geomean</text:p>
          </table:table-cell>
          <table:table-cell table:formula="of:=GEOMEAN([.B83:.B88])" office:value-type="float" office:value="72.3479588315815">
            <text:p>72.3479588316</text:p>
          </table:table-cell>
          <table:table-cell table:formula="of:=GEOMEAN([.C83:.C88])" office:value-type="float" office:value="76.4410611996285">
            <text:p>76.4410611996</text:p>
          </table:table-cell>
          <table:table-cell table:formula="of:=GEOMEAN([.D83:.D88])" office:value-type="float" office:value="77.7103252677388">
            <text:p>77.7103252677</text:p>
          </table:table-cell>
          <table:table-cell table:formula="of:=GEOMEAN([.E83:.E88])" office:value-type="float" office:value="87.0816164666313">
            <text:p>87.0816164666</text:p>
          </table:table-cell>
          <table:table-cell table:formula="of:=GEOMEAN([.F83:.F88])" office:value-type="float" office:value="146.530011213945">
            <text:p>146.5300112139</text:p>
          </table:table-cell>
          <table:table-cell table:formula="of:=GEOMEAN([.B89:.F89])" office:value-type="float" office:value="88.6782178129423">
            <text:p>88.6782178129</text:p>
          </table:table-cell>
          <table:table-cell/>
          <table:table-cell office:value-type="string">
            <text:p>geomean</text:p>
          </table:table-cell>
          <table:table-cell table:formula="of:=GEOMEAN([.J83:.J88])" office:value-type="float" office:value="9.73612692566314">
            <text:p>9.7361269257</text:p>
          </table:table-cell>
          <table:table-cell table:formula="of:=GEOMEAN([.K83:.K88])" office:value-type="float" office:value="9.74584135139068">
            <text:p>9.7458413514</text:p>
          </table:table-cell>
          <table:table-cell table:formula="of:=GEOMEAN([.L83:.L88])" office:value-type="float" office:value="9.32667293414428">
            <text:p>9.3266729341</text:p>
          </table:table-cell>
          <table:table-cell table:formula="of:=GEOMEAN([.M83:.M88])" office:value-type="float" office:value="9.55628628728254">
            <text:p>9.5562862873</text:p>
          </table:table-cell>
          <table:table-cell table:formula="of:=GEOMEAN([.N83:.N88])" office:value-type="float" office:value="10.1066695832645">
            <text:p>10.1066695833</text:p>
          </table:table-cell>
          <table:table-cell table:formula="of:=GEOMEAN([.J89:.N89])" office:value-type="float" office:value="9.69094003364019">
            <text:p>9.6909400336</text:p>
          </table:table-cell>
          <table:table-cell table:number-columns-repeated="6"/>
          <table:table-cell table:formula="of:=[.G89]*[.O89]" office:value-type="float" office:value="859.375291115307">
            <text:p>859.3752911153</text:p>
          </table:table-cell>
          <table:table-cell table:number-columns-repeated="12"/>
        </table:table-row>
        <table:table-row table:style-name="ro1">
          <table:table-cell table:number-columns-repeated="6"/>
          <table:table-cell table:formula="of:=GEOMEAN([.E89:.F89])" office:value-type="float" office:value="112.960480865584">
            <text:p>112.9604808656</text:p>
          </table:table-cell>
          <table:table-cell table:number-columns-repeated="7"/>
          <table:table-cell table:formula="of:=GEOMEAN([.M89:.N89])" office:value-type="float" office:value="9.82762575338752">
            <text:p>9.8276257534</text:p>
          </table:table-cell>
          <table:table-cell table:number-columns-repeated="6"/>
          <table:table-cell table:formula="of:=[.G90]*[.O90]" office:value-type="float" office:value="1110.13333086965">
            <text:p>1110.1333308697</text:p>
          </table:table-cell>
          <table:table-cell table:number-columns-repeated="12"/>
        </table:table-row>
      </table:table>
      <table:table table:name="Ct=1" table:style-name="ta1">
        <table:table-column table:style-name="co12" table:default-cell-style-name="Default"/>
        <table:table-column table:style-name="co17" table:number-columns-repeated="5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5" table:default-cell-style-name="Default"/>
        <table:table-column table:style-name="co22" table:default-cell-style-name="Default"/>
        <table:table-column table:style-name="co17" table:number-columns-repeated="5" table:default-cell-style-name="Default"/>
        <table:table-column table:style-name="co5" table:default-cell-style-name="Default"/>
        <table:table-column table:style-name="co18" table:default-cell-style-name="Default"/>
        <table:table-column table:style-name="co16" table:number-columns-repeated="5" table:default-cell-style-name="Default"/>
        <table:table-row table:style-name="ro1">
          <table:table-cell office:value-type="string">
            <text:p>min_chan_width</text:p>
          </table:table-cell>
          <table:table-cell table:number-columns-repeated="7"/>
          <table:table-cell office:value-type="string">
            <text:p>critical_path_delay</text:p>
          </table:table-cell>
          <table:table-cell table:number-columns-repeated="12"/>
          <table:table-cell office:value-type="string">
            <text:p>MinW * crit_path</text:p>
          </table:table-cell>
          <table:table-cell table:number-columns-repeated="5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Constant = 0.000000</text:p>
          </table:table-cell>
          <table:table-cell table:number-columns-repeated="7"/>
          <table:table-cell office:value-type="string">
            <text:p>Constant = 0.000000</text:p>
          </table:table-cell>
          <table:table-cell table:number-columns-repeated="18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13"/>
        </table:table-row>
        <table:table-row table:style-name="ro1">
          <table:table-cell office:value-type="string">
            <text:p>stereovision0.v</text:p>
          </table:table-cell>
          <table:table-cell table:number-columns-repeated="2"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78">
            <text:p>78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string">
            <text:p>stereovision0.v</text:p>
          </table:table-cell>
          <table:table-cell table:number-columns-repeated="5" office:value-type="float" office:value="5.90579">
            <text:p>5.90579</text:p>
          </table:table-cell>
          <table:table-cell table:number-columns-repeated="13"/>
        </table:table-row>
        <table:table-row table:style-name="ro1">
          <table:table-cell office:value-type="string">
            <text:p>stereovision1.v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130">
            <text:p>130</text:p>
          </table:table-cell>
          <table:table-cell office:value-type="float" office:value="194">
            <text:p>194</text:p>
          </table:table-cell>
          <table:table-cell office:value-type="float" office:value="386">
            <text:p>386</text:p>
          </table:table-cell>
          <table:table-cell table:number-columns-repeated="2"/>
          <table:table-cell office:value-type="string">
            <text:p>stereovision1.v</text:p>
          </table:table-cell>
          <table:table-cell office:value-type="float" office:value="8.23707">
            <text:p>8.23707</text:p>
          </table:table-cell>
          <table:table-cell office:value-type="float" office:value="8.24039">
            <text:p>8.24039</text:p>
          </table:table-cell>
          <table:table-cell office:value-type="float" office:value="8.37149">
            <text:p>8.37149</text:p>
          </table:table-cell>
          <table:table-cell office:value-type="float" office:value="8.23643">
            <text:p>8.23643</text:p>
          </table:table-cell>
          <table:table-cell office:value-type="float" office:value="8.24039">
            <text:p>8.24039</text:p>
          </table:table-cell>
          <table:table-cell table:number-columns-repeated="13"/>
        </table:table-row>
        <table:table-row table:style-name="ro1">
          <table:table-cell office:value-type="string">
            <text:p>mkDelayWorker32B.v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  <table:table-cell office:value-type="float" office:value="88">
            <text:p>88</text:p>
          </table:table-cell>
          <table:table-cell office:value-type="float" office:value="166">
            <text:p>166</text:p>
          </table:table-cell>
          <table:table-cell table:number-columns-repeated="2"/>
          <table:table-cell office:value-type="string">
            <text:p>mkDelayWorker32B.v</text:p>
          </table:table-cell>
          <table:table-cell office:value-type="float" office:value="11.1558">
            <text:p>11.1558</text:p>
          </table:table-cell>
          <table:table-cell table:number-columns-repeated="3" office:value-type="float" office:value="11.0214">
            <text:p>11.0214</text:p>
          </table:table-cell>
          <table:table-cell office:value-type="float" office:value="11.2311">
            <text:p>11.2311</text:p>
          </table:table-cell>
          <table:table-cell table:number-columns-repeated="13"/>
        </table:table-row>
        <table:table-row table:style-name="ro1">
          <table:table-cell office:value-type="string">
            <text:p>mkSMAdapter4B.v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  <table:table-cell office:value-type="float" office:value="136">
            <text:p>136</text:p>
          </table:table-cell>
          <table:table-cell table:number-columns-repeated="2"/>
          <table:table-cell office:value-type="string">
            <text:p>mkSMAdapter4B.v</text:p>
          </table:table-cell>
          <table:table-cell table:number-columns-repeated="2" office:value-type="float" office:value="8.3948">
            <text:p>8.3948</text:p>
          </table:table-cell>
          <table:table-cell office:value-type="float" office:value="8.39812">
            <text:p>8.39812</text:p>
          </table:table-cell>
          <table:table-cell office:value-type="float" office:value="8.53033">
            <text:p>8.53033</text:p>
          </table:table-cell>
          <table:table-cell office:value-type="float" office:value="8.62319">
            <text:p>8.62319</text:p>
          </table:table-cell>
          <table:table-cell table:number-columns-repeated="13"/>
        </table:table-row>
        <table:table-row table:style-name="ro1">
          <table:table-cell office:value-type="string">
            <text:p>or1200.v</text:p>
          </table:table-cell>
          <table:table-cell table:number-columns-repeated="2"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table:number-columns-repeated="2"/>
          <table:table-cell office:value-type="string">
            <text:p>or1200.v</text:p>
          </table:table-cell>
          <table:table-cell office:value-type="float" office:value="18.0447">
            <text:p>18.0447</text:p>
          </table:table-cell>
          <table:table-cell office:value-type="float" office:value="18.0458">
            <text:p>18.0458</text:p>
          </table:table-cell>
          <table:table-cell office:value-type="float" office:value="18.0419">
            <text:p>18.0419</text:p>
          </table:table-cell>
          <table:table-cell office:value-type="float" office:value="18.4121">
            <text:p>18.4121</text:p>
          </table:table-cell>
          <table:table-cell office:value-type="float" office:value="19.4434">
            <text:p>19.4434</text:p>
          </table:table-cell>
          <table:table-cell table:number-columns-repeated="13"/>
        </table:table-row>
        <table:table-row table:style-name="ro1">
          <table:table-cell office:value-type="string">
            <text:p>blob_merge.v</text:p>
          </table:table-cell>
          <table:table-cell office:value-type="float" office:value="74">
            <text:p>74</text:p>
          </table:table-cell>
          <table:table-cell office:value-type="float" office:value="72">
            <text:p>72</text:p>
          </table:table-cell>
          <table:table-cell table:number-columns-repeated="2" office:value-type="float" office:value="76">
            <text:p>76</text:p>
          </table:table-cell>
          <table:table-cell office:value-type="float" office:value="116">
            <text:p>116</text:p>
          </table:table-cell>
          <table:table-cell table:number-columns-repeated="2"/>
          <table:table-cell office:value-type="string">
            <text:p>blob_merge.v</text:p>
          </table:table-cell>
          <table:table-cell table:number-columns-repeated="5" office:value-type="float" office:value="10.3611">
            <text:p>10.3611</text:p>
          </table:table-cell>
          <table:table-cell table:number-columns-repeated="13"/>
        </table:table-row>
        <table:table-row table:style-name="ro1">
          <table:table-cell office:value-type="string">
            <text:p>geomean</text:p>
          </table:table-cell>
          <table:table-cell table:formula="of:=GEOMEAN([.B6:.B11])" office:value-type="float" office:value="72.3479588315815">
            <text:p>72.3479588316</text:p>
          </table:table-cell>
          <table:table-cell table:formula="of:=GEOMEAN([.C6:.C11])" office:value-type="float" office:value="73.676444711698">
            <text:p>73.6764447117</text:p>
          </table:table-cell>
          <table:table-cell table:formula="of:=GEOMEAN([.D6:.D11])" office:value-type="float" office:value="78.3925970752504">
            <text:p>78.3925970753</text:p>
          </table:table-cell>
          <table:table-cell table:formula="of:=GEOMEAN([.E6:.E11])" office:value-type="float" office:value="90.1500597166899">
            <text:p>90.1500597167</text:p>
          </table:table-cell>
          <table:table-cell table:formula="of:=GEOMEAN([.F6:.F11])" office:value-type="float" office:value="172.314105315695">
            <text:p>172.3141053157</text:p>
          </table:table-cell>
          <table:table-cell table:formula="of:=GEOMEAN([.B12:.F12])" office:value-type="float" office:value="91.7198569709143">
            <text:p>91.7198569709</text:p>
          </table:table-cell>
          <table:table-cell/>
          <table:table-cell office:value-type="string">
            <text:p>geomean</text:p>
          </table:table-cell>
          <table:table-cell table:formula="of:=GEOMEAN([.J6:.J11])" office:value-type="float" office:value="9.73612692566314">
            <text:p>9.7361269257</text:p>
          </table:table-cell>
          <table:table-cell table:formula="of:=GEOMEAN([.K6:.K11])" office:value-type="float" office:value="9.71722998604804">
            <text:p>9.717229986</text:p>
          </table:table-cell>
          <table:table-cell table:formula="of:=GEOMEAN([.L6:.L11])" office:value-type="float" office:value="9.74311787221894">
            <text:p>9.7431178722</text:p>
          </table:table-cell>
          <table:table-cell table:formula="of:=GEOMEAN([.M6:.M11])" office:value-type="float" office:value="9.77510579724783">
            <text:p>9.7751057972</text:p>
          </table:table-cell>
          <table:table-cell table:formula="of:=GEOMEAN([.N6:.N11])" office:value-type="float" office:value="9.91400230052293">
            <text:p>9.9140023005</text:p>
          </table:table-cell>
          <table:table-cell table:formula="of:=GEOMEAN([.J12:.N12])" office:value-type="float" office:value="9.7768607451046">
            <text:p>9.7768607451</text:p>
          </table:table-cell>
          <table:table-cell table:number-columns-repeated="6"/>
          <table:table-cell table:formula="of:=[.G12]*[.O12]" office:value-type="float" office:value="896.73226916554">
            <text:p>896.7322691655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GEOMEAN([.E12:.F12])" office:value-type="float" office:value="124.635977487393">
            <text:p>124.6359774874</text:p>
          </table:table-cell>
          <table:table-cell table:number-columns-repeated="7"/>
          <table:table-cell table:formula="of:=GEOMEAN([.M12:.N12])" office:value-type="float" office:value="9.84430908503843">
            <text:p>9.844309085</text:p>
          </table:table-cell>
          <table:table-cell table:number-columns-repeated="6"/>
          <table:table-cell table:formula="of:=[.G13]*[.O13]" office:value-type="float" office:value="1226.95508550179">
            <text:p>1226.9550855018</text:p>
          </table:table-cell>
          <table:table-cell table:number-columns-repeated="5"/>
        </table:table-row>
        <table:table-row table:style-name="ro1">
          <table:table-cell office:value-type="string">
            <text:p>Constant = 0.100000</text:p>
          </table:table-cell>
          <table:table-cell table:number-columns-repeated="7"/>
          <table:table-cell office:value-type="string">
            <text:p>Constant = 0.100000</text:p>
          </table:table-cell>
          <table:table-cell table:number-columns-repeated="18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13"/>
        </table:table-row>
        <table:table-row table:style-name="ro1">
          <table:table-cell office:value-type="string">
            <text:p>stereovision0.v</text:p>
          </table:table-cell>
          <table:table-cell office:value-type="float" office:value="62">
            <text:p>62</text:p>
          </table:table-cell>
          <table:table-cell office:value-type="float" office:value="58">
            <text:p>58</text:p>
          </table:table-cell>
          <table:table-cell office:value-type="float" office:value="64">
            <text:p>64</text:p>
          </table:table-cell>
          <table:table-cell office:value-type="float" office:value="76">
            <text:p>76</text:p>
          </table:table-cell>
          <table:table-cell office:value-type="float" office:value="138">
            <text:p>138</text:p>
          </table:table-cell>
          <table:table-cell table:number-columns-repeated="2"/>
          <table:table-cell office:value-type="string">
            <text:p>stereovision0.v</text:p>
          </table:table-cell>
          <table:table-cell office:value-type="float" office:value="5.90579">
            <text:p>5.90579</text:p>
          </table:table-cell>
          <table:table-cell office:value-type="float" office:value="4.89242">
            <text:p>4.89242</text:p>
          </table:table-cell>
          <table:table-cell office:value-type="float" office:value="5.14696">
            <text:p>5.14696</text:p>
          </table:table-cell>
          <table:table-cell office:value-type="float" office:value="5.24227">
            <text:p>5.24227</text:p>
          </table:table-cell>
          <table:table-cell office:value-type="float" office:value="4.9807">
            <text:p>4.9807</text:p>
          </table:table-cell>
          <table:table-cell table:number-columns-repeated="13"/>
        </table:table-row>
        <table:table-row table:style-name="ro1">
          <table:table-cell office:value-type="string">
            <text:p>stereovision1.v</text:p>
          </table:table-cell>
          <table:table-cell office:value-type="float" office:value="102">
            <text:p>102</text:p>
          </table:table-cell>
          <table:table-cell office:value-type="float" office:value="104">
            <text:p>104</text:p>
          </table:table-cell>
          <table:table-cell office:value-type="float" office:value="130">
            <text:p>130</text:p>
          </table:table-cell>
          <table:table-cell office:value-type="float" office:value="116">
            <text:p>116</text:p>
          </table:table-cell>
          <table:table-cell office:value-type="float" office:value="326">
            <text:p>326</text:p>
          </table:table-cell>
          <table:table-cell table:number-columns-repeated="2"/>
          <table:table-cell office:value-type="string">
            <text:p>stereovision1.v</text:p>
          </table:table-cell>
          <table:table-cell office:value-type="float" office:value="8.23707">
            <text:p>8.23707</text:p>
          </table:table-cell>
          <table:table-cell office:value-type="float" office:value="7.48673">
            <text:p>7.48673</text:p>
          </table:table-cell>
          <table:table-cell office:value-type="float" office:value="7.83601">
            <text:p>7.83601</text:p>
          </table:table-cell>
          <table:table-cell office:value-type="float" office:value="7.69938">
            <text:p>7.69938</text:p>
          </table:table-cell>
          <table:table-cell office:value-type="float" office:value="9.21043">
            <text:p>9.21043</text:p>
          </table:table-cell>
          <table:table-cell table:number-columns-repeated="13"/>
        </table:table-row>
        <table:table-row table:style-name="ro1">
          <table:table-cell office:value-type="string">
            <text:p>mkDelayWorker32B.v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  <table:table-cell office:value-type="float" office:value="86">
            <text:p>86</text:p>
          </table:table-cell>
          <table:table-cell office:value-type="float" office:value="128">
            <text:p>128</text:p>
          </table:table-cell>
          <table:table-cell table:number-columns-repeated="2"/>
          <table:table-cell office:value-type="string">
            <text:p>mkDelayWorker32B.v</text:p>
          </table:table-cell>
          <table:table-cell office:value-type="float" office:value="11.1558">
            <text:p>11.1558</text:p>
          </table:table-cell>
          <table:table-cell office:value-type="float" office:value="11.5833">
            <text:p>11.5833</text:p>
          </table:table-cell>
          <table:table-cell office:value-type="float" office:value="11.0992">
            <text:p>11.0992</text:p>
          </table:table-cell>
          <table:table-cell office:value-type="float" office:value="10.8362">
            <text:p>10.8362</text:p>
          </table:table-cell>
          <table:table-cell office:value-type="float" office:value="11.7965">
            <text:p>11.7965</text:p>
          </table:table-cell>
          <table:table-cell table:number-columns-repeated="13"/>
        </table:table-row>
        <table:table-row table:style-name="ro1">
          <table:table-cell office:value-type="string">
            <text:p>mkSMAdapter4B.v</text:p>
          </table:table-cell>
          <table:table-cell office:value-type="float" office:value="56">
            <text:p>56</text:p>
          </table:table-cell>
          <table:table-cell table:number-columns-repeated="2" office:value-type="float" office:value="60">
            <text:p>60</text:p>
          </table:table-cell>
          <table:table-cell office:value-type="float" office:value="68">
            <text:p>68</text:p>
          </table:table-cell>
          <table:table-cell office:value-type="float" office:value="146">
            <text:p>146</text:p>
          </table:table-cell>
          <table:table-cell table:number-columns-repeated="2"/>
          <table:table-cell office:value-type="string">
            <text:p>mkSMAdapter4B.v</text:p>
          </table:table-cell>
          <table:table-cell office:value-type="float" office:value="8.3948">
            <text:p>8.3948</text:p>
          </table:table-cell>
          <table:table-cell office:value-type="float" office:value="9.43152">
            <text:p>9.43152</text:p>
          </table:table-cell>
          <table:table-cell office:value-type="float" office:value="7.47673">
            <text:p>7.47673</text:p>
          </table:table-cell>
          <table:table-cell office:value-type="float" office:value="8.21688">
            <text:p>8.21688</text:p>
          </table:table-cell>
          <table:table-cell office:value-type="float" office:value="8.12458">
            <text:p>8.12458</text:p>
          </table:table-cell>
          <table:table-cell table:number-columns-repeated="13"/>
        </table:table-row>
        <table:table-row table:style-name="ro1">
          <table:table-cell office:value-type="string">
            <text:p>or1200.v</text:p>
          </table:table-cell>
          <table:table-cell office:value-type="float" office:value="72">
            <text:p>72</text:p>
          </table:table-cell>
          <table:table-cell table:number-columns-repeated="2" office:value-type="float" office:value="74">
            <text:p>74</text:p>
          </table:table-cell>
          <table:table-cell office:value-type="float" office:value="86">
            <text:p>86</text:p>
          </table:table-cell>
          <table:table-cell office:value-type="float" office:value="176">
            <text:p>176</text:p>
          </table:table-cell>
          <table:table-cell table:number-columns-repeated="2"/>
          <table:table-cell office:value-type="string">
            <text:p>or1200.v</text:p>
          </table:table-cell>
          <table:table-cell office:value-type="float" office:value="18.0447">
            <text:p>18.0447</text:p>
          </table:table-cell>
          <table:table-cell office:value-type="float" office:value="17.8916">
            <text:p>17.8916</text:p>
          </table:table-cell>
          <table:table-cell office:value-type="float" office:value="16.4159">
            <text:p>16.4159</text:p>
          </table:table-cell>
          <table:table-cell office:value-type="float" office:value="17.4456">
            <text:p>17.4456</text:p>
          </table:table-cell>
          <table:table-cell office:value-type="float" office:value="17.3546">
            <text:p>17.3546</text:p>
          </table:table-cell>
          <table:table-cell table:number-columns-repeated="13"/>
        </table:table-row>
        <table:table-row table:style-name="ro1">
          <table:table-cell office:value-type="string">
            <text:p>blob_merge.v</text:p>
          </table:table-cell>
          <table:table-cell table:number-columns-repeated="2"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126">
            <text:p>126</text:p>
          </table:table-cell>
          <table:table-cell table:number-columns-repeated="2"/>
          <table:table-cell office:value-type="string">
            <text:p>blob_merge.v</text:p>
          </table:table-cell>
          <table:table-cell office:value-type="float" office:value="10.3611">
            <text:p>10.3611</text:p>
          </table:table-cell>
          <table:table-cell office:value-type="float" office:value="10.9621">
            <text:p>10.9621</text:p>
          </table:table-cell>
          <table:table-cell office:value-type="float" office:value="11.8961">
            <text:p>11.8961</text:p>
          </table:table-cell>
          <table:table-cell office:value-type="float" office:value="11.4683">
            <text:p>11.4683</text:p>
          </table:table-cell>
          <table:table-cell office:value-type="float" office:value="12.5386">
            <text:p>12.5386</text:p>
          </table:table-cell>
          <table:table-cell table:number-columns-repeated="13"/>
        </table:table-row>
        <table:table-row table:style-name="ro1">
          <table:table-cell office:value-type="string">
            <text:p>geomean</text:p>
          </table:table-cell>
          <table:table-cell table:formula="of:=GEOMEAN([.B17:.B22])" office:value-type="float" office:value="72.3479588315815">
            <text:p>72.3479588316</text:p>
          </table:table-cell>
          <table:table-cell table:formula="of:=GEOMEAN([.C17:.C22])" office:value-type="float" office:value="73.2591323735733">
            <text:p>73.2591323736</text:p>
          </table:table-cell>
          <table:table-cell table:formula="of:=GEOMEAN([.D17:.D22])" office:value-type="float" office:value="77.965352350368">
            <text:p>77.9653523504</text:p>
          </table:table-cell>
          <table:table-cell table:formula="of:=GEOMEAN([.E17:.E22])" office:value-type="float" office:value="83.7809601613337">
            <text:p>83.7809601613</text:p>
          </table:table-cell>
          <table:table-cell table:formula="of:=GEOMEAN([.F17:.F22])" office:value-type="float" office:value="162.838510355527">
            <text:p>162.8385103555</text:p>
          </table:table-cell>
          <table:table-cell table:formula="of:=GEOMEAN([.B23:.F23])" office:value-type="float" office:value="89.1699310308478">
            <text:p>89.1699310308</text:p>
          </table:table-cell>
          <table:table-cell/>
          <table:table-cell office:value-type="string">
            <text:p>geomean</text:p>
          </table:table-cell>
          <table:table-cell table:formula="of:=GEOMEAN([.J17:.J22])" office:value-type="float" office:value="9.73612692566314">
            <text:p>9.7361269257</text:p>
          </table:table-cell>
          <table:table-cell table:formula="of:=GEOMEAN([.K17:.K22])" office:value-type="float" office:value="9.60422088412434">
            <text:p>9.6042208841</text:p>
          </table:table-cell>
          <table:table-cell table:formula="of:=GEOMEAN([.L17:.L22])" office:value-type="float" office:value="9.31579112235847">
            <text:p>9.3157911224</text:p>
          </table:table-cell>
          <table:table-cell table:formula="of:=GEOMEAN([.M17:.M22])" office:value-type="float" office:value="9.46507389055724">
            <text:p>9.4650738906</text:p>
          </table:table-cell>
          <table:table-cell table:formula="of:=GEOMEAN([.N17:.N22])" office:value-type="float" office:value="9.92654249887545">
            <text:p>9.9265424989</text:p>
          </table:table-cell>
          <table:table-cell table:formula="of:=GEOMEAN([.J23:.N23])" office:value-type="float" office:value="9.60722639009243">
            <text:p>9.6072263901</text:p>
          </table:table-cell>
          <table:table-cell table:number-columns-repeated="6"/>
          <table:table-cell table:formula="of:=[.G23]*[.O23]" office:value-type="float" office:value="856.675714602283">
            <text:p>856.6757146023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GEOMEAN([.E23:.F23])" office:value-type="float" office:value="116.802254896159">
            <text:p>116.8022548962</text:p>
          </table:table-cell>
          <table:table-cell table:number-columns-repeated="7"/>
          <table:table-cell table:formula="of:=GEOMEAN([.M23:.N23])" office:value-type="float" office:value="9.69306237623657">
            <text:p>9.6930623762</text:p>
          </table:table-cell>
          <table:table-cell table:number-columns-repeated="6"/>
          <table:table-cell table:formula="of:=[.G24]*[.O24]" office:value-type="float" office:value="1132.17154239355">
            <text:p>1132.1715423936</text:p>
          </table:table-cell>
          <table:table-cell table:number-columns-repeated="5"/>
        </table:table-row>
        <table:table-row table:style-name="ro1">
          <table:table-cell office:value-type="string">
            <text:p>Constant = 0.300000</text:p>
          </table:table-cell>
          <table:table-cell table:number-columns-repeated="7"/>
          <table:table-cell office:value-type="string">
            <text:p>Constant = 0.300000</text:p>
          </table:table-cell>
          <table:table-cell table:number-columns-repeated="18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13"/>
        </table:table-row>
        <table:table-row table:style-name="ro1">
          <table:table-cell office:value-type="string">
            <text:p>stereovision0.v</text:p>
          </table:table-cell>
          <table:table-cell office:value-type="float" office:value="62">
            <text:p>62</text:p>
          </table:table-cell>
          <table:table-cell office:value-type="float" office:value="58">
            <text:p>58</text:p>
          </table:table-cell>
          <table:table-cell office:value-type="float" office:value="64">
            <text:p>64</text:p>
          </table:table-cell>
          <table:table-cell office:value-type="float" office:value="68">
            <text:p>68</text:p>
          </table:table-cell>
          <table:table-cell office:value-type="float" office:value="136">
            <text:p>136</text:p>
          </table:table-cell>
          <table:table-cell table:number-columns-repeated="2"/>
          <table:table-cell office:value-type="string">
            <text:p>stereovision0.v</text:p>
          </table:table-cell>
          <table:table-cell office:value-type="float" office:value="5.90579">
            <text:p>5.90579</text:p>
          </table:table-cell>
          <table:table-cell office:value-type="float" office:value="4.70521">
            <text:p>4.70521</text:p>
          </table:table-cell>
          <table:table-cell table:number-columns-repeated="2" office:value-type="float" office:value="4.97849">
            <text:p>4.97849</text:p>
          </table:table-cell>
          <table:table-cell office:value-type="float" office:value="5.81954">
            <text:p>5.81954</text:p>
          </table:table-cell>
          <table:table-cell table:number-columns-repeated="13"/>
        </table:table-row>
        <table:table-row table:style-name="ro1">
          <table:table-cell office:value-type="string">
            <text:p>stereovision1.v</text:p>
          </table:table-cell>
          <table:table-cell office:value-type="float" office:value="102">
            <text:p>102</text:p>
          </table:table-cell>
          <table:table-cell office:value-type="float" office:value="100">
            <text:p>100</text:p>
          </table:table-cell>
          <table:table-cell office:value-type="float" office:value="102">
            <text:p>102</text:p>
          </table:table-cell>
          <table:table-cell office:value-type="float" office:value="150">
            <text:p>150</text:p>
          </table:table-cell>
          <table:table-cell office:value-type="float" office:value="366">
            <text:p>366</text:p>
          </table:table-cell>
          <table:table-cell table:number-columns-repeated="2"/>
          <table:table-cell office:value-type="string">
            <text:p>stereovision1.v</text:p>
          </table:table-cell>
          <table:table-cell office:value-type="float" office:value="8.23707">
            <text:p>8.23707</text:p>
          </table:table-cell>
          <table:table-cell office:value-type="float" office:value="7.64197">
            <text:p>7.64197</text:p>
          </table:table-cell>
          <table:table-cell office:value-type="float" office:value="8.94444">
            <text:p>8.94444</text:p>
          </table:table-cell>
          <table:table-cell office:value-type="float" office:value="8.23422">
            <text:p>8.23422</text:p>
          </table:table-cell>
          <table:table-cell office:value-type="float" office:value="8.34992">
            <text:p>8.34992</text:p>
          </table:table-cell>
          <table:table-cell table:number-columns-repeated="13"/>
        </table:table-row>
        <table:table-row table:style-name="ro1">
          <table:table-cell office:value-type="string">
            <text:p>mkDelayWorker32B.v</text:p>
          </table:table-cell>
          <table:table-cell office:value-type="float" office:value="76">
            <text:p>76</text:p>
          </table:table-cell>
          <table:table-cell table:number-columns-repeated="2" office:value-type="float" office:value="80">
            <text:p>80</text:p>
          </table:table-cell>
          <table:table-cell office:value-type="float" office:value="88">
            <text:p>88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string">
            <text:p>mkDelayWorker32B.v</text:p>
          </table:table-cell>
          <table:table-cell office:value-type="float" office:value="11.1558">
            <text:p>11.1558</text:p>
          </table:table-cell>
          <table:table-cell office:value-type="float" office:value="11.8379">
            <text:p>11.8379</text:p>
          </table:table-cell>
          <table:table-cell office:value-type="float" office:value="10.7001">
            <text:p>10.7001</text:p>
          </table:table-cell>
          <table:table-cell office:value-type="float" office:value="11.0281">
            <text:p>11.0281</text:p>
          </table:table-cell>
          <table:table-cell office:value-type="float" office:value="10.9016">
            <text:p>10.9016</text:p>
          </table:table-cell>
          <table:table-cell table:number-columns-repeated="13"/>
        </table:table-row>
        <table:table-row table:style-name="ro1">
          <table:table-cell office:value-type="string">
            <text:p>mkSMAdapter4B.v</text:p>
          </table:table-cell>
          <table:table-cell office:value-type="float" office:value="56">
            <text:p>56</text:p>
          </table:table-cell>
          <table:table-cell table:number-columns-repeated="2" office:value-type="float" office:value="60">
            <text:p>60</text:p>
          </table:table-cell>
          <table:table-cell office:value-type="float" office:value="68">
            <text:p>68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string">
            <text:p>mkSMAdapter4B.v</text:p>
          </table:table-cell>
          <table:table-cell office:value-type="float" office:value="8.3948">
            <text:p>8.3948</text:p>
          </table:table-cell>
          <table:table-cell office:value-type="float" office:value="8.8889">
            <text:p>8.8889</text:p>
          </table:table-cell>
          <table:table-cell office:value-type="float" office:value="7.65116">
            <text:p>7.65116</text:p>
          </table:table-cell>
          <table:table-cell office:value-type="float" office:value="8.53033">
            <text:p>8.53033</text:p>
          </table:table-cell>
          <table:table-cell office:value-type="float" office:value="8.49133">
            <text:p>8.49133</text:p>
          </table:table-cell>
          <table:table-cell table:number-columns-repeated="13"/>
        </table:table-row>
        <table:table-row table:style-name="ro1">
          <table:table-cell office:value-type="string">
            <text:p>or1200.v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string">
            <text:p>or1200.v</text:p>
          </table:table-cell>
          <table:table-cell office:value-type="float" office:value="18.0447">
            <text:p>18.0447</text:p>
          </table:table-cell>
          <table:table-cell office:value-type="float" office:value="16.4401">
            <text:p>16.4401</text:p>
          </table:table-cell>
          <table:table-cell office:value-type="float" office:value="15.8784">
            <text:p>15.8784</text:p>
          </table:table-cell>
          <table:table-cell office:value-type="float" office:value="15.0375">
            <text:p>15.0375</text:p>
          </table:table-cell>
          <table:table-cell office:value-type="float" office:value="19.5992">
            <text:p>19.5992</text:p>
          </table:table-cell>
          <table:table-cell table:number-columns-repeated="13"/>
        </table:table-row>
        <table:table-row table:style-name="ro1">
          <table:table-cell office:value-type="string">
            <text:p>blob_merge.v</text:p>
          </table:table-cell>
          <table:table-cell office:value-type="float" office:value="74">
            <text:p>74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table:number-columns-repeated="2"/>
          <table:table-cell office:value-type="string">
            <text:p>blob_merge.v</text:p>
          </table:table-cell>
          <table:table-cell office:value-type="float" office:value="10.3611">
            <text:p>10.3611</text:p>
          </table:table-cell>
          <table:table-cell office:value-type="float" office:value="10.2912">
            <text:p>10.2912</text:p>
          </table:table-cell>
          <table:table-cell office:value-type="float" office:value="12.8595">
            <text:p>12.8595</text:p>
          </table:table-cell>
          <table:table-cell office:value-type="float" office:value="10.7591">
            <text:p>10.7591</text:p>
          </table:table-cell>
          <table:table-cell office:value-type="float" office:value="14.3589">
            <text:p>14.3589</text:p>
          </table:table-cell>
          <table:table-cell table:number-columns-repeated="13"/>
        </table:table-row>
        <table:table-row table:style-name="ro1">
          <table:table-cell office:value-type="string">
            <text:p>geomean</text:p>
          </table:table-cell>
          <table:table-cell table:formula="of:=GEOMEAN([.B28:.B33])" office:value-type="float" office:value="72.3479588315815">
            <text:p>72.3479588316</text:p>
          </table:table-cell>
          <table:table-cell table:formula="of:=GEOMEAN([.C28:.C33])" office:value-type="float" office:value="72.7565741002794">
            <text:p>72.7565741003</text:p>
          </table:table-cell>
          <table:table-cell table:formula="of:=GEOMEAN([.D28:.D33])" office:value-type="float" office:value="75.2011734763156">
            <text:p>75.2011734763</text:p>
          </table:table-cell>
          <table:table-cell table:formula="of:=GEOMEAN([.E28:.E33])" office:value-type="float" office:value="84.7713740503972">
            <text:p>84.7713740504</text:p>
          </table:table-cell>
          <table:table-cell table:formula="of:=GEOMEAN([.F28:.F33])" office:value-type="float" office:value="171.786401689757">
            <text:p>171.7864016898</text:p>
          </table:table-cell>
          <table:table-cell table:formula="of:=GEOMEAN([.B34:.F34])" office:value-type="float" office:value="89.5678664875701">
            <text:p>89.5678664876</text:p>
          </table:table-cell>
          <table:table-cell/>
          <table:table-cell office:value-type="string">
            <text:p>geomean</text:p>
          </table:table-cell>
          <table:table-cell table:formula="of:=GEOMEAN([.J28:.J33])" office:value-type="float" office:value="9.73612692566314">
            <text:p>9.7361269257</text:p>
          </table:table-cell>
          <table:table-cell table:formula="of:=GEOMEAN([.K28:.K33])" office:value-type="float" office:value="9.2835251168754">
            <text:p>9.2835251169</text:p>
          </table:table-cell>
          <table:table-cell table:formula="of:=GEOMEAN([.L28:.L33])" office:value-type="float" office:value="9.51990883058531">
            <text:p>9.5199088306</text:p>
          </table:table-cell>
          <table:table-cell table:formula="of:=GEOMEAN([.M28:.M33])" office:value-type="float" office:value="9.2439240721184">
            <text:p>9.2439240721</text:p>
          </table:table-cell>
          <table:table-cell table:formula="of:=GEOMEAN([.N28:.N33])" office:value-type="float" office:value="10.4007839475737">
            <text:p>10.4007839476</text:p>
          </table:table-cell>
          <table:table-cell table:formula="of:=GEOMEAN([.J34:.N34])" office:value-type="float" office:value="9.62788458558752">
            <text:p>9.6278845856</text:p>
          </table:table-cell>
          <table:table-cell table:number-columns-repeated="6"/>
          <table:table-cell table:formula="of:=[.G34]*[.O34]" office:value-type="float" office:value="862.349081119637">
            <text:p>862.3490811196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GEOMEAN([.E34:.F34])" office:value-type="float" office:value="120.675471055282">
            <text:p>120.6754710553</text:p>
          </table:table-cell>
          <table:table-cell table:number-columns-repeated="7"/>
          <table:table-cell table:formula="of:=GEOMEAN([.M34:.N34])" office:value-type="float" office:value="9.80530759853453">
            <text:p>9.8053075985</text:p>
          </table:table-cell>
          <table:table-cell table:number-columns-repeated="6"/>
          <table:table-cell table:formula="of:=[.G35]*[.O35]" office:value-type="float" office:value="1183.26011329509">
            <text:p>1183.2601132951</text:p>
          </table:table-cell>
          <table:table-cell table:number-columns-repeated="5"/>
        </table:table-row>
        <table:table-row table:style-name="ro1">
          <table:table-cell office:value-type="string">
            <text:p>Constant = 0.500000</text:p>
          </table:table-cell>
          <table:table-cell table:number-columns-repeated="7"/>
          <table:table-cell office:value-type="string">
            <text:p>Constant = 0.500000</text:p>
          </table:table-cell>
          <table:table-cell table:number-columns-repeated="18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13"/>
        </table:table-row>
        <table:table-row table:style-name="ro1">
          <table:table-cell office:value-type="string">
            <text:p>stereovision0.v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84">
            <text:p>84</text:p>
          </table:table-cell>
          <table:table-cell office:value-type="float" office:value="176">
            <text:p>176</text:p>
          </table:table-cell>
          <table:table-cell table:number-columns-repeated="2"/>
          <table:table-cell office:value-type="string">
            <text:p>stereovision0.v</text:p>
          </table:table-cell>
          <table:table-cell office:value-type="float" office:value="5.90579">
            <text:p>5.90579</text:p>
          </table:table-cell>
          <table:table-cell office:value-type="float" office:value="5.24844">
            <text:p>5.24844</text:p>
          </table:table-cell>
          <table:table-cell office:value-type="float" office:value="4.97232">
            <text:p>4.97232</text:p>
          </table:table-cell>
          <table:table-cell office:value-type="float" office:value="5.38175">
            <text:p>5.38175</text:p>
          </table:table-cell>
          <table:table-cell office:value-type="float" office:value="4.97849">
            <text:p>4.97849</text:p>
          </table:table-cell>
          <table:table-cell table:number-columns-repeated="13"/>
        </table:table-row>
        <table:table-row table:style-name="ro1">
          <table:table-cell office:value-type="string">
            <text:p>stereovision1.v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104">
            <text:p>104</text:p>
          </table:table-cell>
          <table:table-cell office:value-type="float" office:value="112">
            <text:p>112</text:p>
          </table:table-cell>
          <table:table-cell office:value-type="float" office:value="206">
            <text:p>206</text:p>
          </table:table-cell>
          <table:table-cell table:number-columns-repeated="2"/>
          <table:table-cell office:value-type="string">
            <text:p>stereovision1.v</text:p>
          </table:table-cell>
          <table:table-cell office:value-type="float" office:value="8.23707">
            <text:p>8.23707</text:p>
          </table:table-cell>
          <table:table-cell office:value-type="float" office:value="8.91803">
            <text:p>8.91803</text:p>
          </table:table-cell>
          <table:table-cell office:value-type="float" office:value="8.50702">
            <text:p>8.50702</text:p>
          </table:table-cell>
          <table:table-cell office:value-type="float" office:value="8.37365">
            <text:p>8.37365</text:p>
          </table:table-cell>
          <table:table-cell office:value-type="float" office:value="7.79858">
            <text:p>7.79858</text:p>
          </table:table-cell>
          <table:table-cell table:number-columns-repeated="13"/>
        </table:table-row>
        <table:table-row table:style-name="ro1">
          <table:table-cell office:value-type="string">
            <text:p>mkDelayWorker32B.v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132">
            <text:p>132</text:p>
          </table:table-cell>
          <table:table-cell table:number-columns-repeated="2"/>
          <table:table-cell office:value-type="string">
            <text:p>mkDelayWorker32B.v</text:p>
          </table:table-cell>
          <table:table-cell office:value-type="float" office:value="11.1558">
            <text:p>11.1558</text:p>
          </table:table-cell>
          <table:table-cell office:value-type="float" office:value="10.512">
            <text:p>10.512</text:p>
          </table:table-cell>
          <table:table-cell office:value-type="float" office:value="10.2846">
            <text:p>10.2846</text:p>
          </table:table-cell>
          <table:table-cell office:value-type="float" office:value="10.0031">
            <text:p>10.0031</text:p>
          </table:table-cell>
          <table:table-cell office:value-type="float" office:value="10.7378">
            <text:p>10.7378</text:p>
          </table:table-cell>
          <table:table-cell table:number-columns-repeated="13"/>
        </table:table-row>
        <table:table-row table:style-name="ro1">
          <table:table-cell office:value-type="string">
            <text:p>mkSMAdapter4B.v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78">
            <text:p>78</text:p>
          </table:table-cell>
          <table:table-cell office:value-type="float" office:value="126">
            <text:p>126</text:p>
          </table:table-cell>
          <table:table-cell table:number-columns-repeated="2"/>
          <table:table-cell office:value-type="string">
            <text:p>mkSMAdapter4B.v</text:p>
          </table:table-cell>
          <table:table-cell office:value-type="float" office:value="8.3948">
            <text:p>8.3948</text:p>
          </table:table-cell>
          <table:table-cell office:value-type="float" office:value="8.37803">
            <text:p>8.37803</text:p>
          </table:table-cell>
          <table:table-cell office:value-type="float" office:value="8.82479">
            <text:p>8.82479</text:p>
          </table:table-cell>
          <table:table-cell office:value-type="float" office:value="8.95476">
            <text:p>8.95476</text:p>
          </table:table-cell>
          <table:table-cell office:value-type="float" office:value="7.55301">
            <text:p>7.55301</text:p>
          </table:table-cell>
          <table:table-cell table:number-columns-repeated="13"/>
        </table:table-row>
        <table:table-row table:style-name="ro1">
          <table:table-cell office:value-type="string">
            <text:p>or1200.v</text:p>
          </table:table-cell>
          <table:table-cell table:number-columns-repeated="2"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  <table:table-cell office:value-type="float" office:value="126">
            <text:p>126</text:p>
          </table:table-cell>
          <table:table-cell table:number-columns-repeated="2"/>
          <table:table-cell office:value-type="string">
            <text:p>or1200.v</text:p>
          </table:table-cell>
          <table:table-cell office:value-type="float" office:value="18.0447">
            <text:p>18.0447</text:p>
          </table:table-cell>
          <table:table-cell office:value-type="float" office:value="18.1803">
            <text:p>18.1803</text:p>
          </table:table-cell>
          <table:table-cell office:value-type="float" office:value="16.6123">
            <text:p>16.6123</text:p>
          </table:table-cell>
          <table:table-cell office:value-type="float" office:value="18.149">
            <text:p>18.149</text:p>
          </table:table-cell>
          <table:table-cell office:value-type="float" office:value="17.3584">
            <text:p>17.3584</text:p>
          </table:table-cell>
          <table:table-cell table:number-columns-repeated="13"/>
        </table:table-row>
        <table:table-row table:style-name="ro1">
          <table:table-cell office:value-type="string">
            <text:p>blob_merge.v</text:p>
          </table:table-cell>
          <table:table-cell table:number-columns-repeated="4" office:value-type="float" office:value="74">
            <text:p>74</text:p>
          </table:table-cell>
          <table:table-cell office:value-type="float" office:value="136">
            <text:p>136</text:p>
          </table:table-cell>
          <table:table-cell table:number-columns-repeated="2"/>
          <table:table-cell office:value-type="string">
            <text:p>blob_merge.v</text:p>
          </table:table-cell>
          <table:table-cell office:value-type="float" office:value="10.3611">
            <text:p>10.3611</text:p>
          </table:table-cell>
          <table:table-cell office:value-type="float" office:value="11.1994">
            <text:p>11.1994</text:p>
          </table:table-cell>
          <table:table-cell office:value-type="float" office:value="13.994">
            <text:p>13.994</text:p>
          </table:table-cell>
          <table:table-cell office:value-type="float" office:value="11.5721">
            <text:p>11.5721</text:p>
          </table:table-cell>
          <table:table-cell office:value-type="float" office:value="11.2351">
            <text:p>11.2351</text:p>
          </table:table-cell>
          <table:table-cell table:number-columns-repeated="13"/>
        </table:table-row>
        <table:table-row table:style-name="ro1">
          <table:table-cell office:value-type="string">
            <text:p>geomean</text:p>
          </table:table-cell>
          <table:table-cell table:formula="of:=GEOMEAN([.B39:.B44])" office:value-type="float" office:value="72.3479588315815">
            <text:p>72.3479588316</text:p>
          </table:table-cell>
          <table:table-cell table:formula="of:=GEOMEAN([.C39:.C44])" office:value-type="float" office:value="73.9215427444177">
            <text:p>73.9215427444</text:p>
          </table:table-cell>
          <table:table-cell table:formula="of:=GEOMEAN([.D39:.D44])" office:value-type="float" office:value="74.6979921812281">
            <text:p>74.6979921812</text:p>
          </table:table-cell>
          <table:table-cell table:formula="of:=GEOMEAN([.E39:.E44])" office:value-type="float" office:value="84.1781906476579">
            <text:p>84.1781906477</text:p>
          </table:table-cell>
          <table:table-cell table:formula="of:=GEOMEAN([.F39:.F44])" office:value-type="float" office:value="147.583895579779">
            <text:p>147.5838955798</text:p>
          </table:table-cell>
          <table:table-cell table:formula="of:=GEOMEAN([.B45:.F45])" office:value-type="float" office:value="86.9258523672816">
            <text:p>86.9258523673</text:p>
          </table:table-cell>
          <table:table-cell/>
          <table:table-cell office:value-type="string">
            <text:p>geomean</text:p>
          </table:table-cell>
          <table:table-cell table:formula="of:=GEOMEAN([.J39:.J44])" office:value-type="float" office:value="9.73612692566314">
            <text:p>9.7361269257</text:p>
          </table:table-cell>
          <table:table-cell table:formula="of:=GEOMEAN([.K39:.K44])" office:value-type="float" office:value="9.71226160375193">
            <text:p>9.7122616038</text:p>
          </table:table-cell>
          <table:table-cell table:formula="of:=GEOMEAN([.L39:.L44])" office:value-type="float" office:value="9.81220600026012">
            <text:p>9.8122060003</text:p>
          </table:table-cell>
          <table:table-cell table:formula="of:=GEOMEAN([.M39:.M44])" office:value-type="float" office:value="9.72856146816755">
            <text:p>9.7285614682</text:p>
          </table:table-cell>
          <table:table-cell table:formula="of:=GEOMEAN([.N39:.N44])" office:value-type="float" office:value="9.21946802713833">
            <text:p>9.2194680271</text:p>
          </table:table-cell>
          <table:table-cell table:formula="of:=GEOMEAN([.J45:.N45])" office:value-type="float" office:value="9.63930116135329">
            <text:p>9.6393011614</text:p>
          </table:table-cell>
          <table:table-cell table:number-columns-repeated="6"/>
          <table:table-cell table:formula="of:=[.G45]*[.O45]" office:value-type="float" office:value="837.904469675562">
            <text:p>837.9044696756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GEOMEAN([.E45:.F45])" office:value-type="float" office:value="111.460061450901">
            <text:p>111.4600614509</text:p>
          </table:table-cell>
          <table:table-cell table:number-columns-repeated="7"/>
          <table:table-cell table:formula="of:=GEOMEAN([.M45:.N45])" office:value-type="float" office:value="9.47059456453609">
            <text:p>9.4705945645</text:p>
          </table:table-cell>
          <table:table-cell table:number-columns-repeated="6"/>
          <table:table-cell table:formula="of:=[.G46]*[.O46]" office:value-type="float" office:value="1055.59305213976">
            <text:p>1055.5930521398</text:p>
          </table:table-cell>
          <table:table-cell table:number-columns-repeated="5"/>
        </table:table-row>
        <table:table-row table:style-name="ro1">
          <table:table-cell office:value-type="string">
            <text:p>Constant = 1.000000</text:p>
          </table:table-cell>
          <table:table-cell table:number-columns-repeated="7"/>
          <table:table-cell office:value-type="string">
            <text:p>Constant = 1.000000</text:p>
          </table:table-cell>
          <table:table-cell table:number-columns-repeated="18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13"/>
        </table:table-row>
        <table:table-row table:style-name="ro1">
          <table:table-cell office:value-type="string">
            <text:p>stereovision0.v</text:p>
          </table:table-cell>
          <table:table-cell table:number-columns-repeated="3" office:value-type="float" office:value="62">
            <text:p>62</text:p>
          </table:table-cell>
          <table:table-cell office:value-type="float" office:value="78">
            <text:p>78</text:p>
          </table:table-cell>
          <table:table-cell office:value-type="float" office:value="146">
            <text:p>146</text:p>
          </table:table-cell>
          <table:table-cell table:number-columns-repeated="2"/>
          <table:table-cell office:value-type="string">
            <text:p>stereovision0.v</text:p>
          </table:table-cell>
          <table:table-cell office:value-type="float" office:value="5.90579">
            <text:p>5.90579</text:p>
          </table:table-cell>
          <table:table-cell office:value-type="float" office:value="4.97232">
            <text:p>4.97232</text:p>
          </table:table-cell>
          <table:table-cell office:value-type="float" office:value="4.84406">
            <text:p>4.84406</text:p>
          </table:table-cell>
          <table:table-cell office:value-type="float" office:value="5.38397">
            <text:p>5.38397</text:p>
          </table:table-cell>
          <table:table-cell office:value-type="float" office:value="4.47585">
            <text:p>4.47585</text:p>
          </table:table-cell>
          <table:table-cell table:number-columns-repeated="13"/>
        </table:table-row>
        <table:table-row table:style-name="ro1">
          <table:table-cell office:value-type="string">
            <text:p>stereovision1.v</text:p>
          </table:table-cell>
          <table:table-cell table:number-columns-repeated="2" office:value-type="float" office:value="102">
            <text:p>102</text:p>
          </table:table-cell>
          <table:table-cell office:value-type="float" office:value="104">
            <text:p>104</text:p>
          </table:table-cell>
          <table:table-cell office:value-type="float" office:value="112">
            <text:p>112</text:p>
          </table:table-cell>
          <table:table-cell office:value-type="float" office:value="182">
            <text:p>182</text:p>
          </table:table-cell>
          <table:table-cell table:number-columns-repeated="2"/>
          <table:table-cell office:value-type="string">
            <text:p>stereovision1.v</text:p>
          </table:table-cell>
          <table:table-cell office:value-type="float" office:value="8.23707">
            <text:p>8.23707</text:p>
          </table:table-cell>
          <table:table-cell office:value-type="float" office:value="8.50702">
            <text:p>8.50702</text:p>
          </table:table-cell>
          <table:table-cell office:value-type="float" office:value="8.04373">
            <text:p>8.04373</text:p>
          </table:table-cell>
          <table:table-cell office:value-type="float" office:value="8.49911">
            <text:p>8.49911</text:p>
          </table:table-cell>
          <table:table-cell office:value-type="float" office:value="7.7786">
            <text:p>7.7786</text:p>
          </table:table-cell>
          <table:table-cell table:number-columns-repeated="13"/>
        </table:table-row>
        <table:table-row table:style-name="ro1">
          <table:table-cell office:value-type="string">
            <text:p>mkDelayWorker32B.v</text:p>
          </table:table-cell>
          <table:table-cell office:value-type="float" office:value="76">
            <text:p>76</text:p>
          </table:table-cell>
          <table:table-cell office:value-type="float" office:value="82">
            <text:p>82</text:p>
          </table:table-cell>
          <table:table-cell office:value-type="float" office:value="80">
            <text:p>80</text:p>
          </table:table-cell>
          <table:table-cell office:value-type="float" office:value="84">
            <text:p>84</text:p>
          </table:table-cell>
          <table:table-cell office:value-type="float" office:value="146">
            <text:p>146</text:p>
          </table:table-cell>
          <table:table-cell table:number-columns-repeated="2"/>
          <table:table-cell office:value-type="string">
            <text:p>mkDelayWorker32B.v</text:p>
          </table:table-cell>
          <table:table-cell office:value-type="float" office:value="11.1558">
            <text:p>11.1558</text:p>
          </table:table-cell>
          <table:table-cell office:value-type="float" office:value="10.2858">
            <text:p>10.2858</text:p>
          </table:table-cell>
          <table:table-cell office:value-type="float" office:value="10.4695">
            <text:p>10.4695</text:p>
          </table:table-cell>
          <table:table-cell office:value-type="float" office:value="9.68807">
            <text:p>9.68807</text:p>
          </table:table-cell>
          <table:table-cell office:value-type="float" office:value="10.5098">
            <text:p>10.5098</text:p>
          </table:table-cell>
          <table:table-cell table:number-columns-repeated="13"/>
        </table:table-row>
        <table:table-row table:style-name="ro1">
          <table:table-cell office:value-type="string">
            <text:p>mkSMAdapter4B.v</text:p>
          </table:table-cell>
          <table:table-cell office:value-type="float" office:value="56">
            <text:p>56</text:p>
          </table:table-cell>
          <table:table-cell table:number-columns-repeated="2" office:value-type="float" office:value="58">
            <text:p>58</text:p>
          </table:table-cell>
          <table:table-cell office:value-type="float" office:value="74">
            <text:p>74</text:p>
          </table:table-cell>
          <table:table-cell office:value-type="float" office:value="124">
            <text:p>124</text:p>
          </table:table-cell>
          <table:table-cell table:number-columns-repeated="2"/>
          <table:table-cell office:value-type="string">
            <text:p>mkSMAdapter4B.v</text:p>
          </table:table-cell>
          <table:table-cell office:value-type="float" office:value="8.3948">
            <text:p>8.3948</text:p>
          </table:table-cell>
          <table:table-cell office:value-type="float" office:value="8.83095">
            <text:p>8.83095</text:p>
          </table:table-cell>
          <table:table-cell office:value-type="float" office:value="7.55079">
            <text:p>7.55079</text:p>
          </table:table-cell>
          <table:table-cell office:value-type="float" office:value="8.70806">
            <text:p>8.70806</text:p>
          </table:table-cell>
          <table:table-cell office:value-type="float" office:value="8.28258">
            <text:p>8.28258</text:p>
          </table:table-cell>
          <table:table-cell table:number-columns-repeated="13"/>
        </table:table-row>
        <table:table-row table:style-name="ro1">
          <table:table-cell office:value-type="string">
            <text:p>or1200.v</text:p>
          </table:table-cell>
          <table:table-cell table:number-columns-repeated="3" office:value-type="float" office:value="72">
            <text:p>72</text:p>
          </table:table-cell>
          <table:table-cell office:value-type="float" office:value="80">
            <text:p>80</text:p>
          </table:table-cell>
          <table:table-cell office:value-type="float" office:value="134">
            <text:p>134</text:p>
          </table:table-cell>
          <table:table-cell table:number-columns-repeated="2"/>
          <table:table-cell office:value-type="string">
            <text:p>or1200.v</text:p>
          </table:table-cell>
          <table:table-cell office:value-type="float" office:value="18.0447">
            <text:p>18.0447</text:p>
          </table:table-cell>
          <table:table-cell office:value-type="float" office:value="16.7517">
            <text:p>16.7517</text:p>
          </table:table-cell>
          <table:table-cell office:value-type="float" office:value="16.0647">
            <text:p>16.0647</text:p>
          </table:table-cell>
          <table:table-cell office:value-type="float" office:value="15.033">
            <text:p>15.033</text:p>
          </table:table-cell>
          <table:table-cell office:value-type="float" office:value="15.9755">
            <text:p>15.9755</text:p>
          </table:table-cell>
          <table:table-cell table:number-columns-repeated="13"/>
        </table:table-row>
        <table:table-row table:style-name="ro1">
          <table:table-cell office:value-type="string">
            <text:p>blob_merge.v</text:p>
          </table:table-cell>
          <table:table-cell table:number-columns-repeated="2"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  <table:table-cell office:value-type="float" office:value="104">
            <text:p>104</text:p>
          </table:table-cell>
          <table:table-cell table:number-columns-repeated="2"/>
          <table:table-cell office:value-type="string">
            <text:p>blob_merge.v</text:p>
          </table:table-cell>
          <table:table-cell office:value-type="float" office:value="10.3611">
            <text:p>10.3611</text:p>
          </table:table-cell>
          <table:table-cell office:value-type="float" office:value="13.9615">
            <text:p>13.9615</text:p>
          </table:table-cell>
          <table:table-cell office:value-type="float" office:value="10.8364">
            <text:p>10.8364</text:p>
          </table:table-cell>
          <table:table-cell office:value-type="float" office:value="14.1885">
            <text:p>14.1885</text:p>
          </table:table-cell>
          <table:table-cell office:value-type="float" office:value="10.2919">
            <text:p>10.2919</text:p>
          </table:table-cell>
          <table:table-cell table:number-columns-repeated="13"/>
        </table:table-row>
        <table:table-row table:style-name="ro1">
          <table:table-cell office:value-type="string">
            <text:p>geomean</text:p>
          </table:table-cell>
          <table:table-cell table:formula="of:=GEOMEAN([.B50:.B55])" office:value-type="float" office:value="72.3479588315815">
            <text:p>72.3479588316</text:p>
          </table:table-cell>
          <table:table-cell table:formula="of:=GEOMEAN([.C50:.C55])" office:value-type="float" office:value="73.6998019092651">
            <text:p>73.6998019093</text:p>
          </table:table-cell>
          <table:table-cell table:formula="of:=GEOMEAN([.D50:.D55])" office:value-type="float" office:value="73.9630564551686">
            <text:p>73.9630564552</text:p>
          </table:table-cell>
          <table:table-cell table:formula="of:=GEOMEAN([.E50:.E55])" office:value-type="float" office:value="83.8495238698125">
            <text:p>83.8495238698</text:p>
          </table:table-cell>
          <table:table-cell table:formula="of:=GEOMEAN([.F50:.F55])" office:value-type="float" office:value="137.316530051066">
            <text:p>137.3165300511</text:p>
          </table:table-cell>
          <table:table-cell table:formula="of:=GEOMEAN([.B56:.F56])" office:value-type="float" office:value="85.3937675343883">
            <text:p>85.3937675344</text:p>
          </table:table-cell>
          <table:table-cell/>
          <table:table-cell office:value-type="string">
            <text:p>geomean</text:p>
          </table:table-cell>
          <table:table-cell table:formula="of:=GEOMEAN([.J50:.J55])" office:value-type="float" office:value="9.73612692566314">
            <text:p>9.7361269257</text:p>
          </table:table-cell>
          <table:table-cell table:formula="of:=GEOMEAN([.K50:.K55])" office:value-type="float" office:value="9.82340762328787">
            <text:p>9.8234076233</text:p>
          </table:table-cell>
          <table:table-cell table:formula="of:=GEOMEAN([.L50:.L55])" office:value-type="float" office:value="9.01343843027846">
            <text:p>9.0134384303</text:p>
          </table:table-cell>
          <table:table-cell table:formula="of:=GEOMEAN([.M50:.M55])" office:value-type="float" office:value="9.68135512039435">
            <text:p>9.6813551204</text:p>
          </table:table-cell>
          <table:table-cell table:formula="of:=GEOMEAN([.N50:.N55])" office:value-type="float" office:value="8.9039185487156">
            <text:p>8.9039185487</text:p>
          </table:table-cell>
          <table:table-cell table:formula="of:=GEOMEAN([.J56:.N56])" office:value-type="float" office:value="9.42347849126375">
            <text:p>9.4234784913</text:p>
          </table:table-cell>
          <table:table-cell table:number-columns-repeated="6"/>
          <table:table-cell table:formula="of:=[.G56]*[.O56]" office:value-type="float" office:value="804.706331648285">
            <text:p>804.7063316483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GEOMEAN([.E56:.F56])" office:value-type="float" office:value="107.302962047824">
            <text:p>107.3029620478</text:p>
          </table:table-cell>
          <table:table-cell table:number-columns-repeated="7"/>
          <table:table-cell table:formula="of:=GEOMEAN([.M56:.N56])" office:value-type="float" office:value="9.28450307949661">
            <text:p>9.2845030795</text:p>
          </table:table-cell>
          <table:table-cell table:number-columns-repeated="6"/>
          <table:table-cell table:formula="of:=[.G57]*[.O57]" office:value-type="float" office:value="996.254681572127">
            <text:p>996.2546815721</text:p>
          </table:table-cell>
          <table:table-cell table:number-columns-repeated="5"/>
        </table:table-row>
        <table:table-row table:style-name="ro1">
          <table:table-cell office:value-type="string">
            <text:p>Constant = 1.500000</text:p>
          </table:table-cell>
          <table:table-cell table:number-columns-repeated="7"/>
          <table:table-cell office:value-type="string">
            <text:p>Constant = 1.500000</text:p>
          </table:table-cell>
          <table:table-cell table:number-columns-repeated="18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13"/>
        </table:table-row>
        <table:table-row table:style-name="ro1">
          <table:table-cell office:value-type="string">
            <text:p>stereovision0.v</text:p>
          </table:table-cell>
          <table:table-cell office:value-type="float" office:value="62">
            <text:p>62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88">
            <text:p>88</text:p>
          </table:table-cell>
          <table:table-cell office:value-type="float" office:value="146">
            <text:p>146</text:p>
          </table:table-cell>
          <table:table-cell table:number-columns-repeated="2"/>
          <table:table-cell office:value-type="string">
            <text:p>stereovision0.v</text:p>
          </table:table-cell>
          <table:table-cell office:value-type="float" office:value="5.90579">
            <text:p>5.90579</text:p>
          </table:table-cell>
          <table:table-cell office:value-type="float" office:value="5.51017">
            <text:p>5.51017</text:p>
          </table:table-cell>
          <table:table-cell office:value-type="float" office:value="5.08691">
            <text:p>5.08691</text:p>
          </table:table-cell>
          <table:table-cell office:value-type="float" office:value="4.76888">
            <text:p>4.76888</text:p>
          </table:table-cell>
          <table:table-cell office:value-type="float" office:value="4.56444">
            <text:p>4.56444</text:p>
          </table:table-cell>
          <table:table-cell table:number-columns-repeated="13"/>
        </table:table-row>
        <table:table-row table:style-name="ro1">
          <table:table-cell office:value-type="string">
            <text:p>stereovision1.v</text:p>
          </table:table-cell>
          <table:table-cell office:value-type="float" office:value="102">
            <text:p>102</text:p>
          </table:table-cell>
          <table:table-cell office:value-type="float" office:value="100">
            <text:p>100</text:p>
          </table:table-cell>
          <table:table-cell office:value-type="float" office:value="102">
            <text:p>102</text:p>
          </table:table-cell>
          <table:table-cell office:value-type="float" office:value="104">
            <text:p>104</text:p>
          </table:table-cell>
          <table:table-cell office:value-type="float" office:value="226">
            <text:p>226</text:p>
          </table:table-cell>
          <table:table-cell table:number-columns-repeated="2"/>
          <table:table-cell office:value-type="string">
            <text:p>stereovision1.v</text:p>
          </table:table-cell>
          <table:table-cell office:value-type="float" office:value="8.23707">
            <text:p>8.23707</text:p>
          </table:table-cell>
          <table:table-cell office:value-type="float" office:value="8.50923">
            <text:p>8.50923</text:p>
          </table:table-cell>
          <table:table-cell office:value-type="float" office:value="8.37196">
            <text:p>8.37196</text:p>
          </table:table-cell>
          <table:table-cell office:value-type="float" office:value="8.64587">
            <text:p>8.64587</text:p>
          </table:table-cell>
          <table:table-cell office:value-type="float" office:value="7.96427">
            <text:p>7.96427</text:p>
          </table:table-cell>
          <table:table-cell table:number-columns-repeated="13"/>
        </table:table-row>
        <table:table-row table:style-name="ro1">
          <table:table-cell office:value-type="string">
            <text:p>mkDelayWorker32B.v</text:p>
          </table:table-cell>
          <table:table-cell office:value-type="float" office:value="76">
            <text:p>76</text:p>
          </table:table-cell>
          <table:table-cell office:value-type="float" office:value="82">
            <text:p>82</text:p>
          </table:table-cell>
          <table:table-cell office:value-type="float" office:value="76">
            <text:p>76</text:p>
          </table:table-cell>
          <table:table-cell office:value-type="float" office:value="90">
            <text:p>90</text:p>
          </table:table-cell>
          <table:table-cell office:value-type="float" office:value="140">
            <text:p>140</text:p>
          </table:table-cell>
          <table:table-cell table:number-columns-repeated="2"/>
          <table:table-cell office:value-type="string">
            <text:p>mkDelayWorker32B.v</text:p>
          </table:table-cell>
          <table:table-cell office:value-type="float" office:value="11.1558">
            <text:p>11.1558</text:p>
          </table:table-cell>
          <table:table-cell office:value-type="float" office:value="10.1576">
            <text:p>10.1576</text:p>
          </table:table-cell>
          <table:table-cell office:value-type="float" office:value="10.9052">
            <text:p>10.9052</text:p>
          </table:table-cell>
          <table:table-cell office:value-type="float" office:value="10.7013">
            <text:p>10.7013</text:p>
          </table:table-cell>
          <table:table-cell office:value-type="float" office:value="12.0296">
            <text:p>12.0296</text:p>
          </table:table-cell>
          <table:table-cell table:number-columns-repeated="13"/>
        </table:table-row>
        <table:table-row table:style-name="ro1">
          <table:table-cell office:value-type="string">
            <text:p>mkSMAdapter4B.v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186">
            <text:p>186</text:p>
          </table:table-cell>
          <table:table-cell table:number-columns-repeated="2"/>
          <table:table-cell office:value-type="string">
            <text:p>mkSMAdapter4B.v</text:p>
          </table:table-cell>
          <table:table-cell office:value-type="float" office:value="8.3948">
            <text:p>8.3948</text:p>
          </table:table-cell>
          <table:table-cell office:value-type="float" office:value="8.89686">
            <text:p>8.89686</text:p>
          </table:table-cell>
          <table:table-cell office:value-type="float" office:value="8.94164">
            <text:p>8.94164</text:p>
          </table:table-cell>
          <table:table-cell office:value-type="float" office:value="8.4774">
            <text:p>8.4774</text:p>
          </table:table-cell>
          <table:table-cell office:value-type="float" office:value="8.07611">
            <text:p>8.07611</text:p>
          </table:table-cell>
          <table:table-cell table:number-columns-repeated="13"/>
        </table:table-row>
        <table:table-row table:style-name="ro1">
          <table:table-cell office:value-type="string">
            <text:p>or1200.v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table:number-columns-repeated="2" office:value-type="float" office:value="76">
            <text:p>76</text:p>
          </table:table-cell>
          <table:table-cell office:value-type="float" office:value="146">
            <text:p>146</text:p>
          </table:table-cell>
          <table:table-cell table:number-columns-repeated="2"/>
          <table:table-cell office:value-type="string">
            <text:p>or1200.v</text:p>
          </table:table-cell>
          <table:table-cell office:value-type="float" office:value="18.0447">
            <text:p>18.0447</text:p>
          </table:table-cell>
          <table:table-cell office:value-type="float" office:value="14.6993">
            <text:p>14.6993</text:p>
          </table:table-cell>
          <table:table-cell office:value-type="float" office:value="18.2852">
            <text:p>18.2852</text:p>
          </table:table-cell>
          <table:table-cell office:value-type="float" office:value="16.7595">
            <text:p>16.7595</text:p>
          </table:table-cell>
          <table:table-cell office:value-type="float" office:value="15.8259">
            <text:p>15.8259</text:p>
          </table:table-cell>
          <table:table-cell table:number-columns-repeated="13"/>
        </table:table-row>
        <table:table-row table:style-name="ro1">
          <table:table-cell office:value-type="string">
            <text:p>blob_merge.v</text:p>
          </table:table-cell>
          <table:table-cell office:value-type="float" office:value="74">
            <text:p>74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82">
            <text:p>82</text:p>
          </table:table-cell>
          <table:table-cell office:value-type="float" office:value="128">
            <text:p>128</text:p>
          </table:table-cell>
          <table:table-cell table:number-columns-repeated="2"/>
          <table:table-cell office:value-type="string">
            <text:p>blob_merge.v</text:p>
          </table:table-cell>
          <table:table-cell office:value-type="float" office:value="10.3611">
            <text:p>10.3611</text:p>
          </table:table-cell>
          <table:table-cell office:value-type="float" office:value="10.789">
            <text:p>10.789</text:p>
          </table:table-cell>
          <table:table-cell office:value-type="float" office:value="14.0845">
            <text:p>14.0845</text:p>
          </table:table-cell>
          <table:table-cell office:value-type="float" office:value="10.63">
            <text:p>10.63</text:p>
          </table:table-cell>
          <table:table-cell office:value-type="float" office:value="11.5676">
            <text:p>11.5676</text:p>
          </table:table-cell>
          <table:table-cell table:number-columns-repeated="13"/>
        </table:table-row>
        <table:table-row table:style-name="ro1">
          <table:table-cell office:value-type="string">
            <text:p>geomean</text:p>
          </table:table-cell>
          <table:table-cell table:formula="of:=GEOMEAN([.B61:.B66])" office:value-type="float" office:value="72.3479588315815">
            <text:p>72.3479588316</text:p>
          </table:table-cell>
          <table:table-cell table:formula="of:=GEOMEAN([.C61:.C66])" office:value-type="float" office:value="73.0566160614025">
            <text:p>73.0566160614</text:p>
          </table:table-cell>
          <table:table-cell table:formula="of:=GEOMEAN([.D61:.D66])" office:value-type="float" office:value="74.2389322109776">
            <text:p>74.238932211</text:p>
          </table:table-cell>
          <table:table-cell table:formula="of:=GEOMEAN([.E61:.E66])" office:value-type="float" office:value="83.4939453893932">
            <text:p>83.4939453894</text:p>
          </table:table-cell>
          <table:table-cell table:formula="of:=GEOMEAN([.F61:.F66])" office:value-type="float" office:value="158.83425976783">
            <text:p>158.8342597678</text:p>
          </table:table-cell>
          <table:table-cell table:formula="of:=GEOMEAN([.B67:.F67])" office:value-type="float" office:value="87.7532770514008">
            <text:p>87.7532770514</text:p>
          </table:table-cell>
          <table:table-cell/>
          <table:table-cell office:value-type="string">
            <text:p>geomean</text:p>
          </table:table-cell>
          <table:table-cell table:formula="of:=GEOMEAN([.J61:.J66])" office:value-type="float" office:value="9.73612692566314">
            <text:p>9.7361269257</text:p>
          </table:table-cell>
          <table:table-cell table:formula="of:=GEOMEAN([.K61:.K66])" office:value-type="float" office:value="9.35894356349972">
            <text:p>9.3589435635</text:p>
          </table:table-cell>
          <table:table-cell table:formula="of:=GEOMEAN([.L61:.L66])" office:value-type="float" office:value="10.1125852059561">
            <text:p>10.112585206</text:p>
          </table:table-cell>
          <table:table-cell table:formula="of:=GEOMEAN([.M61:.M66])" office:value-type="float" office:value="9.34587078241162">
            <text:p>9.3458707824</text:p>
          </table:table-cell>
          <table:table-cell table:formula="of:=GEOMEAN([.N61:.N66])" office:value-type="float" office:value="9.29893249343741">
            <text:p>9.2989324934</text:p>
          </table:table-cell>
          <table:table-cell table:formula="of:=GEOMEAN([.J67:.N67])" office:value-type="float" office:value="9.56545478662879">
            <text:p>9.5654547866</text:p>
          </table:table-cell>
          <table:table-cell table:number-columns-repeated="6"/>
          <table:table-cell table:formula="of:=[.G67]*[.O67]" office:value-type="float" office:value="839.400004013685">
            <text:p>839.4000040137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GEOMEAN([.E67:.F67])" office:value-type="float" office:value="115.15945037651">
            <text:p>115.1594503765</text:p>
          </table:table-cell>
          <table:table-cell table:number-columns-repeated="7"/>
          <table:table-cell table:formula="of:=GEOMEAN([.M67:.N67])" office:value-type="float" office:value="9.32237209609415">
            <text:p>9.3223720961</text:p>
          </table:table-cell>
          <table:table-cell table:number-columns-repeated="6"/>
          <table:table-cell table:formula="of:=[.G68]*[.O68]" office:value-type="float" office:value="1073.55924679152">
            <text:p>1073.5592467915</text:p>
          </table:table-cell>
          <table:table-cell table:number-columns-repeated="5"/>
        </table:table-row>
        <table:table-row table:style-name="ro1">
          <table:table-cell office:value-type="string">
            <text:p>Constant = 5.000000</text:p>
          </table:table-cell>
          <table:table-cell table:number-columns-repeated="7"/>
          <table:table-cell office:value-type="string">
            <text:p>Constant = 5.000000</text:p>
          </table:table-cell>
          <table:table-cell table:number-columns-repeated="18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13"/>
        </table:table-row>
        <table:table-row table:style-name="ro1">
          <table:table-cell office:value-type="string">
            <text:p>stereovision0.v</text:p>
          </table:table-cell>
          <table:table-cell office:value-type="float" office:value="62">
            <text:p>62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office:value-type="float" office:value="78">
            <text:p>78</text:p>
          </table:table-cell>
          <table:table-cell office:value-type="float" office:value="152">
            <text:p>152</text:p>
          </table:table-cell>
          <table:table-cell table:number-columns-repeated="2"/>
          <table:table-cell office:value-type="string">
            <text:p>stereovision0.v</text:p>
          </table:table-cell>
          <table:table-cell office:value-type="float" office:value="5.90579">
            <text:p>5.90579</text:p>
          </table:table-cell>
          <table:table-cell office:value-type="float" office:value="6.29763">
            <text:p>6.29763</text:p>
          </table:table-cell>
          <table:table-cell office:value-type="float" office:value="4.70774">
            <text:p>4.70774</text:p>
          </table:table-cell>
          <table:table-cell office:value-type="float" office:value="5.97517">
            <text:p>5.97517</text:p>
          </table:table-cell>
          <table:table-cell office:value-type="float" office:value="5.60911">
            <text:p>5.60911</text:p>
          </table:table-cell>
          <table:table-cell table:number-columns-repeated="13"/>
        </table:table-row>
        <table:table-row table:style-name="ro1">
          <table:table-cell office:value-type="string">
            <text:p>stereovision1.v</text:p>
          </table:table-cell>
          <table:table-cell office:value-type="float" office:value="102">
            <text:p>102</text:p>
          </table:table-cell>
          <table:table-cell table:number-columns-repeated="2" office:value-type="float" office:value="108">
            <text:p>108</text:p>
          </table:table-cell>
          <table:table-cell office:value-type="float" office:value="112">
            <text:p>112</text:p>
          </table:table-cell>
          <table:table-cell office:value-type="float" office:value="190">
            <text:p>190</text:p>
          </table:table-cell>
          <table:table-cell table:number-columns-repeated="2"/>
          <table:table-cell office:value-type="string">
            <text:p>stereovision1.v</text:p>
          </table:table-cell>
          <table:table-cell office:value-type="float" office:value="8.23707">
            <text:p>8.23707</text:p>
          </table:table-cell>
          <table:table-cell office:value-type="float" office:value="7.69827">
            <text:p>7.69827</text:p>
          </table:table-cell>
          <table:table-cell office:value-type="float" office:value="7.64919">
            <text:p>7.64919</text:p>
          </table:table-cell>
          <table:table-cell office:value-type="float" office:value="8.10375">
            <text:p>8.10375</text:p>
          </table:table-cell>
          <table:table-cell office:value-type="float" office:value="8.23422">
            <text:p>8.23422</text:p>
          </table:table-cell>
          <table:table-cell table:number-columns-repeated="13"/>
        </table:table-row>
        <table:table-row table:style-name="ro1">
          <table:table-cell office:value-type="string">
            <text:p>mkDelayWorker32B.v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string">
            <text:p>mkDelayWorker32B.v</text:p>
          </table:table-cell>
          <table:table-cell office:value-type="float" office:value="11.1558">
            <text:p>11.1558</text:p>
          </table:table-cell>
          <table:table-cell office:value-type="float" office:value="11.7218">
            <text:p>11.7218</text:p>
          </table:table-cell>
          <table:table-cell office:value-type="float" office:value="10.6581">
            <text:p>10.6581</text:p>
          </table:table-cell>
          <table:table-cell office:value-type="float" office:value="11.6968">
            <text:p>11.6968</text:p>
          </table:table-cell>
          <table:table-cell office:value-type="float" office:value="10.849">
            <text:p>10.849</text:p>
          </table:table-cell>
          <table:table-cell table:number-columns-repeated="13"/>
        </table:table-row>
        <table:table-row table:style-name="ro1">
          <table:table-cell office:value-type="string">
            <text:p>mkSMAdapter4B.v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office:value-type="float" office:value="84">
            <text:p>84</text:p>
          </table:table-cell>
          <table:table-cell office:value-type="float" office:value="164">
            <text:p>164</text:p>
          </table:table-cell>
          <table:table-cell table:number-columns-repeated="2"/>
          <table:table-cell office:value-type="string">
            <text:p>mkSMAdapter4B.v</text:p>
          </table:table-cell>
          <table:table-cell office:value-type="float" office:value="8.3948">
            <text:p>8.3948</text:p>
          </table:table-cell>
          <table:table-cell office:value-type="float" office:value="7.904">
            <text:p>7.904</text:p>
          </table:table-cell>
          <table:table-cell office:value-type="float" office:value="8.93822">
            <text:p>8.93822</text:p>
          </table:table-cell>
          <table:table-cell office:value-type="float" office:value="9.09854">
            <text:p>9.09854</text:p>
          </table:table-cell>
          <table:table-cell office:value-type="float" office:value="8.6869">
            <text:p>8.6869</text:p>
          </table:table-cell>
          <table:table-cell table:number-columns-repeated="13"/>
        </table:table-row>
        <table:table-row table:style-name="ro1">
          <table:table-cell office:value-type="string">
            <text:p>or1200.v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  <table:table-cell office:value-type="float" office:value="76">
            <text:p>76</text:p>
          </table:table-cell>
          <table:table-cell office:value-type="float" office:value="168">
            <text:p>168</text:p>
          </table:table-cell>
          <table:table-cell table:number-columns-repeated="2"/>
          <table:table-cell office:value-type="string">
            <text:p>or1200.v</text:p>
          </table:table-cell>
          <table:table-cell office:value-type="float" office:value="18.0447">
            <text:p>18.0447</text:p>
          </table:table-cell>
          <table:table-cell office:value-type="float" office:value="17.1538">
            <text:p>17.1538</text:p>
          </table:table-cell>
          <table:table-cell office:value-type="float" office:value="17.0827">
            <text:p>17.0827</text:p>
          </table:table-cell>
          <table:table-cell office:value-type="float" office:value="16.0147">
            <text:p>16.0147</text:p>
          </table:table-cell>
          <table:table-cell office:value-type="float" office:value="14.6693">
            <text:p>14.6693</text:p>
          </table:table-cell>
          <table:table-cell table:number-columns-repeated="13"/>
        </table:table-row>
        <table:table-row table:style-name="ro1">
          <table:table-cell office:value-type="string">
            <text:p>blob_merge.v</text:p>
          </table:table-cell>
          <table:table-cell office:value-type="float" office:value="74">
            <text:p>74</text:p>
          </table:table-cell>
          <table:table-cell table:number-columns-repeated="2" office:value-type="float" office:value="76">
            <text:p>76</text:p>
          </table:table-cell>
          <table:table-cell office:value-type="float" office:value="80">
            <text:p>80</text:p>
          </table:table-cell>
          <table:table-cell office:value-type="float" office:value="166">
            <text:p>166</text:p>
          </table:table-cell>
          <table:table-cell table:number-columns-repeated="2"/>
          <table:table-cell office:value-type="string">
            <text:p>blob_merge.v</text:p>
          </table:table-cell>
          <table:table-cell office:value-type="float" office:value="10.3611">
            <text:p>10.3611</text:p>
          </table:table-cell>
          <table:table-cell office:value-type="float" office:value="11.5879">
            <text:p>11.5879</text:p>
          </table:table-cell>
          <table:table-cell office:value-type="float" office:value="15.6794">
            <text:p>15.6794</text:p>
          </table:table-cell>
          <table:table-cell office:value-type="float" office:value="16.3764">
            <text:p>16.3764</text:p>
          </table:table-cell>
          <table:table-cell office:value-type="float" office:value="10.9665">
            <text:p>10.9665</text:p>
          </table:table-cell>
          <table:table-cell table:number-columns-repeated="13"/>
        </table:table-row>
        <table:table-row table:style-name="ro1">
          <table:table-cell office:value-type="string">
            <text:p>geomean</text:p>
          </table:table-cell>
          <table:table-cell table:formula="of:=GEOMEAN([.B72:.B77])" office:value-type="float" office:value="72.3479588315815">
            <text:p>72.3479588316</text:p>
          </table:table-cell>
          <table:table-cell table:formula="of:=GEOMEAN([.C72:.C77])" office:value-type="float" office:value="73.6325672788142">
            <text:p>73.6325672788</text:p>
          </table:table-cell>
          <table:table-cell table:formula="of:=GEOMEAN([.D72:.D77])" office:value-type="float" office:value="76.8951772903714">
            <text:p>76.8951772904</text:p>
          </table:table-cell>
          <table:table-cell table:formula="of:=GEOMEAN([.E72:.E77])" office:value-type="float" office:value="84.5703686736784">
            <text:p>84.5703686737</text:p>
          </table:table-cell>
          <table:table-cell table:formula="of:=GEOMEAN([.F72:.F77])" office:value-type="float" office:value="165.57591644951">
            <text:p>165.5759164495</text:p>
          </table:table-cell>
          <table:table-cell table:formula="of:=GEOMEAN([.B78:.F78])" office:value-type="float" office:value="89.4792105788192">
            <text:p>89.4792105788</text:p>
          </table:table-cell>
          <table:table-cell/>
          <table:table-cell office:value-type="string">
            <text:p>geomean</text:p>
          </table:table-cell>
          <table:table-cell table:formula="of:=GEOMEAN([.J72:.J77])" office:value-type="float" office:value="9.73612692566314">
            <text:p>9.7361269257</text:p>
          </table:table-cell>
          <table:table-cell table:formula="of:=GEOMEAN([.K72:.K77])" office:value-type="float" office:value="9.81287123330776">
            <text:p>9.8128712333</text:p>
          </table:table-cell>
          <table:table-cell table:formula="of:=GEOMEAN([.L72:.L77])" office:value-type="float" office:value="9.85993647873722">
            <text:p>9.8599364787</text:p>
          </table:table-cell>
          <table:table-cell table:formula="of:=GEOMEAN([.M72:.M77])" office:value-type="float" office:value="10.51482509772">
            <text:p>10.5148250977</text:p>
          </table:table-cell>
          <table:table-cell table:formula="of:=GEOMEAN([.N72:.N77])" office:value-type="float" office:value="9.4234095126991">
            <text:p>9.4234095127</text:p>
          </table:table-cell>
          <table:table-cell table:formula="of:=GEOMEAN([.J78:.N78])" office:value-type="float" office:value="9.86309718334597">
            <text:p>9.8630971833</text:p>
          </table:table-cell>
          <table:table-cell table:number-columns-repeated="6"/>
          <table:table-cell table:formula="of:=[.G78]*[.O78]" office:value-type="float" office:value="882.542149827973">
            <text:p>882.542149828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GEOMEAN([.E78:.F78])" office:value-type="float" office:value="118.333496093107">
            <text:p>118.3334960931</text:p>
          </table:table-cell>
          <table:table-cell table:number-columns-repeated="7"/>
          <table:table-cell table:formula="of:=GEOMEAN([.M78:.N78])" office:value-type="float" office:value="9.95417012363272">
            <text:p>9.9541701236</text:p>
          </table:table-cell>
          <table:table-cell table:number-columns-repeated="6"/>
          <table:table-cell table:formula="of:=[.G79]*[.O79]" office:value-type="float" office:value="1177.91175143501">
            <text:p>1177.911751435</text:p>
          </table:table-cell>
          <table:table-cell table:number-columns-repeated="5"/>
        </table:table-row>
        <table:table-row table:style-name="ro1">
          <table:table-cell office:value-type="string">
            <text:p>Constant = 10.000000</text:p>
          </table:table-cell>
          <table:table-cell table:number-columns-repeated="7"/>
          <table:table-cell office:value-type="string">
            <text:p>Constant = 10.000000</text:p>
          </table:table-cell>
          <table:table-cell table:number-columns-repeated="18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13"/>
        </table:table-row>
        <table:table-row table:style-name="ro1">
          <table:table-cell office:value-type="string">
            <text:p>stereovision0.v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float" office:value="88">
            <text:p>88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string">
            <text:p>stereovision0.v</text:p>
          </table:table-cell>
          <table:table-cell office:value-type="float" office:value="5.90579">
            <text:p>5.90579</text:p>
          </table:table-cell>
          <table:table-cell office:value-type="float" office:value="4.70774">
            <text:p>4.70774</text:p>
          </table:table-cell>
          <table:table-cell office:value-type="float" office:value="5.17574">
            <text:p>5.17574</text:p>
          </table:table-cell>
          <table:table-cell office:value-type="float" office:value="5.57079">
            <text:p>5.57079</text:p>
          </table:table-cell>
          <table:table-cell office:value-type="float" office:value="5.30121">
            <text:p>5.30121</text:p>
          </table:table-cell>
          <table:table-cell table:number-columns-repeated="13"/>
        </table:table-row>
        <table:table-row table:style-name="ro1">
          <table:table-cell office:value-type="string">
            <text:p>stereovision1.v</text:p>
          </table:table-cell>
          <table:table-cell office:value-type="float" office:value="102">
            <text:p>102</text:p>
          </table:table-cell>
          <table:table-cell office:value-type="float" office:value="106">
            <text:p>106</text:p>
          </table:table-cell>
          <table:table-cell office:value-type="float" office:value="108">
            <text:p>108</text:p>
          </table:table-cell>
          <table:table-cell office:value-type="float" office:value="114">
            <text:p>114</text:p>
          </table:table-cell>
          <table:table-cell office:value-type="float" office:value="196">
            <text:p>196</text:p>
          </table:table-cell>
          <table:table-cell table:number-columns-repeated="2"/>
          <table:table-cell office:value-type="string">
            <text:p>stereovision1.v</text:p>
          </table:table-cell>
          <table:table-cell office:value-type="float" office:value="8.23707">
            <text:p>8.23707</text:p>
          </table:table-cell>
          <table:table-cell office:value-type="float" office:value="7.51366">
            <text:p>7.51366</text:p>
          </table:table-cell>
          <table:table-cell office:value-type="float" office:value="7.97154">
            <text:p>7.97154</text:p>
          </table:table-cell>
          <table:table-cell office:value-type="float" office:value="7.34934">
            <text:p>7.34934</text:p>
          </table:table-cell>
          <table:table-cell office:value-type="float" office:value="8.96427">
            <text:p>8.96427</text:p>
          </table:table-cell>
          <table:table-cell table:number-columns-repeated="13"/>
        </table:table-row>
        <table:table-row table:style-name="ro1">
          <table:table-cell office:value-type="string">
            <text:p>mkDelayWorker32B.v</text:p>
          </table:table-cell>
          <table:table-cell office:value-type="float" office:value="76">
            <text:p>76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154">
            <text:p>154</text:p>
          </table:table-cell>
          <table:table-cell table:number-columns-repeated="2"/>
          <table:table-cell office:value-type="string">
            <text:p>mkDelayWorker32B.v</text:p>
          </table:table-cell>
          <table:table-cell office:value-type="float" office:value="11.1558">
            <text:p>11.1558</text:p>
          </table:table-cell>
          <table:table-cell office:value-type="float" office:value="10.6581">
            <text:p>10.6581</text:p>
          </table:table-cell>
          <table:table-cell office:value-type="float" office:value="10.8535">
            <text:p>10.8535</text:p>
          </table:table-cell>
          <table:table-cell office:value-type="float" office:value="11.4279">
            <text:p>11.4279</text:p>
          </table:table-cell>
          <table:table-cell office:value-type="float" office:value="10.7602">
            <text:p>10.7602</text:p>
          </table:table-cell>
          <table:table-cell table:number-columns-repeated="13"/>
        </table:table-row>
        <table:table-row table:style-name="ro1">
          <table:table-cell office:value-type="string">
            <text:p>mkSMAdapter4B.v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74">
            <text:p>74</text:p>
          </table:table-cell>
          <table:table-cell office:value-type="float" office:value="116">
            <text:p>116</text:p>
          </table:table-cell>
          <table:table-cell table:number-columns-repeated="2"/>
          <table:table-cell office:value-type="string">
            <text:p>mkSMAdapter4B.v</text:p>
          </table:table-cell>
          <table:table-cell office:value-type="float" office:value="8.3948">
            <text:p>8.3948</text:p>
          </table:table-cell>
          <table:table-cell office:value-type="float" office:value="8.93996">
            <text:p>8.93996</text:p>
          </table:table-cell>
          <table:table-cell office:value-type="float" office:value="8.16943">
            <text:p>8.16943</text:p>
          </table:table-cell>
          <table:table-cell office:value-type="float" office:value="8.31445">
            <text:p>8.31445</text:p>
          </table:table-cell>
          <table:table-cell office:value-type="float" office:value="7.86096">
            <text:p>7.86096</text:p>
          </table:table-cell>
          <table:table-cell table:number-columns-repeated="13"/>
        </table:table-row>
        <table:table-row table:style-name="ro1">
          <table:table-cell office:value-type="string">
            <text:p>or1200.v</text:p>
          </table:table-cell>
          <table:table-cell office:value-type="float" office:value="72">
            <text:p>72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table:number-columns-repeated="2"/>
          <table:table-cell office:value-type="string">
            <text:p>or1200.v</text:p>
          </table:table-cell>
          <table:table-cell office:value-type="float" office:value="18.0447">
            <text:p>18.0447</text:p>
          </table:table-cell>
          <table:table-cell office:value-type="float" office:value="16.9302">
            <text:p>16.9302</text:p>
          </table:table-cell>
          <table:table-cell office:value-type="float" office:value="14.6727">
            <text:p>14.6727</text:p>
          </table:table-cell>
          <table:table-cell office:value-type="float" office:value="15.0432">
            <text:p>15.0432</text:p>
          </table:table-cell>
          <table:table-cell office:value-type="float" office:value="15.3385">
            <text:p>15.3385</text:p>
          </table:table-cell>
          <table:table-cell table:number-columns-repeated="13"/>
        </table:table-row>
        <table:table-row table:style-name="ro1">
          <table:table-cell office:value-type="string">
            <text:p>blob_merge.v</text:p>
          </table:table-cell>
          <table:table-cell table:number-columns-repeated="2" office:value-type="float" office:value="74">
            <text:p>74</text:p>
          </table:table-cell>
          <table:table-cell office:value-type="float" office:value="82">
            <text:p>82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table:number-columns-repeated="2"/>
          <table:table-cell office:value-type="string">
            <text:p>blob_merge.v</text:p>
          </table:table-cell>
          <table:table-cell office:value-type="float" office:value="10.3611">
            <text:p>10.3611</text:p>
          </table:table-cell>
          <table:table-cell office:value-type="float" office:value="15.6844">
            <text:p>15.6844</text:p>
          </table:table-cell>
          <table:table-cell office:value-type="float" office:value="10.8366">
            <text:p>10.8366</text:p>
          </table:table-cell>
          <table:table-cell office:value-type="float" office:value="10.8288">
            <text:p>10.8288</text:p>
          </table:table-cell>
          <table:table-cell office:value-type="float" office:value="10.3125">
            <text:p>10.3125</text:p>
          </table:table-cell>
          <table:table-cell table:number-columns-repeated="13"/>
        </table:table-row>
        <table:table-row table:style-name="ro1">
          <table:table-cell office:value-type="string">
            <text:p>geomean</text:p>
          </table:table-cell>
          <table:table-cell table:formula="of:=GEOMEAN([.B83:.B88])" office:value-type="float" office:value="72.3479588315815">
            <text:p>72.3479588316</text:p>
          </table:table-cell>
          <table:table-cell table:formula="of:=GEOMEAN([.C83:.C88])" office:value-type="float" office:value="75.1603558035032">
            <text:p>75.1603558035</text:p>
          </table:table-cell>
          <table:table-cell table:formula="of:=GEOMEAN([.D83:.D88])" office:value-type="float" office:value="77.9745638842359">
            <text:p>77.9745638842</text:p>
          </table:table-cell>
          <table:table-cell table:formula="of:=GEOMEAN([.E83:.E88])" office:value-type="float" office:value="87.8824933224143">
            <text:p>87.8824933224</text:p>
          </table:table-cell>
          <table:table-cell table:formula="of:=GEOMEAN([.F83:.F88])" office:value-type="float" office:value="145.540804539801">
            <text:p>145.5408045398</text:p>
          </table:table-cell>
          <table:table-cell table:formula="of:=GEOMEAN([.B89:.F89])" office:value-type="float" office:value="88.4812075693094">
            <text:p>88.4812075693</text:p>
          </table:table-cell>
          <table:table-cell/>
          <table:table-cell office:value-type="string">
            <text:p>geomean</text:p>
          </table:table-cell>
          <table:table-cell table:formula="of:=GEOMEAN([.J83:.J88])" office:value-type="float" office:value="9.73612692566314">
            <text:p>9.7361269257</text:p>
          </table:table-cell>
          <table:table-cell table:formula="of:=GEOMEAN([.K83:.K88])" office:value-type="float" office:value="9.81676125068995">
            <text:p>9.8167612507</text:p>
          </table:table-cell>
          <table:table-cell table:formula="of:=GEOMEAN([.L83:.L88])" office:value-type="float" office:value="9.13650062225138">
            <text:p>9.1365006223</text:p>
          </table:table-cell>
          <table:table-cell table:formula="of:=GEOMEAN([.M83:.M88])" office:value-type="float" office:value="9.26789150510455">
            <text:p>9.2678915051</text:p>
          </table:table-cell>
          <table:table-cell table:formula="of:=GEOMEAN([.N83:.N88])" office:value-type="float" office:value="9.27303971789244">
            <text:p>9.2730397179</text:p>
          </table:table-cell>
          <table:table-cell table:formula="of:=GEOMEAN([.J89:.N89])" office:value-type="float" office:value="9.44207576536921">
            <text:p>9.4420757654</text:p>
          </table:table-cell>
          <table:table-cell table:number-columns-repeated="6"/>
          <table:table-cell table:formula="of:=[.G89]*[.O89]" office:value-type="float" office:value="835.446265680779">
            <text:p>835.4462656808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GEOMEAN([.E89:.F89])" office:value-type="float" office:value="113.095043141191">
            <text:p>113.0950431412</text:p>
          </table:table-cell>
          <table:table-cell table:number-columns-repeated="7"/>
          <table:table-cell table:formula="of:=GEOMEAN([.M89:.N89])" office:value-type="float" office:value="9.27046525412573">
            <text:p>9.2704652541</text:p>
          </table:table-cell>
          <table:table-cell table:number-columns-repeated="6"/>
          <table:table-cell table:formula="of:=[.G90]*[.O90]" office:value-type="float" office:value="1048.44366785426">
            <text:p>1048.4436678543</text:p>
          </table:table-cell>
          <table:table-cell table:number-columns-repeated="5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percent wires cut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21"/>
        </table:table-row>
        <table:table-row table:style-name="ro1">
          <table:table-cell office:value-type="string">
            <text:p>stereovision0.v</text:p>
          </table:table-cell>
          <table:table-cell table:formula="of:=[.B50]/[.B6]" office:value-type="float" office:value="1">
            <text:p>1</text:p>
          </table:table-cell>
          <table:table-cell table:formula="of:=[.C50]/[.C6]" office:value-type="float" office:value="1">
            <text:p>1</text:p>
          </table:table-cell>
          <table:table-cell table:formula="of:=[.D50]/[.D6]" office:value-type="float" office:value="0.96875">
            <text:p>0.96875</text:p>
          </table:table-cell>
          <table:table-cell table:formula="of:=[.E50]/[.E6]" office:value-type="float" office:value="1">
            <text:p>1</text:p>
          </table:table-cell>
          <table:table-cell table:formula="of:=[.F50]/[.F6]" office:value-type="float" office:value="0.935897435897436">
            <text:p>0.9358974359</text:p>
          </table:table-cell>
          <table:table-cell table:number-columns-repeated="21"/>
        </table:table-row>
        <table:table-row table:style-name="ro1">
          <table:table-cell office:value-type="string">
            <text:p>stereovision1.v</text:p>
          </table:table-cell>
          <table:table-cell table:formula="of:=[.B51]/[.B7]" office:value-type="float" office:value="1">
            <text:p>1</text:p>
          </table:table-cell>
          <table:table-cell table:formula="of:=[.C51]/[.C7]" office:value-type="float" office:value="0.927272727272727">
            <text:p>0.9272727273</text:p>
          </table:table-cell>
          <table:table-cell table:formula="of:=[.D51]/[.D7]" office:value-type="float" office:value="0.8">
            <text:p>0.8</text:p>
          </table:table-cell>
          <table:table-cell table:formula="of:=[.E51]/[.E7]" office:value-type="float" office:value="0.577319587628866">
            <text:p>0.5773195876</text:p>
          </table:table-cell>
          <table:table-cell table:formula="of:=[.F51]/[.F7]" office:value-type="float" office:value="0.471502590673575">
            <text:p>0.4715025907</text:p>
          </table:table-cell>
          <table:table-cell table:number-columns-repeated="21"/>
        </table:table-row>
        <table:table-row table:style-name="ro1">
          <table:table-cell office:value-type="string">
            <text:p>mkDelayWorker32B.v</text:p>
          </table:table-cell>
          <table:table-cell table:formula="of:=[.B52]/[.B8]" office:value-type="float" office:value="1">
            <text:p>1</text:p>
          </table:table-cell>
          <table:table-cell table:formula="of:=[.C52]/[.C8]" office:value-type="float" office:value="1.05128205128205">
            <text:p>1.0512820513</text:p>
          </table:table-cell>
          <table:table-cell table:formula="of:=[.D52]/[.D8]" office:value-type="float" office:value="1">
            <text:p>1</text:p>
          </table:table-cell>
          <table:table-cell table:formula="of:=[.E52]/[.E8]" office:value-type="float" office:value="0.954545454545455">
            <text:p>0.9545454545</text:p>
          </table:table-cell>
          <table:table-cell table:formula="of:=[.F52]/[.F8]" office:value-type="float" office:value="0.879518072289157">
            <text:p>0.8795180723</text:p>
          </table:table-cell>
          <table:table-cell table:number-columns-repeated="21"/>
        </table:table-row>
        <table:table-row table:style-name="ro1">
          <table:table-cell office:value-type="string">
            <text:p>mkSMAdapter4B.v</text:p>
          </table:table-cell>
          <table:table-cell table:formula="of:=[.B53]/[.B9]" office:value-type="float" office:value="1">
            <text:p>1</text:p>
          </table:table-cell>
          <table:table-cell table:formula="of:=[.C53]/[.C9]" office:value-type="float" office:value="1">
            <text:p>1</text:p>
          </table:table-cell>
          <table:table-cell table:formula="of:=[.D53]/[.D9]" office:value-type="float" office:value="0.935483870967742">
            <text:p>0.935483871</text:p>
          </table:table-cell>
          <table:table-cell table:formula="of:=[.E53]/[.E9]" office:value-type="float" office:value="1.08823529411765">
            <text:p>1.0882352941</text:p>
          </table:table-cell>
          <table:table-cell table:formula="of:=[.F53]/[.F9]" office:value-type="float" office:value="0.911764705882353">
            <text:p>0.9117647059</text:p>
          </table:table-cell>
          <table:table-cell table:number-columns-repeated="21"/>
        </table:table-row>
        <table:table-row table:style-name="ro1">
          <table:table-cell office:value-type="string">
            <text:p>or1200.v</text:p>
          </table:table-cell>
          <table:table-cell table:formula="of:=[.B54]/[.B10]" office:value-type="float" office:value="1">
            <text:p>1</text:p>
          </table:table-cell>
          <table:table-cell table:formula="of:=[.C54]/[.C10]" office:value-type="float" office:value="1">
            <text:p>1</text:p>
          </table:table-cell>
          <table:table-cell table:formula="of:=[.D54]/[.D10]" office:value-type="float" office:value="0.972972972972973">
            <text:p>0.972972973</text:p>
          </table:table-cell>
          <table:table-cell table:formula="of:=[.E54]/[.E10]" office:value-type="float" office:value="1.02564102564103">
            <text:p>1.0256410256</text:p>
          </table:table-cell>
          <table:table-cell table:formula="of:=[.F54]/[.F10]" office:value-type="float" office:value="0.807228915662651">
            <text:p>0.8072289157</text:p>
          </table:table-cell>
          <table:table-cell table:number-columns-repeated="21"/>
        </table:table-row>
        <table:table-row table:style-name="ro1">
          <table:table-cell office:value-type="string">
            <text:p>blob_merge.v</text:p>
          </table:table-cell>
          <table:table-cell table:formula="of:=[.B55]/[.B11]" office:value-type="float" office:value="1">
            <text:p>1</text:p>
          </table:table-cell>
          <table:table-cell table:formula="of:=[.C55]/[.C11]" office:value-type="float" office:value="1.02777777777778">
            <text:p>1.0277777778</text:p>
          </table:table-cell>
          <table:table-cell table:formula="of:=[.D55]/[.D11]" office:value-type="float" office:value="1">
            <text:p>1</text:p>
          </table:table-cell>
          <table:table-cell table:formula="of:=[.E55]/[.E11]" office:value-type="float" office:value="1.05263157894737">
            <text:p>1.0526315789</text:p>
          </table:table-cell>
          <table:table-cell table:formula="of:=[.F55]/[.F11]" office:value-type="float" office:value="0.896551724137931">
            <text:p>0.8965517241</text:p>
          </table:table-cell>
          <table:table-cell table:number-columns-repeated="21"/>
        </table:table-row>
        <table:table-row table:style-name="ro1">
          <table:table-cell office:value-type="string">
            <text:p>geomean</text:p>
          </table:table-cell>
          <table:table-cell table:formula="of:=[.B56]/[.B12]" office:value-type="float" office:value="1">
            <text:p>1</text:p>
          </table:table-cell>
          <table:table-cell table:formula="of:=[.C56]/[.C12]" office:value-type="float" office:value="1.00031702395058">
            <text:p>1.000317024</text:p>
          </table:table-cell>
          <table:table-cell table:formula="of:=[.D56]/[.D12]" office:value-type="float" office:value="0.94349542194871">
            <text:p>0.9434954219</text:p>
          </table:table-cell>
          <table:table-cell table:formula="of:=[.E56]/[.E12]" office:value-type="float" office:value="0.930110574893929">
            <text:p>0.9301105749</text:p>
          </table:table-cell>
          <table:table-cell table:formula="of:=[.F56]/[.F12]" office:value-type="float" office:value="0.796896631297187">
            <text:p>0.7968966313</text:p>
          </table:table-cell>
          <table:table-cell table:number-columns-repeated="21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6"/>
          <table:table-cell/>
          <table:table-cell table:number-columns-repeated="7"/>
          <table:table-cell/>
          <table:table-cell table:number-columns-repeated="6"/>
          <table:table-cell table:formula="of:=[.G102]*[.O10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/>
          <table:table-cell table:number-columns-repeated="7"/>
          <table:table-cell/>
          <table:table-cell table:number-columns-repeated="6"/>
          <table:table-cell table:formula="of:=[.G103]*[.O103]" office:value-type="float" office:value="0">
            <text:p>0</text:p>
          </table:table-cell>
          <table:table-cell table:number-columns-repeated="5"/>
        </table:table-row>
        <table:table-row table:style-name="ro1" table:number-rows-repeated="11">
          <table:table-cell table:number-columns-repeated="27"/>
        </table:table-row>
        <table:table-row table:style-name="ro1">
          <table:table-cell table:number-columns-repeated="6"/>
          <table:table-cell/>
          <table:table-cell table:number-columns-repeated="7"/>
          <table:table-cell/>
          <table:table-cell table:number-columns-repeated="6"/>
          <table:table-cell table:formula="of:=[.G115]*[.O115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/>
          <table:table-cell table:number-columns-repeated="7"/>
          <table:table-cell/>
          <table:table-cell table:number-columns-repeated="6"/>
          <table:table-cell table:formula="of:=[.G116]*[.O116]" office:value-type="float" office:value="0">
            <text:p>0</text:p>
          </table:table-cell>
          <table:table-cell table:number-columns-repeated="5"/>
        </table:table-row>
        <table:table-row table:style-name="ro1" table:number-rows-repeated="11">
          <table:table-cell table:number-columns-repeated="27"/>
        </table:table-row>
        <table:table-row table:style-name="ro1">
          <table:table-cell table:number-columns-repeated="6"/>
          <table:table-cell/>
          <table:table-cell table:number-columns-repeated="7"/>
          <table:table-cell/>
          <table:table-cell table:number-columns-repeated="6"/>
          <table:table-cell table:formula="of:=[.G128]*[.O128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/>
          <table:table-cell table:number-columns-repeated="7"/>
          <table:table-cell/>
          <table:table-cell table:number-columns-repeated="6"/>
          <table:table-cell table:formula="of:=[.G129]*[.O129]" office:value-type="float" office:value="0">
            <text:p>0</text:p>
          </table:table-cell>
          <table:table-cell table:number-columns-repeated="5"/>
        </table:table-row>
        <table:table-row table:style-name="ro1" table:number-rows-repeated="11">
          <table:table-cell table:number-columns-repeated="27"/>
        </table:table-row>
        <table:table-row table:style-name="ro1">
          <table:table-cell table:number-columns-repeated="6"/>
          <table:table-cell/>
          <table:table-cell table:number-columns-repeated="7"/>
          <table:table-cell/>
          <table:table-cell table:number-columns-repeated="6"/>
          <table:table-cell table:formula="of:=[.G141]*[.O14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/>
          <table:table-cell table:number-columns-repeated="7"/>
          <table:table-cell/>
          <table:table-cell table:number-columns-repeated="6"/>
          <table:table-cell table:formula="of:=[.G142]*[.O142]" office:value-type="float" office:value="0">
            <text:p>0</text:p>
          </table:table-cell>
          <table:table-cell table:number-columns-repeated="5"/>
        </table:table-row>
        <table:table-row table:style-name="ro1" table:number-rows-repeated="11">
          <table:table-cell table:number-columns-repeated="27"/>
        </table:table-row>
        <table:table-row table:style-name="ro1">
          <table:table-cell table:number-columns-repeated="6"/>
          <table:table-cell/>
          <table:table-cell table:number-columns-repeated="7"/>
          <table:table-cell/>
          <table:table-cell table:number-columns-repeated="6"/>
          <table:table-cell table:formula="of:=[.G154]*[.O15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/>
          <table:table-cell table:number-columns-repeated="7"/>
          <table:table-cell/>
          <table:table-cell table:number-columns-repeated="6"/>
          <table:table-cell table:formula="of:=[.G155]*[.O155]" office:value-type="float" office:value="0">
            <text:p>0</text:p>
          </table:table-cell>
          <table:table-cell table:number-columns-repeated="5"/>
        </table:table-row>
        <table:table-row table:style-name="ro1" table:number-rows-repeated="11">
          <table:table-cell table:number-columns-repeated="27"/>
        </table:table-row>
        <table:table-row table:style-name="ro1">
          <table:table-cell table:number-columns-repeated="6"/>
          <table:table-cell/>
          <table:table-cell table:number-columns-repeated="7"/>
          <table:table-cell/>
          <table:table-cell table:number-columns-repeated="6"/>
          <table:table-cell table:formula="of:=[.G167]*[.O167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/>
          <table:table-cell table:number-columns-repeated="7"/>
          <table:table-cell/>
          <table:table-cell table:number-columns-repeated="6"/>
          <table:table-cell table:formula="of:=[.G168]*[.O168]" office:value-type="float" office:value="0">
            <text:p>0</text:p>
          </table:table-cell>
          <table:table-cell table:number-columns-repeated="5"/>
        </table:table-row>
        <table:table-row table:style-name="ro1" table:number-rows-repeated="11">
          <table:table-cell table:number-columns-repeated="27"/>
        </table:table-row>
        <table:table-row table:style-name="ro1">
          <table:table-cell table:number-columns-repeated="6"/>
          <table:table-cell/>
          <table:table-cell table:number-columns-repeated="7"/>
          <table:table-cell/>
          <table:table-cell table:number-columns-repeated="6"/>
          <table:table-cell table:formula="of:=[.G180]*[.O18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/>
          <table:table-cell table:number-columns-repeated="7"/>
          <table:table-cell/>
          <table:table-cell table:number-columns-repeated="6"/>
          <table:table-cell table:formula="of:=[.G181]*[.O181]" office:value-type="float" office:value="0">
            <text:p>0</text:p>
          </table:table-cell>
          <table:table-cell table:number-columns-repeated="5"/>
        </table:table-row>
        <table:table-row table:style-name="ro1" table:number-rows-repeated="11">
          <table:table-cell table:number-columns-repeated="27"/>
        </table:table-row>
        <table:table-row table:style-name="ro1">
          <table:table-cell table:number-columns-repeated="6"/>
          <table:table-cell/>
          <table:table-cell table:number-columns-repeated="7"/>
          <table:table-cell/>
          <table:table-cell table:number-columns-repeated="6"/>
          <table:table-cell table:formula="of:=[.G193]*[.O19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/>
          <table:table-cell table:number-columns-repeated="7"/>
          <table:table-cell/>
          <table:table-cell table:number-columns-repeated="6"/>
          <table:table-cell table:formula="of:=[.G194]*[.O194]" office:value-type="float" office:value="0">
            <text:p>0</text:p>
          </table:table-cell>
          <table:table-cell table:number-columns-repeated="5"/>
        </table:table-row>
      </table:table>
      <table:table table:name="Ct=2" table:style-name="ta1">
        <table:table-column table:style-name="co19" table:default-cell-style-name="Default"/>
        <table:table-column table:style-name="co16" table:number-columns-repeated="5" table:default-cell-style-name="Default"/>
        <table:table-column table:style-name="co5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23" table:number-columns-repeated="5" table:default-cell-style-name="Default"/>
        <table:table-column table:style-name="co24" table:default-cell-style-name="Default"/>
        <table:table-column table:style-name="co16" table:number-columns-repeated="5" table:default-cell-style-name="Default"/>
        <table:table-column table:style-name="co5" table:default-cell-style-name="Default"/>
        <table:table-column table:style-name="co18" table:default-cell-style-name="Default"/>
        <table:table-row table:style-name="ro1">
          <table:table-cell office:value-type="string">
            <text:p>min_chan_width</text:p>
          </table:table-cell>
          <table:table-cell table:number-columns-repeated="7"/>
          <table:table-cell office:value-type="string">
            <text:p>critical_path_delay</text:p>
          </table:table-cell>
          <table:table-cell table:number-columns-repeated="12"/>
          <table:table-cell office:value-type="string">
            <text:p>MinW * crit_path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Constant = 0.000000</text:p>
          </table:table-cell>
          <table:table-cell table:number-columns-repeated="7"/>
          <table:table-cell office:value-type="string">
            <text:p>Constant = 0.000000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8"/>
        </table:table-row>
        <table:table-row table:style-name="ro1">
          <table:table-cell office:value-type="string">
            <text:p>stereovision0.v</text:p>
          </table:table-cell>
          <table:table-cell table:number-columns-repeated="2"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78">
            <text:p>78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string">
            <text:p>stereovision0.v</text:p>
          </table:table-cell>
          <table:table-cell table:number-columns-repeated="5" office:value-type="float" office:value="5.90579">
            <text:p>5.90579</text:p>
          </table:table-cell>
          <table:table-cell table:number-columns-repeated="8"/>
        </table:table-row>
        <table:table-row table:style-name="ro1">
          <table:table-cell office:value-type="string">
            <text:p>stereovision1.v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130">
            <text:p>130</text:p>
          </table:table-cell>
          <table:table-cell office:value-type="float" office:value="194">
            <text:p>194</text:p>
          </table:table-cell>
          <table:table-cell office:value-type="float" office:value="386">
            <text:p>386</text:p>
          </table:table-cell>
          <table:table-cell table:number-columns-repeated="2"/>
          <table:table-cell office:value-type="string">
            <text:p>stereovision1.v</text:p>
          </table:table-cell>
          <table:table-cell office:value-type="float" office:value="8.23707">
            <text:p>8.23707</text:p>
          </table:table-cell>
          <table:table-cell office:value-type="float" office:value="8.24039">
            <text:p>8.24039</text:p>
          </table:table-cell>
          <table:table-cell office:value-type="float" office:value="8.37149">
            <text:p>8.37149</text:p>
          </table:table-cell>
          <table:table-cell office:value-type="float" office:value="8.23643">
            <text:p>8.23643</text:p>
          </table:table-cell>
          <table:table-cell office:value-type="float" office:value="8.24039">
            <text:p>8.24039</text:p>
          </table:table-cell>
          <table:table-cell table:number-columns-repeated="8"/>
        </table:table-row>
        <table:table-row table:style-name="ro1">
          <table:table-cell office:value-type="string">
            <text:p>mkDelayWorker32B.v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  <table:table-cell office:value-type="float" office:value="88">
            <text:p>88</text:p>
          </table:table-cell>
          <table:table-cell office:value-type="float" office:value="166">
            <text:p>166</text:p>
          </table:table-cell>
          <table:table-cell table:number-columns-repeated="2"/>
          <table:table-cell office:value-type="string">
            <text:p>mkDelayWorker32B.v</text:p>
          </table:table-cell>
          <table:table-cell office:value-type="float" office:value="11.1558">
            <text:p>11.1558</text:p>
          </table:table-cell>
          <table:table-cell table:number-columns-repeated="3" office:value-type="float" office:value="11.0214">
            <text:p>11.0214</text:p>
          </table:table-cell>
          <table:table-cell office:value-type="float" office:value="11.2311">
            <text:p>11.2311</text:p>
          </table:table-cell>
          <table:table-cell table:number-columns-repeated="8"/>
        </table:table-row>
        <table:table-row table:style-name="ro1">
          <table:table-cell office:value-type="string">
            <text:p>mkSMAdapter4B.v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  <table:table-cell office:value-type="float" office:value="136">
            <text:p>136</text:p>
          </table:table-cell>
          <table:table-cell table:number-columns-repeated="2"/>
          <table:table-cell office:value-type="string">
            <text:p>mkSMAdapter4B.v</text:p>
          </table:table-cell>
          <table:table-cell table:number-columns-repeated="2" office:value-type="float" office:value="8.3948">
            <text:p>8.3948</text:p>
          </table:table-cell>
          <table:table-cell office:value-type="float" office:value="8.39812">
            <text:p>8.39812</text:p>
          </table:table-cell>
          <table:table-cell office:value-type="float" office:value="8.53033">
            <text:p>8.53033</text:p>
          </table:table-cell>
          <table:table-cell office:value-type="float" office:value="8.62319">
            <text:p>8.62319</text:p>
          </table:table-cell>
          <table:table-cell table:number-columns-repeated="8"/>
        </table:table-row>
        <table:table-row table:style-name="ro1">
          <table:table-cell office:value-type="string">
            <text:p>or1200.v</text:p>
          </table:table-cell>
          <table:table-cell table:number-columns-repeated="2"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table:number-columns-repeated="2"/>
          <table:table-cell office:value-type="string">
            <text:p>or1200.v</text:p>
          </table:table-cell>
          <table:table-cell office:value-type="float" office:value="18.0447">
            <text:p>18.0447</text:p>
          </table:table-cell>
          <table:table-cell office:value-type="float" office:value="18.0458">
            <text:p>18.0458</text:p>
          </table:table-cell>
          <table:table-cell office:value-type="float" office:value="18.0419">
            <text:p>18.0419</text:p>
          </table:table-cell>
          <table:table-cell office:value-type="float" office:value="18.4121">
            <text:p>18.4121</text:p>
          </table:table-cell>
          <table:table-cell office:value-type="float" office:value="19.4434">
            <text:p>19.4434</text:p>
          </table:table-cell>
          <table:table-cell table:number-columns-repeated="8"/>
        </table:table-row>
        <table:table-row table:style-name="ro1">
          <table:table-cell office:value-type="string">
            <text:p>blob_merge.v</text:p>
          </table:table-cell>
          <table:table-cell office:value-type="float" office:value="74">
            <text:p>74</text:p>
          </table:table-cell>
          <table:table-cell office:value-type="float" office:value="72">
            <text:p>72</text:p>
          </table:table-cell>
          <table:table-cell table:number-columns-repeated="2" office:value-type="float" office:value="76">
            <text:p>76</text:p>
          </table:table-cell>
          <table:table-cell office:value-type="float" office:value="116">
            <text:p>116</text:p>
          </table:table-cell>
          <table:table-cell table:number-columns-repeated="2"/>
          <table:table-cell office:value-type="string">
            <text:p>blob_merge.v</text:p>
          </table:table-cell>
          <table:table-cell table:number-columns-repeated="5" office:value-type="float" office:value="10.3611">
            <text:p>10.3611</text:p>
          </table:table-cell>
          <table:table-cell table:number-columns-repeated="8"/>
        </table:table-row>
        <table:table-row table:style-name="ro1">
          <table:table-cell office:value-type="string">
            <text:p>geomean</text:p>
          </table:table-cell>
          <table:table-cell table:formula="of:=GEOMEAN([.B6:.B11])" office:value-type="float" office:value="72.3479588315815">
            <text:p>72.3479588316</text:p>
          </table:table-cell>
          <table:table-cell table:formula="of:=GEOMEAN([.C6:.C11])" office:value-type="float" office:value="73.676444711698">
            <text:p>73.6764447117</text:p>
          </table:table-cell>
          <table:table-cell table:formula="of:=GEOMEAN([.D6:.D11])" office:value-type="float" office:value="78.3925970752504">
            <text:p>78.3925970753</text:p>
          </table:table-cell>
          <table:table-cell table:formula="of:=GEOMEAN([.E6:.E11])" office:value-type="float" office:value="90.1500597166899">
            <text:p>90.1500597167</text:p>
          </table:table-cell>
          <table:table-cell table:formula="of:=GEOMEAN([.F6:.F11])" office:value-type="float" office:value="172.314105315695">
            <text:p>172.3141053157</text:p>
          </table:table-cell>
          <table:table-cell table:formula="of:=GEOMEAN([.B12:.F12])" office:value-type="float" office:value="91.7198569709143">
            <text:p>91.7198569709</text:p>
          </table:table-cell>
          <table:table-cell/>
          <table:table-cell office:value-type="string">
            <text:p>geomean</text:p>
          </table:table-cell>
          <table:table-cell table:formula="of:=GEOMEAN([.J6:.J11])" office:value-type="float" office:value="9.73612692566314">
            <text:p>9.7361269257</text:p>
          </table:table-cell>
          <table:table-cell table:formula="of:=GEOMEAN([.K6:.K11])" office:value-type="float" office:value="9.71722998604804">
            <text:p>9.717229986</text:p>
          </table:table-cell>
          <table:table-cell table:formula="of:=GEOMEAN([.L6:.L11])" office:value-type="float" office:value="9.74311787221894">
            <text:p>9.7431178722</text:p>
          </table:table-cell>
          <table:table-cell table:formula="of:=GEOMEAN([.M6:.M11])" office:value-type="float" office:value="9.77510579724783">
            <text:p>9.7751057972</text:p>
          </table:table-cell>
          <table:table-cell table:formula="of:=GEOMEAN([.N6:.N11])" office:value-type="float" office:value="9.91400230052293">
            <text:p>9.9140023005</text:p>
          </table:table-cell>
          <table:table-cell table:formula="of:=GEOMEAN([.J12:.N12])" office:value-type="float" office:value="9.7768607451046">
            <text:p>9.7768607451</text:p>
          </table:table-cell>
          <table:table-cell table:number-columns-repeated="6"/>
          <table:table-cell table:formula="of:=[.G12]*[.O12]" office:value-type="float" office:value="896.73226916554">
            <text:p>896.7322691655</text:p>
          </table:table-cell>
        </table:table-row>
        <table:table-row table:style-name="ro1">
          <table:table-cell table:number-columns-repeated="6"/>
          <table:table-cell table:formula="of:=GEOMEAN([.E12:.F12])" office:value-type="float" office:value="124.635977487393">
            <text:p>124.6359774874</text:p>
          </table:table-cell>
          <table:table-cell table:number-columns-repeated="7"/>
          <table:table-cell table:formula="of:=GEOMEAN([.M12:.N12])" office:value-type="float" office:value="9.84430908503843">
            <text:p>9.844309085</text:p>
          </table:table-cell>
          <table:table-cell table:number-columns-repeated="6"/>
          <table:table-cell table:formula="of:=[.G13]*[.O13]" office:value-type="float" office:value="1226.95508550179">
            <text:p>1226.9550855018</text:p>
          </table:table-cell>
        </table:table-row>
        <table:table-row table:style-name="ro1">
          <table:table-cell office:value-type="string">
            <text:p>Constant = 0.100000</text:p>
          </table:table-cell>
          <table:table-cell table:number-columns-repeated="7"/>
          <table:table-cell office:value-type="string">
            <text:p>Constant = 0.100000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8"/>
        </table:table-row>
        <table:table-row table:style-name="ro1">
          <table:table-cell office:value-type="string">
            <text:p>stereovision0.v</text:p>
          </table:table-cell>
          <table:table-cell table:number-columns-repeated="3" office:value-type="float" office:value="62">
            <text:p>62</text:p>
          </table:table-cell>
          <table:table-cell office:value-type="float" office:value="84">
            <text:p>84</text:p>
          </table:table-cell>
          <table:table-cell office:value-type="float" office:value="176">
            <text:p>176</text:p>
          </table:table-cell>
          <table:table-cell table:number-columns-repeated="2"/>
          <table:table-cell office:value-type="string">
            <text:p>stereovision0.v</text:p>
          </table:table-cell>
          <table:table-cell office:value-type="float" office:value="5.90579">
            <text:p>5.90579</text:p>
          </table:table-cell>
          <table:table-cell office:value-type="float" office:value="4.36515">
            <text:p>4.36515</text:p>
          </table:table-cell>
          <table:table-cell office:value-type="float" office:value="4.70632">
            <text:p>4.70632</text:p>
          </table:table-cell>
          <table:table-cell office:value-type="float" office:value="4.9069">
            <text:p>4.9069</text:p>
          </table:table-cell>
          <table:table-cell office:value-type="float" office:value="9.40162">
            <text:p>9.40162</text:p>
          </table:table-cell>
          <table:table-cell table:number-columns-repeated="8"/>
        </table:table-row>
        <table:table-row table:style-name="ro1">
          <table:table-cell office:value-type="string">
            <text:p>stereovision1.v</text:p>
          </table:table-cell>
          <table:table-cell office:value-type="float" office:value="102">
            <text:p>102</text:p>
          </table:table-cell>
          <table:table-cell office:value-type="float" office:value="104">
            <text:p>104</text:p>
          </table:table-cell>
          <table:table-cell office:value-type="float" office:value="106">
            <text:p>106</text:p>
          </table:table-cell>
          <table:table-cell office:value-type="float" office:value="154">
            <text:p>154</text:p>
          </table:table-cell>
          <table:table-cell office:value-type="float" office:value="196">
            <text:p>196</text:p>
          </table:table-cell>
          <table:table-cell table:number-columns-repeated="2"/>
          <table:table-cell office:value-type="string">
            <text:p>stereovision1.v</text:p>
          </table:table-cell>
          <table:table-cell office:value-type="float" office:value="8.23707">
            <text:p>8.23707</text:p>
          </table:table-cell>
          <table:table-cell office:value-type="float" office:value="7.91693">
            <text:p>7.91693</text:p>
          </table:table-cell>
          <table:table-cell office:value-type="float" office:value="7.3737">
            <text:p>7.3737</text:p>
          </table:table-cell>
          <table:table-cell office:value-type="float" office:value="8.06192">
            <text:p>8.06192</text:p>
          </table:table-cell>
          <table:table-cell office:value-type="float" office:value="8.63575">
            <text:p>8.63575</text:p>
          </table:table-cell>
          <table:table-cell table:number-columns-repeated="8"/>
        </table:table-row>
        <table:table-row table:style-name="ro1">
          <table:table-cell office:value-type="string">
            <text:p>mkDelayWorker32B.v</text:p>
          </table:table-cell>
          <table:table-cell table:number-columns-repeated="2" office:value-type="float" office:value="76">
            <text:p>76</text:p>
          </table:table-cell>
          <table:table-cell office:value-type="float" office:value="80">
            <text:p>80</text:p>
          </table:table-cell>
          <table:table-cell office:value-type="float" office:value="86">
            <text:p>86</text:p>
          </table:table-cell>
          <table:table-cell office:value-type="float" office:value="166">
            <text:p>166</text:p>
          </table:table-cell>
          <table:table-cell table:number-columns-repeated="2"/>
          <table:table-cell office:value-type="string">
            <text:p>mkDelayWorker32B.v</text:p>
          </table:table-cell>
          <table:table-cell office:value-type="float" office:value="11.1558">
            <text:p>11.1558</text:p>
          </table:table-cell>
          <table:table-cell office:value-type="float" office:value="10.4063">
            <text:p>10.4063</text:p>
          </table:table-cell>
          <table:table-cell office:value-type="float" office:value="11.4524">
            <text:p>11.4524</text:p>
          </table:table-cell>
          <table:table-cell office:value-type="float" office:value="11.4107">
            <text:p>11.4107</text:p>
          </table:table-cell>
          <table:table-cell office:value-type="float" office:value="11.8328">
            <text:p>11.8328</text:p>
          </table:table-cell>
          <table:table-cell table:number-columns-repeated="8"/>
        </table:table-row>
        <table:table-row table:style-name="ro1">
          <table:table-cell office:value-type="string">
            <text:p>mkSMAdapter4B.v</text:p>
          </table:table-cell>
          <table:table-cell office:value-type="float" office:value="56">
            <text:p>56</text:p>
          </table:table-cell>
          <table:table-cell table:number-columns-repeated="2" office:value-type="float" office:value="60">
            <text:p>60</text:p>
          </table:table-cell>
          <table:table-cell office:value-type="float" office:value="76">
            <text:p>76</text:p>
          </table:table-cell>
          <table:table-cell office:value-type="float" office:value="128">
            <text:p>128</text:p>
          </table:table-cell>
          <table:table-cell table:number-columns-repeated="2"/>
          <table:table-cell office:value-type="string">
            <text:p>mkSMAdapter4B.v</text:p>
          </table:table-cell>
          <table:table-cell office:value-type="float" office:value="8.3948">
            <text:p>8.3948</text:p>
          </table:table-cell>
          <table:table-cell office:value-type="float" office:value="8.08701">
            <text:p>8.08701</text:p>
          </table:table-cell>
          <table:table-cell office:value-type="float" office:value="8.03727">
            <text:p>8.03727</text:p>
          </table:table-cell>
          <table:table-cell office:value-type="float" office:value="8.87197">
            <text:p>8.87197</text:p>
          </table:table-cell>
          <table:table-cell office:value-type="float" office:value="7.9183">
            <text:p>7.9183</text:p>
          </table:table-cell>
          <table:table-cell table:number-columns-repeated="8"/>
        </table:table-row>
        <table:table-row table:style-name="ro1">
          <table:table-cell office:value-type="string">
            <text:p>or1200.v</text:p>
          </table:table-cell>
          <table:table-cell office:value-type="float" office:value="72">
            <text:p>72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164">
            <text:p>164</text:p>
          </table:table-cell>
          <table:table-cell table:number-columns-repeated="2"/>
          <table:table-cell office:value-type="string">
            <text:p>or1200.v</text:p>
          </table:table-cell>
          <table:table-cell office:value-type="float" office:value="18.0447">
            <text:p>18.0447</text:p>
          </table:table-cell>
          <table:table-cell office:value-type="float" office:value="15.6034">
            <text:p>15.6034</text:p>
          </table:table-cell>
          <table:table-cell office:value-type="float" office:value="15.5025">
            <text:p>15.5025</text:p>
          </table:table-cell>
          <table:table-cell office:value-type="float" office:value="16.7525">
            <text:p>16.7525</text:p>
          </table:table-cell>
          <table:table-cell office:value-type="float" office:value="17.4848">
            <text:p>17.4848</text:p>
          </table:table-cell>
          <table:table-cell table:number-columns-repeated="8"/>
        </table:table-row>
        <table:table-row table:style-name="ro1">
          <table:table-cell office:value-type="string">
            <text:p>blob_merge.v</text:p>
          </table:table-cell>
          <table:table-cell table:number-columns-repeated="3" office:value-type="float" office:value="74">
            <text:p>74</text:p>
          </table:table-cell>
          <table:table-cell office:value-type="float" office:value="80">
            <text:p>80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string">
            <text:p>blob_merge.v</text:p>
          </table:table-cell>
          <table:table-cell office:value-type="float" office:value="10.3611">
            <text:p>10.3611</text:p>
          </table:table-cell>
          <table:table-cell table:number-columns-repeated="2" office:value-type="float" office:value="10.7089">
            <text:p>10.7089</text:p>
          </table:table-cell>
          <table:table-cell office:value-type="float" office:value="14.6494">
            <text:p>14.6494</text:p>
          </table:table-cell>
          <table:table-cell office:value-type="float" office:value="11.6997">
            <text:p>11.6997</text:p>
          </table:table-cell>
          <table:table-cell table:number-columns-repeated="8"/>
        </table:table-row>
        <table:table-row table:style-name="ro1">
          <table:table-cell office:value-type="string">
            <text:p>geomean</text:p>
          </table:table-cell>
          <table:table-cell table:formula="of:=GEOMEAN([.B17:.B22])" office:value-type="float" office:value="72.3479588315815">
            <text:p>72.3479588316</text:p>
          </table:table-cell>
          <table:table-cell table:formula="of:=GEOMEAN([.C17:.C22])" office:value-type="float" office:value="74.08652029192">
            <text:p>74.0865202919</text:p>
          </table:table-cell>
          <table:table-cell table:formula="of:=GEOMEAN([.D17:.D22])" office:value-type="float" office:value="74.6277541136199">
            <text:p>74.6277541136</text:p>
          </table:table-cell>
          <table:table-cell table:formula="of:=GEOMEAN([.E17:.E22])" office:value-type="float" office:value="89.5026591004937">
            <text:p>89.5026591005</text:p>
          </table:table-cell>
          <table:table-cell table:formula="of:=GEOMEAN([.F17:.F22])" office:value-type="float" office:value="162.995597341928">
            <text:p>162.9955973419</text:p>
          </table:table-cell>
          <table:table-cell table:formula="of:=GEOMEAN([.B23:.F23])" office:value-type="float" office:value="89.7874283393256">
            <text:p>89.7874283393</text:p>
          </table:table-cell>
          <table:table-cell/>
          <table:table-cell office:value-type="string">
            <text:p>geomean</text:p>
          </table:table-cell>
          <table:table-cell table:formula="of:=GEOMEAN([.J17:.J22])" office:value-type="float" office:value="9.73612692566314">
            <text:p>9.7361269257</text:p>
          </table:table-cell>
          <table:table-cell table:formula="of:=GEOMEAN([.K17:.K22])" office:value-type="float" office:value="8.86680996492521">
            <text:p>8.8668099649</text:p>
          </table:table-cell>
          <table:table-cell table:formula="of:=GEOMEAN([.L17:.L22])" office:value-type="float" office:value="8.99676612928793">
            <text:p>8.9967661293</text:p>
          </table:table-cell>
          <table:table-cell table:formula="of:=GEOMEAN([.M17:.M22])" office:value-type="float" office:value="9.97117299914977">
            <text:p>9.9711729991</text:p>
          </table:table-cell>
          <table:table-cell table:formula="of:=GEOMEAN([.N17:.N22])" office:value-type="float" office:value="10.7648901954451">
            <text:p>10.7648901954</text:p>
          </table:table-cell>
          <table:table-cell table:formula="of:=GEOMEAN([.J23:.N23])" office:value-type="float" office:value="9.64271171233325">
            <text:p>9.6427117123</text:p>
          </table:table-cell>
          <table:table-cell table:number-columns-repeated="6"/>
          <table:table-cell table:formula="of:=[.G23]*[.O23]" office:value-type="float" office:value="865.794286867898">
            <text:p>865.7942868679</text:p>
          </table:table-cell>
        </table:table-row>
        <table:table-row table:style-name="ro1">
          <table:table-cell table:number-columns-repeated="6"/>
          <table:table-cell table:formula="of:=GEOMEAN([.E23:.F23])" office:value-type="float" office:value="120.7830260582">
            <text:p>120.7830260582</text:p>
          </table:table-cell>
          <table:table-cell table:number-columns-repeated="7"/>
          <table:table-cell table:formula="of:=GEOMEAN([.M23:.N23])" office:value-type="float" office:value="10.3604335071287">
            <text:p>10.3604335071</text:p>
          </table:table-cell>
          <table:table-cell table:number-columns-repeated="6"/>
          <table:table-cell table:formula="of:=[.G24]*[.O24]" office:value-type="float" office:value="1251.36451026577">
            <text:p>1251.3645102658</text:p>
          </table:table-cell>
        </table:table-row>
        <table:table-row table:style-name="ro1">
          <table:table-cell office:value-type="string">
            <text:p>Constant = 0.300000</text:p>
          </table:table-cell>
          <table:table-cell table:number-columns-repeated="7"/>
          <table:table-cell office:value-type="string">
            <text:p>Constant = 0.300000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8"/>
        </table:table-row>
        <table:table-row table:style-name="ro1">
          <table:table-cell office:value-type="string">
            <text:p>stereovision0.v</text:p>
          </table:table-cell>
          <table:table-cell office:value-type="float" office:value="62">
            <text:p>62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88">
            <text:p>88</text:p>
          </table:table-cell>
          <table:table-cell office:value-type="float" office:value="176">
            <text:p>176</text:p>
          </table:table-cell>
          <table:table-cell table:number-columns-repeated="2"/>
          <table:table-cell office:value-type="string">
            <text:p>stereovision0.v</text:p>
          </table:table-cell>
          <table:table-cell office:value-type="float" office:value="5.90579">
            <text:p>5.90579</text:p>
          </table:table-cell>
          <table:table-cell office:value-type="float" office:value="6.40606">
            <text:p>6.40606</text:p>
          </table:table-cell>
          <table:table-cell office:value-type="float" office:value="4.70632">
            <text:p>4.70632</text:p>
          </table:table-cell>
          <table:table-cell office:value-type="float" office:value="4.91">
            <text:p>4.91</text:p>
          </table:table-cell>
          <table:table-cell office:value-type="float" office:value="8.53763">
            <text:p>8.53763</text:p>
          </table:table-cell>
          <table:table-cell table:number-columns-repeated="8"/>
        </table:table-row>
        <table:table-row table:style-name="ro1">
          <table:table-cell office:value-type="string">
            <text:p>stereovision1.v</text:p>
          </table:table-cell>
          <table:table-cell table:number-columns-repeated="2" office:value-type="float" office:value="102">
            <text:p>102</text:p>
          </table:table-cell>
          <table:table-cell office:value-type="float" office:value="124">
            <text:p>124</text:p>
          </table:table-cell>
          <table:table-cell office:value-type="float" office:value="118">
            <text:p>118</text:p>
          </table:table-cell>
          <table:table-cell office:value-type="float" office:value="206">
            <text:p>206</text:p>
          </table:table-cell>
          <table:table-cell table:number-columns-repeated="2"/>
          <table:table-cell office:value-type="string">
            <text:p>stereovision1.v</text:p>
          </table:table-cell>
          <table:table-cell office:value-type="float" office:value="8.23707">
            <text:p>8.23707</text:p>
          </table:table-cell>
          <table:table-cell office:value-type="float" office:value="8.23817">
            <text:p>8.23817</text:p>
          </table:table-cell>
          <table:table-cell office:value-type="float" office:value="7.9136">
            <text:p>7.9136</text:p>
          </table:table-cell>
          <table:table-cell office:value-type="float" office:value="7.83095">
            <text:p>7.83095</text:p>
          </table:table-cell>
          <table:table-cell office:value-type="float" office:value="8.09869">
            <text:p>8.09869</text:p>
          </table:table-cell>
          <table:table-cell table:number-columns-repeated="8"/>
        </table:table-row>
        <table:table-row table:style-name="ro1">
          <table:table-cell office:value-type="string">
            <text:p>mkDelayWorker32B.v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float" office:value="88">
            <text:p>88</text:p>
          </table:table-cell>
          <table:table-cell office:value-type="float" office:value="154">
            <text:p>154</text:p>
          </table:table-cell>
          <table:table-cell table:number-columns-repeated="2"/>
          <table:table-cell office:value-type="string">
            <text:p>mkDelayWorker32B.v</text:p>
          </table:table-cell>
          <table:table-cell office:value-type="float" office:value="11.1558">
            <text:p>11.1558</text:p>
          </table:table-cell>
          <table:table-cell office:value-type="float" office:value="9.96297">
            <text:p>9.96297</text:p>
          </table:table-cell>
          <table:table-cell office:value-type="float" office:value="11.686">
            <text:p>11.686</text:p>
          </table:table-cell>
          <table:table-cell office:value-type="float" office:value="10.177">
            <text:p>10.177</text:p>
          </table:table-cell>
          <table:table-cell office:value-type="float" office:value="10.6818">
            <text:p>10.6818</text:p>
          </table:table-cell>
          <table:table-cell table:number-columns-repeated="8"/>
        </table:table-row>
        <table:table-row table:style-name="ro1">
          <table:table-cell office:value-type="string">
            <text:p>mkSMAdapter4B.v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  <table:table-cell office:value-type="float" office:value="152">
            <text:p>152</text:p>
          </table:table-cell>
          <table:table-cell table:number-columns-repeated="2"/>
          <table:table-cell office:value-type="string">
            <text:p>mkSMAdapter4B.v</text:p>
          </table:table-cell>
          <table:table-cell office:value-type="float" office:value="8.3948">
            <text:p>8.3948</text:p>
          </table:table-cell>
          <table:table-cell office:value-type="float" office:value="8.89285">
            <text:p>8.89285</text:p>
          </table:table-cell>
          <table:table-cell office:value-type="float" office:value="8.25674">
            <text:p>8.25674</text:p>
          </table:table-cell>
          <table:table-cell office:value-type="float" office:value="8.19364">
            <text:p>8.19364</text:p>
          </table:table-cell>
          <table:table-cell office:value-type="float" office:value="9.67658">
            <text:p>9.67658</text:p>
          </table:table-cell>
          <table:table-cell table:number-columns-repeated="8"/>
        </table:table-row>
        <table:table-row table:style-name="ro1">
          <table:table-cell office:value-type="string">
            <text:p>or1200.v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146">
            <text:p>146</text:p>
          </table:table-cell>
          <table:table-cell table:number-columns-repeated="2"/>
          <table:table-cell office:value-type="string">
            <text:p>or1200.v</text:p>
          </table:table-cell>
          <table:table-cell office:value-type="float" office:value="18.0447">
            <text:p>18.0447</text:p>
          </table:table-cell>
          <table:table-cell office:value-type="float" office:value="17.015">
            <text:p>17.015</text:p>
          </table:table-cell>
          <table:table-cell office:value-type="float" office:value="16.097">
            <text:p>16.097</text:p>
          </table:table-cell>
          <table:table-cell office:value-type="float" office:value="16.5942">
            <text:p>16.5942</text:p>
          </table:table-cell>
          <table:table-cell office:value-type="float" office:value="18.3469">
            <text:p>18.3469</text:p>
          </table:table-cell>
          <table:table-cell table:number-columns-repeated="8"/>
        </table:table-row>
        <table:table-row table:style-name="ro1">
          <table:table-cell office:value-type="string">
            <text:p>blob_merge.v</text:p>
          </table:table-cell>
          <table:table-cell table:number-columns-repeated="2"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124">
            <text:p>124</text:p>
          </table:table-cell>
          <table:table-cell table:number-columns-repeated="2"/>
          <table:table-cell office:value-type="string">
            <text:p>blob_merge.v</text:p>
          </table:table-cell>
          <table:table-cell office:value-type="float" office:value="10.3611">
            <text:p>10.3611</text:p>
          </table:table-cell>
          <table:table-cell office:value-type="float" office:value="14.664">
            <text:p>14.664</text:p>
          </table:table-cell>
          <table:table-cell office:value-type="float" office:value="11.2668">
            <text:p>11.2668</text:p>
          </table:table-cell>
          <table:table-cell office:value-type="float" office:value="10.4493">
            <text:p>10.4493</text:p>
          </table:table-cell>
          <table:table-cell office:value-type="float" office:value="13.948">
            <text:p>13.948</text:p>
          </table:table-cell>
          <table:table-cell table:number-columns-repeated="8"/>
        </table:table-row>
        <table:table-row table:style-name="ro1">
          <table:table-cell office:value-type="string">
            <text:p>geomean</text:p>
          </table:table-cell>
          <table:table-cell table:formula="of:=GEOMEAN([.B28:.B33])" office:value-type="float" office:value="72.3479588315815">
            <text:p>72.3479588316</text:p>
          </table:table-cell>
          <table:table-cell table:formula="of:=GEOMEAN([.C28:.C33])" office:value-type="float" office:value="72.6109914614917">
            <text:p>72.6109914615</text:p>
          </table:table-cell>
          <table:table-cell table:formula="of:=GEOMEAN([.D28:.D33])" office:value-type="float" office:value="77.6070085997706">
            <text:p>77.6070085998</text:p>
          </table:table-cell>
          <table:table-cell table:formula="of:=GEOMEAN([.E28:.E33])" office:value-type="float" office:value="85.0336677006388">
            <text:p>85.0336677006</text:p>
          </table:table-cell>
          <table:table-cell table:formula="of:=GEOMEAN([.F28:.F33])" office:value-type="float" office:value="157.67147230055">
            <text:p>157.6714723006</text:p>
          </table:table-cell>
          <table:table-cell table:formula="of:=GEOMEAN([.B34:.F34])" office:value-type="float" office:value="88.6206080622884">
            <text:p>88.6206080623</text:p>
          </table:table-cell>
          <table:table-cell/>
          <table:table-cell office:value-type="string">
            <text:p>geomean</text:p>
          </table:table-cell>
          <table:table-cell table:formula="of:=GEOMEAN([.J28:.J33])" office:value-type="float" office:value="9.73612692566314">
            <text:p>9.7361269257</text:p>
          </table:table-cell>
          <table:table-cell table:formula="of:=GEOMEAN([.K28:.K33])" office:value-type="float" office:value="10.2602038892037">
            <text:p>10.2602038892</text:p>
          </table:table-cell>
          <table:table-cell table:formula="of:=GEOMEAN([.L28:.L33])" office:value-type="float" office:value="9.31134878283106">
            <text:p>9.3113487828</text:p>
          </table:table-cell>
          <table:table-cell table:formula="of:=GEOMEAN([.M28:.M33])" office:value-type="float" office:value="9.06788532048796">
            <text:p>9.0678853205</text:p>
          </table:table-cell>
          <table:table-cell table:formula="of:=GEOMEAN([.N28:.N33])" office:value-type="float" office:value="11.0585667884007">
            <text:p>11.0585667884</text:p>
          </table:table-cell>
          <table:table-cell table:formula="of:=GEOMEAN([.J34:.N34])" office:value-type="float" office:value="9.86170337335848">
            <text:p>9.8617033734</text:p>
          </table:table-cell>
          <table:table-cell table:number-columns-repeated="6"/>
          <table:table-cell table:formula="of:=[.G34]*[.O34]" office:value-type="float" office:value="873.950149476949">
            <text:p>873.9501494769</text:p>
          </table:table-cell>
        </table:table-row>
        <table:table-row table:style-name="ro1">
          <table:table-cell table:number-columns-repeated="6"/>
          <table:table-cell table:formula="of:=GEOMEAN([.E34:.F34])" office:value-type="float" office:value="115.790256850374">
            <text:p>115.7902568504</text:p>
          </table:table-cell>
          <table:table-cell table:number-columns-repeated="7"/>
          <table:table-cell table:formula="of:=GEOMEAN([.M34:.N34])" office:value-type="float" office:value="10.0138811380091">
            <text:p>10.013881138</text:p>
          </table:table-cell>
          <table:table-cell table:number-columns-repeated="6"/>
          <table:table-cell table:formula="of:=[.G35]*[.O35]" office:value-type="float" office:value="1159.50986903919">
            <text:p>1159.5098690392</text:p>
          </table:table-cell>
        </table:table-row>
        <table:table-row table:style-name="ro1">
          <table:table-cell office:value-type="string">
            <text:p>Constant = 0.500000</text:p>
          </table:table-cell>
          <table:table-cell table:number-columns-repeated="7"/>
          <table:table-cell office:value-type="string">
            <text:p>Constant = 0.500000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8"/>
        </table:table-row>
        <table:table-row table:style-name="ro1">
          <table:table-cell office:value-type="string">
            <text:p>stereovision0.v</text:p>
          </table:table-cell>
          <table:table-cell table:number-columns-repeated="3" office:value-type="float" office:value="62">
            <text:p>62</text:p>
          </table:table-cell>
          <table:table-cell office:value-type="float" office:value="80">
            <text:p>80</text:p>
          </table:table-cell>
          <table:table-cell office:value-type="float" office:value="146">
            <text:p>146</text:p>
          </table:table-cell>
          <table:table-cell table:number-columns-repeated="2"/>
          <table:table-cell office:value-type="string">
            <text:p>stereovision0.v</text:p>
          </table:table-cell>
          <table:table-cell office:value-type="float" office:value="5.90579">
            <text:p>5.90579</text:p>
          </table:table-cell>
          <table:table-cell office:value-type="float" office:value="4.70632">
            <text:p>4.70632</text:p>
          </table:table-cell>
          <table:table-cell office:value-type="float" office:value="5.31127">
            <text:p>5.31127</text:p>
          </table:table-cell>
          <table:table-cell office:value-type="float" office:value="5.70632">
            <text:p>5.70632</text:p>
          </table:table-cell>
          <table:table-cell office:value-type="float" office:value="4.91111">
            <text:p>4.91111</text:p>
          </table:table-cell>
          <table:table-cell table:number-columns-repeated="8"/>
        </table:table-row>
        <table:table-row table:style-name="ro1">
          <table:table-cell office:value-type="string">
            <text:p>stereovision1.v</text:p>
          </table:table-cell>
          <table:table-cell office:value-type="float" office:value="102">
            <text:p>102</text:p>
          </table:table-cell>
          <table:table-cell table:number-columns-repeated="2" office:value-type="float" office:value="104">
            <text:p>104</text:p>
          </table:table-cell>
          <table:table-cell office:value-type="float" office:value="152">
            <text:p>152</text:p>
          </table:table-cell>
          <table:table-cell office:value-type="float" office:value="276">
            <text:p>276</text:p>
          </table:table-cell>
          <table:table-cell table:number-columns-repeated="2"/>
          <table:table-cell office:value-type="string">
            <text:p>stereovision1.v</text:p>
          </table:table-cell>
          <table:table-cell office:value-type="float" office:value="8.23707">
            <text:p>8.23707</text:p>
          </table:table-cell>
          <table:table-cell office:value-type="float" office:value="8.78361">
            <text:p>8.78361</text:p>
          </table:table-cell>
          <table:table-cell office:value-type="float" office:value="7.66943">
            <text:p>7.66943</text:p>
          </table:table-cell>
          <table:table-cell office:value-type="float" office:value="8.69938">
            <text:p>8.69938</text:p>
          </table:table-cell>
          <table:table-cell office:value-type="float" office:value="8.10091">
            <text:p>8.10091</text:p>
          </table:table-cell>
          <table:table-cell table:number-columns-repeated="8"/>
        </table:table-row>
        <table:table-row table:style-name="ro1">
          <table:table-cell office:value-type="string">
            <text:p>mkDelayWorker32B.v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float" office:value="80">
            <text:p>80</text:p>
          </table:table-cell>
          <table:table-cell office:value-type="float" office:value="196">
            <text:p>196</text:p>
          </table:table-cell>
          <table:table-cell table:number-columns-repeated="2"/>
          <table:table-cell office:value-type="string">
            <text:p>mkDelayWorker32B.v</text:p>
          </table:table-cell>
          <table:table-cell office:value-type="float" office:value="11.1558">
            <text:p>11.1558</text:p>
          </table:table-cell>
          <table:table-cell office:value-type="float" office:value="10.0725">
            <text:p>10.0725</text:p>
          </table:table-cell>
          <table:table-cell office:value-type="float" office:value="11.1606">
            <text:p>11.1606</text:p>
          </table:table-cell>
          <table:table-cell office:value-type="float" office:value="9.6858">
            <text:p>9.6858</text:p>
          </table:table-cell>
          <table:table-cell office:value-type="float" office:value="10.7013">
            <text:p>10.7013</text:p>
          </table:table-cell>
          <table:table-cell table:number-columns-repeated="8"/>
        </table:table-row>
        <table:table-row table:style-name="ro1">
          <table:table-cell office:value-type="string">
            <text:p>mkSMAdapter4B.v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office:value-type="float" office:value="78">
            <text:p>78</text:p>
          </table:table-cell>
          <table:table-cell office:value-type="float" office:value="128">
            <text:p>128</text:p>
          </table:table-cell>
          <table:table-cell table:number-columns-repeated="2"/>
          <table:table-cell office:value-type="string">
            <text:p>mkSMAdapter4B.v</text:p>
          </table:table-cell>
          <table:table-cell office:value-type="float" office:value="8.3948">
            <text:p>8.3948</text:p>
          </table:table-cell>
          <table:table-cell office:value-type="float" office:value="8.46533">
            <text:p>8.46533</text:p>
          </table:table-cell>
          <table:table-cell office:value-type="float" office:value="8.12374">
            <text:p>8.12374</text:p>
          </table:table-cell>
          <table:table-cell office:value-type="float" office:value="9.45591">
            <text:p>9.45591</text:p>
          </table:table-cell>
          <table:table-cell office:value-type="float" office:value="7.14632">
            <text:p>7.14632</text:p>
          </table:table-cell>
          <table:table-cell table:number-columns-repeated="8"/>
        </table:table-row>
        <table:table-row table:style-name="ro1">
          <table:table-cell office:value-type="string">
            <text:p>or1200.v</text:p>
          </table:table-cell>
          <table:table-cell office:value-type="float" office:value="72">
            <text:p>72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office:value-type="float" office:value="90">
            <text:p>90</text:p>
          </table:table-cell>
          <table:table-cell office:value-type="float" office:value="126">
            <text:p>126</text:p>
          </table:table-cell>
          <table:table-cell table:number-columns-repeated="2"/>
          <table:table-cell office:value-type="string">
            <text:p>or1200.v</text:p>
          </table:table-cell>
          <table:table-cell office:value-type="float" office:value="18.0447">
            <text:p>18.0447</text:p>
          </table:table-cell>
          <table:table-cell office:value-type="float" office:value="16.1776">
            <text:p>16.1776</text:p>
          </table:table-cell>
          <table:table-cell office:value-type="float" office:value="15.8649">
            <text:p>15.8649</text:p>
          </table:table-cell>
          <table:table-cell office:value-type="float" office:value="18.9114">
            <text:p>18.9114</text:p>
          </table:table-cell>
          <table:table-cell office:value-type="float" office:value="17.5504">
            <text:p>17.5504</text:p>
          </table:table-cell>
          <table:table-cell table:number-columns-repeated="8"/>
        </table:table-row>
        <table:table-row table:style-name="ro1">
          <table:table-cell office:value-type="string">
            <text:p>blob_merge.v</text:p>
          </table:table-cell>
          <table:table-cell table:number-columns-repeated="3" office:value-type="float" office:value="74">
            <text:p>74</text:p>
          </table:table-cell>
          <table:table-cell office:value-type="float" office:value="84">
            <text:p>84</text:p>
          </table:table-cell>
          <table:table-cell office:value-type="float" office:value="126">
            <text:p>126</text:p>
          </table:table-cell>
          <table:table-cell table:number-columns-repeated="2"/>
          <table:table-cell office:value-type="string">
            <text:p>blob_merge.v</text:p>
          </table:table-cell>
          <table:table-cell office:value-type="float" office:value="10.3611">
            <text:p>10.3611</text:p>
          </table:table-cell>
          <table:table-cell office:value-type="float" office:value="14.9898">
            <text:p>14.9898</text:p>
          </table:table-cell>
          <table:table-cell office:value-type="float" office:value="10.2323">
            <text:p>10.2323</text:p>
          </table:table-cell>
          <table:table-cell office:value-type="float" office:value="11.7481">
            <text:p>11.7481</text:p>
          </table:table-cell>
          <table:table-cell office:value-type="float" office:value="16.1495">
            <text:p>16.1495</text:p>
          </table:table-cell>
          <table:table-cell table:number-columns-repeated="8"/>
        </table:table-row>
        <table:table-row table:style-name="ro1">
          <table:table-cell office:value-type="string">
            <text:p>geomean</text:p>
          </table:table-cell>
          <table:table-cell table:formula="of:=GEOMEAN([.B39:.B44])" office:value-type="float" office:value="72.3479588315815">
            <text:p>72.3479588316</text:p>
          </table:table-cell>
          <table:table-cell table:formula="of:=GEOMEAN([.C39:.C44])" office:value-type="float" office:value="74.3015807809551">
            <text:p>74.301580781</text:p>
          </table:table-cell>
          <table:table-cell table:formula="of:=GEOMEAN([.D39:.D44])" office:value-type="float" office:value="75.1073319989374">
            <text:p>75.1073319989</text:p>
          </table:table-cell>
          <table:table-cell table:formula="of:=GEOMEAN([.E39:.E44])" office:value-type="float" office:value="91.1534953551889">
            <text:p>91.1534953552</text:p>
          </table:table-cell>
          <table:table-cell table:formula="of:=GEOMEAN([.F39:.F44])" office:value-type="float" office:value="158.822311156884">
            <text:p>158.8223111569</text:p>
          </table:table-cell>
          <table:table-cell table:formula="of:=GEOMEAN([.B45:.F45])" office:value-type="float" office:value="89.8169497290273">
            <text:p>89.816949729</text:p>
          </table:table-cell>
          <table:table-cell/>
          <table:table-cell office:value-type="string">
            <text:p>geomean</text:p>
          </table:table-cell>
          <table:table-cell table:formula="of:=GEOMEAN([.J39:.J44])" office:value-type="float" office:value="9.73612692566314">
            <text:p>9.7361269257</text:p>
          </table:table-cell>
          <table:table-cell table:formula="of:=GEOMEAN([.K39:.K44])" office:value-type="float" office:value="9.74183866565645">
            <text:p>9.7418386657</text:p>
          </table:table-cell>
          <table:table-cell table:formula="of:=GEOMEAN([.L39:.L44])" office:value-type="float" office:value="9.18267622387503">
            <text:p>9.1826762239</text:p>
          </table:table-cell>
          <table:table-cell table:formula="of:=GEOMEAN([.M39:.M44])" office:value-type="float" office:value="10.0168021194469">
            <text:p>10.0168021194</text:p>
          </table:table-cell>
          <table:table-cell table:formula="of:=GEOMEAN([.N39:.N44])" office:value-type="float" office:value="9.75617903050344">
            <text:p>9.7561790305</text:p>
          </table:table-cell>
          <table:table-cell table:formula="of:=GEOMEAN([.J45:.N45])" office:value-type="float" office:value="9.68280213862183">
            <text:p>9.6828021386</text:p>
          </table:table-cell>
          <table:table-cell table:number-columns-repeated="6"/>
          <table:table-cell table:formula="of:=[.G45]*[.O45]" office:value-type="float" office:value="869.679752920715">
            <text:p>869.6797529207</text:p>
          </table:table-cell>
        </table:table-row>
        <table:table-row table:style-name="ro1">
          <table:table-cell table:number-columns-repeated="6"/>
          <table:table-cell table:formula="of:=GEOMEAN([.E45:.F45])" office:value-type="float" office:value="120.321273274261">
            <text:p>120.3212732743</text:p>
          </table:table-cell>
          <table:table-cell table:number-columns-repeated="7"/>
          <table:table-cell table:formula="of:=GEOMEAN([.M45:.N45])" office:value-type="float" office:value="9.88563173451499">
            <text:p>9.8856317345</text:p>
          </table:table-cell>
          <table:table-cell table:number-columns-repeated="6"/>
          <table:table-cell table:formula="of:=[.G46]*[.O46]" office:value-type="float" office:value="1189.45179741729">
            <text:p>1189.4517974173</text:p>
          </table:table-cell>
        </table:table-row>
        <table:table-row table:style-name="ro1">
          <table:table-cell office:value-type="string">
            <text:p>Constant = 1.000000</text:p>
          </table:table-cell>
          <table:table-cell table:number-columns-repeated="7"/>
          <table:table-cell office:value-type="string">
            <text:p>Constant = 1.000000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8"/>
        </table:table-row>
        <table:table-row table:style-name="ro1">
          <table:table-cell office:value-type="string">
            <text:p>stereovision0.v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74">
            <text:p>74</text:p>
          </table:table-cell>
          <table:table-cell office:value-type="float" office:value="160">
            <text:p>160</text:p>
          </table:table-cell>
          <table:table-cell table:number-columns-repeated="2"/>
          <table:table-cell office:value-type="string">
            <text:p>stereovision0.v</text:p>
          </table:table-cell>
          <table:table-cell office:value-type="float" office:value="5.90579">
            <text:p>5.90579</text:p>
          </table:table-cell>
          <table:table-cell office:value-type="float" office:value="5.31127">
            <text:p>5.31127</text:p>
          </table:table-cell>
          <table:table-cell office:value-type="float" office:value="4.89184">
            <text:p>4.89184</text:p>
          </table:table-cell>
          <table:table-cell office:value-type="float" office:value="4.82349">
            <text:p>4.82349</text:p>
          </table:table-cell>
          <table:table-cell office:value-type="float" office:value="4.84185">
            <text:p>4.84185</text:p>
          </table:table-cell>
          <table:table-cell table:number-columns-repeated="8"/>
        </table:table-row>
        <table:table-row table:style-name="ro1">
          <table:table-cell office:value-type="string">
            <text:p>stereovision1.v</text:p>
          </table:table-cell>
          <table:table-cell table:number-columns-repeated="2"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116">
            <text:p>116</text:p>
          </table:table-cell>
          <table:table-cell office:value-type="float" office:value="240">
            <text:p>240</text:p>
          </table:table-cell>
          <table:table-cell table:number-columns-repeated="2"/>
          <table:table-cell office:value-type="string">
            <text:p>stereovision1.v</text:p>
          </table:table-cell>
          <table:table-cell office:value-type="float" office:value="8.23707">
            <text:p>8.23707</text:p>
          </table:table-cell>
          <table:table-cell office:value-type="float" office:value="7.50196">
            <text:p>7.50196</text:p>
          </table:table-cell>
          <table:table-cell office:value-type="float" office:value="7.97154">
            <text:p>7.97154</text:p>
          </table:table-cell>
          <table:table-cell office:value-type="float" office:value="7.9829">
            <text:p>7.9829</text:p>
          </table:table-cell>
          <table:table-cell office:value-type="float" office:value="8.82874">
            <text:p>8.82874</text:p>
          </table:table-cell>
          <table:table-cell table:number-columns-repeated="8"/>
        </table:table-row>
        <table:table-row table:style-name="ro1">
          <table:table-cell office:value-type="string">
            <text:p>mkDelayWorker32B.v</text:p>
          </table:table-cell>
          <table:table-cell office:value-type="float" office:value="76">
            <text:p>76</text:p>
          </table:table-cell>
          <table:table-cell table:number-columns-repeated="3" office:value-type="float" office:value="80">
            <text:p>80</text:p>
          </table:table-cell>
          <table:table-cell office:value-type="float" office:value="142">
            <text:p>142</text:p>
          </table:table-cell>
          <table:table-cell table:number-columns-repeated="2"/>
          <table:table-cell office:value-type="string">
            <text:p>mkDelayWorker32B.v</text:p>
          </table:table-cell>
          <table:table-cell office:value-type="float" office:value="11.1558">
            <text:p>11.1558</text:p>
          </table:table-cell>
          <table:table-cell office:value-type="float" office:value="11.0222">
            <text:p>11.0222</text:p>
          </table:table-cell>
          <table:table-cell office:value-type="float" office:value="10.5658">
            <text:p>10.5658</text:p>
          </table:table-cell>
          <table:table-cell office:value-type="float" office:value="11.3317">
            <text:p>11.3317</text:p>
          </table:table-cell>
          <table:table-cell office:value-type="float" office:value="10.8307">
            <text:p>10.8307</text:p>
          </table:table-cell>
          <table:table-cell table:number-columns-repeated="8"/>
        </table:table-row>
        <table:table-row table:style-name="ro1">
          <table:table-cell office:value-type="string">
            <text:p>mkSMAdapter4B.v</text:p>
          </table:table-cell>
          <table:table-cell table:number-columns-repeated="2"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 office:value-type="float" office:value="136">
            <text:p>136</text:p>
          </table:table-cell>
          <table:table-cell table:number-columns-repeated="2"/>
          <table:table-cell office:value-type="string">
            <text:p>mkSMAdapter4B.v</text:p>
          </table:table-cell>
          <table:table-cell office:value-type="float" office:value="8.3948">
            <text:p>8.3948</text:p>
          </table:table-cell>
          <table:table-cell office:value-type="float" office:value="8.12374">
            <text:p>8.12374</text:p>
          </table:table-cell>
          <table:table-cell office:value-type="float" office:value="7.01532">
            <text:p>7.01532</text:p>
          </table:table-cell>
          <table:table-cell office:value-type="float" office:value="8.75844">
            <text:p>8.75844</text:p>
          </table:table-cell>
          <table:table-cell office:value-type="float" office:value="9.16547">
            <text:p>9.16547</text:p>
          </table:table-cell>
          <table:table-cell table:number-columns-repeated="8"/>
        </table:table-row>
        <table:table-row table:style-name="ro1">
          <table:table-cell office:value-type="string">
            <text:p>or1200.v</text:p>
          </table:table-cell>
          <table:table-cell office:value-type="float" office:value="72">
            <text:p>72</text:p>
          </table:table-cell>
          <table:table-cell office:value-type="float" office:value="76">
            <text:p>76</text:p>
          </table:table-cell>
          <table:table-cell office:value-type="float" office:value="72">
            <text:p>72</text:p>
          </table:table-cell>
          <table:table-cell office:value-type="float" office:value="82">
            <text:p>82</text:p>
          </table:table-cell>
          <table:table-cell office:value-type="float" office:value="122">
            <text:p>122</text:p>
          </table:table-cell>
          <table:table-cell table:number-columns-repeated="2"/>
          <table:table-cell office:value-type="string">
            <text:p>or1200.v</text:p>
          </table:table-cell>
          <table:table-cell office:value-type="float" office:value="18.0447">
            <text:p>18.0447</text:p>
          </table:table-cell>
          <table:table-cell office:value-type="float" office:value="15.8649">
            <text:p>15.8649</text:p>
          </table:table-cell>
          <table:table-cell office:value-type="float" office:value="16.8789">
            <text:p>16.8789</text:p>
          </table:table-cell>
          <table:table-cell office:value-type="float" office:value="17.2793">
            <text:p>17.2793</text:p>
          </table:table-cell>
          <table:table-cell office:value-type="float" office:value="18.03">
            <text:p>18.03</text:p>
          </table:table-cell>
          <table:table-cell table:number-columns-repeated="8"/>
        </table:table-row>
        <table:table-row table:style-name="ro1">
          <table:table-cell office:value-type="string">
            <text:p>blob_merge.v</text:p>
          </table:table-cell>
          <table:table-cell table:number-columns-repeated="2"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82">
            <text:p>82</text:p>
          </table:table-cell>
          <table:table-cell office:value-type="float" office:value="166">
            <text:p>166</text:p>
          </table:table-cell>
          <table:table-cell table:number-columns-repeated="2"/>
          <table:table-cell office:value-type="string">
            <text:p>blob_merge.v</text:p>
          </table:table-cell>
          <table:table-cell office:value-type="float" office:value="10.3611">
            <text:p>10.3611</text:p>
          </table:table-cell>
          <table:table-cell office:value-type="float" office:value="10.2323">
            <text:p>10.2323</text:p>
          </table:table-cell>
          <table:table-cell office:value-type="float" office:value="15.7502">
            <text:p>15.7502</text:p>
          </table:table-cell>
          <table:table-cell office:value-type="float" office:value="13.5841">
            <text:p>13.5841</text:p>
          </table:table-cell>
          <table:table-cell office:value-type="float" office:value="12.9782">
            <text:p>12.9782</text:p>
          </table:table-cell>
          <table:table-cell table:number-columns-repeated="8"/>
        </table:table-row>
        <table:table-row table:style-name="ro1">
          <table:table-cell office:value-type="string">
            <text:p>geomean</text:p>
          </table:table-cell>
          <table:table-cell table:formula="of:=GEOMEAN([.B50:.B55])" office:value-type="float" office:value="72.3479588315815">
            <text:p>72.3479588316</text:p>
          </table:table-cell>
          <table:table-cell table:formula="of:=GEOMEAN([.C50:.C55])" office:value-type="float" office:value="73.2283291053526">
            <text:p>73.2283291054</text:p>
          </table:table-cell>
          <table:table-cell table:formula="of:=GEOMEAN([.D50:.D55])" office:value-type="float" office:value="74.6577230844217">
            <text:p>74.6577230844</text:p>
          </table:table-cell>
          <table:table-cell table:formula="of:=GEOMEAN([.E50:.E55])" office:value-type="float" office:value="82.4427972717683">
            <text:p>82.4427972718</text:p>
          </table:table-cell>
          <table:table-cell table:formula="of:=GEOMEAN([.F50:.F55])" office:value-type="float" office:value="157.074034653234">
            <text:p>157.0740346532</text:p>
          </table:table-cell>
          <table:table-cell table:formula="of:=GEOMEAN([.B56:.F56])" office:value-type="float" office:value="87.4757053937112">
            <text:p>87.4757053937</text:p>
          </table:table-cell>
          <table:table-cell/>
          <table:table-cell office:value-type="string">
            <text:p>geomean</text:p>
          </table:table-cell>
          <table:table-cell table:formula="of:=GEOMEAN([.J50:.J55])" office:value-type="float" office:value="9.73612692566314">
            <text:p>9.7361269257</text:p>
          </table:table-cell>
          <table:table-cell table:formula="of:=GEOMEAN([.K50:.K55])" office:value-type="float" office:value="9.12994171377154">
            <text:p>9.1299417138</text:p>
          </table:table-cell>
          <table:table-cell table:formula="of:=GEOMEAN([.L50:.L55])" office:value-type="float" office:value="9.5704514921722">
            <text:p>9.5704514922</text:p>
          </table:table-cell>
          <table:table-cell table:formula="of:=GEOMEAN([.M50:.M55])" office:value-type="float" office:value="9.8204974143598">
            <text:p>9.8204974144</text:p>
          </table:table-cell>
          <table:table-cell table:formula="of:=GEOMEAN([.N50:.N55])" office:value-type="float" office:value="9.98823118140893">
            <text:p>9.9882311814</text:p>
          </table:table-cell>
          <table:table-cell table:formula="of:=GEOMEAN([.J56:.N56])" office:value-type="float" office:value="9.64454504770995">
            <text:p>9.6445450477</text:p>
          </table:table-cell>
          <table:table-cell table:number-columns-repeated="6"/>
          <table:table-cell table:formula="of:=[.G56]*[.O56]" office:value-type="float" office:value="843.663381249852">
            <text:p>843.6633812499</text:p>
          </table:table-cell>
        </table:table-row>
        <table:table-row table:style-name="ro1">
          <table:table-cell table:number-columns-repeated="6"/>
          <table:table-cell table:formula="of:=GEOMEAN([.E56:.F56])" office:value-type="float" office:value="113.796409414249">
            <text:p>113.7964094142</text:p>
          </table:table-cell>
          <table:table-cell table:number-columns-repeated="7"/>
          <table:table-cell table:formula="of:=GEOMEAN([.M56:.N56])" office:value-type="float" office:value="9.90400921299321">
            <text:p>9.904009213</text:p>
          </table:table-cell>
          <table:table-cell table:number-columns-repeated="6"/>
          <table:table-cell table:formula="of:=[.G57]*[.O57]" office:value-type="float" office:value="1127.04068724427">
            <text:p>1127.0406872443</text:p>
          </table:table-cell>
        </table:table-row>
        <table:table-row table:style-name="ro1">
          <table:table-cell office:value-type="string">
            <text:p>Constant = 1.500000</text:p>
          </table:table-cell>
          <table:table-cell table:number-columns-repeated="7"/>
          <table:table-cell office:value-type="string">
            <text:p>Constant = 1.500000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8"/>
        </table:table-row>
        <table:table-row table:style-name="ro1">
          <table:table-cell office:value-type="string">
            <text:p>stereovision0.v</text:p>
          </table:table-cell>
          <table:table-cell office:value-type="float" office:value="62">
            <text:p>62</text:p>
          </table:table-cell>
          <table:table-cell table:number-columns-repeated="2"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166">
            <text:p>166</text:p>
          </table:table-cell>
          <table:table-cell table:number-columns-repeated="2"/>
          <table:table-cell office:value-type="string">
            <text:p>stereovision0.v</text:p>
          </table:table-cell>
          <table:table-cell office:value-type="float" office:value="5.90579">
            <text:p>5.90579</text:p>
          </table:table-cell>
          <table:table-cell office:value-type="float" office:value="4.97738">
            <text:p>4.97738</text:p>
          </table:table-cell>
          <table:table-cell office:value-type="float" office:value="5.04332">
            <text:p>5.04332</text:p>
          </table:table-cell>
          <table:table-cell office:value-type="float" office:value="4.84438">
            <text:p>4.84438</text:p>
          </table:table-cell>
          <table:table-cell office:value-type="float" office:value="5.27801">
            <text:p>5.27801</text:p>
          </table:table-cell>
          <table:table-cell table:number-columns-repeated="8"/>
        </table:table-row>
        <table:table-row table:style-name="ro1">
          <table:table-cell office:value-type="string">
            <text:p>stereovision1.v</text:p>
          </table:table-cell>
          <table:table-cell office:value-type="float" office:value="102">
            <text:p>102</text:p>
          </table:table-cell>
          <table:table-cell office:value-type="float" office:value="106">
            <text:p>106</text:p>
          </table:table-cell>
          <table:table-cell office:value-type="float" office:value="104">
            <text:p>104</text:p>
          </table:table-cell>
          <table:table-cell office:value-type="float" office:value="158">
            <text:p>158</text:p>
          </table:table-cell>
          <table:table-cell office:value-type="float" office:value="196">
            <text:p>196</text:p>
          </table:table-cell>
          <table:table-cell table:number-columns-repeated="2"/>
          <table:table-cell office:value-type="string">
            <text:p>stereovision1.v</text:p>
          </table:table-cell>
          <table:table-cell office:value-type="float" office:value="8.23707">
            <text:p>8.23707</text:p>
          </table:table-cell>
          <table:table-cell office:value-type="float" office:value="8.64808">
            <text:p>8.64808</text:p>
          </table:table-cell>
          <table:table-cell office:value-type="float" office:value="8.10597">
            <text:p>8.10597</text:p>
          </table:table-cell>
          <table:table-cell office:value-type="float" office:value="8.24149">
            <text:p>8.24149</text:p>
          </table:table-cell>
          <table:table-cell office:value-type="float" office:value="8.53785">
            <text:p>8.53785</text:p>
          </table:table-cell>
          <table:table-cell table:number-columns-repeated="8"/>
        </table:table-row>
        <table:table-row table:style-name="ro1">
          <table:table-cell office:value-type="string">
            <text:p>mkDelayWorker32B.v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136">
            <text:p>136</text:p>
          </table:table-cell>
          <table:table-cell table:number-columns-repeated="2"/>
          <table:table-cell office:value-type="string">
            <text:p>mkDelayWorker32B.v</text:p>
          </table:table-cell>
          <table:table-cell office:value-type="float" office:value="11.1558">
            <text:p>11.1558</text:p>
          </table:table-cell>
          <table:table-cell office:value-type="float" office:value="10.4684">
            <text:p>10.4684</text:p>
          </table:table-cell>
          <table:table-cell office:value-type="float" office:value="10.9928">
            <text:p>10.9928</text:p>
          </table:table-cell>
          <table:table-cell office:value-type="float" office:value="10.56">
            <text:p>10.56</text:p>
          </table:table-cell>
          <table:table-cell office:value-type="float" office:value="10.3208">
            <text:p>10.3208</text:p>
          </table:table-cell>
          <table:table-cell table:number-columns-repeated="8"/>
        </table:table-row>
        <table:table-row table:style-name="ro1">
          <table:table-cell office:value-type="string">
            <text:p>mkSMAdapter4B.v</text:p>
          </table:table-cell>
          <table:table-cell office:value-type="float" office:value="56">
            <text:p>56</text:p>
          </table:table-cell>
          <table:table-cell table:number-columns-repeated="2" office:value-type="float" office:value="60">
            <text:p>60</text:p>
          </table:table-cell>
          <table:table-cell office:value-type="float" office:value="68">
            <text:p>68</text:p>
          </table:table-cell>
          <table:table-cell office:value-type="float" office:value="164">
            <text:p>164</text:p>
          </table:table-cell>
          <table:table-cell table:number-columns-repeated="2"/>
          <table:table-cell office:value-type="string">
            <text:p>mkSMAdapter4B.v</text:p>
          </table:table-cell>
          <table:table-cell office:value-type="float" office:value="8.3948">
            <text:p>8.3948</text:p>
          </table:table-cell>
          <table:table-cell office:value-type="float" office:value="8.57284">
            <text:p>8.57284</text:p>
          </table:table-cell>
          <table:table-cell office:value-type="float" office:value="7.74331">
            <text:p>7.74331</text:p>
          </table:table-cell>
          <table:table-cell office:value-type="float" office:value="8.55956">
            <text:p>8.55956</text:p>
          </table:table-cell>
          <table:table-cell office:value-type="float" office:value="7.01421">
            <text:p>7.01421</text:p>
          </table:table-cell>
          <table:table-cell table:number-columns-repeated="8"/>
        </table:table-row>
        <table:table-row table:style-name="ro1">
          <table:table-cell office:value-type="string">
            <text:p>or1200.v</text:p>
          </table:table-cell>
          <table:table-cell table:number-columns-repeated="2"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128">
            <text:p>128</text:p>
          </table:table-cell>
          <table:table-cell table:number-columns-repeated="2"/>
          <table:table-cell office:value-type="string">
            <text:p>or1200.v</text:p>
          </table:table-cell>
          <table:table-cell office:value-type="float" office:value="18.0447">
            <text:p>18.0447</text:p>
          </table:table-cell>
          <table:table-cell office:value-type="float" office:value="16.9125">
            <text:p>16.9125</text:p>
          </table:table-cell>
          <table:table-cell office:value-type="float" office:value="16.7439">
            <text:p>16.7439</text:p>
          </table:table-cell>
          <table:table-cell office:value-type="float" office:value="16.5487">
            <text:p>16.5487</text:p>
          </table:table-cell>
          <table:table-cell office:value-type="float" office:value="16.4282">
            <text:p>16.4282</text:p>
          </table:table-cell>
          <table:table-cell table:number-columns-repeated="8"/>
        </table:table-row>
        <table:table-row table:style-name="ro1">
          <table:table-cell office:value-type="string">
            <text:p>blob_merge.v</text:p>
          </table:table-cell>
          <table:table-cell table:number-columns-repeated="2"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82">
            <text:p>82</text:p>
          </table:table-cell>
          <table:table-cell office:value-type="float" office:value="102">
            <text:p>102</text:p>
          </table:table-cell>
          <table:table-cell table:number-columns-repeated="2"/>
          <table:table-cell office:value-type="string">
            <text:p>blob_merge.v</text:p>
          </table:table-cell>
          <table:table-cell office:value-type="float" office:value="10.3611">
            <text:p>10.3611</text:p>
          </table:table-cell>
          <table:table-cell office:value-type="float" office:value="13.2025">
            <text:p>13.2025</text:p>
          </table:table-cell>
          <table:table-cell office:value-type="float" office:value="13.1203">
            <text:p>13.1203</text:p>
          </table:table-cell>
          <table:table-cell office:value-type="float" office:value="11.0624">
            <text:p>11.0624</text:p>
          </table:table-cell>
          <table:table-cell office:value-type="float" office:value="12.5389">
            <text:p>12.5389</text:p>
          </table:table-cell>
          <table:table-cell table:number-columns-repeated="8"/>
        </table:table-row>
        <table:table-row table:style-name="ro1">
          <table:table-cell office:value-type="string">
            <text:p>geomean</text:p>
          </table:table-cell>
          <table:table-cell table:formula="of:=GEOMEAN([.B61:.B66])" office:value-type="float" office:value="72.3479588315815">
            <text:p>72.3479588316</text:p>
          </table:table-cell>
          <table:table-cell table:formula="of:=GEOMEAN([.C61:.C66])" office:value-type="float" office:value="73.5717688132869">
            <text:p>73.5717688133</text:p>
          </table:table-cell>
          <table:table-cell table:formula="of:=GEOMEAN([.D61:.D66])" office:value-type="float" office:value="74.6218194764466">
            <text:p>74.6218194764</text:p>
          </table:table-cell>
          <table:table-cell table:formula="of:=GEOMEAN([.E61:.E66])" office:value-type="float" office:value="86.4073610599056">
            <text:p>86.4073610599</text:p>
          </table:table-cell>
          <table:table-cell table:formula="of:=GEOMEAN([.F61:.F66])" office:value-type="float" office:value="145.465334358269">
            <text:p>145.4653343583</text:p>
          </table:table-cell>
          <table:table-cell table:formula="of:=GEOMEAN([.B67:.F67])" office:value-type="float" office:value="87.0287434568393">
            <text:p>87.0287434568</text:p>
          </table:table-cell>
          <table:table-cell/>
          <table:table-cell office:value-type="string">
            <text:p>geomean</text:p>
          </table:table-cell>
          <table:table-cell table:formula="of:=GEOMEAN([.J61:.J66])" office:value-type="float" office:value="9.73612692566314">
            <text:p>9.7361269257</text:p>
          </table:table-cell>
          <table:table-cell table:formula="of:=GEOMEAN([.K61:.K66])" office:value-type="float" office:value="9.75659441549227">
            <text:p>9.7565944155</text:p>
          </table:table-cell>
          <table:table-cell table:formula="of:=GEOMEAN([.L61:.L66])" office:value-type="float" office:value="9.56223647299094">
            <text:p>9.562236473</text:p>
          </table:table-cell>
          <table:table-cell table:formula="of:=GEOMEAN([.M61:.M66])" office:value-type="float" office:value="9.33244465382132">
            <text:p>9.3324446538</text:p>
          </table:table-cell>
          <table:table-cell table:formula="of:=GEOMEAN([.N61:.N66])" office:value-type="float" office:value="9.3589410690332">
            <text:p>9.358941069</text:p>
          </table:table-cell>
          <table:table-cell table:formula="of:=GEOMEAN([.J67:.N67])" office:value-type="float" office:value="9.54757808089587">
            <text:p>9.5475780809</text:p>
          </table:table-cell>
          <table:table-cell table:number-columns-repeated="6"/>
          <table:table-cell table:formula="of:=[.G67]*[.O67]" office:value-type="float" office:value="830.91372343643">
            <text:p>830.9137234364</text:p>
          </table:table-cell>
        </table:table-row>
        <table:table-row table:style-name="ro1">
          <table:table-cell table:number-columns-repeated="6"/>
          <table:table-cell table:formula="of:=GEOMEAN([.E67:.F67])" office:value-type="float" office:value="112.112781018021">
            <text:p>112.112781018</text:p>
          </table:table-cell>
          <table:table-cell table:number-columns-repeated="7"/>
          <table:table-cell table:formula="of:=GEOMEAN([.M67:.N67])" office:value-type="float" office:value="9.34568347126777">
            <text:p>9.3456834713</text:p>
          </table:table-cell>
          <table:table-cell table:number-columns-repeated="6"/>
          <table:table-cell table:formula="of:=[.G68]*[.O68]" office:value-type="float" office:value="1047.77056447799">
            <text:p>1047.770564478</text:p>
          </table:table-cell>
        </table:table-row>
        <table:table-row table:style-name="ro1">
          <table:table-cell office:value-type="string">
            <text:p>Constant = 5.000000</text:p>
          </table:table-cell>
          <table:table-cell table:number-columns-repeated="7"/>
          <table:table-cell office:value-type="string">
            <text:p>Constant = 5.000000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8"/>
        </table:table-row>
        <table:table-row table:style-name="ro1">
          <table:table-cell office:value-type="string">
            <text:p>stereovision0.v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76">
            <text:p>76</text:p>
          </table:table-cell>
          <table:table-cell office:value-type="float" office:value="166">
            <text:p>166</text:p>
          </table:table-cell>
          <table:table-cell table:number-columns-repeated="2"/>
          <table:table-cell office:value-type="string">
            <text:p>stereovision0.v</text:p>
          </table:table-cell>
          <table:table-cell office:value-type="float" office:value="5.90579">
            <text:p>5.90579</text:p>
          </table:table-cell>
          <table:table-cell office:value-type="float" office:value="5.65392">
            <text:p>5.65392</text:p>
          </table:table-cell>
          <table:table-cell office:value-type="float" office:value="5.70521">
            <text:p>5.70521</text:p>
          </table:table-cell>
          <table:table-cell office:value-type="float" office:value="5.37954">
            <text:p>5.37954</text:p>
          </table:table-cell>
          <table:table-cell office:value-type="float" office:value="4.97517">
            <text:p>4.97517</text:p>
          </table:table-cell>
          <table:table-cell table:number-columns-repeated="8"/>
        </table:table-row>
        <table:table-row table:style-name="ro1">
          <table:table-cell office:value-type="string">
            <text:p>stereovision1.v</text:p>
          </table:table-cell>
          <table:table-cell table:number-columns-repeated="2" office:value-type="float" office:value="102">
            <text:p>102</text:p>
          </table:table-cell>
          <table:table-cell office:value-type="float" office:value="108">
            <text:p>108</text:p>
          </table:table-cell>
          <table:table-cell office:value-type="float" office:value="110">
            <text:p>110</text:p>
          </table:table-cell>
          <table:table-cell office:value-type="float" office:value="192">
            <text:p>192</text:p>
          </table:table-cell>
          <table:table-cell table:number-columns-repeated="2"/>
          <table:table-cell office:value-type="string">
            <text:p>stereovision1.v</text:p>
          </table:table-cell>
          <table:table-cell office:value-type="float" office:value="8.23707">
            <text:p>8.23707</text:p>
          </table:table-cell>
          <table:table-cell office:value-type="float" office:value="7.36864">
            <text:p>7.36864</text:p>
          </table:table-cell>
          <table:table-cell office:value-type="float" office:value="7.91081">
            <text:p>7.91081</text:p>
          </table:table-cell>
          <table:table-cell office:value-type="float" office:value="8.24134">
            <text:p>8.24134</text:p>
          </table:table-cell>
          <table:table-cell office:value-type="float" office:value="8.24149">
            <text:p>8.24149</text:p>
          </table:table-cell>
          <table:table-cell table:number-columns-repeated="8"/>
        </table:table-row>
        <table:table-row table:style-name="ro1">
          <table:table-cell office:value-type="string">
            <text:p>mkDelayWorker32B.v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office:value-type="float" office:value="136">
            <text:p>136</text:p>
          </table:table-cell>
          <table:table-cell table:number-columns-repeated="2"/>
          <table:table-cell office:value-type="string">
            <text:p>mkDelayWorker32B.v</text:p>
          </table:table-cell>
          <table:table-cell office:value-type="float" office:value="11.1558">
            <text:p>11.1558</text:p>
          </table:table-cell>
          <table:table-cell office:value-type="float" office:value="10.5935">
            <text:p>10.5935</text:p>
          </table:table-cell>
          <table:table-cell office:value-type="float" office:value="10.7472">
            <text:p>10.7472</text:p>
          </table:table-cell>
          <table:table-cell office:value-type="float" office:value="11.8368">
            <text:p>11.8368</text:p>
          </table:table-cell>
          <table:table-cell office:value-type="float" office:value="10.7981">
            <text:p>10.7981</text:p>
          </table:table-cell>
          <table:table-cell table:number-columns-repeated="8"/>
        </table:table-row>
        <table:table-row table:style-name="ro1">
          <table:table-cell office:value-type="string">
            <text:p>mkSMAdapter4B.v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office:value-type="float" office:value="74">
            <text:p>74</text:p>
          </table:table-cell>
          <table:table-cell office:value-type="float" office:value="164">
            <text:p>164</text:p>
          </table:table-cell>
          <table:table-cell table:number-columns-repeated="2"/>
          <table:table-cell office:value-type="string">
            <text:p>mkSMAdapter4B.v</text:p>
          </table:table-cell>
          <table:table-cell office:value-type="float" office:value="8.3948">
            <text:p>8.3948</text:p>
          </table:table-cell>
          <table:table-cell office:value-type="float" office:value="8.27698">
            <text:p>8.27698</text:p>
          </table:table-cell>
          <table:table-cell office:value-type="float" office:value="8.76604">
            <text:p>8.76604</text:p>
          </table:table-cell>
          <table:table-cell office:value-type="float" office:value="8.36851">
            <text:p>8.36851</text:p>
          </table:table-cell>
          <table:table-cell office:value-type="float" office:value="9.43147">
            <text:p>9.43147</text:p>
          </table:table-cell>
          <table:table-cell table:number-columns-repeated="8"/>
        </table:table-row>
        <table:table-row table:style-name="ro1">
          <table:table-cell office:value-type="string">
            <text:p>or1200.v</text:p>
          </table:table-cell>
          <table:table-cell table:number-columns-repeated="2" office:value-type="float" office:value="72">
            <text:p>72</text:p>
          </table:table-cell>
          <table:table-cell table:number-columns-repeated="2" office:value-type="float" office:value="80">
            <text:p>80</text:p>
          </table:table-cell>
          <table:table-cell office:value-type="float" office:value="152">
            <text:p>152</text:p>
          </table:table-cell>
          <table:table-cell table:number-columns-repeated="2"/>
          <table:table-cell office:value-type="string">
            <text:p>or1200.v</text:p>
          </table:table-cell>
          <table:table-cell office:value-type="float" office:value="18.0447">
            <text:p>18.0447</text:p>
          </table:table-cell>
          <table:table-cell office:value-type="float" office:value="15.597">
            <text:p>15.597</text:p>
          </table:table-cell>
          <table:table-cell office:value-type="float" office:value="14.6961">
            <text:p>14.6961</text:p>
          </table:table-cell>
          <table:table-cell office:value-type="float" office:value="14.6916">
            <text:p>14.6916</text:p>
          </table:table-cell>
          <table:table-cell office:value-type="float" office:value="14.9649">
            <text:p>14.9649</text:p>
          </table:table-cell>
          <table:table-cell table:number-columns-repeated="8"/>
        </table:table-row>
        <table:table-row table:style-name="ro1">
          <table:table-cell office:value-type="string">
            <text:p>blob_merge.v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  <table:table-cell office:value-type="float" office:value="86">
            <text:p>86</text:p>
          </table:table-cell>
          <table:table-cell office:value-type="float" office:value="114">
            <text:p>114</text:p>
          </table:table-cell>
          <table:table-cell table:number-columns-repeated="2"/>
          <table:table-cell office:value-type="string">
            <text:p>blob_merge.v</text:p>
          </table:table-cell>
          <table:table-cell office:value-type="float" office:value="10.3611">
            <text:p>10.3611</text:p>
          </table:table-cell>
          <table:table-cell office:value-type="float" office:value="11.1747">
            <text:p>11.1747</text:p>
          </table:table-cell>
          <table:table-cell office:value-type="float" office:value="11.1669">
            <text:p>11.1669</text:p>
          </table:table-cell>
          <table:table-cell office:value-type="float" office:value="18.2784">
            <text:p>18.2784</text:p>
          </table:table-cell>
          <table:table-cell office:value-type="float" office:value="10.7581">
            <text:p>10.7581</text:p>
          </table:table-cell>
          <table:table-cell table:number-columns-repeated="8"/>
        </table:table-row>
        <table:table-row table:style-name="ro1">
          <table:table-cell office:value-type="string">
            <text:p>geomean</text:p>
          </table:table-cell>
          <table:table-cell table:formula="of:=GEOMEAN([.B72:.B77])" office:value-type="float" office:value="72.3479588315815">
            <text:p>72.3479588316</text:p>
          </table:table-cell>
          <table:table-cell table:formula="of:=GEOMEAN([.C72:.C77])" office:value-type="float" office:value="73.0135308932312">
            <text:p>73.0135308932</text:p>
          </table:table-cell>
          <table:table-cell table:formula="of:=GEOMEAN([.D72:.D77])" office:value-type="float" office:value="77.5711375311459">
            <text:p>77.5711375311</text:p>
          </table:table-cell>
          <table:table-cell table:formula="of:=GEOMEAN([.E72:.E77])" office:value-type="float" office:value="85.2206464261203">
            <text:p>85.2206464261</text:p>
          </table:table-cell>
          <table:table-cell table:formula="of:=GEOMEAN([.F72:.F77])" office:value-type="float" office:value="151.969611096914">
            <text:p>151.9696110969</text:p>
          </table:table-cell>
          <table:table-cell table:formula="of:=GEOMEAN([.B78:.F78])" office:value-type="float" office:value="88.0980456198066">
            <text:p>88.0980456198</text:p>
          </table:table-cell>
          <table:table-cell/>
          <table:table-cell office:value-type="string">
            <text:p>geomean</text:p>
          </table:table-cell>
          <table:table-cell table:formula="of:=GEOMEAN([.J72:.J77])" office:value-type="float" office:value="9.73612692566314">
            <text:p>9.7361269257</text:p>
          </table:table-cell>
          <table:table-cell table:formula="of:=GEOMEAN([.K72:.K77])" office:value-type="float" office:value="9.2751488214165">
            <text:p>9.2751488214</text:p>
          </table:table-cell>
          <table:table-cell table:formula="of:=GEOMEAN([.L72:.L77])" office:value-type="float" office:value="9.41790594386837">
            <text:p>9.4179059439</text:p>
          </table:table-cell>
          <table:table-cell table:formula="of:=GEOMEAN([.M72:.M77])" office:value-type="float" office:value="10.2787140042466">
            <text:p>10.2787140042</text:p>
          </table:table-cell>
          <table:table-cell table:formula="of:=GEOMEAN([.N72:.N77])" office:value-type="float" office:value="9.35962175708957">
            <text:p>9.3596217571</text:p>
          </table:table-cell>
          <table:table-cell table:formula="of:=GEOMEAN([.J78:.N78])" office:value-type="float" office:value="9.60664425623884">
            <text:p>9.6066442562</text:p>
          </table:table-cell>
          <table:table-cell table:number-columns-repeated="6"/>
          <table:table-cell table:formula="of:=[.G78]*[.O78]" office:value-type="float" office:value="846.326583939382">
            <text:p>846.3265839394</text:p>
          </table:table-cell>
        </table:table-row>
        <table:table-row table:style-name="ro1">
          <table:table-cell table:number-columns-repeated="6"/>
          <table:table-cell table:formula="of:=GEOMEAN([.E78:.F78])" office:value-type="float" office:value="113.802234138022">
            <text:p>113.802234138</text:p>
          </table:table-cell>
          <table:table-cell table:number-columns-repeated="7"/>
          <table:table-cell table:formula="of:=GEOMEAN([.M78:.N78])" office:value-type="float" office:value="9.80840839428331">
            <text:p>9.8084083943</text:p>
          </table:table-cell>
          <table:table-cell table:number-columns-repeated="6"/>
          <table:table-cell table:formula="of:=[.G79]*[.O79]" office:value-type="float" office:value="1116.21878860757">
            <text:p>1116.2187886076</text:p>
          </table:table-cell>
        </table:table-row>
        <table:table-row table:style-name="ro1">
          <table:table-cell office:value-type="string">
            <text:p>Constant = 10.000000</text:p>
          </table:table-cell>
          <table:table-cell table:number-columns-repeated="7"/>
          <table:table-cell office:value-type="string">
            <text:p>Constant = 10.000000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8"/>
        </table:table-row>
        <table:table-row table:style-name="ro1">
          <table:table-cell office:value-type="string">
            <text:p>stereovision0.v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94">
            <text:p>94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string">
            <text:p>stereovision0.v</text:p>
          </table:table-cell>
          <table:table-cell office:value-type="float" office:value="5.90579">
            <text:p>5.90579</text:p>
          </table:table-cell>
          <table:table-cell office:value-type="float" office:value="5.70521">
            <text:p>5.70521</text:p>
          </table:table-cell>
          <table:table-cell office:value-type="float" office:value="4.97517">
            <text:p>4.97517</text:p>
          </table:table-cell>
          <table:table-cell office:value-type="float" office:value="5.67565">
            <text:p>5.67565</text:p>
          </table:table-cell>
          <table:table-cell office:value-type="float" office:value="6.81043">
            <text:p>6.81043</text:p>
          </table:table-cell>
          <table:table-cell table:number-columns-repeated="8"/>
        </table:table-row>
        <table:table-row table:style-name="ro1">
          <table:table-cell office:value-type="string">
            <text:p>stereovision1.v</text:p>
          </table:table-cell>
          <table:table-cell office:value-type="float" office:value="102">
            <text:p>102</text:p>
          </table:table-cell>
          <table:table-cell office:value-type="float" office:value="106">
            <text:p>106</text:p>
          </table:table-cell>
          <table:table-cell table:number-columns-repeated="2" office:value-type="float" office:value="112">
            <text:p>112</text:p>
          </table:table-cell>
          <table:table-cell office:value-type="float" office:value="188">
            <text:p>188</text:p>
          </table:table-cell>
          <table:table-cell table:number-columns-repeated="2"/>
          <table:table-cell office:value-type="string">
            <text:p>stereovision1.v</text:p>
          </table:table-cell>
          <table:table-cell office:value-type="float" office:value="8.23707">
            <text:p>8.23707</text:p>
          </table:table-cell>
          <table:table-cell office:value-type="float" office:value="7.91081">
            <text:p>7.91081</text:p>
          </table:table-cell>
          <table:table-cell office:value-type="float" office:value="7.56496">
            <text:p>7.56496</text:p>
          </table:table-cell>
          <table:table-cell office:value-type="float" office:value="7.64144">
            <text:p>7.64144</text:p>
          </table:table-cell>
          <table:table-cell office:value-type="float" office:value="7.3737">
            <text:p>7.3737</text:p>
          </table:table-cell>
          <table:table-cell table:number-columns-repeated="8"/>
        </table:table-row>
        <table:table-row table:style-name="ro1">
          <table:table-cell office:value-type="string">
            <text:p>mkDelayWorker32B.v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float" office:value="146">
            <text:p>146</text:p>
          </table:table-cell>
          <table:table-cell table:number-columns-repeated="2"/>
          <table:table-cell office:value-type="string">
            <text:p>mkDelayWorker32B.v</text:p>
          </table:table-cell>
          <table:table-cell office:value-type="float" office:value="11.1558">
            <text:p>11.1558</text:p>
          </table:table-cell>
          <table:table-cell office:value-type="float" office:value="10.7489">
            <text:p>10.7489</text:p>
          </table:table-cell>
          <table:table-cell office:value-type="float" office:value="10.7993">
            <text:p>10.7993</text:p>
          </table:table-cell>
          <table:table-cell office:value-type="float" office:value="11.8596">
            <text:p>11.8596</text:p>
          </table:table-cell>
          <table:table-cell office:value-type="float" office:value="10.2007">
            <text:p>10.2007</text:p>
          </table:table-cell>
          <table:table-cell table:number-columns-repeated="8"/>
        </table:table-row>
        <table:table-row table:style-name="ro1">
          <table:table-cell office:value-type="string">
            <text:p>mkSMAdapter4B.v</text:p>
          </table:table-cell>
          <table:table-cell office:value-type="float" office:value="56">
            <text:p>56</text:p>
          </table:table-cell>
          <table:table-cell table:number-columns-repeated="2"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164">
            <text:p>164</text:p>
          </table:table-cell>
          <table:table-cell table:number-columns-repeated="2"/>
          <table:table-cell office:value-type="string">
            <text:p>mkSMAdapter4B.v</text:p>
          </table:table-cell>
          <table:table-cell office:value-type="float" office:value="8.3948">
            <text:p>8.3948</text:p>
          </table:table-cell>
          <table:table-cell office:value-type="float" office:value="8.76941">
            <text:p>8.76941</text:p>
          </table:table-cell>
          <table:table-cell office:value-type="float" office:value="8.55295">
            <text:p>8.55295</text:p>
          </table:table-cell>
          <table:table-cell office:value-type="float" office:value="8.69053">
            <text:p>8.69053</text:p>
          </table:table-cell>
          <table:table-cell office:value-type="float" office:value="8.83223">
            <text:p>8.83223</text:p>
          </table:table-cell>
          <table:table-cell table:number-columns-repeated="8"/>
        </table:table-row>
        <table:table-row table:style-name="ro1">
          <table:table-cell office:value-type="string">
            <text:p>or1200.v</text:p>
          </table:table-cell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string">
            <text:p>or1200.v</text:p>
          </table:table-cell>
          <table:table-cell office:value-type="float" office:value="18.0447">
            <text:p>18.0447</text:p>
          </table:table-cell>
          <table:table-cell office:value-type="float" office:value="14.8271">
            <text:p>14.8271</text:p>
          </table:table-cell>
          <table:table-cell office:value-type="float" office:value="14.9672">
            <text:p>14.9672</text:p>
          </table:table-cell>
          <table:table-cell office:value-type="float" office:value="15.4735">
            <text:p>15.4735</text:p>
          </table:table-cell>
          <table:table-cell office:value-type="float" office:value="15.3461">
            <text:p>15.3461</text:p>
          </table:table-cell>
          <table:table-cell table:number-columns-repeated="8"/>
        </table:table-row>
        <table:table-row table:style-name="ro1">
          <table:table-cell office:value-type="string">
            <text:p>blob_merge.v</text:p>
          </table:table-cell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  <table:table-cell office:value-type="float" office:value="88">
            <text:p>88</text:p>
          </table:table-cell>
          <table:table-cell office:value-type="float" office:value="166">
            <text:p>166</text:p>
          </table:table-cell>
          <table:table-cell table:number-columns-repeated="2"/>
          <table:table-cell office:value-type="string">
            <text:p>blob_merge.v</text:p>
          </table:table-cell>
          <table:table-cell office:value-type="float" office:value="10.3611">
            <text:p>10.3611</text:p>
          </table:table-cell>
          <table:table-cell office:value-type="float" office:value="11.1669">
            <text:p>11.1669</text:p>
          </table:table-cell>
          <table:table-cell office:value-type="float" office:value="10.7609">
            <text:p>10.7609</text:p>
          </table:table-cell>
          <table:table-cell office:value-type="float" office:value="15.2438">
            <text:p>15.2438</text:p>
          </table:table-cell>
          <table:table-cell office:value-type="float" office:value="14.2158">
            <text:p>14.2158</text:p>
          </table:table-cell>
          <table:table-cell table:number-columns-repeated="8"/>
        </table:table-row>
        <table:table-row table:style-name="ro1">
          <table:table-cell office:value-type="string">
            <text:p>geomean</text:p>
          </table:table-cell>
          <table:table-cell table:formula="of:=GEOMEAN([.B83:.B88])" office:value-type="float" office:value="72.3479588315815">
            <text:p>72.3479588316</text:p>
          </table:table-cell>
          <table:table-cell table:formula="of:=GEOMEAN([.C83:.C88])" office:value-type="float" office:value="75.5349465795922">
            <text:p>75.5349465796</text:p>
          </table:table-cell>
          <table:table-cell table:formula="of:=GEOMEAN([.D83:.D88])" office:value-type="float" office:value="78.5586253753877">
            <text:p>78.5586253754</text:p>
          </table:table-cell>
          <table:table-cell table:formula="of:=GEOMEAN([.E83:.E88])" office:value-type="float" office:value="90.3228380044728">
            <text:p>90.3228380045</text:p>
          </table:table-cell>
          <table:table-cell table:formula="of:=GEOMEAN([.F83:.F88])" office:value-type="float" office:value="162.1630757275">
            <text:p>162.1630757275</text:p>
          </table:table-cell>
          <table:table-cell table:formula="of:=GEOMEAN([.B89:.F89])" office:value-type="float" office:value="91.1388462694945">
            <text:p>91.1388462695</text:p>
          </table:table-cell>
          <table:table-cell/>
          <table:table-cell office:value-type="string">
            <text:p>geomean</text:p>
          </table:table-cell>
          <table:table-cell table:formula="of:=GEOMEAN([.J83:.J88])" office:value-type="float" office:value="9.73612692566314">
            <text:p>9.7361269257</text:p>
          </table:table-cell>
          <table:table-cell table:formula="of:=GEOMEAN([.K83:.K88])" office:value-type="float" office:value="9.43269890189838">
            <text:p>9.4326989019</text:p>
          </table:table-cell>
          <table:table-cell table:formula="of:=GEOMEAN([.L83:.L88])" office:value-type="float" office:value="9.07860685558672">
            <text:p>9.0786068556</text:p>
          </table:table-cell>
          <table:table-cell table:formula="of:=GEOMEAN([.M83:.M88])" office:value-type="float" office:value="10.0886135522705">
            <text:p>10.0886135523</text:p>
          </table:table-cell>
          <table:table-cell table:formula="of:=GEOMEAN([.N83:.N88])" office:value-type="float" office:value="9.97826297018257">
            <text:p>9.9782629702</text:p>
          </table:table-cell>
          <table:table-cell table:formula="of:=GEOMEAN([.J89:.N89])" office:value-type="float" office:value="9.65574011152171">
            <text:p>9.6557401115</text:p>
          </table:table-cell>
          <table:table-cell table:number-columns-repeated="6"/>
          <table:table-cell table:formula="of:=[.G89]*[.O89]" office:value-type="float" office:value="880.013013642169">
            <text:p>880.0130136422</text:p>
          </table:table-cell>
        </table:table-row>
        <table:table-row table:style-name="ro1">
          <table:table-cell table:number-columns-repeated="6"/>
          <table:table-cell table:formula="of:=GEOMEAN([.E89:.F89])" office:value-type="float" office:value="121.024911564694">
            <text:p>121.0249115647</text:p>
          </table:table-cell>
          <table:table-cell table:number-columns-repeated="7"/>
          <table:table-cell table:formula="of:=GEOMEAN([.M89:.N89])" office:value-type="float" office:value="10.0332865517288">
            <text:p>10.0332865517</text:p>
          </table:table-cell>
          <table:table-cell table:number-columns-repeated="6"/>
          <table:table-cell table:formula="of:=[.G90]*[.O90]" office:value-type="float" office:value="1214.27761762622">
            <text:p>1214.2776176262</text:p>
          </table:table-cell>
        </table:table-row>
      </table:table>
      <table:table table:name="Ct=3" table:style-name="ta1">
        <table:table-column table:style-name="co13" table:default-cell-style-name="Default"/>
        <table:table-column table:style-name="co17" table:number-columns-repeated="5" table:default-cell-style-name="Default"/>
        <table:table-column table:style-name="co5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26" table:number-columns-repeated="5" table:default-cell-style-name="Default"/>
        <table:table-column table:style-name="co5" table:number-columns-repeated="7" table:default-cell-style-name="Default"/>
        <table:table-column table:style-name="co18" table:default-cell-style-name="Default"/>
        <table:table-row table:style-name="ro1">
          <table:table-cell office:value-type="string">
            <text:p>min_chan_width</text:p>
          </table:table-cell>
          <table:table-cell table:number-columns-repeated="7"/>
          <table:table-cell office:value-type="string">
            <text:p>critical_path_delay</text:p>
          </table:table-cell>
          <table:table-cell table:number-columns-repeated="12"/>
          <table:table-cell office:value-type="string">
            <text:p>MinW * crit_path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Constant = 0.000000</text:p>
          </table:table-cell>
          <table:table-cell table:number-columns-repeated="7"/>
          <table:table-cell office:value-type="string">
            <text:p>Constant = 0.000000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8"/>
        </table:table-row>
        <table:table-row table:style-name="ro1">
          <table:table-cell office:value-type="string">
            <text:p>stereovision0.v</text:p>
          </table:table-cell>
          <table:table-cell table:number-columns-repeated="2"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78">
            <text:p>78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string">
            <text:p>stereovision0.v</text:p>
          </table:table-cell>
          <table:table-cell table:number-columns-repeated="5" office:value-type="float" office:value="5.90579">
            <text:p>5.90579</text:p>
          </table:table-cell>
          <table:table-cell table:number-columns-repeated="8"/>
        </table:table-row>
        <table:table-row table:style-name="ro1">
          <table:table-cell office:value-type="string">
            <text:p>stereovision1.v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130">
            <text:p>130</text:p>
          </table:table-cell>
          <table:table-cell office:value-type="float" office:value="194">
            <text:p>194</text:p>
          </table:table-cell>
          <table:table-cell office:value-type="float" office:value="386">
            <text:p>386</text:p>
          </table:table-cell>
          <table:table-cell table:number-columns-repeated="2"/>
          <table:table-cell office:value-type="string">
            <text:p>stereovision1.v</text:p>
          </table:table-cell>
          <table:table-cell office:value-type="float" office:value="8.23707">
            <text:p>8.23707</text:p>
          </table:table-cell>
          <table:table-cell office:value-type="float" office:value="8.24039">
            <text:p>8.24039</text:p>
          </table:table-cell>
          <table:table-cell office:value-type="float" office:value="8.37149">
            <text:p>8.37149</text:p>
          </table:table-cell>
          <table:table-cell office:value-type="float" office:value="8.23643">
            <text:p>8.23643</text:p>
          </table:table-cell>
          <table:table-cell office:value-type="float" office:value="8.24039">
            <text:p>8.24039</text:p>
          </table:table-cell>
          <table:table-cell table:number-columns-repeated="8"/>
        </table:table-row>
        <table:table-row table:style-name="ro1">
          <table:table-cell office:value-type="string">
            <text:p>mkDelayWorker32B.v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  <table:table-cell office:value-type="float" office:value="88">
            <text:p>88</text:p>
          </table:table-cell>
          <table:table-cell office:value-type="float" office:value="166">
            <text:p>166</text:p>
          </table:table-cell>
          <table:table-cell table:number-columns-repeated="2"/>
          <table:table-cell office:value-type="string">
            <text:p>mkDelayWorker32B.v</text:p>
          </table:table-cell>
          <table:table-cell office:value-type="float" office:value="11.1558">
            <text:p>11.1558</text:p>
          </table:table-cell>
          <table:table-cell table:number-columns-repeated="3" office:value-type="float" office:value="11.0214">
            <text:p>11.0214</text:p>
          </table:table-cell>
          <table:table-cell office:value-type="float" office:value="11.2311">
            <text:p>11.2311</text:p>
          </table:table-cell>
          <table:table-cell table:number-columns-repeated="8"/>
        </table:table-row>
        <table:table-row table:style-name="ro1">
          <table:table-cell office:value-type="string">
            <text:p>mkSMAdapter4B.v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  <table:table-cell office:value-type="float" office:value="136">
            <text:p>136</text:p>
          </table:table-cell>
          <table:table-cell table:number-columns-repeated="2"/>
          <table:table-cell office:value-type="string">
            <text:p>mkSMAdapter4B.v</text:p>
          </table:table-cell>
          <table:table-cell table:number-columns-repeated="2" office:value-type="float" office:value="8.3948">
            <text:p>8.3948</text:p>
          </table:table-cell>
          <table:table-cell office:value-type="float" office:value="8.39812">
            <text:p>8.39812</text:p>
          </table:table-cell>
          <table:table-cell office:value-type="float" office:value="8.53033">
            <text:p>8.53033</text:p>
          </table:table-cell>
          <table:table-cell office:value-type="float" office:value="8.62319">
            <text:p>8.62319</text:p>
          </table:table-cell>
          <table:table-cell table:number-columns-repeated="8"/>
        </table:table-row>
        <table:table-row table:style-name="ro1">
          <table:table-cell office:value-type="string">
            <text:p>or1200.v</text:p>
          </table:table-cell>
          <table:table-cell table:number-columns-repeated="2"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table:number-columns-repeated="2"/>
          <table:table-cell office:value-type="string">
            <text:p>or1200.v</text:p>
          </table:table-cell>
          <table:table-cell office:value-type="float" office:value="18.0447">
            <text:p>18.0447</text:p>
          </table:table-cell>
          <table:table-cell office:value-type="float" office:value="18.0458">
            <text:p>18.0458</text:p>
          </table:table-cell>
          <table:table-cell office:value-type="float" office:value="18.0419">
            <text:p>18.0419</text:p>
          </table:table-cell>
          <table:table-cell office:value-type="float" office:value="18.4121">
            <text:p>18.4121</text:p>
          </table:table-cell>
          <table:table-cell office:value-type="float" office:value="19.4434">
            <text:p>19.4434</text:p>
          </table:table-cell>
          <table:table-cell table:number-columns-repeated="8"/>
        </table:table-row>
        <table:table-row table:style-name="ro1">
          <table:table-cell office:value-type="string">
            <text:p>blob_merge.v</text:p>
          </table:table-cell>
          <table:table-cell office:value-type="float" office:value="74">
            <text:p>74</text:p>
          </table:table-cell>
          <table:table-cell office:value-type="float" office:value="72">
            <text:p>72</text:p>
          </table:table-cell>
          <table:table-cell table:number-columns-repeated="2" office:value-type="float" office:value="76">
            <text:p>76</text:p>
          </table:table-cell>
          <table:table-cell office:value-type="float" office:value="116">
            <text:p>116</text:p>
          </table:table-cell>
          <table:table-cell table:number-columns-repeated="2"/>
          <table:table-cell office:value-type="string">
            <text:p>blob_merge.v</text:p>
          </table:table-cell>
          <table:table-cell table:number-columns-repeated="5" office:value-type="float" office:value="10.3611">
            <text:p>10.3611</text:p>
          </table:table-cell>
          <table:table-cell table:number-columns-repeated="8"/>
        </table:table-row>
        <table:table-row table:style-name="ro1">
          <table:table-cell office:value-type="string">
            <text:p>geomean</text:p>
          </table:table-cell>
          <table:table-cell table:formula="of:=GEOMEAN([.B6:.B11])" office:value-type="float" office:value="72.3479588315815">
            <text:p>72.3479588316</text:p>
          </table:table-cell>
          <table:table-cell table:formula="of:=GEOMEAN([.C6:.C11])" office:value-type="float" office:value="73.676444711698">
            <text:p>73.6764447117</text:p>
          </table:table-cell>
          <table:table-cell table:formula="of:=GEOMEAN([.D6:.D11])" office:value-type="float" office:value="78.3925970752504">
            <text:p>78.3925970753</text:p>
          </table:table-cell>
          <table:table-cell table:formula="of:=GEOMEAN([.E6:.E11])" office:value-type="float" office:value="90.1500597166899">
            <text:p>90.1500597167</text:p>
          </table:table-cell>
          <table:table-cell table:formula="of:=GEOMEAN([.F6:.F11])" office:value-type="float" office:value="172.314105315695">
            <text:p>172.3141053157</text:p>
          </table:table-cell>
          <table:table-cell table:formula="of:=GEOMEAN([.B12:.F12])" office:value-type="float" office:value="91.7198569709143">
            <text:p>91.7198569709</text:p>
          </table:table-cell>
          <table:table-cell/>
          <table:table-cell office:value-type="string">
            <text:p>geomean</text:p>
          </table:table-cell>
          <table:table-cell table:formula="of:=GEOMEAN([.J6:.J11])" office:value-type="float" office:value="9.73612692566314">
            <text:p>9.7361269257</text:p>
          </table:table-cell>
          <table:table-cell table:formula="of:=GEOMEAN([.K6:.K11])" office:value-type="float" office:value="9.71722998604804">
            <text:p>9.717229986</text:p>
          </table:table-cell>
          <table:table-cell table:formula="of:=GEOMEAN([.L6:.L11])" office:value-type="float" office:value="9.74311787221894">
            <text:p>9.7431178722</text:p>
          </table:table-cell>
          <table:table-cell table:formula="of:=GEOMEAN([.M6:.M11])" office:value-type="float" office:value="9.77510579724783">
            <text:p>9.7751057972</text:p>
          </table:table-cell>
          <table:table-cell table:formula="of:=GEOMEAN([.N6:.N11])" office:value-type="float" office:value="9.91400230052293">
            <text:p>9.9140023005</text:p>
          </table:table-cell>
          <table:table-cell table:formula="of:=GEOMEAN([.J12:.N12])" office:value-type="float" office:value="9.7768607451046">
            <text:p>9.7768607451</text:p>
          </table:table-cell>
          <table:table-cell table:number-columns-repeated="6"/>
          <table:table-cell table:formula="of:=[.G12]*[.O12]" office:value-type="float" office:value="896.73226916554">
            <text:p>896.7322691655</text:p>
          </table:table-cell>
        </table:table-row>
        <table:table-row table:style-name="ro1">
          <table:table-cell table:number-columns-repeated="6"/>
          <table:table-cell table:formula="of:=GEOMEAN([.E12:.F12])" office:value-type="float" office:value="124.635977487393">
            <text:p>124.6359774874</text:p>
          </table:table-cell>
          <table:table-cell table:number-columns-repeated="7"/>
          <table:table-cell table:formula="of:=GEOMEAN([.M12:.N12])" office:value-type="float" office:value="9.84430908503843">
            <text:p>9.844309085</text:p>
          </table:table-cell>
          <table:table-cell table:number-columns-repeated="6"/>
          <table:table-cell table:formula="of:=[.G13]*[.O13]" office:value-type="float" office:value="1226.95508550179">
            <text:p>1226.9550855018</text:p>
          </table:table-cell>
        </table:table-row>
        <table:table-row table:style-name="ro1">
          <table:table-cell office:value-type="string">
            <text:p>Constant = 0.100000</text:p>
          </table:table-cell>
          <table:table-cell table:number-columns-repeated="7"/>
          <table:table-cell office:value-type="string">
            <text:p>Constant = 0.100000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8"/>
        </table:table-row>
        <table:table-row table:style-name="ro1">
          <table:table-cell office:value-type="string">
            <text:p>stereovision0.v</text:p>
          </table:table-cell>
          <table:table-cell table:number-columns-repeated="2"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72">
            <text:p>72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string">
            <text:p>stereovision0.v</text:p>
          </table:table-cell>
          <table:table-cell office:value-type="float" office:value="5.90579">
            <text:p>5.90579</text:p>
          </table:table-cell>
          <table:table-cell office:value-type="float" office:value="4.81954">
            <text:p>4.81954</text:p>
          </table:table-cell>
          <table:table-cell office:value-type="float" office:value="6.17827">
            <text:p>6.17827</text:p>
          </table:table-cell>
          <table:table-cell office:value-type="float" office:value="5.64121">
            <text:p>5.64121</text:p>
          </table:table-cell>
          <table:table-cell office:value-type="float" office:value="4.97738">
            <text:p>4.97738</text:p>
          </table:table-cell>
          <table:table-cell table:number-columns-repeated="8"/>
        </table:table-row>
        <table:table-row table:style-name="ro1">
          <table:table-cell office:value-type="string">
            <text:p>stereovision1.v</text:p>
          </table:table-cell>
          <table:table-cell office:value-type="float" office:value="102">
            <text:p>102</text:p>
          </table:table-cell>
          <table:table-cell office:value-type="float" office:value="108">
            <text:p>108</text:p>
          </table:table-cell>
          <table:table-cell office:value-type="float" office:value="106">
            <text:p>106</text:p>
          </table:table-cell>
          <table:table-cell office:value-type="float" office:value="110">
            <text:p>110</text:p>
          </table:table-cell>
          <table:table-cell office:value-type="float" office:value="206">
            <text:p>206</text:p>
          </table:table-cell>
          <table:table-cell table:number-columns-repeated="2"/>
          <table:table-cell office:value-type="string">
            <text:p>stereovision1.v</text:p>
          </table:table-cell>
          <table:table-cell office:value-type="float" office:value="8.23707">
            <text:p>8.23707</text:p>
          </table:table-cell>
          <table:table-cell office:value-type="float" office:value="8.21328">
            <text:p>8.21328</text:p>
          </table:table-cell>
          <table:table-cell office:value-type="float" office:value="8.2415">
            <text:p>8.2415</text:p>
          </table:table-cell>
          <table:table-cell office:value-type="float" office:value="8.50749">
            <text:p>8.50749</text:p>
          </table:table-cell>
          <table:table-cell office:value-type="float" office:value="8.21107">
            <text:p>8.21107</text:p>
          </table:table-cell>
          <table:table-cell table:number-columns-repeated="8"/>
        </table:table-row>
        <table:table-row table:style-name="ro1">
          <table:table-cell office:value-type="string">
            <text:p>mkDelayWorker32B.v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176">
            <text:p>176</text:p>
          </table:table-cell>
          <table:table-cell table:number-columns-repeated="2"/>
          <table:table-cell office:value-type="string">
            <text:p>mkDelayWorker32B.v</text:p>
          </table:table-cell>
          <table:table-cell office:value-type="float" office:value="11.1558">
            <text:p>11.1558</text:p>
          </table:table-cell>
          <table:table-cell office:value-type="float" office:value="9.97231">
            <text:p>9.97231</text:p>
          </table:table-cell>
          <table:table-cell office:value-type="float" office:value="11.208">
            <text:p>11.208</text:p>
          </table:table-cell>
          <table:table-cell office:value-type="float" office:value="10.8841">
            <text:p>10.8841</text:p>
          </table:table-cell>
          <table:table-cell office:value-type="float" office:value="11.0596">
            <text:p>11.0596</text:p>
          </table:table-cell>
          <table:table-cell table:number-columns-repeated="8"/>
        </table:table-row>
        <table:table-row table:style-name="ro1">
          <table:table-cell office:value-type="string">
            <text:p>mkSMAdapter4B.v</text:p>
          </table:table-cell>
          <table:table-cell office:value-type="float" office:value="56">
            <text:p>56</text:p>
          </table:table-cell>
          <table:table-cell table:number-columns-repeated="2"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float" office:value="142">
            <text:p>142</text:p>
          </table:table-cell>
          <table:table-cell table:number-columns-repeated="2"/>
          <table:table-cell office:value-type="string">
            <text:p>mkSMAdapter4B.v</text:p>
          </table:table-cell>
          <table:table-cell office:value-type="float" office:value="8.3948">
            <text:p>8.3948</text:p>
          </table:table-cell>
          <table:table-cell office:value-type="float" office:value="8.47109">
            <text:p>8.47109</text:p>
          </table:table-cell>
          <table:table-cell office:value-type="float" office:value="8.54795">
            <text:p>8.54795</text:p>
          </table:table-cell>
          <table:table-cell office:value-type="float" office:value="9.594">
            <text:p>9.594</text:p>
          </table:table-cell>
          <table:table-cell office:value-type="float" office:value="8.05421">
            <text:p>8.05421</text:p>
          </table:table-cell>
          <table:table-cell table:number-columns-repeated="8"/>
        </table:table-row>
        <table:table-row table:style-name="ro1">
          <table:table-cell office:value-type="string">
            <text:p>or1200.v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72">
            <text:p>72</text:p>
          </table:table-cell>
          <table:table-cell office:value-type="float" office:value="76">
            <text:p>76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string">
            <text:p>or1200.v</text:p>
          </table:table-cell>
          <table:table-cell office:value-type="float" office:value="18.0447">
            <text:p>18.0447</text:p>
          </table:table-cell>
          <table:table-cell office:value-type="float" office:value="16.9438">
            <text:p>16.9438</text:p>
          </table:table-cell>
          <table:table-cell office:value-type="float" office:value="15.7062">
            <text:p>15.7062</text:p>
          </table:table-cell>
          <table:table-cell office:value-type="float" office:value="16.5201">
            <text:p>16.5201</text:p>
          </table:table-cell>
          <table:table-cell office:value-type="float" office:value="16.1335">
            <text:p>16.1335</text:p>
          </table:table-cell>
          <table:table-cell table:number-columns-repeated="8"/>
        </table:table-row>
        <table:table-row table:style-name="ro1">
          <table:table-cell office:value-type="string">
            <text:p>blob_merge.v</text:p>
          </table:table-cell>
          <table:table-cell table:number-columns-repeated="3" office:value-type="float" office:value="74">
            <text:p>74</text:p>
          </table:table-cell>
          <table:table-cell office:value-type="float" office:value="80">
            <text:p>80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blob_merge.v</text:p>
          </table:table-cell>
          <table:table-cell office:value-type="float" office:value="10.3611">
            <text:p>10.3611</text:p>
          </table:table-cell>
          <table:table-cell office:value-type="float" office:value="10.7666">
            <text:p>10.7666</text:p>
          </table:table-cell>
          <table:table-cell office:value-type="float" office:value="12.4274">
            <text:p>12.4274</text:p>
          </table:table-cell>
          <table:table-cell office:value-type="float" office:value="10.2765">
            <text:p>10.2765</text:p>
          </table:table-cell>
          <table:table-cell office:value-type="float" office:value="11.1147">
            <text:p>11.1147</text:p>
          </table:table-cell>
          <table:table-cell table:number-columns-repeated="8"/>
        </table:table-row>
        <table:table-row table:style-name="ro1">
          <table:table-cell office:value-type="string">
            <text:p>geomean</text:p>
          </table:table-cell>
          <table:table-cell table:formula="of:=GEOMEAN([.B17:.B22])" office:value-type="float" office:value="72.3479588315815">
            <text:p>72.3479588316</text:p>
          </table:table-cell>
          <table:table-cell table:formula="of:=GEOMEAN([.C17:.C22])" office:value-type="float" office:value="74.8606086219589">
            <text:p>74.860608622</text:p>
          </table:table-cell>
          <table:table-cell table:formula="of:=GEOMEAN([.D17:.D22])" office:value-type="float" office:value="74.9898571604155">
            <text:p>74.9898571604</text:p>
          </table:table-cell>
          <table:table-cell table:formula="of:=GEOMEAN([.E17:.E22])" office:value-type="float" office:value="83.5263513595336">
            <text:p>83.5263513595</text:p>
          </table:table-cell>
          <table:table-cell table:formula="of:=GEOMEAN([.F17:.F22])" office:value-type="float" office:value="171.063716876544">
            <text:p>171.0637168765</text:p>
          </table:table-cell>
          <table:table-cell table:formula="of:=GEOMEAN([.B23:.F23])" office:value-type="float" office:value="89.6876646166765">
            <text:p>89.6876646167</text:p>
          </table:table-cell>
          <table:table-cell/>
          <table:table-cell office:value-type="string">
            <text:p>geomean</text:p>
          </table:table-cell>
          <table:table-cell table:formula="of:=GEOMEAN([.J17:.J22])" office:value-type="float" office:value="9.73612692566314">
            <text:p>9.7361269257</text:p>
          </table:table-cell>
          <table:table-cell table:formula="of:=GEOMEAN([.K17:.K22])" office:value-type="float" office:value="9.20925389677826">
            <text:p>9.2092538968</text:p>
          </table:table-cell>
          <table:table-cell table:formula="of:=GEOMEAN([.L17:.L22])" office:value-type="float" office:value="9.9186471426567">
            <text:p>9.9186471427</text:p>
          </table:table-cell>
          <table:table-cell table:formula="of:=GEOMEAN([.M17:.M22])" office:value-type="float" office:value="9.73428315519113">
            <text:p>9.7342831552</text:p>
          </table:table-cell>
          <table:table-cell table:formula="of:=GEOMEAN([.N17:.N22])" office:value-type="float" office:value="9.31389941229065">
            <text:p>9.3138994123</text:p>
          </table:table-cell>
          <table:table-cell table:formula="of:=GEOMEAN([.J23:.N23])" office:value-type="float" office:value="9.57854902670589">
            <text:p>9.5785490267</text:p>
          </table:table-cell>
          <table:table-cell table:number-columns-repeated="6"/>
          <table:table-cell table:formula="of:=[.G23]*[.O23]" office:value-type="float" office:value="859.07769262159">
            <text:p>859.0776926216</text:p>
          </table:table-cell>
        </table:table-row>
        <table:table-row table:style-name="ro1">
          <table:table-cell table:number-columns-repeated="6"/>
          <table:table-cell table:formula="of:=GEOMEAN([.E23:.F23])" office:value-type="float" office:value="119.533794889554">
            <text:p>119.5337948896</text:p>
          </table:table-cell>
          <table:table-cell table:number-columns-repeated="7"/>
          <table:table-cell table:formula="of:=GEOMEAN([.M23:.N23])" office:value-type="float" office:value="9.5217715871683">
            <text:p>9.5217715872</text:p>
          </table:table-cell>
          <table:table-cell table:number-columns-repeated="6"/>
          <table:table-cell table:formula="of:=[.G24]*[.O24]" office:value-type="float" office:value="1138.17349188576">
            <text:p>1138.1734918858</text:p>
          </table:table-cell>
        </table:table-row>
        <table:table-row table:style-name="ro1">
          <table:table-cell office:value-type="string">
            <text:p>Constant = 0.300000</text:p>
          </table:table-cell>
          <table:table-cell table:number-columns-repeated="7"/>
          <table:table-cell office:value-type="string">
            <text:p>Constant = 0.300000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8"/>
        </table:table-row>
        <table:table-row table:style-name="ro1">
          <table:table-cell office:value-type="string">
            <text:p>stereovision0.v</text:p>
          </table:table-cell>
          <table:table-cell table:number-columns-repeated="2"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  <table:table-cell office:value-type="float" office:value="196">
            <text:p>196</text:p>
          </table:table-cell>
          <table:table-cell table:number-columns-repeated="2"/>
          <table:table-cell office:value-type="string">
            <text:p>stereovision0.v</text:p>
          </table:table-cell>
          <table:table-cell office:value-type="float" office:value="5.90579">
            <text:p>5.90579</text:p>
          </table:table-cell>
          <table:table-cell office:value-type="float" office:value="5.26932">
            <text:p>5.26932</text:p>
          </table:table-cell>
          <table:table-cell office:value-type="float" office:value="5.22244">
            <text:p>5.22244</text:p>
          </table:table-cell>
          <table:table-cell office:value-type="float" office:value="5.77137">
            <text:p>5.77137</text:p>
          </table:table-cell>
          <table:table-cell office:value-type="float" office:value="4.97738">
            <text:p>4.97738</text:p>
          </table:table-cell>
          <table:table-cell table:number-columns-repeated="8"/>
        </table:table-row>
        <table:table-row table:style-name="ro1">
          <table:table-cell office:value-type="string">
            <text:p>stereovision1.v</text:p>
          </table:table-cell>
          <table:table-cell table:number-columns-repeated="2" office:value-type="float" office:value="102">
            <text:p>102</text:p>
          </table:table-cell>
          <table:table-cell office:value-type="float" office:value="104">
            <text:p>104</text:p>
          </table:table-cell>
          <table:table-cell office:value-type="float" office:value="120">
            <text:p>120</text:p>
          </table:table-cell>
          <table:table-cell office:value-type="float" office:value="306">
            <text:p>306</text:p>
          </table:table-cell>
          <table:table-cell table:number-columns-repeated="2"/>
          <table:table-cell office:value-type="string">
            <text:p>stereovision1.v</text:p>
          </table:table-cell>
          <table:table-cell office:value-type="float" office:value="8.23707">
            <text:p>8.23707</text:p>
          </table:table-cell>
          <table:table-cell office:value-type="float" office:value="8.50639">
            <text:p>8.50639</text:p>
          </table:table-cell>
          <table:table-cell office:value-type="float" office:value="7.73219">
            <text:p>7.73219</text:p>
          </table:table-cell>
          <table:table-cell office:value-type="float" office:value="8.51145">
            <text:p>8.51145</text:p>
          </table:table-cell>
          <table:table-cell office:value-type="float" office:value="8.50132">
            <text:p>8.50132</text:p>
          </table:table-cell>
          <table:table-cell table:number-columns-repeated="8"/>
        </table:table-row>
        <table:table-row table:style-name="ro1">
          <table:table-cell office:value-type="string">
            <text:p>mkDelayWorker32B.v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float" office:value="88">
            <text:p>88</text:p>
          </table:table-cell>
          <table:table-cell office:value-type="float" office:value="126">
            <text:p>126</text:p>
          </table:table-cell>
          <table:table-cell table:number-columns-repeated="2"/>
          <table:table-cell office:value-type="string">
            <text:p>mkDelayWorker32B.v</text:p>
          </table:table-cell>
          <table:table-cell office:value-type="float" office:value="11.1558">
            <text:p>11.1558</text:p>
          </table:table-cell>
          <table:table-cell office:value-type="float" office:value="11.0202">
            <text:p>11.0202</text:p>
          </table:table-cell>
          <table:table-cell office:value-type="float" office:value="10.8769">
            <text:p>10.8769</text:p>
          </table:table-cell>
          <table:table-cell office:value-type="float" office:value="10.5427">
            <text:p>10.5427</text:p>
          </table:table-cell>
          <table:table-cell office:value-type="float" office:value="11.5369">
            <text:p>11.5369</text:p>
          </table:table-cell>
          <table:table-cell table:number-columns-repeated="8"/>
        </table:table-row>
        <table:table-row table:style-name="ro1">
          <table:table-cell office:value-type="string">
            <text:p>mkSMAdapter4B.v</text:p>
          </table:table-cell>
          <table:table-cell table:number-columns-repeated="2" office:value-type="float" office:value="56">
            <text:p>56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string">
            <text:p>mkSMAdapter4B.v</text:p>
          </table:table-cell>
          <table:table-cell office:value-type="float" office:value="8.3948">
            <text:p>8.3948</text:p>
          </table:table-cell>
          <table:table-cell office:value-type="float" office:value="9.55545">
            <text:p>9.55545</text:p>
          </table:table-cell>
          <table:table-cell office:value-type="float" office:value="8.87197">
            <text:p>8.87197</text:p>
          </table:table-cell>
          <table:table-cell office:value-type="float" office:value="8.44005">
            <text:p>8.44005</text:p>
          </table:table-cell>
          <table:table-cell office:value-type="float" office:value="9.289">
            <text:p>9.289</text:p>
          </table:table-cell>
          <table:table-cell table:number-columns-repeated="8"/>
        </table:table-row>
        <table:table-row table:style-name="ro1">
          <table:table-cell office:value-type="string">
            <text:p>or1200.v</text:p>
          </table:table-cell>
          <table:table-cell table:number-columns-repeated="2" office:value-type="float" office:value="72">
            <text:p>72</text:p>
          </table:table-cell>
          <table:table-cell table:number-columns-repeated="2" office:value-type="float" office:value="78">
            <text:p>78</text:p>
          </table:table-cell>
          <table:table-cell office:value-type="float" office:value="138">
            <text:p>138</text:p>
          </table:table-cell>
          <table:table-cell table:number-columns-repeated="2"/>
          <table:table-cell office:value-type="string">
            <text:p>or1200.v</text:p>
          </table:table-cell>
          <table:table-cell office:value-type="float" office:value="18.0447">
            <text:p>18.0447</text:p>
          </table:table-cell>
          <table:table-cell office:value-type="float" office:value="16.6618">
            <text:p>16.6618</text:p>
          </table:table-cell>
          <table:table-cell office:value-type="float" office:value="16.3004">
            <text:p>16.3004</text:p>
          </table:table-cell>
          <table:table-cell office:value-type="float" office:value="16.4091">
            <text:p>16.4091</text:p>
          </table:table-cell>
          <table:table-cell office:value-type="float" office:value="16.1459">
            <text:p>16.1459</text:p>
          </table:table-cell>
          <table:table-cell table:number-columns-repeated="8"/>
        </table:table-row>
        <table:table-row table:style-name="ro1">
          <table:table-cell office:value-type="string">
            <text:p>blob_merge.v</text:p>
          </table:table-cell>
          <table:table-cell table:number-columns-repeated="3" office:value-type="float" office:value="74">
            <text:p>74</text:p>
          </table:table-cell>
          <table:table-cell office:value-type="float" office:value="80">
            <text:p>80</text:p>
          </table:table-cell>
          <table:table-cell office:value-type="float" office:value="106">
            <text:p>106</text:p>
          </table:table-cell>
          <table:table-cell table:number-columns-repeated="2"/>
          <table:table-cell office:value-type="string">
            <text:p>blob_merge.v</text:p>
          </table:table-cell>
          <table:table-cell office:value-type="float" office:value="10.3611">
            <text:p>10.3611</text:p>
          </table:table-cell>
          <table:table-cell office:value-type="float" office:value="10.3318">
            <text:p>10.3318</text:p>
          </table:table-cell>
          <table:table-cell office:value-type="float" office:value="14.2162">
            <text:p>14.2162</text:p>
          </table:table-cell>
          <table:table-cell office:value-type="float" office:value="13.513">
            <text:p>13.513</text:p>
          </table:table-cell>
          <table:table-cell office:value-type="float" office:value="10.4803">
            <text:p>10.4803</text:p>
          </table:table-cell>
          <table:table-cell table:number-columns-repeated="8"/>
        </table:table-row>
        <table:table-row table:style-name="ro1">
          <table:table-cell office:value-type="string">
            <text:p>geomean</text:p>
          </table:table-cell>
          <table:table-cell table:formula="of:=GEOMEAN([.B28:.B33])" office:value-type="float" office:value="72.3479588315815">
            <text:p>72.3479588316</text:p>
          </table:table-cell>
          <table:table-cell table:formula="of:=GEOMEAN([.C28:.C33])" office:value-type="float" office:value="72.6618500345377">
            <text:p>72.6618500345</text:p>
          </table:table-cell>
          <table:table-cell table:formula="of:=GEOMEAN([.D28:.D33])" office:value-type="float" office:value="74.9455761250172">
            <text:p>74.945576125</text:p>
          </table:table-cell>
          <table:table-cell table:formula="of:=GEOMEAN([.E28:.E33])" office:value-type="float" office:value="85.1293430801559">
            <text:p>85.1293430802</text:p>
          </table:table-cell>
          <table:table-cell table:formula="of:=GEOMEAN([.F28:.F33])" office:value-type="float" office:value="160.734683289498">
            <text:p>160.7346832895</text:p>
          </table:table-cell>
          <table:table-cell table:formula="of:=GEOMEAN([.B34:.F34])" office:value-type="float" office:value="88.3758336383442">
            <text:p>88.3758336383</text:p>
          </table:table-cell>
          <table:table-cell/>
          <table:table-cell office:value-type="string">
            <text:p>geomean</text:p>
          </table:table-cell>
          <table:table-cell table:formula="of:=GEOMEAN([.J28:.J33])" office:value-type="float" office:value="9.73612692566314">
            <text:p>9.7361269257</text:p>
          </table:table-cell>
          <table:table-cell table:formula="of:=GEOMEAN([.K28:.K33])" office:value-type="float" office:value="9.65990967128615">
            <text:p>9.6599096713</text:p>
          </table:table-cell>
          <table:table-cell table:formula="of:=GEOMEAN([.L28:.L33])" office:value-type="float" office:value="9.83136516181452">
            <text:p>9.8313651618</text:p>
          </table:table-cell>
          <table:table-cell table:formula="of:=GEOMEAN([.M28:.M33])" office:value-type="float" office:value="9.94800464513248">
            <text:p>9.9480046451</text:p>
          </table:table-cell>
          <table:table-cell table:formula="of:=GEOMEAN([.N28:.N33])" office:value-type="float" office:value="9.56819911365036">
            <text:p>9.5681991137</text:p>
          </table:table-cell>
          <table:table-cell table:formula="of:=GEOMEAN([.J34:.N34])" office:value-type="float" office:value="9.74782807167235">
            <text:p>9.7478280717</text:p>
          </table:table-cell>
          <table:table-cell table:number-columns-repeated="6"/>
          <table:table-cell table:formula="of:=[.G34]*[.O34]" office:value-type="float" office:value="861.472431997297">
            <text:p>861.4724319973</text:p>
          </table:table-cell>
        </table:table-row>
        <table:table-row table:style-name="ro1">
          <table:table-cell table:number-columns-repeated="6"/>
          <table:table-cell table:formula="of:=GEOMEAN([.E34:.F34])" office:value-type="float" office:value="116.975373470794">
            <text:p>116.9753734708</text:p>
          </table:table-cell>
          <table:table-cell table:number-columns-repeated="7"/>
          <table:table-cell table:formula="of:=GEOMEAN([.M34:.N34])" office:value-type="float" office:value="9.75625385217842">
            <text:p>9.7562538522</text:p>
          </table:table-cell>
          <table:table-cell table:number-columns-repeated="6"/>
          <table:table-cell table:formula="of:=[.G35]*[.O35]" office:value-type="float" office:value="1141.24143803445">
            <text:p>1141.2414380345</text:p>
          </table:table-cell>
        </table:table-row>
        <table:table-row table:style-name="ro1">
          <table:table-cell office:value-type="string">
            <text:p>Constant = 0.500000</text:p>
          </table:table-cell>
          <table:table-cell table:number-columns-repeated="7"/>
          <table:table-cell office:value-type="string">
            <text:p>Constant = 0.500000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8"/>
        </table:table-row>
        <table:table-row table:style-name="ro1">
          <table:table-cell office:value-type="string">
            <text:p>stereovision0.v</text:p>
          </table:table-cell>
          <table:table-cell office:value-type="float" office:value="62">
            <text:p>62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94">
            <text:p>94</text:p>
          </table:table-cell>
          <table:table-cell office:value-type="float" office:value="166">
            <text:p>166</text:p>
          </table:table-cell>
          <table:table-cell table:number-columns-repeated="2"/>
          <table:table-cell office:value-type="string">
            <text:p>stereovision0.v</text:p>
          </table:table-cell>
          <table:table-cell office:value-type="float" office:value="5.90579">
            <text:p>5.90579</text:p>
          </table:table-cell>
          <table:table-cell office:value-type="float" office:value="4.97738">
            <text:p>4.97738</text:p>
          </table:table-cell>
          <table:table-cell office:value-type="float" office:value="5.42652">
            <text:p>5.42652</text:p>
          </table:table-cell>
          <table:table-cell office:value-type="float" office:value="4.68907">
            <text:p>4.68907</text:p>
          </table:table-cell>
          <table:table-cell office:value-type="float" office:value="5.2159">
            <text:p>5.2159</text:p>
          </table:table-cell>
          <table:table-cell table:number-columns-repeated="8"/>
        </table:table-row>
        <table:table-row table:style-name="ro1">
          <table:table-cell office:value-type="string">
            <text:p>stereovision1.v</text:p>
          </table:table-cell>
          <table:table-cell office:value-type="float" office:value="102">
            <text:p>102</text:p>
          </table:table-cell>
          <table:table-cell table:number-columns-repeated="2" office:value-type="float" office:value="108">
            <text:p>108</text:p>
          </table:table-cell>
          <table:table-cell office:value-type="float" office:value="114">
            <text:p>114</text:p>
          </table:table-cell>
          <table:table-cell office:value-type="float" office:value="206">
            <text:p>206</text:p>
          </table:table-cell>
          <table:table-cell table:number-columns-repeated="2"/>
          <table:table-cell office:value-type="string">
            <text:p>stereovision1.v</text:p>
          </table:table-cell>
          <table:table-cell office:value-type="float" office:value="8.23707">
            <text:p>8.23707</text:p>
          </table:table-cell>
          <table:table-cell office:value-type="float" office:value="7.88352">
            <text:p>7.88352</text:p>
          </table:table-cell>
          <table:table-cell office:value-type="float" office:value="7.97044">
            <text:p>7.97044</text:p>
          </table:table-cell>
          <table:table-cell office:value-type="float" office:value="8.0998">
            <text:p>8.0998</text:p>
          </table:table-cell>
          <table:table-cell office:value-type="float" office:value="8.77744">
            <text:p>8.77744</text:p>
          </table:table-cell>
          <table:table-cell table:number-columns-repeated="8"/>
        </table:table-row>
        <table:table-row table:style-name="ro1">
          <table:table-cell office:value-type="string">
            <text:p>mkDelayWorker32B.v</text:p>
          </table:table-cell>
          <table:table-cell table:number-columns-repeated="2" office:value-type="float" office:value="76">
            <text:p>76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186">
            <text:p>186</text:p>
          </table:table-cell>
          <table:table-cell table:number-columns-repeated="2"/>
          <table:table-cell office:value-type="string">
            <text:p>mkDelayWorker32B.v</text:p>
          </table:table-cell>
          <table:table-cell office:value-type="float" office:value="11.1558">
            <text:p>11.1558</text:p>
          </table:table-cell>
          <table:table-cell office:value-type="float" office:value="10.838">
            <text:p>10.838</text:p>
          </table:table-cell>
          <table:table-cell office:value-type="float" office:value="10.0994">
            <text:p>10.0994</text:p>
          </table:table-cell>
          <table:table-cell office:value-type="float" office:value="10.5018">
            <text:p>10.5018</text:p>
          </table:table-cell>
          <table:table-cell office:value-type="float" office:value="10.6311">
            <text:p>10.6311</text:p>
          </table:table-cell>
          <table:table-cell table:number-columns-repeated="8"/>
        </table:table-row>
        <table:table-row table:style-name="ro1">
          <table:table-cell office:value-type="string">
            <text:p>mkSMAdapter4B.v</text:p>
          </table:table-cell>
          <table:table-cell table:number-columns-repeated="2" office:value-type="float" office:value="56">
            <text:p>56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168">
            <text:p>168</text:p>
          </table:table-cell>
          <table:table-cell table:number-columns-repeated="2"/>
          <table:table-cell office:value-type="string">
            <text:p>mkSMAdapter4B.v</text:p>
          </table:table-cell>
          <table:table-cell office:value-type="float" office:value="8.3948">
            <text:p>8.3948</text:p>
          </table:table-cell>
          <table:table-cell office:value-type="float" office:value="8.50631">
            <text:p>8.50631</text:p>
          </table:table-cell>
          <table:table-cell office:value-type="float" office:value="8.96258">
            <text:p>8.96258</text:p>
          </table:table-cell>
          <table:table-cell office:value-type="float" office:value="8.50831">
            <text:p>8.50831</text:p>
          </table:table-cell>
          <table:table-cell office:value-type="float" office:value="8.19083">
            <text:p>8.19083</text:p>
          </table:table-cell>
          <table:table-cell table:number-columns-repeated="8"/>
        </table:table-row>
        <table:table-row table:style-name="ro1">
          <table:table-cell office:value-type="string">
            <text:p>or1200.v</text:p>
          </table:table-cell>
          <table:table-cell table:number-columns-repeated="2" office:value-type="float" office:value="72">
            <text:p>72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136">
            <text:p>136</text:p>
          </table:table-cell>
          <table:table-cell table:number-columns-repeated="2"/>
          <table:table-cell office:value-type="string">
            <text:p>or1200.v</text:p>
          </table:table-cell>
          <table:table-cell office:value-type="float" office:value="18.0447">
            <text:p>18.0447</text:p>
          </table:table-cell>
          <table:table-cell office:value-type="float" office:value="15.438">
            <text:p>15.438</text:p>
          </table:table-cell>
          <table:table-cell office:value-type="float" office:value="15.7696">
            <text:p>15.7696</text:p>
          </table:table-cell>
          <table:table-cell office:value-type="float" office:value="15.4806">
            <text:p>15.4806</text:p>
          </table:table-cell>
          <table:table-cell office:value-type="float" office:value="17.5947">
            <text:p>17.5947</text:p>
          </table:table-cell>
          <table:table-cell table:number-columns-repeated="8"/>
        </table:table-row>
        <table:table-row table:style-name="ro1">
          <table:table-cell office:value-type="string">
            <text:p>blob_merge.v</text:p>
          </table:table-cell>
          <table:table-cell table:number-columns-repeated="2"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  <table:table-cell office:value-type="float" office:value="112">
            <text:p>112</text:p>
          </table:table-cell>
          <table:table-cell table:number-columns-repeated="2"/>
          <table:table-cell office:value-type="string">
            <text:p>blob_merge.v</text:p>
          </table:table-cell>
          <table:table-cell office:value-type="float" office:value="10.3611">
            <text:p>10.3611</text:p>
          </table:table-cell>
          <table:table-cell office:value-type="float" office:value="16.6208">
            <text:p>16.6208</text:p>
          </table:table-cell>
          <table:table-cell office:value-type="float" office:value="10.4978">
            <text:p>10.4978</text:p>
          </table:table-cell>
          <table:table-cell office:value-type="float" office:value="11.93">
            <text:p>11.93</text:p>
          </table:table-cell>
          <table:table-cell office:value-type="float" office:value="10.0917">
            <text:p>10.0917</text:p>
          </table:table-cell>
          <table:table-cell table:number-columns-repeated="8"/>
        </table:table-row>
        <table:table-row table:style-name="ro1">
          <table:table-cell office:value-type="string">
            <text:p>geomean</text:p>
          </table:table-cell>
          <table:table-cell table:formula="of:=GEOMEAN([.B39:.B44])" office:value-type="float" office:value="72.3479588315815">
            <text:p>72.3479588316</text:p>
          </table:table-cell>
          <table:table-cell table:formula="of:=GEOMEAN([.C39:.C44])" office:value-type="float" office:value="72.2331017255527">
            <text:p>72.2331017256</text:p>
          </table:table-cell>
          <table:table-cell table:formula="of:=GEOMEAN([.D39:.D44])" office:value-type="float" office:value="75.4271819402223">
            <text:p>75.4271819402</text:p>
          </table:table-cell>
          <table:table-cell table:formula="of:=GEOMEAN([.E39:.E44])" office:value-type="float" office:value="85.5918546064597">
            <text:p>85.5918546065</text:p>
          </table:table-cell>
          <table:table-cell table:formula="of:=GEOMEAN([.F39:.F44])" office:value-type="float" office:value="159.193651411865">
            <text:p>159.1936514119</text:p>
          </table:table-cell>
          <table:table-cell table:formula="of:=GEOMEAN([.B45:.F45])" office:value-type="float" office:value="88.3099669063689">
            <text:p>88.3099669064</text:p>
          </table:table-cell>
          <table:table-cell/>
          <table:table-cell office:value-type="string">
            <text:p>geomean</text:p>
          </table:table-cell>
          <table:table-cell table:formula="of:=GEOMEAN([.J39:.J44])" office:value-type="float" office:value="9.73612692566314">
            <text:p>9.7361269257</text:p>
          </table:table-cell>
          <table:table-cell table:formula="of:=GEOMEAN([.K39:.K44])" office:value-type="float" office:value="9.87663598165138">
            <text:p>9.8766359817</text:p>
          </table:table-cell>
          <table:table-cell table:formula="of:=GEOMEAN([.L39:.L44])" office:value-type="float" office:value="9.30269000694993">
            <text:p>9.3026900069</text:p>
          </table:table-cell>
          <table:table-cell table:formula="of:=GEOMEAN([.M39:.M44])" office:value-type="float" office:value="9.25087292767973">
            <text:p>9.2508729277</text:p>
          </table:table-cell>
          <table:table-cell table:formula="of:=GEOMEAN([.N39:.N44])" office:value-type="float" office:value="9.44042558491906">
            <text:p>9.4404255849</text:p>
          </table:table-cell>
          <table:table-cell table:formula="of:=GEOMEAN([.J45:.N45])" office:value-type="float" office:value="9.51821745309272">
            <text:p>9.5182174531</text:p>
          </table:table-cell>
          <table:table-cell table:number-columns-repeated="6"/>
          <table:table-cell table:formula="of:=[.G45]*[.O45]" office:value-type="float" office:value="840.553468290241">
            <text:p>840.5534682902</text:p>
          </table:table-cell>
        </table:table-row>
        <table:table-row table:style-name="ro1">
          <table:table-cell table:number-columns-repeated="6"/>
          <table:table-cell table:formula="of:=GEOMEAN([.E45:.F45])" office:value-type="float" office:value="116.729087488577">
            <text:p>116.7290874886</text:p>
          </table:table-cell>
          <table:table-cell table:number-columns-repeated="7"/>
          <table:table-cell table:formula="of:=GEOMEAN([.M45:.N45])" office:value-type="float" office:value="9.34516866992259">
            <text:p>9.3451686699</text:p>
          </table:table-cell>
          <table:table-cell table:number-columns-repeated="6"/>
          <table:table-cell table:formula="of:=[.G46]*[.O46]" office:value-type="float" office:value="1090.8530112669">
            <text:p>1090.8530112669</text:p>
          </table:table-cell>
        </table:table-row>
        <table:table-row table:style-name="ro1">
          <table:table-cell office:value-type="string">
            <text:p>Constant = 1.000000</text:p>
          </table:table-cell>
          <table:table-cell table:number-columns-repeated="7"/>
          <table:table-cell office:value-type="string">
            <text:p>Constant = 1.000000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8"/>
        </table:table-row>
        <table:table-row table:style-name="ro1">
          <table:table-cell office:value-type="string">
            <text:p>stereovision0.v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76">
            <text:p>76</text:p>
          </table:table-cell>
          <table:table-cell office:value-type="float" office:value="150">
            <text:p>150</text:p>
          </table:table-cell>
          <table:table-cell table:number-columns-repeated="2"/>
          <table:table-cell office:value-type="string">
            <text:p>stereovision0.v</text:p>
          </table:table-cell>
          <table:table-cell office:value-type="float" office:value="5.90579">
            <text:p>5.90579</text:p>
          </table:table-cell>
          <table:table-cell office:value-type="float" office:value="5.42652">
            <text:p>5.42652</text:p>
          </table:table-cell>
          <table:table-cell office:value-type="float" office:value="4.94595">
            <text:p>4.94595</text:p>
          </table:table-cell>
          <table:table-cell office:value-type="float" office:value="5.90579">
            <text:p>5.90579</text:p>
          </table:table-cell>
          <table:table-cell office:value-type="float" office:value="5.08185">
            <text:p>5.08185</text:p>
          </table:table-cell>
          <table:table-cell table:number-columns-repeated="8"/>
        </table:table-row>
        <table:table-row table:style-name="ro1">
          <table:table-cell office:value-type="string">
            <text:p>stereovision1.v</text:p>
          </table:table-cell>
          <table:table-cell office:value-type="float" office:value="102">
            <text:p>102</text:p>
          </table:table-cell>
          <table:table-cell office:value-type="float" office:value="104">
            <text:p>104</text:p>
          </table:table-cell>
          <table:table-cell office:value-type="float" office:value="106">
            <text:p>106</text:p>
          </table:table-cell>
          <table:table-cell office:value-type="float" office:value="120">
            <text:p>120</text:p>
          </table:table-cell>
          <table:table-cell office:value-type="float" office:value="366">
            <text:p>366</text:p>
          </table:table-cell>
          <table:table-cell table:number-columns-repeated="2"/>
          <table:table-cell office:value-type="string">
            <text:p>stereovision1.v</text:p>
          </table:table-cell>
          <table:table-cell office:value-type="float" office:value="8.23707">
            <text:p>8.23707</text:p>
          </table:table-cell>
          <table:table-cell office:value-type="float" office:value="7.8078">
            <text:p>7.8078</text:p>
          </table:table-cell>
          <table:table-cell office:value-type="float" office:value="8.77744">
            <text:p>8.77744</text:p>
          </table:table-cell>
          <table:table-cell office:value-type="float" office:value="8.3726">
            <text:p>8.3726</text:p>
          </table:table-cell>
          <table:table-cell office:value-type="float" office:value="8.23643">
            <text:p>8.23643</text:p>
          </table:table-cell>
          <table:table-cell table:number-columns-repeated="8"/>
        </table:table-row>
        <table:table-row table:style-name="ro1">
          <table:table-cell office:value-type="string">
            <text:p>mkDelayWorker32B.v</text:p>
          </table:table-cell>
          <table:table-cell office:value-type="float" office:value="76">
            <text:p>76</text:p>
          </table:table-cell>
          <table:table-cell office:value-type="float" office:value="82">
            <text:p>82</text:p>
          </table:table-cell>
          <table:table-cell table:number-columns-repeated="2" office:value-type="float" office:value="86">
            <text:p>86</text:p>
          </table:table-cell>
          <table:table-cell office:value-type="float" office:value="126">
            <text:p>126</text:p>
          </table:table-cell>
          <table:table-cell table:number-columns-repeated="2"/>
          <table:table-cell office:value-type="string">
            <text:p>mkDelayWorker32B.v</text:p>
          </table:table-cell>
          <table:table-cell office:value-type="float" office:value="11.1558">
            <text:p>11.1558</text:p>
          </table:table-cell>
          <table:table-cell office:value-type="float" office:value="10.2254">
            <text:p>10.2254</text:p>
          </table:table-cell>
          <table:table-cell office:value-type="float" office:value="10.6069">
            <text:p>10.6069</text:p>
          </table:table-cell>
          <table:table-cell office:value-type="float" office:value="10.186">
            <text:p>10.186</text:p>
          </table:table-cell>
          <table:table-cell office:value-type="float" office:value="9.87824">
            <text:p>9.87824</text:p>
          </table:table-cell>
          <table:table-cell table:number-columns-repeated="8"/>
        </table:table-row>
        <table:table-row table:style-name="ro1">
          <table:table-cell office:value-type="string">
            <text:p>mkSMAdapter4B.v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144">
            <text:p>144</text:p>
          </table:table-cell>
          <table:table-cell table:number-columns-repeated="2"/>
          <table:table-cell office:value-type="string">
            <text:p>mkSMAdapter4B.v</text:p>
          </table:table-cell>
          <table:table-cell office:value-type="float" office:value="8.3948">
            <text:p>8.3948</text:p>
          </table:table-cell>
          <table:table-cell office:value-type="float" office:value="8.96369">
            <text:p>8.96369</text:p>
          </table:table-cell>
          <table:table-cell office:value-type="float" office:value="8.17774">
            <text:p>8.17774</text:p>
          </table:table-cell>
          <table:table-cell office:value-type="float" office:value="9.01969">
            <text:p>9.01969</text:p>
          </table:table-cell>
          <table:table-cell office:value-type="float" office:value="7.39591">
            <text:p>7.39591</text:p>
          </table:table-cell>
          <table:table-cell table:number-columns-repeated="8"/>
        </table:table-row>
        <table:table-row table:style-name="ro1">
          <table:table-cell office:value-type="string">
            <text:p>or1200.v</text:p>
          </table:table-cell>
          <table:table-cell table:number-columns-repeated="2" office:value-type="float" office:value="72">
            <text:p>72</text:p>
          </table:table-cell>
          <table:table-cell office:value-type="float" office:value="76">
            <text:p>76</text:p>
          </table:table-cell>
          <table:table-cell office:value-type="float" office:value="84">
            <text:p>84</text:p>
          </table:table-cell>
          <table:table-cell office:value-type="float" office:value="126">
            <text:p>126</text:p>
          </table:table-cell>
          <table:table-cell table:number-columns-repeated="2"/>
          <table:table-cell office:value-type="string">
            <text:p>or1200.v</text:p>
          </table:table-cell>
          <table:table-cell office:value-type="float" office:value="18.0447">
            <text:p>18.0447</text:p>
          </table:table-cell>
          <table:table-cell office:value-type="float" office:value="15.6436">
            <text:p>15.6436</text:p>
          </table:table-cell>
          <table:table-cell office:value-type="float" office:value="16.9356">
            <text:p>16.9356</text:p>
          </table:table-cell>
          <table:table-cell office:value-type="float" office:value="15.7118">
            <text:p>15.7118</text:p>
          </table:table-cell>
          <table:table-cell office:value-type="float" office:value="17.2589">
            <text:p>17.2589</text:p>
          </table:table-cell>
          <table:table-cell table:number-columns-repeated="8"/>
        </table:table-row>
        <table:table-row table:style-name="ro1">
          <table:table-cell office:value-type="string">
            <text:p>blob_merge.v</text:p>
          </table:table-cell>
          <table:table-cell office:value-type="float" office:value="74">
            <text:p>74</text:p>
          </table:table-cell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float" office:value="104">
            <text:p>104</text:p>
          </table:table-cell>
          <table:table-cell table:number-columns-repeated="2"/>
          <table:table-cell office:value-type="string">
            <text:p>blob_merge.v</text:p>
          </table:table-cell>
          <table:table-cell office:value-type="float" office:value="10.3611">
            <text:p>10.3611</text:p>
          </table:table-cell>
          <table:table-cell office:value-type="float" office:value="10.4978">
            <text:p>10.4978</text:p>
          </table:table-cell>
          <table:table-cell office:value-type="float" office:value="10.0934">
            <text:p>10.0934</text:p>
          </table:table-cell>
          <table:table-cell office:value-type="float" office:value="10.3605">
            <text:p>10.3605</text:p>
          </table:table-cell>
          <table:table-cell office:value-type="float" office:value="10.4502">
            <text:p>10.4502</text:p>
          </table:table-cell>
          <table:table-cell table:number-columns-repeated="8"/>
        </table:table-row>
        <table:table-row table:style-name="ro1">
          <table:table-cell office:value-type="string">
            <text:p>geomean</text:p>
          </table:table-cell>
          <table:table-cell table:formula="of:=GEOMEAN([.B50:.B55])" office:value-type="float" office:value="72.3479588315815">
            <text:p>72.3479588316</text:p>
          </table:table-cell>
          <table:table-cell table:formula="of:=GEOMEAN([.C50:.C55])" office:value-type="float" office:value="73.6154742413532">
            <text:p>73.6154742414</text:p>
          </table:table-cell>
          <table:table-cell table:formula="of:=GEOMEAN([.D50:.D55])" office:value-type="float" office:value="76.9572101131571">
            <text:p>76.9572101132</text:p>
          </table:table-cell>
          <table:table-cell table:formula="of:=GEOMEAN([.E50:.E55])" office:value-type="float" office:value="83.7775650489379">
            <text:p>83.7775650489</text:p>
          </table:table-cell>
          <table:table-cell table:formula="of:=GEOMEAN([.F50:.F55])" office:value-type="float" office:value="153.444577012306">
            <text:p>153.4445770123</text:p>
          </table:table-cell>
          <table:table-cell table:formula="of:=GEOMEAN([.B56:.F56])" office:value-type="float" office:value="87.9720673452553">
            <text:p>87.9720673453</text:p>
          </table:table-cell>
          <table:table-cell/>
          <table:table-cell office:value-type="string">
            <text:p>geomean</text:p>
          </table:table-cell>
          <table:table-cell table:formula="of:=GEOMEAN([.J50:.J55])" office:value-type="float" office:value="9.73612692566314">
            <text:p>9.7361269257</text:p>
          </table:table-cell>
          <table:table-cell table:formula="of:=GEOMEAN([.K50:.K55])" office:value-type="float" office:value="9.27773655981273">
            <text:p>9.2777365598</text:p>
          </table:table-cell>
          <table:table-cell table:formula="of:=GEOMEAN([.L50:.L55])" office:value-type="float" office:value="9.29207926959709">
            <text:p>9.2920792696</text:p>
          </table:table-cell>
          <table:table-cell table:formula="of:=GEOMEAN([.M50:.M55])" office:value-type="float" office:value="9.50947878744743">
            <text:p>9.5094787874</text:p>
          </table:table-cell>
          <table:table-cell table:formula="of:=GEOMEAN([.N50:.N55])" office:value-type="float" office:value="9.05583066911461">
            <text:p>9.0558306691</text:p>
          </table:table-cell>
          <table:table-cell table:formula="of:=GEOMEAN([.J56:.N56])" office:value-type="float" office:value="9.37141640150515">
            <text:p>9.3714164015</text:p>
          </table:table-cell>
          <table:table-cell table:number-columns-repeated="6"/>
          <table:table-cell table:formula="of:=[.G56]*[.O56]" office:value-type="float" office:value="824.422874793641">
            <text:p>824.4228747936</text:p>
          </table:table-cell>
        </table:table-row>
        <table:table-row table:style-name="ro1">
          <table:table-cell table:number-columns-repeated="6"/>
          <table:table-cell table:formula="of:=GEOMEAN([.E56:.F56])" office:value-type="float" office:value="113.380831854662">
            <text:p>113.3808318547</text:p>
          </table:table-cell>
          <table:table-cell table:number-columns-repeated="7"/>
          <table:table-cell table:formula="of:=GEOMEAN([.M56:.N56])" office:value-type="float" office:value="9.27988306233765">
            <text:p>9.2798830623</text:p>
          </table:table-cell>
          <table:table-cell table:number-columns-repeated="6"/>
          <table:table-cell table:formula="of:=[.G57]*[.O57]" office:value-type="float" office:value="1052.16086112183">
            <text:p>1052.1608611218</text:p>
          </table:table-cell>
        </table:table-row>
        <table:table-row table:style-name="ro1">
          <table:table-cell office:value-type="string">
            <text:p>Constant = 1.500000</text:p>
          </table:table-cell>
          <table:table-cell table:number-columns-repeated="7"/>
          <table:table-cell office:value-type="string">
            <text:p>Constant = 1.500000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8"/>
        </table:table-row>
        <table:table-row table:style-name="ro1">
          <table:table-cell office:value-type="string">
            <text:p>stereovision0.v</text:p>
          </table:table-cell>
          <table:table-cell office:value-type="float" office:value="62">
            <text:p>62</text:p>
          </table:table-cell>
          <table:table-cell table:number-columns-repeated="2" office:value-type="float" office:value="60">
            <text:p>60</text:p>
          </table:table-cell>
          <table:table-cell office:value-type="float" office:value="78">
            <text:p>78</text:p>
          </table:table-cell>
          <table:table-cell office:value-type="float" office:value="126">
            <text:p>126</text:p>
          </table:table-cell>
          <table:table-cell table:number-columns-repeated="2"/>
          <table:table-cell office:value-type="string">
            <text:p>stereovision0.v</text:p>
          </table:table-cell>
          <table:table-cell office:value-type="float" office:value="5.90579">
            <text:p>5.90579</text:p>
          </table:table-cell>
          <table:table-cell office:value-type="float" office:value="5.07537">
            <text:p>5.07537</text:p>
          </table:table-cell>
          <table:table-cell office:value-type="float" office:value="5.9069">
            <text:p>5.9069</text:p>
          </table:table-cell>
          <table:table-cell office:value-type="float" office:value="5.50685">
            <text:p>5.50685</text:p>
          </table:table-cell>
          <table:table-cell office:value-type="float" office:value="4.84296">
            <text:p>4.84296</text:p>
          </table:table-cell>
          <table:table-cell table:number-columns-repeated="8"/>
        </table:table-row>
        <table:table-row table:style-name="ro1">
          <table:table-cell office:value-type="string">
            <text:p>stereovision1.v</text:p>
          </table:table-cell>
          <table:table-cell office:value-type="float" office:value="102">
            <text:p>102</text:p>
          </table:table-cell>
          <table:table-cell office:value-type="float" office:value="104">
            <text:p>104</text:p>
          </table:table-cell>
          <table:table-cell office:value-type="float" office:value="108">
            <text:p>108</text:p>
          </table:table-cell>
          <table:table-cell office:value-type="float" office:value="106">
            <text:p>106</text:p>
          </table:table-cell>
          <table:table-cell office:value-type="float" office:value="206">
            <text:p>206</text:p>
          </table:table-cell>
          <table:table-cell table:number-columns-repeated="2"/>
          <table:table-cell office:value-type="string">
            <text:p>stereovision1.v</text:p>
          </table:table-cell>
          <table:table-cell office:value-type="float" office:value="8.23707">
            <text:p>8.23707</text:p>
          </table:table-cell>
          <table:table-cell office:value-type="float" office:value="7.50533">
            <text:p>7.50533</text:p>
          </table:table-cell>
          <table:table-cell office:value-type="float" office:value="8.37813">
            <text:p>8.37813</text:p>
          </table:table-cell>
          <table:table-cell office:value-type="float" office:value="7.97154">
            <text:p>7.97154</text:p>
          </table:table-cell>
          <table:table-cell office:value-type="float" office:value="8.23643">
            <text:p>8.23643</text:p>
          </table:table-cell>
          <table:table-cell table:number-columns-repeated="8"/>
        </table:table-row>
        <table:table-row table:style-name="ro1">
          <table:table-cell office:value-type="string">
            <text:p>mkDelayWorker32B.v</text:p>
          </table:table-cell>
          <table:table-cell table:number-columns-repeated="2" office:value-type="float" office:value="76">
            <text:p>76</text:p>
          </table:table-cell>
          <table:table-cell table:number-columns-repeated="2" office:value-type="float" office:value="80">
            <text:p>80</text:p>
          </table:table-cell>
          <table:table-cell office:value-type="float" office:value="146">
            <text:p>146</text:p>
          </table:table-cell>
          <table:table-cell table:number-columns-repeated="2"/>
          <table:table-cell office:value-type="string">
            <text:p>mkDelayWorker32B.v</text:p>
          </table:table-cell>
          <table:table-cell office:value-type="float" office:value="11.1558">
            <text:p>11.1558</text:p>
          </table:table-cell>
          <table:table-cell office:value-type="float" office:value="11.3113">
            <text:p>11.3113</text:p>
          </table:table-cell>
          <table:table-cell office:value-type="float" office:value="10.0218">
            <text:p>10.0218</text:p>
          </table:table-cell>
          <table:table-cell office:value-type="float" office:value="9.92864">
            <text:p>9.92864</text:p>
          </table:table-cell>
          <table:table-cell office:value-type="float" office:value="10.4042">
            <text:p>10.4042</text:p>
          </table:table-cell>
          <table:table-cell table:number-columns-repeated="8"/>
        </table:table-row>
        <table:table-row table:style-name="ro1">
          <table:table-cell office:value-type="string">
            <text:p>mkSMAdapter4B.v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  <table:table-cell office:value-type="float" office:value="146">
            <text:p>146</text:p>
          </table:table-cell>
          <table:table-cell table:number-columns-repeated="2"/>
          <table:table-cell office:value-type="string">
            <text:p>mkSMAdapter4B.v</text:p>
          </table:table-cell>
          <table:table-cell office:value-type="float" office:value="8.3948">
            <text:p>8.3948</text:p>
          </table:table-cell>
          <table:table-cell office:value-type="float" office:value="8.50831">
            <text:p>8.50831</text:p>
          </table:table-cell>
          <table:table-cell office:value-type="float" office:value="7.39259">
            <text:p>7.39259</text:p>
          </table:table-cell>
          <table:table-cell office:value-type="float" office:value="8.25775">
            <text:p>8.25775</text:p>
          </table:table-cell>
          <table:table-cell office:value-type="float" office:value="8.58211">
            <text:p>8.58211</text:p>
          </table:table-cell>
          <table:table-cell table:number-columns-repeated="8"/>
        </table:table-row>
        <table:table-row table:style-name="ro1">
          <table:table-cell office:value-type="string">
            <text:p>or1200.v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136">
            <text:p>136</text:p>
          </table:table-cell>
          <table:table-cell table:number-columns-repeated="2"/>
          <table:table-cell office:value-type="string">
            <text:p>or1200.v</text:p>
          </table:table-cell>
          <table:table-cell office:value-type="float" office:value="18.0447">
            <text:p>18.0447</text:p>
          </table:table-cell>
          <table:table-cell office:value-type="float" office:value="15.4486">
            <text:p>15.4486</text:p>
          </table:table-cell>
          <table:table-cell office:value-type="float" office:value="15.8513">
            <text:p>15.8513</text:p>
          </table:table-cell>
          <table:table-cell office:value-type="float" office:value="16.9166">
            <text:p>16.9166</text:p>
          </table:table-cell>
          <table:table-cell office:value-type="float" office:value="16.9703">
            <text:p>16.9703</text:p>
          </table:table-cell>
          <table:table-cell table:number-columns-repeated="8"/>
        </table:table-row>
        <table:table-row table:style-name="ro1">
          <table:table-cell office:value-type="string">
            <text:p>blob_merge.v</text:p>
          </table:table-cell>
          <table:table-cell table:number-columns-repeated="2"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  <table:table-cell office:value-type="float" office:value="166">
            <text:p>166</text:p>
          </table:table-cell>
          <table:table-cell table:number-columns-repeated="2"/>
          <table:table-cell office:value-type="string">
            <text:p>blob_merge.v</text:p>
          </table:table-cell>
          <table:table-cell office:value-type="float" office:value="10.3611">
            <text:p>10.3611</text:p>
          </table:table-cell>
          <table:table-cell office:value-type="float" office:value="10.439">
            <text:p>10.439</text:p>
          </table:table-cell>
          <table:table-cell office:value-type="float" office:value="10.3486">
            <text:p>10.3486</text:p>
          </table:table-cell>
          <table:table-cell office:value-type="float" office:value="12.2157">
            <text:p>12.2157</text:p>
          </table:table-cell>
          <table:table-cell office:value-type="float" office:value="13.3116">
            <text:p>13.3116</text:p>
          </table:table-cell>
          <table:table-cell table:number-columns-repeated="8"/>
        </table:table-row>
        <table:table-row table:style-name="ro1">
          <table:table-cell office:value-type="string">
            <text:p>geomean</text:p>
          </table:table-cell>
          <table:table-cell table:formula="of:=GEOMEAN([.B61:.B66])" office:value-type="float" office:value="72.3479588315815">
            <text:p>72.3479588316</text:p>
          </table:table-cell>
          <table:table-cell table:formula="of:=GEOMEAN([.C61:.C66])" office:value-type="float" office:value="72.9426609765839">
            <text:p>72.9426609766</text:p>
          </table:table-cell>
          <table:table-cell table:formula="of:=GEOMEAN([.D61:.D66])" office:value-type="float" office:value="75.1174041156882">
            <text:p>75.1174041157</text:p>
          </table:table-cell>
          <table:table-cell table:formula="of:=GEOMEAN([.E61:.E66])" office:value-type="float" office:value="82.4292672991225">
            <text:p>82.4292672991</text:p>
          </table:table-cell>
          <table:table-cell table:formula="of:=GEOMEAN([.F61:.F66])" office:value-type="float" office:value="152.322857727511">
            <text:p>152.3228577275</text:p>
          </table:table-cell>
          <table:table-cell table:formula="of:=GEOMEAN([.B67:.F67])" office:value-type="float" office:value="86.9759127384897">
            <text:p>86.9759127385</text:p>
          </table:table-cell>
          <table:table-cell/>
          <table:table-cell office:value-type="string">
            <text:p>geomean</text:p>
          </table:table-cell>
          <table:table-cell table:formula="of:=GEOMEAN([.J61:.J66])" office:value-type="float" office:value="9.73612692566314">
            <text:p>9.7361269257</text:p>
          </table:table-cell>
          <table:table-cell table:formula="of:=GEOMEAN([.K61:.K66])" office:value-type="float" office:value="9.16129550973689">
            <text:p>9.1612955097</text:p>
          </table:table-cell>
          <table:table-cell table:formula="of:=GEOMEAN([.L61:.L66])" office:value-type="float" office:value="9.18754033210725">
            <text:p>9.1875403321</text:p>
          </table:table-cell>
          <table:table-cell table:formula="of:=GEOMEAN([.M61:.M66])" office:value-type="float" office:value="9.51856328508514">
            <text:p>9.5185632851</text:p>
          </table:table-cell>
          <table:table-cell table:formula="of:=GEOMEAN([.N61:.N66])" office:value-type="float" office:value="9.64410818608087">
            <text:p>9.6441081861</text:p>
          </table:table-cell>
          <table:table-cell table:formula="of:=GEOMEAN([.J67:.N67])" office:value-type="float" office:value="9.44659226287484">
            <text:p>9.4465922629</text:p>
          </table:table-cell>
          <table:table-cell table:number-columns-repeated="6"/>
          <table:table-cell table:formula="of:=[.G67]*[.O67]" office:value-type="float" office:value="821.625984331894">
            <text:p>821.6259843319</text:p>
          </table:table-cell>
        </table:table-row>
        <table:table-row table:style-name="ro1">
          <table:table-cell table:number-columns-repeated="6"/>
          <table:table-cell table:formula="of:=GEOMEAN([.E67:.F67])" office:value-type="float" office:value="112.052940860056">
            <text:p>112.0529408601</text:p>
          </table:table-cell>
          <table:table-cell table:number-columns-repeated="7"/>
          <table:table-cell table:formula="of:=GEOMEAN([.M67:.N67])" office:value-type="float" office:value="9.58113010544259">
            <text:p>9.5811301054</text:p>
          </table:table-cell>
          <table:table-cell table:number-columns-repeated="6"/>
          <table:table-cell table:formula="of:=[.G68]*[.O68]" office:value-type="float" office:value="1073.59380507766">
            <text:p>1073.5938050777</text:p>
          </table:table-cell>
        </table:table-row>
        <table:table-row table:style-name="ro1">
          <table:table-cell office:value-type="string">
            <text:p>Constant = 5.000000</text:p>
          </table:table-cell>
          <table:table-cell table:number-columns-repeated="7"/>
          <table:table-cell office:value-type="string">
            <text:p>Constant = 5.000000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8"/>
        </table:table-row>
        <table:table-row table:style-name="ro1">
          <table:table-cell office:value-type="string">
            <text:p>stereovision0.v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78">
            <text:p>78</text:p>
          </table:table-cell>
          <table:table-cell office:value-type="float" office:value="168">
            <text:p>168</text:p>
          </table:table-cell>
          <table:table-cell table:number-columns-repeated="2"/>
          <table:table-cell office:value-type="string">
            <text:p>stereovision0.v</text:p>
          </table:table-cell>
          <table:table-cell office:value-type="float" office:value="5.90579">
            <text:p>5.90579</text:p>
          </table:table-cell>
          <table:table-cell office:value-type="float" office:value="5.14806">
            <text:p>5.14806</text:p>
          </table:table-cell>
          <table:table-cell office:value-type="float" office:value="5.11402">
            <text:p>5.11402</text:p>
          </table:table-cell>
          <table:table-cell office:value-type="float" office:value="5.11291">
            <text:p>5.11291</text:p>
          </table:table-cell>
          <table:table-cell office:value-type="float" office:value="5.11069">
            <text:p>5.11069</text:p>
          </table:table-cell>
          <table:table-cell table:number-columns-repeated="8"/>
        </table:table-row>
        <table:table-row table:style-name="ro1">
          <table:table-cell office:value-type="string">
            <text:p>stereovision1.v</text:p>
          </table:table-cell>
          <table:table-cell office:value-type="float" office:value="102">
            <text:p>102</text:p>
          </table:table-cell>
          <table:table-cell office:value-type="float" office:value="104">
            <text:p>104</text:p>
          </table:table-cell>
          <table:table-cell office:value-type="float" office:value="106">
            <text:p>106</text:p>
          </table:table-cell>
          <table:table-cell office:value-type="float" office:value="110">
            <text:p>110</text:p>
          </table:table-cell>
          <table:table-cell office:value-type="float" office:value="194">
            <text:p>194</text:p>
          </table:table-cell>
          <table:table-cell table:number-columns-repeated="2"/>
          <table:table-cell office:value-type="string">
            <text:p>stereovision1.v</text:p>
          </table:table-cell>
          <table:table-cell office:value-type="float" office:value="8.23707">
            <text:p>8.23707</text:p>
          </table:table-cell>
          <table:table-cell office:value-type="float" office:value="8.51034">
            <text:p>8.51034</text:p>
          </table:table-cell>
          <table:table-cell office:value-type="float" office:value="8.67227">
            <text:p>8.67227</text:p>
          </table:table-cell>
          <table:table-cell office:value-type="float" office:value="9.20933">
            <text:p>9.20933</text:p>
          </table:table-cell>
          <table:table-cell office:value-type="float" office:value="7.8606">
            <text:p>7.8606</text:p>
          </table:table-cell>
          <table:table-cell table:number-columns-repeated="8"/>
        </table:table-row>
        <table:table-row table:style-name="ro1">
          <table:table-cell office:value-type="string">
            <text:p>mkDelayWorker32B.v</text:p>
          </table:table-cell>
          <table:table-cell office:value-type="float" office:value="76">
            <text:p>76</text:p>
          </table:table-cell>
          <table:table-cell office:value-type="float" office:value="82">
            <text:p>82</text:p>
          </table:table-cell>
          <table:table-cell office:value-type="float" office:value="78">
            <text:p>78</text:p>
          </table:table-cell>
          <table:table-cell office:value-type="float" office:value="88">
            <text:p>88</text:p>
          </table:table-cell>
          <table:table-cell office:value-type="float" office:value="148">
            <text:p>148</text:p>
          </table:table-cell>
          <table:table-cell table:number-columns-repeated="2"/>
          <table:table-cell office:value-type="string">
            <text:p>mkDelayWorker32B.v</text:p>
          </table:table-cell>
          <table:table-cell office:value-type="float" office:value="11.1558">
            <text:p>11.1558</text:p>
          </table:table-cell>
          <table:table-cell office:value-type="float" office:value="10.8402">
            <text:p>10.8402</text:p>
          </table:table-cell>
          <table:table-cell office:value-type="float" office:value="11.7025">
            <text:p>11.7025</text:p>
          </table:table-cell>
          <table:table-cell office:value-type="float" office:value="10.5019">
            <text:p>10.5019</text:p>
          </table:table-cell>
          <table:table-cell office:value-type="float" office:value="11.2773">
            <text:p>11.2773</text:p>
          </table:table-cell>
          <table:table-cell table:number-columns-repeated="8"/>
        </table:table-row>
        <table:table-row table:style-name="ro1">
          <table:table-cell office:value-type="string">
            <text:p>mkSMAdapter4B.v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58">
            <text:p>58</text:p>
          </table:table-cell>
          <table:table-cell office:value-type="float" office:value="74">
            <text:p>74</text:p>
          </table:table-cell>
          <table:table-cell office:value-type="float" office:value="166">
            <text:p>166</text:p>
          </table:table-cell>
          <table:table-cell table:number-columns-repeated="2"/>
          <table:table-cell office:value-type="string">
            <text:p>mkSMAdapter4B.v</text:p>
          </table:table-cell>
          <table:table-cell office:value-type="float" office:value="8.3948">
            <text:p>8.3948</text:p>
          </table:table-cell>
          <table:table-cell office:value-type="float" office:value="8.22254">
            <text:p>8.22254</text:p>
          </table:table-cell>
          <table:table-cell office:value-type="float" office:value="9.53657">
            <text:p>9.53657</text:p>
          </table:table-cell>
          <table:table-cell office:value-type="float" office:value="8.44658">
            <text:p>8.44658</text:p>
          </table:table-cell>
          <table:table-cell office:value-type="float" office:value="9.0938">
            <text:p>9.0938</text:p>
          </table:table-cell>
          <table:table-cell table:number-columns-repeated="8"/>
        </table:table-row>
        <table:table-row table:style-name="ro1">
          <table:table-cell office:value-type="string">
            <text:p>or1200.v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82">
            <text:p>82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string">
            <text:p>or1200.v</text:p>
          </table:table-cell>
          <table:table-cell office:value-type="float" office:value="18.0447">
            <text:p>18.0447</text:p>
          </table:table-cell>
          <table:table-cell office:value-type="float" office:value="16.8625">
            <text:p>16.8625</text:p>
          </table:table-cell>
          <table:table-cell office:value-type="float" office:value="16.6777">
            <text:p>16.6777</text:p>
          </table:table-cell>
          <table:table-cell office:value-type="float" office:value="16.1921">
            <text:p>16.1921</text:p>
          </table:table-cell>
          <table:table-cell office:value-type="float" office:value="17.2915">
            <text:p>17.2915</text:p>
          </table:table-cell>
          <table:table-cell table:number-columns-repeated="8"/>
        </table:table-row>
        <table:table-row table:style-name="ro1">
          <table:table-cell office:value-type="string">
            <text:p>blob_merge.v</text:p>
          </table:table-cell>
          <table:table-cell office:value-type="float" office:value="74">
            <text:p>74</text:p>
          </table:table-cell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  <table:table-cell office:value-type="float" office:value="78">
            <text:p>78</text:p>
          </table:table-cell>
          <table:table-cell office:value-type="float" office:value="120">
            <text:p>120</text:p>
          </table:table-cell>
          <table:table-cell table:number-columns-repeated="2"/>
          <table:table-cell office:value-type="string">
            <text:p>blob_merge.v</text:p>
          </table:table-cell>
          <table:table-cell office:value-type="float" office:value="10.3611">
            <text:p>10.3611</text:p>
          </table:table-cell>
          <table:table-cell office:value-type="float" office:value="14.0006">
            <text:p>14.0006</text:p>
          </table:table-cell>
          <table:table-cell office:value-type="float" office:value="10.4989">
            <text:p>10.4989</text:p>
          </table:table-cell>
          <table:table-cell office:value-type="float" office:value="10.9269">
            <text:p>10.9269</text:p>
          </table:table-cell>
          <table:table-cell office:value-type="float" office:value="11.1989">
            <text:p>11.1989</text:p>
          </table:table-cell>
          <table:table-cell table:number-columns-repeated="8"/>
        </table:table-row>
        <table:table-row table:style-name="ro1">
          <table:table-cell office:value-type="string">
            <text:p>geomean</text:p>
          </table:table-cell>
          <table:table-cell table:formula="of:=GEOMEAN([.B72:.B77])" office:value-type="float" office:value="72.3479588315815">
            <text:p>72.3479588316</text:p>
          </table:table-cell>
          <table:table-cell table:formula="of:=GEOMEAN([.C72:.C77])" office:value-type="float" office:value="72.6651324798414">
            <text:p>72.6651324798</text:p>
          </table:table-cell>
          <table:table-cell table:formula="of:=GEOMEAN([.D72:.D77])" office:value-type="float" office:value="75.1947099364977">
            <text:p>75.1947099365</text:p>
          </table:table-cell>
          <table:table-cell table:formula="of:=GEOMEAN([.E72:.E77])" office:value-type="float" office:value="84.2399995389813">
            <text:p>84.239999539</text:p>
          </table:table-cell>
          <table:table-cell table:formula="of:=GEOMEAN([.F72:.F77])" office:value-type="float" office:value="157.023424015404">
            <text:p>157.0234240154</text:p>
          </table:table-cell>
          <table:table-cell table:formula="of:=GEOMEAN([.B78:.F78])" office:value-type="float" office:value="87.8384144795799">
            <text:p>87.8384144796</text:p>
          </table:table-cell>
          <table:table-cell/>
          <table:table-cell office:value-type="string">
            <text:p>geomean</text:p>
          </table:table-cell>
          <table:table-cell table:formula="of:=GEOMEAN([.J72:.J77])" office:value-type="float" office:value="9.73612692566314">
            <text:p>9.7361269257</text:p>
          </table:table-cell>
          <table:table-cell table:formula="of:=GEOMEAN([.K72:.K77])" office:value-type="float" office:value="9.86545383296539">
            <text:p>9.865453833</text:p>
          </table:table-cell>
          <table:table-cell table:formula="of:=GEOMEAN([.L72:.L77])" office:value-type="float" office:value="9.76429750569243">
            <text:p>9.7642975057</text:p>
          </table:table-cell>
          <table:table-cell table:formula="of:=GEOMEAN([.M72:.M77])" office:value-type="float" office:value="9.50840163296306">
            <text:p>9.508401633</text:p>
          </table:table-cell>
          <table:table-cell table:formula="of:=GEOMEAN([.N72:.N77])" office:value-type="float" office:value="9.6305029203462">
            <text:p>9.6305029203</text:p>
          </table:table-cell>
          <table:table-cell table:formula="of:=GEOMEAN([.J78:.N78])" office:value-type="float" office:value="9.70018812022992">
            <text:p>9.7001881202</text:p>
          </table:table-cell>
          <table:table-cell table:number-columns-repeated="6"/>
          <table:table-cell table:formula="of:=[.G78]*[.O78]" office:value-type="float" office:value="852.049144634652">
            <text:p>852.0491446347</text:p>
          </table:table-cell>
        </table:table-row>
        <table:table-row table:style-name="ro1">
          <table:table-cell table:number-columns-repeated="6"/>
          <table:table-cell table:formula="of:=GEOMEAN([.E78:.F78])" office:value-type="float" office:value="115.011534928749">
            <text:p>115.0115349288</text:p>
          </table:table-cell>
          <table:table-cell table:number-columns-repeated="7"/>
          <table:table-cell table:formula="of:=GEOMEAN([.M78:.N78])" office:value-type="float" office:value="9.56925753097258">
            <text:p>9.569257531</text:p>
          </table:table-cell>
          <table:table-cell table:number-columns-repeated="6"/>
          <table:table-cell table:formula="of:=[.G79]*[.O79]" office:value-type="float" office:value="1100.57499676565">
            <text:p>1100.5749967657</text:p>
          </table:table-cell>
        </table:table-row>
        <table:table-row table:style-name="ro1">
          <table:table-cell office:value-type="string">
            <text:p>Constant = 10.000000</text:p>
          </table:table-cell>
          <table:table-cell table:number-columns-repeated="7"/>
          <table:table-cell office:value-type="string">
            <text:p>Constant = 10.000000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8"/>
        </table:table-row>
        <table:table-row table:style-name="ro1">
          <table:table-cell office:value-type="string">
            <text:p>stereovision0.v</text:p>
          </table:table-cell>
          <table:table-cell office:value-type="float" office:value="62">
            <text:p>62</text:p>
          </table:table-cell>
          <table:table-cell table:number-columns-repeated="2" office:value-type="float" office:value="60">
            <text:p>60</text:p>
          </table:table-cell>
          <table:table-cell office:value-type="float" office:value="88">
            <text:p>88</text:p>
          </table:table-cell>
          <table:table-cell office:value-type="float" office:value="176">
            <text:p>176</text:p>
          </table:table-cell>
          <table:table-cell table:number-columns-repeated="2"/>
          <table:table-cell office:value-type="string">
            <text:p>stereovision0.v</text:p>
          </table:table-cell>
          <table:table-cell office:value-type="float" office:value="5.90579">
            <text:p>5.90579</text:p>
          </table:table-cell>
          <table:table-cell office:value-type="float" office:value="4.99333">
            <text:p>4.99333</text:p>
          </table:table-cell>
          <table:table-cell office:value-type="float" office:value="5.10959">
            <text:p>5.10959</text:p>
          </table:table-cell>
          <table:table-cell office:value-type="float" office:value="4.87584">
            <text:p>4.87584</text:p>
          </table:table-cell>
          <table:table-cell office:value-type="float" office:value="4.73485">
            <text:p>4.73485</text:p>
          </table:table-cell>
          <table:table-cell table:number-columns-repeated="8"/>
        </table:table-row>
        <table:table-row table:style-name="ro1">
          <table:table-cell office:value-type="string">
            <text:p>stereovision1.v</text:p>
          </table:table-cell>
          <table:table-cell office:value-type="float" office:value="102">
            <text:p>102</text:p>
          </table:table-cell>
          <table:table-cell table:number-columns-repeated="2" office:value-type="float" office:value="106">
            <text:p>106</text:p>
          </table:table-cell>
          <table:table-cell office:value-type="float" office:value="114">
            <text:p>114</text:p>
          </table:table-cell>
          <table:table-cell office:value-type="float" office:value="196">
            <text:p>196</text:p>
          </table:table-cell>
          <table:table-cell table:number-columns-repeated="2"/>
          <table:table-cell office:value-type="string">
            <text:p>stereovision1.v</text:p>
          </table:table-cell>
          <table:table-cell office:value-type="float" office:value="8.23707">
            <text:p>8.23707</text:p>
          </table:table-cell>
          <table:table-cell office:value-type="float" office:value="8.23928">
            <text:p>8.23928</text:p>
          </table:table-cell>
          <table:table-cell office:value-type="float" office:value="7.8606">
            <text:p>7.8606</text:p>
          </table:table-cell>
          <table:table-cell office:value-type="float" office:value="8.09869">
            <text:p>8.09869</text:p>
          </table:table-cell>
          <table:table-cell office:value-type="float" office:value="9.36864">
            <text:p>9.36864</text:p>
          </table:table-cell>
          <table:table-cell table:number-columns-repeated="8"/>
        </table:table-row>
        <table:table-row table:style-name="ro1">
          <table:table-cell office:value-type="string">
            <text:p>mkDelayWorker32B.v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172">
            <text:p>172</text:p>
          </table:table-cell>
          <table:table-cell table:number-columns-repeated="2"/>
          <table:table-cell office:value-type="string">
            <text:p>mkDelayWorker32B.v</text:p>
          </table:table-cell>
          <table:table-cell office:value-type="float" office:value="11.1558">
            <text:p>11.1558</text:p>
          </table:table-cell>
          <table:table-cell office:value-type="float" office:value="11.6824">
            <text:p>11.6824</text:p>
          </table:table-cell>
          <table:table-cell office:value-type="float" office:value="11.2796">
            <text:p>11.2796</text:p>
          </table:table-cell>
          <table:table-cell office:value-type="float" office:value="10.5658">
            <text:p>10.5658</text:p>
          </table:table-cell>
          <table:table-cell office:value-type="float" office:value="11.9566">
            <text:p>11.9566</text:p>
          </table:table-cell>
          <table:table-cell table:number-columns-repeated="8"/>
        </table:table-row>
        <table:table-row table:style-name="ro1">
          <table:table-cell office:value-type="string">
            <text:p>mkSMAdapter4B.v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office:value-type="float" office:value="80">
            <text:p>80</text:p>
          </table:table-cell>
          <table:table-cell office:value-type="float" office:value="186">
            <text:p>186</text:p>
          </table:table-cell>
          <table:table-cell table:number-columns-repeated="2"/>
          <table:table-cell office:value-type="string">
            <text:p>mkSMAdapter4B.v</text:p>
          </table:table-cell>
          <table:table-cell office:value-type="float" office:value="8.3948">
            <text:p>8.3948</text:p>
          </table:table-cell>
          <table:table-cell office:value-type="float" office:value="9.53546">
            <text:p>9.53546</text:p>
          </table:table-cell>
          <table:table-cell office:value-type="float" office:value="9.09775">
            <text:p>9.09775</text:p>
          </table:table-cell>
          <table:table-cell office:value-type="float" office:value="7.55301">
            <text:p>7.55301</text:p>
          </table:table-cell>
          <table:table-cell office:value-type="float" office:value="9.29146">
            <text:p>9.29146</text:p>
          </table:table-cell>
          <table:table-cell table:number-columns-repeated="8"/>
        </table:table-row>
        <table:table-row table:style-name="ro1">
          <table:table-cell office:value-type="string">
            <text:p>or1200.v</text:p>
          </table:table-cell>
          <table:table-cell table:number-columns-repeated="2"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84">
            <text:p>84</text:p>
          </table:table-cell>
          <table:table-cell office:value-type="float" office:value="154">
            <text:p>154</text:p>
          </table:table-cell>
          <table:table-cell table:number-columns-repeated="2"/>
          <table:table-cell office:value-type="string">
            <text:p>or1200.v</text:p>
          </table:table-cell>
          <table:table-cell office:value-type="float" office:value="18.0447">
            <text:p>18.0447</text:p>
          </table:table-cell>
          <table:table-cell office:value-type="float" office:value="16.6816">
            <text:p>16.6816</text:p>
          </table:table-cell>
          <table:table-cell office:value-type="float" office:value="15.9254">
            <text:p>15.9254</text:p>
          </table:table-cell>
          <table:table-cell office:value-type="float" office:value="14.9683">
            <text:p>14.9683</text:p>
          </table:table-cell>
          <table:table-cell office:value-type="float" office:value="15.2209">
            <text:p>15.2209</text:p>
          </table:table-cell>
          <table:table-cell table:number-columns-repeated="8"/>
        </table:table-row>
        <table:table-row table:style-name="ro1">
          <table:table-cell office:value-type="string">
            <text:p>blob_merge.v</text:p>
          </table:table-cell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  <table:table-cell office:value-type="float" office:value="76">
            <text:p>76</text:p>
          </table:table-cell>
          <table:table-cell office:value-type="float" office:value="88">
            <text:p>88</text:p>
          </table:table-cell>
          <table:table-cell office:value-type="float" office:value="128">
            <text:p>128</text:p>
          </table:table-cell>
          <table:table-cell table:number-columns-repeated="2"/>
          <table:table-cell office:value-type="string">
            <text:p>blob_merge.v</text:p>
          </table:table-cell>
          <table:table-cell office:value-type="float" office:value="10.3611">
            <text:p>10.3611</text:p>
          </table:table-cell>
          <table:table-cell office:value-type="float" office:value="10.4978">
            <text:p>10.4978</text:p>
          </table:table-cell>
          <table:table-cell office:value-type="float" office:value="10.3611">
            <text:p>10.3611</text:p>
          </table:table-cell>
          <table:table-cell office:value-type="float" office:value="10.7045">
            <text:p>10.7045</text:p>
          </table:table-cell>
          <table:table-cell office:value-type="float" office:value="15.8418">
            <text:p>15.8418</text:p>
          </table:table-cell>
          <table:table-cell table:number-columns-repeated="8"/>
        </table:table-row>
        <table:table-row table:style-name="ro1">
          <table:table-cell office:value-type="string">
            <text:p>geomean</text:p>
          </table:table-cell>
          <table:table-cell table:formula="of:=GEOMEAN([.B83:.B88])" office:value-type="float" office:value="72.3479588315815">
            <text:p>72.3479588316</text:p>
          </table:table-cell>
          <table:table-cell table:formula="of:=GEOMEAN([.C83:.C88])" office:value-type="float" office:value="73.8019440361428">
            <text:p>73.8019440361</text:p>
          </table:table-cell>
          <table:table-cell table:formula="of:=GEOMEAN([.D83:.D88])" office:value-type="float" office:value="75.2693204135135">
            <text:p>75.2693204135</text:p>
          </table:table-cell>
          <table:table-cell table:formula="of:=GEOMEAN([.E83:.E88])" office:value-type="float" office:value="89.3901473822273">
            <text:p>89.3901473822</text:p>
          </table:table-cell>
          <table:table-cell table:formula="of:=GEOMEAN([.F83:.F88])" office:value-type="float" office:value="167.079616645258">
            <text:p>167.0796166453</text:p>
          </table:table-cell>
          <table:table-cell table:formula="of:=GEOMEAN([.B89:.F89])" office:value-type="float" office:value="90.295278241768">
            <text:p>90.2952782418</text:p>
          </table:table-cell>
          <table:table-cell/>
          <table:table-cell office:value-type="string">
            <text:p>geomean</text:p>
          </table:table-cell>
          <table:table-cell table:formula="of:=GEOMEAN([.J83:.J88])" office:value-type="float" office:value="9.73612692566314">
            <text:p>9.7361269257</text:p>
          </table:table-cell>
          <table:table-cell table:formula="of:=GEOMEAN([.K83:.K88])" office:value-type="float" office:value="9.64010005653988">
            <text:p>9.6401000565</text:p>
          </table:table-cell>
          <table:table-cell table:formula="of:=GEOMEAN([.L83:.L88])" office:value-type="float" office:value="9.37765555848005">
            <text:p>9.3776555585</text:p>
          </table:table-cell>
          <table:table-cell table:formula="of:=GEOMEAN([.M83:.M88])" office:value-type="float" office:value="8.92354850557729">
            <text:p>8.9235485056</text:p>
          </table:table-cell>
          <table:table-cell table:formula="of:=GEOMEAN([.N83:.N88])" office:value-type="float" office:value="10.2916865239265">
            <text:p>10.2916865239</text:p>
          </table:table-cell>
          <table:table-cell table:formula="of:=GEOMEAN([.J89:.N89])" office:value-type="float" office:value="9.58334750976744">
            <text:p>9.5833475098</text:p>
          </table:table-cell>
          <table:table-cell table:number-columns-repeated="6"/>
          <table:table-cell table:formula="of:=[.G89]*[.O89]" office:value-type="float" office:value="865.331029882005">
            <text:p>865.331029882</text:p>
          </table:table-cell>
        </table:table-row>
        <table:table-row table:style-name="ro1">
          <table:table-cell table:number-columns-repeated="6"/>
          <table:table-cell table:formula="of:=GEOMEAN([.E89:.F89])" office:value-type="float" office:value="122.20994868048">
            <text:p>122.2099486805</text:p>
          </table:table-cell>
          <table:table-cell table:number-columns-repeated="7"/>
          <table:table-cell table:formula="of:=GEOMEAN([.M89:.N89])" office:value-type="float" office:value="9.58323347834405">
            <text:p>9.5832334783</text:p>
          </table:table-cell>
          <table:table-cell table:number-columns-repeated="6"/>
          <table:table-cell table:formula="of:=[.G90]*[.O90]" office:value-type="float" office:value="1171.16647158149">
            <text:p>1171.1664715815</text:p>
          </table:table-cell>
        </table:table-row>
      </table:table>
      <table:table table:name="Ct=4" table:style-name="ta1">
        <table:table-column table:style-name="co18" table:default-cell-style-name="Default"/>
        <table:table-column table:style-name="co16" table:number-columns-repeated="5" table:default-cell-style-name="Default"/>
        <table:table-column table:style-name="co5" table:number-columns-repeated="2" table:default-cell-style-name="Default"/>
        <table:table-column table:style-name="co27" table:default-cell-style-name="Default"/>
        <table:table-column table:style-name="co28" table:number-columns-repeated="5" table:default-cell-style-name="Default"/>
        <table:table-column table:style-name="co5" table:number-columns-repeated="7" table:default-cell-style-name="Default"/>
        <table:table-column table:style-name="co18" table:default-cell-style-name="Default"/>
        <table:table-row table:style-name="ro1">
          <table:table-cell office:value-type="string">
            <text:p>min_chan_width</text:p>
          </table:table-cell>
          <table:table-cell table:number-columns-repeated="7"/>
          <table:table-cell office:value-type="string">
            <text:p>critical_path_delay</text:p>
          </table:table-cell>
          <table:table-cell table:number-columns-repeated="12"/>
          <table:table-cell office:value-type="string">
            <text:p>MinW * crit_path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Constant = 0.000000</text:p>
          </table:table-cell>
          <table:table-cell table:number-columns-repeated="7"/>
          <table:table-cell office:value-type="string">
            <text:p>Constant = 0.000000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8"/>
        </table:table-row>
        <table:table-row table:style-name="ro1">
          <table:table-cell office:value-type="string">
            <text:p>stereovision0.v</text:p>
          </table:table-cell>
          <table:table-cell table:number-columns-repeated="2"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78">
            <text:p>78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string">
            <text:p>stereovision0.v</text:p>
          </table:table-cell>
          <table:table-cell table:number-columns-repeated="5" office:value-type="float" office:value="5.90579">
            <text:p>5.90579</text:p>
          </table:table-cell>
          <table:table-cell table:number-columns-repeated="8"/>
        </table:table-row>
        <table:table-row table:style-name="ro1">
          <table:table-cell office:value-type="string">
            <text:p>stereovision1.v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130">
            <text:p>130</text:p>
          </table:table-cell>
          <table:table-cell office:value-type="float" office:value="194">
            <text:p>194</text:p>
          </table:table-cell>
          <table:table-cell office:value-type="float" office:value="386">
            <text:p>386</text:p>
          </table:table-cell>
          <table:table-cell table:number-columns-repeated="2"/>
          <table:table-cell office:value-type="string">
            <text:p>stereovision1.v</text:p>
          </table:table-cell>
          <table:table-cell office:value-type="float" office:value="8.23707">
            <text:p>8.23707</text:p>
          </table:table-cell>
          <table:table-cell office:value-type="float" office:value="8.24039">
            <text:p>8.24039</text:p>
          </table:table-cell>
          <table:table-cell office:value-type="float" office:value="8.37149">
            <text:p>8.37149</text:p>
          </table:table-cell>
          <table:table-cell office:value-type="float" office:value="8.23643">
            <text:p>8.23643</text:p>
          </table:table-cell>
          <table:table-cell office:value-type="float" office:value="8.24039">
            <text:p>8.24039</text:p>
          </table:table-cell>
          <table:table-cell table:number-columns-repeated="8"/>
        </table:table-row>
        <table:table-row table:style-name="ro1">
          <table:table-cell office:value-type="string">
            <text:p>mkDelayWorker32B.v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  <table:table-cell office:value-type="float" office:value="88">
            <text:p>88</text:p>
          </table:table-cell>
          <table:table-cell office:value-type="float" office:value="166">
            <text:p>166</text:p>
          </table:table-cell>
          <table:table-cell table:number-columns-repeated="2"/>
          <table:table-cell office:value-type="string">
            <text:p>mkDelayWorker32B.v</text:p>
          </table:table-cell>
          <table:table-cell office:value-type="float" office:value="11.1558">
            <text:p>11.1558</text:p>
          </table:table-cell>
          <table:table-cell table:number-columns-repeated="3" office:value-type="float" office:value="11.0214">
            <text:p>11.0214</text:p>
          </table:table-cell>
          <table:table-cell office:value-type="float" office:value="11.2311">
            <text:p>11.2311</text:p>
          </table:table-cell>
          <table:table-cell table:number-columns-repeated="8"/>
        </table:table-row>
        <table:table-row table:style-name="ro1">
          <table:table-cell office:value-type="string">
            <text:p>mkSMAdapter4B.v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  <table:table-cell office:value-type="float" office:value="136">
            <text:p>136</text:p>
          </table:table-cell>
          <table:table-cell table:number-columns-repeated="2"/>
          <table:table-cell office:value-type="string">
            <text:p>mkSMAdapter4B.v</text:p>
          </table:table-cell>
          <table:table-cell table:number-columns-repeated="2" office:value-type="float" office:value="8.3948">
            <text:p>8.3948</text:p>
          </table:table-cell>
          <table:table-cell office:value-type="float" office:value="8.39812">
            <text:p>8.39812</text:p>
          </table:table-cell>
          <table:table-cell office:value-type="float" office:value="8.53033">
            <text:p>8.53033</text:p>
          </table:table-cell>
          <table:table-cell office:value-type="float" office:value="8.62319">
            <text:p>8.62319</text:p>
          </table:table-cell>
          <table:table-cell table:number-columns-repeated="8"/>
        </table:table-row>
        <table:table-row table:style-name="ro1">
          <table:table-cell office:value-type="string">
            <text:p>or1200.v</text:p>
          </table:table-cell>
          <table:table-cell table:number-columns-repeated="2"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table:number-columns-repeated="2"/>
          <table:table-cell office:value-type="string">
            <text:p>or1200.v</text:p>
          </table:table-cell>
          <table:table-cell office:value-type="float" office:value="18.0447">
            <text:p>18.0447</text:p>
          </table:table-cell>
          <table:table-cell office:value-type="float" office:value="18.0458">
            <text:p>18.0458</text:p>
          </table:table-cell>
          <table:table-cell office:value-type="float" office:value="18.0419">
            <text:p>18.0419</text:p>
          </table:table-cell>
          <table:table-cell office:value-type="float" office:value="18.4121">
            <text:p>18.4121</text:p>
          </table:table-cell>
          <table:table-cell office:value-type="float" office:value="19.4434">
            <text:p>19.4434</text:p>
          </table:table-cell>
          <table:table-cell table:number-columns-repeated="8"/>
        </table:table-row>
        <table:table-row table:style-name="ro1">
          <table:table-cell office:value-type="string">
            <text:p>blob_merge.v</text:p>
          </table:table-cell>
          <table:table-cell office:value-type="float" office:value="74">
            <text:p>74</text:p>
          </table:table-cell>
          <table:table-cell office:value-type="float" office:value="72">
            <text:p>72</text:p>
          </table:table-cell>
          <table:table-cell table:number-columns-repeated="2" office:value-type="float" office:value="76">
            <text:p>76</text:p>
          </table:table-cell>
          <table:table-cell office:value-type="float" office:value="116">
            <text:p>116</text:p>
          </table:table-cell>
          <table:table-cell table:number-columns-repeated="2"/>
          <table:table-cell office:value-type="string">
            <text:p>blob_merge.v</text:p>
          </table:table-cell>
          <table:table-cell table:number-columns-repeated="5" office:value-type="float" office:value="10.3611">
            <text:p>10.3611</text:p>
          </table:table-cell>
          <table:table-cell table:number-columns-repeated="8"/>
        </table:table-row>
        <table:table-row table:style-name="ro1">
          <table:table-cell office:value-type="string">
            <text:p>geomean</text:p>
          </table:table-cell>
          <table:table-cell table:formula="of:=GEOMEAN([.B6:.B11])" office:value-type="float" office:value="72.3479588315815">
            <text:p>72.3479588316</text:p>
          </table:table-cell>
          <table:table-cell table:formula="of:=GEOMEAN([.C6:.C11])" office:value-type="float" office:value="73.676444711698">
            <text:p>73.6764447117</text:p>
          </table:table-cell>
          <table:table-cell table:formula="of:=GEOMEAN([.D6:.D11])" office:value-type="float" office:value="78.3925970752504">
            <text:p>78.3925970753</text:p>
          </table:table-cell>
          <table:table-cell table:formula="of:=GEOMEAN([.E6:.E11])" office:value-type="float" office:value="90.1500597166899">
            <text:p>90.1500597167</text:p>
          </table:table-cell>
          <table:table-cell table:formula="of:=GEOMEAN([.F6:.F11])" office:value-type="float" office:value="172.314105315695">
            <text:p>172.3141053157</text:p>
          </table:table-cell>
          <table:table-cell table:formula="of:=GEOMEAN([.B12:.F12])" office:value-type="float" office:value="91.7198569709143">
            <text:p>91.7198569709</text:p>
          </table:table-cell>
          <table:table-cell/>
          <table:table-cell office:value-type="string">
            <text:p>geomean</text:p>
          </table:table-cell>
          <table:table-cell table:formula="of:=GEOMEAN([.J6:.J11])" office:value-type="float" office:value="9.73612692566314">
            <text:p>9.7361269257</text:p>
          </table:table-cell>
          <table:table-cell table:formula="of:=GEOMEAN([.K6:.K11])" office:value-type="float" office:value="9.71722998604804">
            <text:p>9.717229986</text:p>
          </table:table-cell>
          <table:table-cell table:formula="of:=GEOMEAN([.L6:.L11])" office:value-type="float" office:value="9.74311787221894">
            <text:p>9.7431178722</text:p>
          </table:table-cell>
          <table:table-cell table:formula="of:=GEOMEAN([.M6:.M11])" office:value-type="float" office:value="9.77510579724783">
            <text:p>9.7751057972</text:p>
          </table:table-cell>
          <table:table-cell table:formula="of:=GEOMEAN([.N6:.N11])" office:value-type="float" office:value="9.91400230052293">
            <text:p>9.9140023005</text:p>
          </table:table-cell>
          <table:table-cell table:formula="of:=GEOMEAN([.J12:.N12])" office:value-type="float" office:value="9.7768607451046">
            <text:p>9.7768607451</text:p>
          </table:table-cell>
          <table:table-cell table:number-columns-repeated="6"/>
          <table:table-cell table:formula="of:=[.G12]*[.O12]" office:value-type="float" office:value="896.73226916554">
            <text:p>896.7322691655</text:p>
          </table:table-cell>
        </table:table-row>
        <table:table-row table:style-name="ro1">
          <table:table-cell table:number-columns-repeated="6"/>
          <table:table-cell table:formula="of:=GEOMEAN([.E12:.F12])" office:value-type="float" office:value="124.635977487393">
            <text:p>124.6359774874</text:p>
          </table:table-cell>
          <table:table-cell table:number-columns-repeated="7"/>
          <table:table-cell table:formula="of:=GEOMEAN([.M12:.N12])" office:value-type="float" office:value="9.84430908503843">
            <text:p>9.844309085</text:p>
          </table:table-cell>
          <table:table-cell table:number-columns-repeated="6"/>
          <table:table-cell table:formula="of:=[.G13]*[.O13]" office:value-type="float" office:value="1226.95508550179">
            <text:p>1226.9550855018</text:p>
          </table:table-cell>
        </table:table-row>
        <table:table-row table:style-name="ro1">
          <table:table-cell office:value-type="string">
            <text:p>Constant = 0.100000</text:p>
          </table:table-cell>
          <table:table-cell table:number-columns-repeated="7"/>
          <table:table-cell office:value-type="string">
            <text:p>Constant = 0.100000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8"/>
        </table:table-row>
        <table:table-row table:style-name="ro1">
          <table:table-cell office:value-type="string">
            <text:p>stereovision0.v</text:p>
          </table:table-cell>
          <table:table-cell table:number-columns-repeated="2" office:value-type="float" office:value="62">
            <text:p>62</text:p>
          </table:table-cell>
          <table:table-cell office:value-type="float" office:value="66">
            <text:p>66</text:p>
          </table:table-cell>
          <table:table-cell office:value-type="float" office:value="74">
            <text:p>74</text:p>
          </table:table-cell>
          <table:table-cell office:value-type="float" office:value="186">
            <text:p>186</text:p>
          </table:table-cell>
          <table:table-cell table:number-columns-repeated="2"/>
          <table:table-cell office:value-type="string">
            <text:p>stereovision0.v</text:p>
          </table:table-cell>
          <table:table-cell office:value-type="float" office:value="5.90579">
            <text:p>5.90579</text:p>
          </table:table-cell>
          <table:table-cell office:value-type="float" office:value="5.66415">
            <text:p>5.66415</text:p>
          </table:table-cell>
          <table:table-cell office:value-type="float" office:value="5.01143">
            <text:p>5.01143</text:p>
          </table:table-cell>
          <table:table-cell office:value-type="float" office:value="4.97738">
            <text:p>4.97738</text:p>
          </table:table-cell>
          <table:table-cell office:value-type="float" office:value="5.40021">
            <text:p>5.40021</text:p>
          </table:table-cell>
          <table:table-cell table:number-columns-repeated="8"/>
        </table:table-row>
        <table:table-row table:style-name="ro1">
          <table:table-cell office:value-type="string">
            <text:p>stereovision1.v</text:p>
          </table:table-cell>
          <table:table-cell office:value-type="float" office:value="102">
            <text:p>102</text:p>
          </table:table-cell>
          <table:table-cell office:value-type="float" office:value="100">
            <text:p>100</text:p>
          </table:table-cell>
          <table:table-cell office:value-type="float" office:value="126">
            <text:p>126</text:p>
          </table:table-cell>
          <table:table-cell office:value-type="float" office:value="180">
            <text:p>180</text:p>
          </table:table-cell>
          <table:table-cell office:value-type="float" office:value="368">
            <text:p>368</text:p>
          </table:table-cell>
          <table:table-cell table:number-columns-repeated="2"/>
          <table:table-cell office:value-type="string">
            <text:p>stereovision1.v</text:p>
          </table:table-cell>
          <table:table-cell office:value-type="float" office:value="8.23707">
            <text:p>8.23707</text:p>
          </table:table-cell>
          <table:table-cell office:value-type="float" office:value="8.77802">
            <text:p>8.77802</text:p>
          </table:table-cell>
          <table:table-cell office:value-type="float" office:value="8.34549">
            <text:p>8.34549</text:p>
          </table:table-cell>
          <table:table-cell office:value-type="float" office:value="8.77913">
            <text:p>8.77913</text:p>
          </table:table-cell>
          <table:table-cell office:value-type="float" office:value="8.37149">
            <text:p>8.37149</text:p>
          </table:table-cell>
          <table:table-cell table:number-columns-repeated="8"/>
        </table:table-row>
        <table:table-row table:style-name="ro1">
          <table:table-cell office:value-type="string">
            <text:p>mkDelayWorker32B.v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  <table:table-cell table:number-columns-repeated="2" office:value-type="float" office:value="86">
            <text:p>86</text:p>
          </table:table-cell>
          <table:table-cell office:value-type="float" office:value="152">
            <text:p>152</text:p>
          </table:table-cell>
          <table:table-cell table:number-columns-repeated="2"/>
          <table:table-cell office:value-type="string">
            <text:p>mkDelayWorker32B.v</text:p>
          </table:table-cell>
          <table:table-cell office:value-type="float" office:value="11.1558">
            <text:p>11.1558</text:p>
          </table:table-cell>
          <table:table-cell office:value-type="float" office:value="10.9693">
            <text:p>10.9693</text:p>
          </table:table-cell>
          <table:table-cell office:value-type="float" office:value="10.6856">
            <text:p>10.6856</text:p>
          </table:table-cell>
          <table:table-cell office:value-type="float" office:value="11.531">
            <text:p>11.531</text:p>
          </table:table-cell>
          <table:table-cell office:value-type="float" office:value="11.1952">
            <text:p>11.1952</text:p>
          </table:table-cell>
          <table:table-cell table:number-columns-repeated="8"/>
        </table:table-row>
        <table:table-row table:style-name="ro1">
          <table:table-cell office:value-type="string">
            <text:p>mkSMAdapter4B.v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136">
            <text:p>136</text:p>
          </table:table-cell>
          <table:table-cell table:number-columns-repeated="2"/>
          <table:table-cell office:value-type="string">
            <text:p>mkSMAdapter4B.v</text:p>
          </table:table-cell>
          <table:table-cell office:value-type="float" office:value="8.3948">
            <text:p>8.3948</text:p>
          </table:table-cell>
          <table:table-cell office:value-type="float" office:value="9.90439">
            <text:p>9.90439</text:p>
          </table:table-cell>
          <table:table-cell office:value-type="float" office:value="7.96764">
            <text:p>7.96764</text:p>
          </table:table-cell>
          <table:table-cell office:value-type="float" office:value="9.27511">
            <text:p>9.27511</text:p>
          </table:table-cell>
          <table:table-cell office:value-type="float" office:value="9.37929">
            <text:p>9.37929</text:p>
          </table:table-cell>
          <table:table-cell table:number-columns-repeated="8"/>
        </table:table-row>
        <table:table-row table:style-name="ro1">
          <table:table-cell office:value-type="string">
            <text:p>or1200.v</text:p>
          </table:table-cell>
          <table:table-cell table:number-columns-repeated="2" office:value-type="float" office:value="72">
            <text:p>72</text:p>
          </table:table-cell>
          <table:table-cell office:value-type="float" office:value="76">
            <text:p>76</text:p>
          </table:table-cell>
          <table:table-cell office:value-type="float" office:value="96">
            <text:p>96</text:p>
          </table:table-cell>
          <table:table-cell office:value-type="float" office:value="138">
            <text:p>138</text:p>
          </table:table-cell>
          <table:table-cell table:number-columns-repeated="2"/>
          <table:table-cell office:value-type="string">
            <text:p>or1200.v</text:p>
          </table:table-cell>
          <table:table-cell office:value-type="float" office:value="18.0447">
            <text:p>18.0447</text:p>
          </table:table-cell>
          <table:table-cell office:value-type="float" office:value="15.7465">
            <text:p>15.7465</text:p>
          </table:table-cell>
          <table:table-cell office:value-type="float" office:value="18.2398">
            <text:p>18.2398</text:p>
          </table:table-cell>
          <table:table-cell office:value-type="float" office:value="16.6349">
            <text:p>16.6349</text:p>
          </table:table-cell>
          <table:table-cell office:value-type="float" office:value="16.2428">
            <text:p>16.2428</text:p>
          </table:table-cell>
          <table:table-cell table:number-columns-repeated="8"/>
        </table:table-row>
        <table:table-row table:style-name="ro1">
          <table:table-cell office:value-type="string">
            <text:p>blob_merge.v</text:p>
          </table:table-cell>
          <table:table-cell table:number-columns-repeated="2"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office:value-type="float" office:value="138">
            <text:p>138</text:p>
          </table:table-cell>
          <table:table-cell table:number-columns-repeated="2"/>
          <table:table-cell office:value-type="string">
            <text:p>blob_merge.v</text:p>
          </table:table-cell>
          <table:table-cell office:value-type="float" office:value="10.3611">
            <text:p>10.3611</text:p>
          </table:table-cell>
          <table:table-cell office:value-type="float" office:value="11.8669">
            <text:p>11.8669</text:p>
          </table:table-cell>
          <table:table-cell office:value-type="float" office:value="10.474">
            <text:p>10.474</text:p>
          </table:table-cell>
          <table:table-cell office:value-type="float" office:value="10.9997">
            <text:p>10.9997</text:p>
          </table:table-cell>
          <table:table-cell office:value-type="float" office:value="10.4944">
            <text:p>10.4944</text:p>
          </table:table-cell>
          <table:table-cell table:number-columns-repeated="8"/>
        </table:table-row>
        <table:table-row table:style-name="ro1">
          <table:table-cell office:value-type="string">
            <text:p>geomean</text:p>
          </table:table-cell>
          <table:table-cell table:formula="of:=GEOMEAN([.B17:.B22])" office:value-type="float" office:value="72.3479588315815">
            <text:p>72.3479588316</text:p>
          </table:table-cell>
          <table:table-cell table:formula="of:=GEOMEAN([.C17:.C22])" office:value-type="float" office:value="73.15527508152">
            <text:p>73.1552750815</text:p>
          </table:table-cell>
          <table:table-cell table:formula="of:=GEOMEAN([.D17:.D22])" office:value-type="float" office:value="79.2559533710908">
            <text:p>79.2559533711</text:p>
          </table:table-cell>
          <table:table-cell table:formula="of:=GEOMEAN([.E17:.E22])" office:value-type="float" office:value="91.0473433519265">
            <text:p>91.0473433519</text:p>
          </table:table-cell>
          <table:table-cell table:formula="of:=GEOMEAN([.F17:.F22])" office:value-type="float" office:value="173.147771103117">
            <text:p>173.1477711031</text:p>
          </table:table-cell>
          <table:table-cell table:formula="of:=GEOMEAN([.B23:.F23])" office:value-type="float" office:value="92.0614056510774">
            <text:p>92.0614056511</text:p>
          </table:table-cell>
          <table:table-cell/>
          <table:table-cell office:value-type="string">
            <text:p>geomean</text:p>
          </table:table-cell>
          <table:table-cell table:formula="of:=GEOMEAN([.J17:.J22])" office:value-type="float" office:value="9.73612692566314">
            <text:p>9.7361269257</text:p>
          </table:table-cell>
          <table:table-cell table:formula="of:=GEOMEAN([.K17:.K22])" office:value-type="float" office:value="10.0155902003372">
            <text:p>10.0155902003</text:p>
          </table:table-cell>
          <table:table-cell table:formula="of:=GEOMEAN([.L17:.L22])" office:value-type="float" office:value="9.37804821467674">
            <text:p>9.3780482147</text:p>
          </table:table-cell>
          <table:table-cell table:formula="of:=GEOMEAN([.M17:.M22])" office:value-type="float" office:value="9.74256306579752">
            <text:p>9.7425630658</text:p>
          </table:table-cell>
          <table:table-cell table:formula="of:=GEOMEAN([.N17:.N22])" office:value-type="float" office:value="9.65322192069352">
            <text:p>9.6532219207</text:p>
          </table:table-cell>
          <table:table-cell table:formula="of:=GEOMEAN([.J23:.N23])" office:value-type="float" office:value="9.70295797046053">
            <text:p>9.7029579705</text:p>
          </table:table-cell>
          <table:table-cell table:number-columns-repeated="6"/>
          <table:table-cell table:formula="of:=[.G23]*[.O23]" office:value-type="float" office:value="893.267949733922">
            <text:p>893.2679497339</text:p>
          </table:table-cell>
        </table:table-row>
        <table:table-row table:style-name="ro1">
          <table:table-cell table:number-columns-repeated="6"/>
          <table:table-cell table:formula="of:=GEOMEAN([.E23:.F23])" office:value-type="float" office:value="125.557335772333">
            <text:p>125.5573357723</text:p>
          </table:table-cell>
          <table:table-cell table:number-columns-repeated="7"/>
          <table:table-cell table:formula="of:=GEOMEAN([.M23:.N23])" office:value-type="float" office:value="9.69778961158138">
            <text:p>9.6977896116</text:p>
          </table:table-cell>
          <table:table-cell table:number-columns-repeated="6"/>
          <table:table-cell table:formula="of:=[.G24]*[.O24]" office:value-type="float" office:value="1217.62862651076">
            <text:p>1217.6286265108</text:p>
          </table:table-cell>
        </table:table-row>
        <table:table-row table:style-name="ro1">
          <table:table-cell office:value-type="string">
            <text:p>Constant = 0.200000</text:p>
          </table:table-cell>
          <table:table-cell table:number-columns-repeated="7"/>
          <table:table-cell office:value-type="string">
            <text:p>Constant = 0.200000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8"/>
        </table:table-row>
        <table:table-row table:style-name="ro1">
          <table:table-cell office:value-type="string">
            <text:p>stereovision0.v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168">
            <text:p>168</text:p>
          </table:table-cell>
          <table:table-cell table:number-columns-repeated="2"/>
          <table:table-cell office:value-type="string">
            <text:p>stereovision0.v</text:p>
          </table:table-cell>
          <table:table-cell office:value-type="float" office:value="5.90579">
            <text:p>5.90579</text:p>
          </table:table-cell>
          <table:table-cell office:value-type="float" office:value="5.01143">
            <text:p>5.01143</text:p>
          </table:table-cell>
          <table:table-cell office:value-type="float" office:value="5.40021">
            <text:p>5.40021</text:p>
          </table:table-cell>
          <table:table-cell office:value-type="float" office:value="5.28022">
            <text:p>5.28022</text:p>
          </table:table-cell>
          <table:table-cell office:value-type="float" office:value="6.39979">
            <text:p>6.39979</text:p>
          </table:table-cell>
          <table:table-cell table:number-columns-repeated="8"/>
        </table:table-row>
        <table:table-row table:style-name="ro1">
          <table:table-cell office:value-type="string">
            <text:p>stereovision1.v</text:p>
          </table:table-cell>
          <table:table-cell office:value-type="float" office:value="102">
            <text:p>102</text:p>
          </table:table-cell>
          <table:table-cell office:value-type="float" office:value="108">
            <text:p>108</text:p>
          </table:table-cell>
          <table:table-cell office:value-type="float" office:value="126">
            <text:p>126</text:p>
          </table:table-cell>
          <table:table-cell office:value-type="float" office:value="200">
            <text:p>200</text:p>
          </table:table-cell>
          <table:table-cell office:value-type="float" office:value="356">
            <text:p>356</text:p>
          </table:table-cell>
          <table:table-cell table:number-columns-repeated="2"/>
          <table:table-cell office:value-type="string">
            <text:p>stereovision1.v</text:p>
          </table:table-cell>
          <table:table-cell office:value-type="float" office:value="8.23707">
            <text:p>8.23707</text:p>
          </table:table-cell>
          <table:table-cell office:value-type="float" office:value="8.34438">
            <text:p>8.34438</text:p>
          </table:table-cell>
          <table:table-cell office:value-type="float" office:value="8.37149">
            <text:p>8.37149</text:p>
          </table:table-cell>
          <table:table-cell office:value-type="float" office:value="8.20759">
            <text:p>8.20759</text:p>
          </table:table-cell>
          <table:table-cell office:value-type="float" office:value="8.93938">
            <text:p>8.93938</text:p>
          </table:table-cell>
          <table:table-cell table:number-columns-repeated="8"/>
        </table:table-row>
        <table:table-row table:style-name="ro1">
          <table:table-cell office:value-type="string">
            <text:p>mkDelayWorker32B.v</text:p>
          </table:table-cell>
          <table:table-cell office:value-type="float" office:value="76">
            <text:p>76</text:p>
          </table:table-cell>
          <table:table-cell table:number-columns-repeated="2" office:value-type="float" office:value="80">
            <text:p>80</text:p>
          </table:table-cell>
          <table:table-cell office:value-type="float" office:value="92">
            <text:p>92</text:p>
          </table:table-cell>
          <table:table-cell office:value-type="float" office:value="176">
            <text:p>176</text:p>
          </table:table-cell>
          <table:table-cell table:number-columns-repeated="2"/>
          <table:table-cell office:value-type="string">
            <text:p>mkDelayWorker32B.v</text:p>
          </table:table-cell>
          <table:table-cell office:value-type="float" office:value="11.1558">
            <text:p>11.1558</text:p>
          </table:table-cell>
          <table:table-cell office:value-type="float" office:value="10.6395">
            <text:p>10.6395</text:p>
          </table:table-cell>
          <table:table-cell office:value-type="float" office:value="10.7401">
            <text:p>10.7401</text:p>
          </table:table-cell>
          <table:table-cell office:value-type="float" office:value="10.4312">
            <text:p>10.4312</text:p>
          </table:table-cell>
          <table:table-cell office:value-type="float" office:value="11.2678">
            <text:p>11.2678</text:p>
          </table:table-cell>
          <table:table-cell table:number-columns-repeated="8"/>
        </table:table-row>
        <table:table-row table:style-name="ro1">
          <table:table-cell office:value-type="string">
            <text:p>mkSMAdapter4B.v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 office:value-type="float" office:value="106">
            <text:p>106</text:p>
          </table:table-cell>
          <table:table-cell table:number-columns-repeated="2"/>
          <table:table-cell office:value-type="string">
            <text:p>mkSMAdapter4B.v</text:p>
          </table:table-cell>
          <table:table-cell office:value-type="float" office:value="8.3948">
            <text:p>8.3948</text:p>
          </table:table-cell>
          <table:table-cell office:value-type="float" office:value="8.01084">
            <text:p>8.01084</text:p>
          </table:table-cell>
          <table:table-cell office:value-type="float" office:value="9.37521">
            <text:p>9.37521</text:p>
          </table:table-cell>
          <table:table-cell office:value-type="float" office:value="9.38739">
            <text:p>9.38739</text:p>
          </table:table-cell>
          <table:table-cell office:value-type="float" office:value="7.6454">
            <text:p>7.6454</text:p>
          </table:table-cell>
          <table:table-cell table:number-columns-repeated="8"/>
        </table:table-row>
        <table:table-row table:style-name="ro1">
          <table:table-cell office:value-type="string">
            <text:p>or1200.v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136">
            <text:p>136</text:p>
          </table:table-cell>
          <table:table-cell table:number-columns-repeated="2"/>
          <table:table-cell office:value-type="string">
            <text:p>or1200.v</text:p>
          </table:table-cell>
          <table:table-cell office:value-type="float" office:value="18.0447">
            <text:p>18.0447</text:p>
          </table:table-cell>
          <table:table-cell office:value-type="float" office:value="18.2173">
            <text:p>18.2173</text:p>
          </table:table-cell>
          <table:table-cell office:value-type="float" office:value="15.5537">
            <text:p>15.5537</text:p>
          </table:table-cell>
          <table:table-cell office:value-type="float" office:value="17.417">
            <text:p>17.417</text:p>
          </table:table-cell>
          <table:table-cell office:value-type="float" office:value="15.5796">
            <text:p>15.5796</text:p>
          </table:table-cell>
          <table:table-cell table:number-columns-repeated="8"/>
        </table:table-row>
        <table:table-row table:style-name="ro1">
          <table:table-cell office:value-type="string">
            <text:p>blob_merge.v</text:p>
          </table:table-cell>
          <table:table-cell table:number-columns-repeated="2"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136">
            <text:p>136</text:p>
          </table:table-cell>
          <table:table-cell table:number-columns-repeated="2"/>
          <table:table-cell office:value-type="string">
            <text:p>blob_merge.v</text:p>
          </table:table-cell>
          <table:table-cell office:value-type="float" office:value="10.3611">
            <text:p>10.3611</text:p>
          </table:table-cell>
          <table:table-cell office:value-type="float" office:value="10.4762">
            <text:p>10.4762</text:p>
          </table:table-cell>
          <table:table-cell office:value-type="float" office:value="10.4967">
            <text:p>10.4967</text:p>
          </table:table-cell>
          <table:table-cell office:value-type="float" office:value="13.2298">
            <text:p>13.2298</text:p>
          </table:table-cell>
          <table:table-cell office:value-type="float" office:value="14.604">
            <text:p>14.604</text:p>
          </table:table-cell>
          <table:table-cell table:number-columns-repeated="8"/>
        </table:table-row>
        <table:table-row table:style-name="ro1">
          <table:table-cell office:value-type="string">
            <text:p>geomean</text:p>
          </table:table-cell>
          <table:table-cell table:formula="of:=GEOMEAN([.B28:.B33])" office:value-type="float" office:value="72.3479588315815">
            <text:p>72.3479588316</text:p>
          </table:table-cell>
          <table:table-cell table:formula="of:=GEOMEAN([.C28:.C33])" office:value-type="float" office:value="74.0331231725101">
            <text:p>74.0331231725</text:p>
          </table:table-cell>
          <table:table-cell table:formula="of:=GEOMEAN([.D28:.D33])" office:value-type="float" office:value="79.5114318529862">
            <text:p>79.511431853</text:p>
          </table:table-cell>
          <table:table-cell table:formula="of:=GEOMEAN([.E28:.E33])" office:value-type="float" office:value="93.0762632678966">
            <text:p>93.0762632679</text:p>
          </table:table-cell>
          <table:table-cell table:formula="of:=GEOMEAN([.F28:.F33])" office:value-type="float" office:value="165.618661940565">
            <text:p>165.6186619406</text:p>
          </table:table-cell>
          <table:table-cell table:formula="of:=GEOMEAN([.B34:.F34])" office:value-type="float" office:value="91.9276224142895">
            <text:p>91.9276224143</text:p>
          </table:table-cell>
          <table:table-cell/>
          <table:table-cell office:value-type="string">
            <text:p>geomean</text:p>
          </table:table-cell>
          <table:table-cell table:formula="of:=GEOMEAN([.J28:.J33])" office:value-type="float" office:value="9.73612692566314">
            <text:p>9.7361269257</text:p>
          </table:table-cell>
          <table:table-cell table:formula="of:=GEOMEAN([.K28:.K33])" office:value-type="float" office:value="9.37793320147169">
            <text:p>9.3779332015</text:p>
          </table:table-cell>
          <table:table-cell table:formula="of:=GEOMEAN([.L28:.L33])" office:value-type="float" office:value="9.51732443160729">
            <text:p>9.5173244316</text:p>
          </table:table-cell>
          <table:table-cell table:formula="of:=GEOMEAN([.M28:.M33])" office:value-type="float" office:value="9.9627425080939">
            <text:p>9.9627425081</text:p>
          </table:table-cell>
          <table:table-cell table:formula="of:=GEOMEAN([.N28:.N33])" office:value-type="float" office:value="10.1927201074508">
            <text:p>10.1927201075</text:p>
          </table:table-cell>
          <table:table-cell table:formula="of:=GEOMEAN([.J34:.N34])" office:value-type="float" office:value="9.75293765661431">
            <text:p>9.7529376566</text:p>
          </table:table-cell>
          <table:table-cell table:number-columns-repeated="6"/>
          <table:table-cell table:formula="of:=[.G34]*[.O34]" office:value-type="float" office:value="896.564370327346">
            <text:p>896.5643703273</text:p>
          </table:table-cell>
        </table:table-row>
        <table:table-row table:style-name="ro1">
          <table:table-cell table:number-columns-repeated="6"/>
          <table:table-cell table:formula="of:=GEOMEAN([.E34:.F34])" office:value-type="float" office:value="124.157827706741">
            <text:p>124.1578277067</text:p>
          </table:table-cell>
          <table:table-cell table:number-columns-repeated="7"/>
          <table:table-cell table:formula="of:=GEOMEAN([.M34:.N34])" office:value-type="float" office:value="10.0770752645598">
            <text:p>10.0770752646</text:p>
          </table:table-cell>
          <table:table-cell table:number-columns-repeated="6"/>
          <table:table-cell table:formula="of:=[.G35]*[.O35]" office:value-type="float" office:value="1251.14777448508">
            <text:p>1251.1477744851</text:p>
          </table:table-cell>
        </table:table-row>
        <table:table-row table:style-name="ro1">
          <table:table-cell office:value-type="string">
            <text:p>Constant = 0.300000</text:p>
          </table:table-cell>
          <table:table-cell table:number-columns-repeated="7"/>
          <table:table-cell office:value-type="string">
            <text:p>Constant = 0.300000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8"/>
        </table:table-row>
        <table:table-row table:style-name="ro1">
          <table:table-cell office:value-type="string">
            <text:p>stereovision0.v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string">
            <text:p>stereovision0.v</text:p>
          </table:table-cell>
          <table:table-cell office:value-type="float" office:value="5.90579">
            <text:p>5.90579</text:p>
          </table:table-cell>
          <table:table-cell office:value-type="float" office:value="5.04565">
            <text:p>5.04565</text:p>
          </table:table-cell>
          <table:table-cell office:value-type="float" office:value="4.97849">
            <text:p>4.97849</text:p>
          </table:table-cell>
          <table:table-cell office:value-type="float" office:value="6.96579">
            <text:p>6.96579</text:p>
          </table:table-cell>
          <table:table-cell office:value-type="float" office:value="5.54479">
            <text:p>5.54479</text:p>
          </table:table-cell>
          <table:table-cell table:number-columns-repeated="8"/>
        </table:table-row>
        <table:table-row table:style-name="ro1">
          <table:table-cell office:value-type="string">
            <text:p>stereovision1.v</text:p>
          </table:table-cell>
          <table:table-cell office:value-type="float" office:value="102">
            <text:p>102</text:p>
          </table:table-cell>
          <table:table-cell office:value-type="float" office:value="104">
            <text:p>104</text:p>
          </table:table-cell>
          <table:table-cell office:value-type="float" office:value="110">
            <text:p>110</text:p>
          </table:table-cell>
          <table:table-cell office:value-type="float" office:value="184">
            <text:p>184</text:p>
          </table:table-cell>
          <table:table-cell office:value-type="float" office:value="364">
            <text:p>364</text:p>
          </table:table-cell>
          <table:table-cell table:number-columns-repeated="2"/>
          <table:table-cell office:value-type="string">
            <text:p>stereovision1.v</text:p>
          </table:table-cell>
          <table:table-cell office:value-type="float" office:value="8.23707">
            <text:p>8.23707</text:p>
          </table:table-cell>
          <table:table-cell office:value-type="float" office:value="8.77035">
            <text:p>8.77035</text:p>
          </table:table-cell>
          <table:table-cell office:value-type="float" office:value="8.2426">
            <text:p>8.2426</text:p>
          </table:table-cell>
          <table:table-cell office:value-type="float" office:value="8.54751">
            <text:p>8.54751</text:p>
          </table:table-cell>
          <table:table-cell office:value-type="float" office:value="8.10707">
            <text:p>8.10707</text:p>
          </table:table-cell>
          <table:table-cell table:number-columns-repeated="8"/>
        </table:table-row>
        <table:table-row table:style-name="ro1">
          <table:table-cell office:value-type="string">
            <text:p>mkDelayWorker32B.v</text:p>
          </table:table-cell>
          <table:table-cell office:value-type="float" office:value="76">
            <text:p>76</text:p>
          </table:table-cell>
          <table:table-cell table:number-columns-repeated="2" office:value-type="float" office:value="80">
            <text:p>80</text:p>
          </table:table-cell>
          <table:table-cell office:value-type="float" office:value="92">
            <text:p>92</text:p>
          </table:table-cell>
          <table:table-cell office:value-type="float" office:value="186">
            <text:p>186</text:p>
          </table:table-cell>
          <table:table-cell table:number-columns-repeated="2"/>
          <table:table-cell office:value-type="string">
            <text:p>mkDelayWorker32B.v</text:p>
          </table:table-cell>
          <table:table-cell office:value-type="float" office:value="11.1558">
            <text:p>11.1558</text:p>
          </table:table-cell>
          <table:table-cell office:value-type="float" office:value="10.7459">
            <text:p>10.7459</text:p>
          </table:table-cell>
          <table:table-cell office:value-type="float" office:value="11.5377">
            <text:p>11.5377</text:p>
          </table:table-cell>
          <table:table-cell office:value-type="float" office:value="10.5994">
            <text:p>10.5994</text:p>
          </table:table-cell>
          <table:table-cell office:value-type="float" office:value="9.69628">
            <text:p>9.69628</text:p>
          </table:table-cell>
          <table:table-cell table:number-columns-repeated="8"/>
        </table:table-row>
        <table:table-row table:style-name="ro1">
          <table:table-cell office:value-type="string">
            <text:p>mkSMAdapter4B.v</text:p>
          </table:table-cell>
          <table:table-cell office:value-type="float" office:value="56">
            <text:p>56</text:p>
          </table:table-cell>
          <table:table-cell table:number-columns-repeated="2" office:value-type="float" office:value="58">
            <text:p>58</text:p>
          </table:table-cell>
          <table:table-cell office:value-type="float" office:value="70">
            <text:p>70</text:p>
          </table:table-cell>
          <table:table-cell office:value-type="float" office:value="116">
            <text:p>116</text:p>
          </table:table-cell>
          <table:table-cell table:number-columns-repeated="2"/>
          <table:table-cell office:value-type="string">
            <text:p>mkSMAdapter4B.v</text:p>
          </table:table-cell>
          <table:table-cell office:value-type="float" office:value="8.3948">
            <text:p>8.3948</text:p>
          </table:table-cell>
          <table:table-cell office:value-type="float" office:value="8.35262">
            <text:p>8.35262</text:p>
          </table:table-cell>
          <table:table-cell office:value-type="float" office:value="7.90726">
            <text:p>7.90726</text:p>
          </table:table-cell>
          <table:table-cell office:value-type="float" office:value="8.05993">
            <text:p>8.05993</text:p>
          </table:table-cell>
          <table:table-cell office:value-type="float" office:value="9.02417">
            <text:p>9.02417</text:p>
          </table:table-cell>
          <table:table-cell table:number-columns-repeated="8"/>
        </table:table-row>
        <table:table-row table:style-name="ro1">
          <table:table-cell office:value-type="string">
            <text:p>or1200.v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88">
            <text:p>88</text:p>
          </table:table-cell>
          <table:table-cell office:value-type="float" office:value="164">
            <text:p>164</text:p>
          </table:table-cell>
          <table:table-cell table:number-columns-repeated="2"/>
          <table:table-cell office:value-type="string">
            <text:p>or1200.v</text:p>
          </table:table-cell>
          <table:table-cell office:value-type="float" office:value="18.0447">
            <text:p>18.0447</text:p>
          </table:table-cell>
          <table:table-cell office:value-type="float" office:value="15.9856">
            <text:p>15.9856</text:p>
          </table:table-cell>
          <table:table-cell office:value-type="float" office:value="16.443">
            <text:p>16.443</text:p>
          </table:table-cell>
          <table:table-cell office:value-type="float" office:value="16.8049">
            <text:p>16.8049</text:p>
          </table:table-cell>
          <table:table-cell office:value-type="float" office:value="17.2471">
            <text:p>17.2471</text:p>
          </table:table-cell>
          <table:table-cell table:number-columns-repeated="8"/>
        </table:table-row>
        <table:table-row table:style-name="ro1">
          <table:table-cell office:value-type="string">
            <text:p>blob_merge.v</text:p>
          </table:table-cell>
          <table:table-cell office:value-type="float" office:value="74">
            <text:p>74</text:p>
          </table:table-cell>
          <table:table-cell office:value-type="float" office:value="72">
            <text:p>72</text:p>
          </table:table-cell>
          <table:table-cell table:number-columns-repeated="2" office:value-type="float" office:value="78">
            <text:p>78</text:p>
          </table:table-cell>
          <table:table-cell office:value-type="float" office:value="166">
            <text:p>166</text:p>
          </table:table-cell>
          <table:table-cell table:number-columns-repeated="2"/>
          <table:table-cell office:value-type="string">
            <text:p>blob_merge.v</text:p>
          </table:table-cell>
          <table:table-cell office:value-type="float" office:value="10.3611">
            <text:p>10.3611</text:p>
          </table:table-cell>
          <table:table-cell office:value-type="float" office:value="10.9953">
            <text:p>10.9953</text:p>
          </table:table-cell>
          <table:table-cell office:value-type="float" office:value="13.2349">
            <text:p>13.2349</text:p>
          </table:table-cell>
          <table:table-cell office:value-type="float" office:value="10.7299">
            <text:p>10.7299</text:p>
          </table:table-cell>
          <table:table-cell office:value-type="float" office:value="10.5428">
            <text:p>10.5428</text:p>
          </table:table-cell>
          <table:table-cell table:number-columns-repeated="8"/>
        </table:table-row>
        <table:table-row table:style-name="ro1">
          <table:table-cell office:value-type="string">
            <text:p>geomean</text:p>
          </table:table-cell>
          <table:table-cell table:formula="of:=GEOMEAN([.B39:.B44])" office:value-type="float" office:value="72.3479588315815">
            <text:p>72.3479588316</text:p>
          </table:table-cell>
          <table:table-cell table:formula="of:=GEOMEAN([.C39:.C44])" office:value-type="float" office:value="73.2337260416584">
            <text:p>73.2337260417</text:p>
          </table:table-cell>
          <table:table-cell table:formula="of:=GEOMEAN([.D39:.D44])" office:value-type="float" office:value="75.6603637716884">
            <text:p>75.6603637717</text:p>
          </table:table-cell>
          <table:table-cell table:formula="of:=GEOMEAN([.E39:.E44])" office:value-type="float" office:value="96.2907361243386">
            <text:p>96.2907361243</text:p>
          </table:table-cell>
          <table:table-cell table:formula="of:=GEOMEAN([.F39:.F44])" office:value-type="float" office:value="179.414749024587">
            <text:p>179.4147490246</text:p>
          </table:table-cell>
          <table:table-cell table:formula="of:=GEOMEAN([.B45:.F45])" office:value-type="float" office:value="92.9158271765974">
            <text:p>92.9158271766</text:p>
          </table:table-cell>
          <table:table-cell/>
          <table:table-cell office:value-type="string">
            <text:p>geomean</text:p>
          </table:table-cell>
          <table:table-cell table:formula="of:=GEOMEAN([.J39:.J44])" office:value-type="float" office:value="9.73612692566314">
            <text:p>9.7361269257</text:p>
          </table:table-cell>
          <table:table-cell table:formula="of:=GEOMEAN([.K39:.K44])" office:value-type="float" office:value="9.4186631505643">
            <text:p>9.4186631506</text:p>
          </table:table-cell>
          <table:table-cell table:formula="of:=GEOMEAN([.L39:.L44])" office:value-type="float" office:value="9.66424966800029">
            <text:p>9.664249668</text:p>
          </table:table-cell>
          <table:table-cell table:formula="of:=GEOMEAN([.M39:.M44])" office:value-type="float" office:value="9.85694558338449">
            <text:p>9.8569455834</text:p>
          </table:table-cell>
          <table:table-cell table:formula="of:=GEOMEAN([.N39:.N44])" office:value-type="float" office:value="9.45668482916954">
            <text:p>9.4566848292</text:p>
          </table:table-cell>
          <table:table-cell table:formula="of:=GEOMEAN([.J45:.N45])" office:value-type="float" office:value="9.62509404139464">
            <text:p>9.6250940414</text:p>
          </table:table-cell>
          <table:table-cell table:number-columns-repeated="6"/>
          <table:table-cell table:formula="of:=[.G45]*[.O45]" office:value-type="float" office:value="894.323574508722">
            <text:p>894.3235745087</text:p>
          </table:table-cell>
        </table:table-row>
        <table:table-row table:style-name="ro1">
          <table:table-cell table:number-columns-repeated="6"/>
          <table:table-cell table:formula="of:=GEOMEAN([.E45:.F45])" office:value-type="float" office:value="131.438115686208">
            <text:p>131.4381156862</text:p>
          </table:table-cell>
          <table:table-cell table:number-columns-repeated="7"/>
          <table:table-cell table:formula="of:=GEOMEAN([.M45:.N45])" office:value-type="float" office:value="9.65474120628522">
            <text:p>9.6547412063</text:p>
          </table:table-cell>
          <table:table-cell table:number-columns-repeated="6"/>
          <table:table-cell table:formula="of:=[.G46]*[.O46]" office:value-type="float" office:value="1269.00099159211">
            <text:p>1269.0009915921</text:p>
          </table:table-cell>
        </table:table-row>
        <table:table-row table:style-name="ro1">
          <table:table-cell office:value-type="string">
            <text:p>Constant = 0.400000</text:p>
          </table:table-cell>
          <table:table-cell table:number-columns-repeated="7"/>
          <table:table-cell office:value-type="string">
            <text:p>Constant = 0.400000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8"/>
        </table:table-row>
        <table:table-row table:style-name="ro1">
          <table:table-cell office:value-type="string">
            <text:p>stereovision0.v</text:p>
          </table:table-cell>
          <table:table-cell table:number-columns-repeated="3" office:value-type="float" office:value="62">
            <text:p>6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table:number-columns-repeated="2"/>
          <table:table-cell office:value-type="string">
            <text:p>stereovision0.v</text:p>
          </table:table-cell>
          <table:table-cell office:value-type="float" office:value="5.90579">
            <text:p>5.90579</text:p>
          </table:table-cell>
          <table:table-cell office:value-type="float" office:value="5.40021">
            <text:p>5.40021</text:p>
          </table:table-cell>
          <table:table-cell office:value-type="float" office:value="6.39979">
            <text:p>6.39979</text:p>
          </table:table-cell>
          <table:table-cell office:value-type="float" office:value="5.74648">
            <text:p>5.74648</text:p>
          </table:table-cell>
          <table:table-cell office:value-type="float" office:value="4.25361">
            <text:p>4.25361</text:p>
          </table:table-cell>
          <table:table-cell table:number-columns-repeated="8"/>
        </table:table-row>
        <table:table-row table:style-name="ro1">
          <table:table-cell office:value-type="string">
            <text:p>stereovision1.v</text:p>
          </table:table-cell>
          <table:table-cell office:value-type="float" office:value="102">
            <text:p>102</text:p>
          </table:table-cell>
          <table:table-cell office:value-type="float" office:value="108">
            <text:p>108</text:p>
          </table:table-cell>
          <table:table-cell office:value-type="float" office:value="120">
            <text:p>120</text:p>
          </table:table-cell>
          <table:table-cell office:value-type="float" office:value="166">
            <text:p>166</text:p>
          </table:table-cell>
          <table:table-cell office:value-type="float" office:value="386">
            <text:p>386</text:p>
          </table:table-cell>
          <table:table-cell table:number-columns-repeated="2"/>
          <table:table-cell office:value-type="string">
            <text:p>stereovision1.v</text:p>
          </table:table-cell>
          <table:table-cell office:value-type="float" office:value="8.23707">
            <text:p>8.23707</text:p>
          </table:table-cell>
          <table:table-cell office:value-type="float" office:value="8.37038">
            <text:p>8.37038</text:p>
          </table:table-cell>
          <table:table-cell office:value-type="float" office:value="7.95007">
            <text:p>7.95007</text:p>
          </table:table-cell>
          <table:table-cell office:value-type="float" office:value="8.23422">
            <text:p>8.23422</text:p>
          </table:table-cell>
          <table:table-cell office:value-type="float" office:value="8.36975">
            <text:p>8.36975</text:p>
          </table:table-cell>
          <table:table-cell table:number-columns-repeated="8"/>
        </table:table-row>
        <table:table-row table:style-name="ro1">
          <table:table-cell office:value-type="string">
            <text:p>mkDelayWorker32B.v</text:p>
          </table:table-cell>
          <table:table-cell office:value-type="float" office:value="76">
            <text:p>76</text:p>
          </table:table-cell>
          <table:table-cell table:number-columns-repeated="2" office:value-type="float" office:value="78">
            <text:p>78</text:p>
          </table:table-cell>
          <table:table-cell office:value-type="float" office:value="88">
            <text:p>88</text:p>
          </table:table-cell>
          <table:table-cell office:value-type="float" office:value="136">
            <text:p>136</text:p>
          </table:table-cell>
          <table:table-cell table:number-columns-repeated="2"/>
          <table:table-cell office:value-type="string">
            <text:p>mkDelayWorker32B.v</text:p>
          </table:table-cell>
          <table:table-cell office:value-type="float" office:value="11.1558">
            <text:p>11.1558</text:p>
          </table:table-cell>
          <table:table-cell office:value-type="float" office:value="10.6057">
            <text:p>10.6057</text:p>
          </table:table-cell>
          <table:table-cell office:value-type="float" office:value="11.1362">
            <text:p>11.1362</text:p>
          </table:table-cell>
          <table:table-cell office:value-type="float" office:value="11.6088">
            <text:p>11.6088</text:p>
          </table:table-cell>
          <table:table-cell office:value-type="float" office:value="10.2064">
            <text:p>10.2064</text:p>
          </table:table-cell>
          <table:table-cell table:number-columns-repeated="8"/>
        </table:table-row>
        <table:table-row table:style-name="ro1">
          <table:table-cell office:value-type="string">
            <text:p>mkSMAdapter4B.v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 office:value-type="float" office:value="126">
            <text:p>126</text:p>
          </table:table-cell>
          <table:table-cell table:number-columns-repeated="2"/>
          <table:table-cell office:value-type="string">
            <text:p>mkSMAdapter4B.v</text:p>
          </table:table-cell>
          <table:table-cell office:value-type="float" office:value="8.3948">
            <text:p>8.3948</text:p>
          </table:table-cell>
          <table:table-cell office:value-type="float" office:value="9.37184">
            <text:p>9.37184</text:p>
          </table:table-cell>
          <table:table-cell office:value-type="float" office:value="8.32629">
            <text:p>8.32629</text:p>
          </table:table-cell>
          <table:table-cell office:value-type="float" office:value="7.6489">
            <text:p>7.6489</text:p>
          </table:table-cell>
          <table:table-cell office:value-type="float" office:value="9.00482">
            <text:p>9.00482</text:p>
          </table:table-cell>
          <table:table-cell table:number-columns-repeated="8"/>
        </table:table-row>
        <table:table-row table:style-name="ro1">
          <table:table-cell office:value-type="string">
            <text:p>or1200.v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table:number-columns-repeated="2" office:value-type="float" office:value="78">
            <text:p>78</text:p>
          </table:table-cell>
          <table:table-cell office:value-type="float" office:value="166">
            <text:p>166</text:p>
          </table:table-cell>
          <table:table-cell table:number-columns-repeated="2"/>
          <table:table-cell office:value-type="string">
            <text:p>or1200.v</text:p>
          </table:table-cell>
          <table:table-cell office:value-type="float" office:value="18.0447">
            <text:p>18.0447</text:p>
          </table:table-cell>
          <table:table-cell office:value-type="float" office:value="15.4209">
            <text:p>15.4209</text:p>
          </table:table-cell>
          <table:table-cell office:value-type="float" office:value="15.4255">
            <text:p>15.4255</text:p>
          </table:table-cell>
          <table:table-cell office:value-type="float" office:value="15.8283">
            <text:p>15.8283</text:p>
          </table:table-cell>
          <table:table-cell office:value-type="float" office:value="17.6021">
            <text:p>17.6021</text:p>
          </table:table-cell>
          <table:table-cell table:number-columns-repeated="8"/>
        </table:table-row>
        <table:table-row table:style-name="ro1">
          <table:table-cell office:value-type="string">
            <text:p>blob_merge.v</text:p>
          </table:table-cell>
          <table:table-cell table:number-columns-repeated="2" office:value-type="float" office:value="74">
            <text:p>74</text:p>
          </table:table-cell>
          <table:table-cell office:value-type="float" office:value="78">
            <text:p>78</text:p>
          </table:table-cell>
          <table:table-cell office:value-type="float" office:value="90">
            <text:p>90</text:p>
          </table:table-cell>
          <table:table-cell office:value-type="float" office:value="106">
            <text:p>106</text:p>
          </table:table-cell>
          <table:table-cell table:number-columns-repeated="2"/>
          <table:table-cell office:value-type="string">
            <text:p>blob_merge.v</text:p>
          </table:table-cell>
          <table:table-cell office:value-type="float" office:value="10.3611">
            <text:p>10.3611</text:p>
          </table:table-cell>
          <table:table-cell office:value-type="float" office:value="10.4933">
            <text:p>10.4933</text:p>
          </table:table-cell>
          <table:table-cell office:value-type="float" office:value="14.3775">
            <text:p>14.3775</text:p>
          </table:table-cell>
          <table:table-cell office:value-type="float" office:value="10.5055">
            <text:p>10.5055</text:p>
          </table:table-cell>
          <table:table-cell office:value-type="float" office:value="10.9926">
            <text:p>10.9926</text:p>
          </table:table-cell>
          <table:table-cell table:number-columns-repeated="8"/>
        </table:table-row>
        <table:table-row table:style-name="ro1">
          <table:table-cell office:value-type="string">
            <text:p>geomean</text:p>
          </table:table-cell>
          <table:table-cell table:formula="of:=GEOMEAN([.B50:.B55])" office:value-type="float" office:value="72.3479588315815">
            <text:p>72.3479588316</text:p>
          </table:table-cell>
          <table:table-cell table:formula="of:=GEOMEAN([.C50:.C55])" office:value-type="float" office:value="74.5453897248527">
            <text:p>74.5453897249</text:p>
          </table:table-cell>
          <table:table-cell table:formula="of:=GEOMEAN([.D50:.D55])" office:value-type="float" office:value="76.7739919570227">
            <text:p>76.773991957</text:p>
          </table:table-cell>
          <table:table-cell table:formula="of:=GEOMEAN([.E50:.E55])" office:value-type="float" office:value="90.3486979076329">
            <text:p>90.3486979076</text:p>
          </table:table-cell>
          <table:table-cell table:formula="of:=GEOMEAN([.F50:.F55])" office:value-type="float" office:value="163.808512483043">
            <text:p>163.808512483</text:p>
          </table:table-cell>
          <table:table-cell table:formula="of:=GEOMEAN([.B56:.F56])" office:value-type="float" office:value="90.6700618444009">
            <text:p>90.6700618444</text:p>
          </table:table-cell>
          <table:table-cell/>
          <table:table-cell office:value-type="string">
            <text:p>geomean</text:p>
          </table:table-cell>
          <table:table-cell table:formula="of:=GEOMEAN([.J50:.J55])" office:value-type="float" office:value="9.73612692566314">
            <text:p>9.7361269257</text:p>
          </table:table-cell>
          <table:table-cell table:formula="of:=GEOMEAN([.K50:.K55])" office:value-type="float" office:value="9.48251720946186">
            <text:p>9.4825172095</text:p>
          </table:table-cell>
          <table:table-cell table:formula="of:=GEOMEAN([.L50:.L55])" office:value-type="float" office:value="10.0756864243849">
            <text:p>10.0756864244</text:p>
          </table:table-cell>
          <table:table-cell table:formula="of:=GEOMEAN([.M50:.M55])" office:value-type="float" office:value="9.41984188329035">
            <text:p>9.4198418833</text:p>
          </table:table-cell>
          <table:table-cell table:formula="of:=GEOMEAN([.N50:.N55])" office:value-type="float" office:value="9.26645840646682">
            <text:p>9.2664584065</text:p>
          </table:table-cell>
          <table:table-cell table:formula="of:=GEOMEAN([.J56:.N56])" office:value-type="float" office:value="9.59198256369223">
            <text:p>9.5919825637</text:p>
          </table:table-cell>
          <table:table-cell table:number-columns-repeated="6"/>
          <table:table-cell table:formula="of:=[.G56]*[.O56]" office:value-type="float" office:value="869.70565226039">
            <text:p>869.7056522604</text:p>
          </table:table-cell>
        </table:table-row>
        <table:table-row table:style-name="ro1">
          <table:table-cell table:number-columns-repeated="6"/>
          <table:table-cell table:formula="of:=GEOMEAN([.E56:.F56])" office:value-type="float" office:value="121.65478128306">
            <text:p>121.6547812831</text:p>
          </table:table-cell>
          <table:table-cell table:number-columns-repeated="7"/>
          <table:table-cell table:formula="of:=GEOMEAN([.M56:.N56])" office:value-type="float" office:value="9.34283538370467">
            <text:p>9.3428353837</text:p>
          </table:table-cell>
          <table:table-cell table:number-columns-repeated="6"/>
          <table:table-cell table:formula="of:=[.G57]*[.O57]" office:value-type="float" office:value="1136.60059516823">
            <text:p>1136.6005951682</text:p>
          </table:table-cell>
        </table:table-row>
        <table:table-row table:style-name="ro1">
          <table:table-cell office:value-type="string">
            <text:p>Constant = 0.500000</text:p>
          </table:table-cell>
          <table:table-cell table:number-columns-repeated="7"/>
          <table:table-cell office:value-type="string">
            <text:p>Constant = 0.500000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8"/>
        </table:table-row>
        <table:table-row table:style-name="ro1">
          <table:table-cell office:value-type="string">
            <text:p>stereovision0.v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float" office:value="88">
            <text:p>88</text:p>
          </table:table-cell>
          <table:table-cell office:value-type="float" office:value="136">
            <text:p>136</text:p>
          </table:table-cell>
          <table:table-cell table:number-columns-repeated="2"/>
          <table:table-cell office:value-type="string">
            <text:p>stereovision0.v</text:p>
          </table:table-cell>
          <table:table-cell office:value-type="float" office:value="5.90579">
            <text:p>5.90579</text:p>
          </table:table-cell>
          <table:table-cell office:value-type="float" office:value="4.6627">
            <text:p>4.6627</text:p>
          </table:table-cell>
          <table:table-cell office:value-type="float" office:value="6.1729">
            <text:p>6.1729</text:p>
          </table:table-cell>
          <table:table-cell office:value-type="float" office:value="5.1118">
            <text:p>5.1118</text:p>
          </table:table-cell>
          <table:table-cell office:value-type="float" office:value="6.17574">
            <text:p>6.17574</text:p>
          </table:table-cell>
          <table:table-cell table:number-columns-repeated="8"/>
        </table:table-row>
        <table:table-row table:style-name="ro1">
          <table:table-cell office:value-type="string">
            <text:p>stereovision1.v</text:p>
          </table:table-cell>
          <table:table-cell office:value-type="float" office:value="102">
            <text:p>102</text:p>
          </table:table-cell>
          <table:table-cell office:value-type="float" office:value="106">
            <text:p>106</text:p>
          </table:table-cell>
          <table:table-cell office:value-type="float" office:value="108">
            <text:p>108</text:p>
          </table:table-cell>
          <table:table-cell office:value-type="float" office:value="196">
            <text:p>196</text:p>
          </table:table-cell>
          <table:table-cell office:value-type="float" office:value="216">
            <text:p>216</text:p>
          </table:table-cell>
          <table:table-cell table:number-columns-repeated="2"/>
          <table:table-cell office:value-type="string">
            <text:p>stereovision1.v</text:p>
          </table:table-cell>
          <table:table-cell office:value-type="float" office:value="8.23707">
            <text:p>8.23707</text:p>
          </table:table-cell>
          <table:table-cell office:value-type="float" office:value="8.3726">
            <text:p>8.3726</text:p>
          </table:table-cell>
          <table:table-cell office:value-type="float" office:value="8.10154">
            <text:p>8.10154</text:p>
          </table:table-cell>
          <table:table-cell office:value-type="float" office:value="8.10375">
            <text:p>8.10375</text:p>
          </table:table-cell>
          <table:table-cell office:value-type="float" office:value="8.50923">
            <text:p>8.50923</text:p>
          </table:table-cell>
          <table:table-cell table:number-columns-repeated="8"/>
        </table:table-row>
        <table:table-row table:style-name="ro1">
          <table:table-cell office:value-type="string">
            <text:p>mkDelayWorker32B.v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136">
            <text:p>136</text:p>
          </table:table-cell>
          <table:table-cell table:number-columns-repeated="2"/>
          <table:table-cell office:value-type="string">
            <text:p>mkDelayWorker32B.v</text:p>
          </table:table-cell>
          <table:table-cell office:value-type="float" office:value="11.1558">
            <text:p>11.1558</text:p>
          </table:table-cell>
          <table:table-cell office:value-type="float" office:value="11.3096">
            <text:p>11.3096</text:p>
          </table:table-cell>
          <table:table-cell office:value-type="float" office:value="10.1707">
            <text:p>10.1707</text:p>
          </table:table-cell>
          <table:table-cell office:value-type="float" office:value="11.1966">
            <text:p>11.1966</text:p>
          </table:table-cell>
          <table:table-cell office:value-type="float" office:value="10.3576">
            <text:p>10.3576</text:p>
          </table:table-cell>
          <table:table-cell table:number-columns-repeated="8"/>
        </table:table-row>
        <table:table-row table:style-name="ro1">
          <table:table-cell office:value-type="string">
            <text:p>mkSMAdapter4B.v</text:p>
          </table:table-cell>
          <table:table-cell office:value-type="float" office:value="56">
            <text:p>56</text:p>
          </table:table-cell>
          <table:table-cell table:number-columns-repeated="2" office:value-type="float" office:value="58">
            <text:p>58</text:p>
          </table:table-cell>
          <table:table-cell office:value-type="float" office:value="66">
            <text:p>66</text:p>
          </table:table-cell>
          <table:table-cell office:value-type="float" office:value="130">
            <text:p>130</text:p>
          </table:table-cell>
          <table:table-cell table:number-columns-repeated="2"/>
          <table:table-cell office:value-type="string">
            <text:p>mkSMAdapter4B.v</text:p>
          </table:table-cell>
          <table:table-cell office:value-type="float" office:value="8.3948">
            <text:p>8.3948</text:p>
          </table:table-cell>
          <table:table-cell office:value-type="float" office:value="9.4109">
            <text:p>9.4109</text:p>
          </table:table-cell>
          <table:table-cell office:value-type="float" office:value="9.48447">
            <text:p>9.48447</text:p>
          </table:table-cell>
          <table:table-cell office:value-type="float" office:value="8.41423">
            <text:p>8.41423</text:p>
          </table:table-cell>
          <table:table-cell office:value-type="float" office:value="8.43759">
            <text:p>8.43759</text:p>
          </table:table-cell>
          <table:table-cell table:number-columns-repeated="8"/>
        </table:table-row>
        <table:table-row table:style-name="ro1">
          <table:table-cell office:value-type="string">
            <text:p>or1200.v</text:p>
          </table:table-cell>
          <table:table-cell office:value-type="float" office:value="72">
            <text:p>72</text:p>
          </table:table-cell>
          <table:table-cell table:number-columns-repeated="3" office:value-type="float" office:value="74">
            <text:p>74</text:p>
          </table:table-cell>
          <table:table-cell office:value-type="float" office:value="142">
            <text:p>142</text:p>
          </table:table-cell>
          <table:table-cell table:number-columns-repeated="2"/>
          <table:table-cell office:value-type="string">
            <text:p>or1200.v</text:p>
          </table:table-cell>
          <table:table-cell office:value-type="float" office:value="18.0447">
            <text:p>18.0447</text:p>
          </table:table-cell>
          <table:table-cell office:value-type="float" office:value="15.1016">
            <text:p>15.1016</text:p>
          </table:table-cell>
          <table:table-cell office:value-type="float" office:value="16.1437">
            <text:p>16.1437</text:p>
          </table:table-cell>
          <table:table-cell office:value-type="float" office:value="17.4176">
            <text:p>17.4176</text:p>
          </table:table-cell>
          <table:table-cell office:value-type="float" office:value="17.4224">
            <text:p>17.4224</text:p>
          </table:table-cell>
          <table:table-cell table:number-columns-repeated="8"/>
        </table:table-row>
        <table:table-row table:style-name="ro1">
          <table:table-cell office:value-type="string">
            <text:p>blob_merge.v</text:p>
          </table:table-cell>
          <table:table-cell table:number-columns-repeated="3" office:value-type="float" office:value="74">
            <text:p>74</text:p>
          </table:table-cell>
          <table:table-cell office:value-type="float" office:value="80">
            <text:p>80</text:p>
          </table:table-cell>
          <table:table-cell office:value-type="float" office:value="114">
            <text:p>114</text:p>
          </table:table-cell>
          <table:table-cell table:number-columns-repeated="2"/>
          <table:table-cell office:value-type="string">
            <text:p>blob_merge.v</text:p>
          </table:table-cell>
          <table:table-cell office:value-type="float" office:value="10.3611">
            <text:p>10.3611</text:p>
          </table:table-cell>
          <table:table-cell office:value-type="float" office:value="11.0248">
            <text:p>11.0248</text:p>
          </table:table-cell>
          <table:table-cell office:value-type="float" office:value="11.6244">
            <text:p>11.6244</text:p>
          </table:table-cell>
          <table:table-cell office:value-type="float" office:value="13.8764">
            <text:p>13.8764</text:p>
          </table:table-cell>
          <table:table-cell office:value-type="float" office:value="14.1033">
            <text:p>14.1033</text:p>
          </table:table-cell>
          <table:table-cell table:number-columns-repeated="8"/>
        </table:table-row>
        <table:table-row table:style-name="ro1">
          <table:table-cell office:value-type="string">
            <text:p>geomean</text:p>
          </table:table-cell>
          <table:table-cell table:formula="of:=GEOMEAN([.B61:.B66])" office:value-type="float" office:value="72.3479588315815">
            <text:p>72.3479588316</text:p>
          </table:table-cell>
          <table:table-cell table:formula="of:=GEOMEAN([.C61:.C66])" office:value-type="float" office:value="73.8028425641305">
            <text:p>73.8028425641</text:p>
          </table:table-cell>
          <table:table-cell table:formula="of:=GEOMEAN([.D61:.D66])" office:value-type="float" office:value="74.518646974104">
            <text:p>74.5186469741</text:p>
          </table:table-cell>
          <table:table-cell table:formula="of:=GEOMEAN([.E61:.E66])" office:value-type="float" office:value="92.6734590076978">
            <text:p>92.6734590077</text:p>
          </table:table-cell>
          <table:table-cell table:formula="of:=GEOMEAN([.F61:.F66])" office:value-type="float" office:value="142.597316476882">
            <text:p>142.5973164769</text:p>
          </table:table-cell>
          <table:table-cell table:formula="of:=GEOMEAN([.B67:.F67])" office:value-type="float" office:value="87.9358997833786">
            <text:p>87.9358997834</text:p>
          </table:table-cell>
          <table:table-cell/>
          <table:table-cell office:value-type="string">
            <text:p>geomean</text:p>
          </table:table-cell>
          <table:table-cell table:formula="of:=GEOMEAN([.J61:.J66])" office:value-type="float" office:value="9.73612692566314">
            <text:p>9.7361269257</text:p>
          </table:table-cell>
          <table:table-cell table:formula="of:=GEOMEAN([.K61:.K66])" office:value-type="float" office:value="9.40433989567114">
            <text:p>9.4043398957</text:p>
          </table:table-cell>
          <table:table-cell table:formula="of:=GEOMEAN([.L61:.L66])" office:value-type="float" office:value="9.83555926571685">
            <text:p>9.8355592657</text:p>
          </table:table-cell>
          <table:table-cell table:formula="of:=GEOMEAN([.M61:.M66])" office:value-type="float" office:value="9.90309455202715">
            <text:p>9.903094552</text:p>
          </table:table-cell>
          <table:table-cell table:formula="of:=GEOMEAN([.N61:.N66])" office:value-type="float" office:value="10.2034629234532">
            <text:p>10.2034629235</text:p>
          </table:table-cell>
          <table:table-cell table:formula="of:=GEOMEAN([.J67:.N67])" office:value-type="float" office:value="9.81310450767305">
            <text:p>9.8131045077</text:p>
          </table:table-cell>
          <table:table-cell table:number-columns-repeated="6"/>
          <table:table-cell table:formula="of:=[.G67]*[.O67]" office:value-type="float" office:value="862.924174550558">
            <text:p>862.9241745506</text:p>
          </table:table-cell>
        </table:table-row>
        <table:table-row table:style-name="ro1">
          <table:table-cell table:number-columns-repeated="6"/>
          <table:table-cell table:formula="of:=GEOMEAN([.E67:.F67])" office:value-type="float" office:value="114.956455073771">
            <text:p>114.9564550738</text:p>
          </table:table-cell>
          <table:table-cell table:number-columns-repeated="7"/>
          <table:table-cell table:formula="of:=GEOMEAN([.M67:.N67])" office:value-type="float" office:value="10.0521568874078">
            <text:p>10.0521568874</text:p>
          </table:table-cell>
          <table:table-cell table:number-columns-repeated="6"/>
          <table:table-cell table:formula="of:=[.G68]*[.O68]" office:value-type="float" office:value="1155.5603216218">
            <text:p>1155.5603216218</text:p>
          </table:table-cell>
        </table:table-row>
        <table:table-row table:style-name="ro1">
          <table:table-cell office:value-type="string">
            <text:p>Constant = 0.700000</text:p>
          </table:table-cell>
          <table:table-cell table:number-columns-repeated="7"/>
          <table:table-cell office:value-type="string">
            <text:p>Constant = 0.700000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8"/>
        </table:table-row>
        <table:table-row table:style-name="ro1">
          <table:table-cell office:value-type="string">
            <text:p>stereovision0.v</text:p>
          </table:table-cell>
          <table:table-cell table:number-columns-repeated="2" office:value-type="float" office:value="62">
            <text:p>62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  <table:table-cell office:value-type="float" office:value="136">
            <text:p>136</text:p>
          </table:table-cell>
          <table:table-cell table:number-columns-repeated="2"/>
          <table:table-cell office:value-type="string">
            <text:p>stereovision0.v</text:p>
          </table:table-cell>
          <table:table-cell office:value-type="float" office:value="5.90579">
            <text:p>5.90579</text:p>
          </table:table-cell>
          <table:table-cell office:value-type="float" office:value="4.97517">
            <text:p>4.97517</text:p>
          </table:table-cell>
          <table:table-cell office:value-type="float" office:value="4.97738">
            <text:p>4.97738</text:p>
          </table:table-cell>
          <table:table-cell office:value-type="float" office:value="4.67579">
            <text:p>4.67579</text:p>
          </table:table-cell>
          <table:table-cell office:value-type="float" office:value="5.82239">
            <text:p>5.82239</text:p>
          </table:table-cell>
          <table:table-cell table:number-columns-repeated="8"/>
        </table:table-row>
        <table:table-row table:style-name="ro1">
          <table:table-cell office:value-type="string">
            <text:p>stereovision1.v</text:p>
          </table:table-cell>
          <table:table-cell office:value-type="float" office:value="102">
            <text:p>102</text:p>
          </table:table-cell>
          <table:table-cell office:value-type="float" office:value="104">
            <text:p>104</text:p>
          </table:table-cell>
          <table:table-cell office:value-type="float" office:value="126">
            <text:p>126</text:p>
          </table:table-cell>
          <table:table-cell office:value-type="float" office:value="124">
            <text:p>124</text:p>
          </table:table-cell>
          <table:table-cell office:value-type="float" office:value="198">
            <text:p>198</text:p>
          </table:table-cell>
          <table:table-cell table:number-columns-repeated="2"/>
          <table:table-cell office:value-type="string">
            <text:p>stereovision1.v</text:p>
          </table:table-cell>
          <table:table-cell office:value-type="float" office:value="8.23707">
            <text:p>8.23707</text:p>
          </table:table-cell>
          <table:table-cell office:value-type="float" office:value="8.07554">
            <text:p>8.07554</text:p>
          </table:table-cell>
          <table:table-cell office:value-type="float" office:value="8.3466">
            <text:p>8.3466</text:p>
          </table:table-cell>
          <table:table-cell office:value-type="float" office:value="7.37196">
            <text:p>7.37196</text:p>
          </table:table-cell>
          <table:table-cell office:value-type="float" office:value="8.0998">
            <text:p>8.0998</text:p>
          </table:table-cell>
          <table:table-cell table:number-columns-repeated="8"/>
        </table:table-row>
        <table:table-row table:style-name="ro1">
          <table:table-cell office:value-type="string">
            <text:p>mkDelayWorker32B.v</text:p>
          </table:table-cell>
          <table:table-cell table:number-columns-repeated="2" office:value-type="float" office:value="76">
            <text:p>76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146">
            <text:p>146</text:p>
          </table:table-cell>
          <table:table-cell table:number-columns-repeated="2"/>
          <table:table-cell office:value-type="string">
            <text:p>mkDelayWorker32B.v</text:p>
          </table:table-cell>
          <table:table-cell office:value-type="float" office:value="11.1558">
            <text:p>11.1558</text:p>
          </table:table-cell>
          <table:table-cell office:value-type="float" office:value="10.2994">
            <text:p>10.2994</text:p>
          </table:table-cell>
          <table:table-cell office:value-type="float" office:value="10.2019">
            <text:p>10.2019</text:p>
          </table:table-cell>
          <table:table-cell office:value-type="float" office:value="10.6598">
            <text:p>10.6598</text:p>
          </table:table-cell>
          <table:table-cell office:value-type="float" office:value="10.2534">
            <text:p>10.2534</text:p>
          </table:table-cell>
          <table:table-cell table:number-columns-repeated="8"/>
        </table:table-row>
        <table:table-row table:style-name="ro1">
          <table:table-cell office:value-type="string">
            <text:p>mkSMAdapter4B.v</text:p>
          </table:table-cell>
          <table:table-cell table:number-columns-repeated="2" office:value-type="float" office:value="56">
            <text:p>56</text:p>
          </table:table-cell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  <table:table-cell office:value-type="float" office:value="152">
            <text:p>152</text:p>
          </table:table-cell>
          <table:table-cell table:number-columns-repeated="2"/>
          <table:table-cell office:value-type="string">
            <text:p>mkSMAdapter4B.v</text:p>
          </table:table-cell>
          <table:table-cell office:value-type="float" office:value="8.3948">
            <text:p>8.3948</text:p>
          </table:table-cell>
          <table:table-cell office:value-type="float" office:value="8.26069">
            <text:p>8.26069</text:p>
          </table:table-cell>
          <table:table-cell office:value-type="float" office:value="8.78922">
            <text:p>8.78922</text:p>
          </table:table-cell>
          <table:table-cell office:value-type="float" office:value="8.84985">
            <text:p>8.84985</text:p>
          </table:table-cell>
          <table:table-cell office:value-type="float" office:value="8.98744">
            <text:p>8.98744</text:p>
          </table:table-cell>
          <table:table-cell table:number-columns-repeated="8"/>
        </table:table-row>
        <table:table-row table:style-name="ro1">
          <table:table-cell office:value-type="string">
            <text:p>or1200.v</text:p>
          </table:table-cell>
          <table:table-cell table:number-columns-repeated="2"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84">
            <text:p>84</text:p>
          </table:table-cell>
          <table:table-cell office:value-type="float" office:value="136">
            <text:p>136</text:p>
          </table:table-cell>
          <table:table-cell table:number-columns-repeated="2"/>
          <table:table-cell office:value-type="string">
            <text:p>or1200.v</text:p>
          </table:table-cell>
          <table:table-cell office:value-type="float" office:value="18.0447">
            <text:p>18.0447</text:p>
          </table:table-cell>
          <table:table-cell office:value-type="float" office:value="16.6189">
            <text:p>16.6189</text:p>
          </table:table-cell>
          <table:table-cell office:value-type="float" office:value="16.5475">
            <text:p>16.5475</text:p>
          </table:table-cell>
          <table:table-cell office:value-type="float" office:value="16.7431">
            <text:p>16.7431</text:p>
          </table:table-cell>
          <table:table-cell office:value-type="float" office:value="18.8855">
            <text:p>18.8855</text:p>
          </table:table-cell>
          <table:table-cell table:number-columns-repeated="8"/>
        </table:table-row>
        <table:table-row table:style-name="ro1">
          <table:table-cell office:value-type="string">
            <text:p>blob_merge.v</text:p>
          </table:table-cell>
          <table:table-cell office:value-type="float" office:value="74">
            <text:p>74</text:p>
          </table:table-cell>
          <table:table-cell office:value-type="float" office:value="72">
            <text:p>72</text:p>
          </table:table-cell>
          <table:table-cell table:number-columns-repeated="2" office:value-type="float" office:value="76">
            <text:p>76</text:p>
          </table:table-cell>
          <table:table-cell office:value-type="float" office:value="146">
            <text:p>146</text:p>
          </table:table-cell>
          <table:table-cell table:number-columns-repeated="2"/>
          <table:table-cell office:value-type="string">
            <text:p>blob_merge.v</text:p>
          </table:table-cell>
          <table:table-cell office:value-type="float" office:value="10.3611">
            <text:p>10.3611</text:p>
          </table:table-cell>
          <table:table-cell office:value-type="float" office:value="14.6495">
            <text:p>14.6495</text:p>
          </table:table-cell>
          <table:table-cell office:value-type="float" office:value="18.0825">
            <text:p>18.0825</text:p>
          </table:table-cell>
          <table:table-cell office:value-type="float" office:value="10.3601">
            <text:p>10.3601</text:p>
          </table:table-cell>
          <table:table-cell office:value-type="float" office:value="10.7688">
            <text:p>10.7688</text:p>
          </table:table-cell>
          <table:table-cell table:number-columns-repeated="8"/>
        </table:table-row>
        <table:table-row table:style-name="ro1">
          <table:table-cell office:value-type="string">
            <text:p>geomean</text:p>
          </table:table-cell>
          <table:table-cell table:formula="of:=GEOMEAN([.B72:.B77])" office:value-type="float" office:value="72.3479588315815">
            <text:p>72.3479588316</text:p>
          </table:table-cell>
          <table:table-cell table:formula="of:=GEOMEAN([.C72:.C77])" office:value-type="float" office:value="72.2517893088774">
            <text:p>72.2517893089</text:p>
          </table:table-cell>
          <table:table-cell table:formula="of:=GEOMEAN([.D72:.D77])" office:value-type="float" office:value="78.7095728925154">
            <text:p>78.7095728925</text:p>
          </table:table-cell>
          <table:table-cell table:formula="of:=GEOMEAN([.E72:.E77])" office:value-type="float" office:value="82.877503652581">
            <text:p>82.8775036526</text:p>
          </table:table-cell>
          <table:table-cell table:formula="of:=GEOMEAN([.F72:.F77])" office:value-type="float" office:value="151.024955958115">
            <text:p>151.0249559581</text:p>
          </table:table-cell>
          <table:table-cell table:formula="of:=GEOMEAN([.B78:.F78])" office:value-type="float" office:value="87.5704466612886">
            <text:p>87.5704466613</text:p>
          </table:table-cell>
          <table:table-cell/>
          <table:table-cell office:value-type="string">
            <text:p>geomean</text:p>
          </table:table-cell>
          <table:table-cell table:formula="of:=GEOMEAN([.J72:.J77])" office:value-type="float" office:value="9.73612692566314">
            <text:p>9.7361269257</text:p>
          </table:table-cell>
          <table:table-cell table:formula="of:=GEOMEAN([.K72:.K77])" office:value-type="float" office:value="9.69852011136729">
            <text:p>9.6985201114</text:p>
          </table:table-cell>
          <table:table-cell table:formula="of:=GEOMEAN([.L72:.L77])" office:value-type="float" office:value="10.1825240239569">
            <text:p>10.182524024</text:p>
          </table:table-cell>
          <table:table-cell table:formula="of:=GEOMEAN([.M72:.M77])" office:value-type="float" office:value="9.08978879039194">
            <text:p>9.0897887904</text:p>
          </table:table-cell>
          <table:table-cell table:formula="of:=GEOMEAN([.N72:.N77])" office:value-type="float" office:value="9.79631064756508">
            <text:p>9.7963106476</text:p>
          </table:table-cell>
          <table:table-cell table:formula="of:=GEOMEAN([.J78:.N78])" office:value-type="float" office:value="9.6942160931622">
            <text:p>9.6942160932</text:p>
          </table:table-cell>
          <table:table-cell table:number-columns-repeated="6"/>
          <table:table-cell table:formula="of:=[.G78]*[.O78]" office:value-type="float" office:value="848.926833309266">
            <text:p>848.9268333093</text:p>
          </table:table-cell>
        </table:table-row>
        <table:table-row table:style-name="ro1">
          <table:table-cell table:number-columns-repeated="6"/>
          <table:table-cell table:formula="of:=GEOMEAN([.E78:.F78])" office:value-type="float" office:value="111.877483610642">
            <text:p>111.8774836106</text:p>
          </table:table-cell>
          <table:table-cell table:number-columns-repeated="7"/>
          <table:table-cell table:formula="of:=GEOMEAN([.M78:.N78])" office:value-type="float" office:value="9.43643972647705">
            <text:p>9.4364397265</text:p>
          </table:table-cell>
          <table:table-cell table:number-columns-repeated="6"/>
          <table:table-cell table:formula="of:=[.G79]*[.O79]" office:value-type="float" office:value="1055.72513084175">
            <text:p>1055.7251308418</text:p>
          </table:table-cell>
        </table:table-row>
        <table:table-row table:style-name="ro1">
          <table:table-cell office:value-type="string">
            <text:p>Constant = 1.000000</text:p>
          </table:table-cell>
          <table:table-cell table:number-columns-repeated="7"/>
          <table:table-cell office:value-type="string">
            <text:p>Constant = 1.000000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8"/>
        </table:table-row>
        <table:table-row table:style-name="ro1">
          <table:table-cell office:value-type="string">
            <text:p>stereovision0.v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84">
            <text:p>84</text:p>
          </table:table-cell>
          <table:table-cell office:value-type="float" office:value="182">
            <text:p>182</text:p>
          </table:table-cell>
          <table:table-cell table:number-columns-repeated="2"/>
          <table:table-cell office:value-type="string">
            <text:p>stereovision0.v</text:p>
          </table:table-cell>
          <table:table-cell office:value-type="float" office:value="5.90579">
            <text:p>5.90579</text:p>
          </table:table-cell>
          <table:table-cell office:value-type="float" office:value="6.17685">
            <text:p>6.17685</text:p>
          </table:table-cell>
          <table:table-cell office:value-type="float" office:value="7.31017">
            <text:p>7.31017</text:p>
          </table:table-cell>
          <table:table-cell office:value-type="float" office:value="5.32542">
            <text:p>5.32542</text:p>
          </table:table-cell>
          <table:table-cell office:value-type="float" office:value="5.38397">
            <text:p>5.38397</text:p>
          </table:table-cell>
          <table:table-cell table:number-columns-repeated="8"/>
        </table:table-row>
        <table:table-row table:style-name="ro1">
          <table:table-cell office:value-type="string">
            <text:p>stereovision1.v</text:p>
          </table:table-cell>
          <table:table-cell office:value-type="float" office:value="102">
            <text:p>102</text:p>
          </table:table-cell>
          <table:table-cell office:value-type="float" office:value="104">
            <text:p>104</text:p>
          </table:table-cell>
          <table:table-cell office:value-type="float" office:value="108">
            <text:p>108</text:p>
          </table:table-cell>
          <table:table-cell office:value-type="float" office:value="168">
            <text:p>168</text:p>
          </table:table-cell>
          <table:table-cell office:value-type="float" office:value="186">
            <text:p>186</text:p>
          </table:table-cell>
          <table:table-cell table:number-columns-repeated="2"/>
          <table:table-cell office:value-type="string">
            <text:p>stereovision1.v</text:p>
          </table:table-cell>
          <table:table-cell office:value-type="float" office:value="8.23707">
            <text:p>8.23707</text:p>
          </table:table-cell>
          <table:table-cell office:value-type="float" office:value="7.77808">
            <text:p>7.77808</text:p>
          </table:table-cell>
          <table:table-cell office:value-type="float" office:value="8.51034">
            <text:p>8.51034</text:p>
          </table:table-cell>
          <table:table-cell office:value-type="float" office:value="7.96316">
            <text:p>7.96316</text:p>
          </table:table-cell>
          <table:table-cell office:value-type="float" office:value="8.37592">
            <text:p>8.37592</text:p>
          </table:table-cell>
          <table:table-cell table:number-columns-repeated="8"/>
        </table:table-row>
        <table:table-row table:style-name="ro1">
          <table:table-cell office:value-type="string">
            <text:p>mkDelayWorker32B.v</text:p>
          </table:table-cell>
          <table:table-cell table:number-columns-repeated="2" office:value-type="float" office:value="76">
            <text:p>76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154">
            <text:p>154</text:p>
          </table:table-cell>
          <table:table-cell table:number-columns-repeated="2"/>
          <table:table-cell office:value-type="string">
            <text:p>mkDelayWorker32B.v</text:p>
          </table:table-cell>
          <table:table-cell office:value-type="float" office:value="11.1558">
            <text:p>11.1558</text:p>
          </table:table-cell>
          <table:table-cell office:value-type="float" office:value="10.1785">
            <text:p>10.1785</text:p>
          </table:table-cell>
          <table:table-cell office:value-type="float" office:value="10.3436">
            <text:p>10.3436</text:p>
          </table:table-cell>
          <table:table-cell office:value-type="float" office:value="9.95387">
            <text:p>9.95387</text:p>
          </table:table-cell>
          <table:table-cell office:value-type="float" office:value="10.9107">
            <text:p>10.9107</text:p>
          </table:table-cell>
          <table:table-cell table:number-columns-repeated="8"/>
        </table:table-row>
        <table:table-row table:style-name="ro1">
          <table:table-cell office:value-type="string">
            <text:p>mkSMAdapter4B.v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68">
            <text:p>68</text:p>
          </table:table-cell>
          <table:table-cell office:value-type="float" office:value="148">
            <text:p>148</text:p>
          </table:table-cell>
          <table:table-cell table:number-columns-repeated="2"/>
          <table:table-cell office:value-type="string">
            <text:p>mkSMAdapter4B.v</text:p>
          </table:table-cell>
          <table:table-cell office:value-type="float" office:value="8.3948">
            <text:p>8.3948</text:p>
          </table:table-cell>
          <table:table-cell office:value-type="float" office:value="9.48447">
            <text:p>9.48447</text:p>
          </table:table-cell>
          <table:table-cell office:value-type="float" office:value="8.96679">
            <text:p>8.96679</text:p>
          </table:table-cell>
          <table:table-cell office:value-type="float" office:value="8.88638">
            <text:p>8.88638</text:p>
          </table:table-cell>
          <table:table-cell office:value-type="float" office:value="8.14753">
            <text:p>8.14753</text:p>
          </table:table-cell>
          <table:table-cell table:number-columns-repeated="8"/>
        </table:table-row>
        <table:table-row table:style-name="ro1">
          <table:table-cell office:value-type="string">
            <text:p>or1200.v</text:p>
          </table:table-cell>
          <table:table-cell table:number-columns-repeated="3"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136">
            <text:p>136</text:p>
          </table:table-cell>
          <table:table-cell table:number-columns-repeated="2"/>
          <table:table-cell office:value-type="string">
            <text:p>or1200.v</text:p>
          </table:table-cell>
          <table:table-cell office:value-type="float" office:value="18.0447">
            <text:p>18.0447</text:p>
          </table:table-cell>
          <table:table-cell office:value-type="float" office:value="16.1487">
            <text:p>16.1487</text:p>
          </table:table-cell>
          <table:table-cell office:value-type="float" office:value="16.3951">
            <text:p>16.3951</text:p>
          </table:table-cell>
          <table:table-cell office:value-type="float" office:value="16.692">
            <text:p>16.692</text:p>
          </table:table-cell>
          <table:table-cell office:value-type="float" office:value="17.1387">
            <text:p>17.1387</text:p>
          </table:table-cell>
          <table:table-cell table:number-columns-repeated="8"/>
        </table:table-row>
        <table:table-row table:style-name="ro1">
          <table:table-cell office:value-type="string">
            <text:p>blob_merge.v</text:p>
          </table:table-cell>
          <table:table-cell table:number-columns-repeated="2"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112">
            <text:p>112</text:p>
          </table:table-cell>
          <table:table-cell table:number-columns-repeated="2"/>
          <table:table-cell office:value-type="string">
            <text:p>blob_merge.v</text:p>
          </table:table-cell>
          <table:table-cell office:value-type="float" office:value="10.3611">
            <text:p>10.3611</text:p>
          </table:table-cell>
          <table:table-cell office:value-type="float" office:value="11.6284">
            <text:p>11.6284</text:p>
          </table:table-cell>
          <table:table-cell office:value-type="float" office:value="14.3321">
            <text:p>14.3321</text:p>
          </table:table-cell>
          <table:table-cell office:value-type="float" office:value="11.8193">
            <text:p>11.8193</text:p>
          </table:table-cell>
          <table:table-cell office:value-type="float" office:value="11.4997">
            <text:p>11.4997</text:p>
          </table:table-cell>
          <table:table-cell table:number-columns-repeated="8"/>
        </table:table-row>
        <table:table-row table:style-name="ro1">
          <table:table-cell office:value-type="string">
            <text:p>geomean</text:p>
          </table:table-cell>
          <table:table-cell table:formula="of:=GEOMEAN([.B83:.B88])" office:value-type="float" office:value="72.3479588315815">
            <text:p>72.3479588316</text:p>
          </table:table-cell>
          <table:table-cell table:formula="of:=GEOMEAN([.C83:.C88])" office:value-type="float" office:value="72.6103280050829">
            <text:p>72.6103280051</text:p>
          </table:table-cell>
          <table:table-cell table:formula="of:=GEOMEAN([.D83:.D88])" office:value-type="float" office:value="75.1601732901789">
            <text:p>75.1601732902</text:p>
          </table:table-cell>
          <table:table-cell table:formula="of:=GEOMEAN([.E83:.E88])" office:value-type="float" office:value="89.1519519190217">
            <text:p>89.151951919</text:p>
          </table:table-cell>
          <table:table-cell table:formula="of:=GEOMEAN([.F83:.F88])" office:value-type="float" office:value="150.783545113123">
            <text:p>150.7835451131</text:p>
          </table:table-cell>
          <table:table-cell table:formula="of:=GEOMEAN([.B89:.F89])" office:value-type="float" office:value="88.1007188570436">
            <text:p>88.100718857</text:p>
          </table:table-cell>
          <table:table-cell/>
          <table:table-cell office:value-type="string">
            <text:p>geomean</text:p>
          </table:table-cell>
          <table:table-cell table:formula="of:=GEOMEAN([.J83:.J88])" office:value-type="float" office:value="9.73612692566314">
            <text:p>9.7361269257</text:p>
          </table:table-cell>
          <table:table-cell table:formula="of:=GEOMEAN([.K83:.K88])" office:value-type="float" office:value="9.77234909964199">
            <text:p>9.7723490996</text:p>
          </table:table-cell>
          <table:table-cell table:formula="of:=GEOMEAN([.L83:.L88])" office:value-type="float" office:value="10.5204544566248">
            <text:p>10.5204544566</text:p>
          </table:table-cell>
          <table:table-cell table:formula="of:=GEOMEAN([.M83:.M88])" office:value-type="float" office:value="9.51063206741485">
            <text:p>9.5106320674</text:p>
          </table:table-cell>
          <table:table-cell table:formula="of:=GEOMEAN([.N83:.N88])" office:value-type="float" office:value="9.61493502489089">
            <text:p>9.6149350249</text:p>
          </table:table-cell>
          <table:table-cell table:formula="of:=GEOMEAN([.J89:.N89])" office:value-type="float" office:value="9.82460473957555">
            <text:p>9.8246047396</text:p>
          </table:table-cell>
          <table:table-cell table:number-columns-repeated="6"/>
          <table:table-cell table:formula="of:=[.G89]*[.O89]" office:value-type="float" office:value="865.554740042924">
            <text:p>865.5547400429</text:p>
          </table:table-cell>
        </table:table-row>
        <table:table-row table:style-name="ro1">
          <table:table-cell table:number-columns-repeated="6"/>
          <table:table-cell table:formula="of:=GEOMEAN([.E89:.F89])" office:value-type="float" office:value="115.942431249758">
            <text:p>115.9424312498</text:p>
          </table:table-cell>
          <table:table-cell table:number-columns-repeated="7"/>
          <table:table-cell table:formula="of:=GEOMEAN([.M89:.N89])" office:value-type="float" office:value="9.56264133876397">
            <text:p>9.5626413388</text:p>
          </table:table-cell>
          <table:table-cell table:number-columns-repeated="6"/>
          <table:table-cell table:formula="of:=[.G90]*[.O90]" office:value-type="float" office:value="1108.71588598573">
            <text:p>1108.7158859857</text:p>
          </table:table-cell>
        </table:table-row>
        <table:table-row table:style-name="ro2" table:number-rows-repeated="4">
          <table:table-cell table:number-columns-repeated="22"/>
        </table:table-row>
        <table:table-row table:style-name="ro1">
          <table:table-cell office:value-type="string">
            <text:p>Constant = 0.000000</text:p>
          </table:table-cell>
          <table:table-cell table:number-columns-repeated="6"/>
          <table:table-cell office:value-type="string">
            <text:p>Constant = 0.000000</text:p>
          </table:table-cell>
          <table:table-cell table:number-columns-repeated="14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11"/>
        </table:table-row>
        <table:table-row table:style-name="ro1">
          <table:table-cell office:value-type="string">
            <text:p>stereovision0.v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76">
            <text:p>176</text:p>
          </table:table-cell>
          <table:table-cell table:number-columns-repeated="3"/>
          <table:table-cell office:value-type="string">
            <text:p>stereovision0.v</text:p>
          </table:table-cell>
          <table:table-cell office:value-type="float" office:value="6.40716">
            <text:p>6.40716</text:p>
          </table:table-cell>
          <table:table-cell table:number-columns-repeated="2" office:value-type="float" office:value="6.40321">
            <text:p>6.40321</text:p>
          </table:table-cell>
          <table:table-cell table:number-columns-repeated="11"/>
        </table:table-row>
        <table:table-row table:style-name="ro1">
          <table:table-cell office:value-type="string">
            <text:p>stereovision1.v</text:p>
          </table:table-cell>
          <table:table-cell office:value-type="float" office:value="102">
            <text:p>102</text:p>
          </table:table-cell>
          <table:table-cell office:value-type="float" office:value="192">
            <text:p>192</text:p>
          </table:table-cell>
          <table:table-cell office:value-type="float" office:value="388">
            <text:p>388</text:p>
          </table:table-cell>
          <table:table-cell table:number-columns-repeated="3"/>
          <table:table-cell office:value-type="string">
            <text:p>stereovision1.v</text:p>
          </table:table-cell>
          <table:table-cell office:value-type="float" office:value="7.97044">
            <text:p>7.97044</text:p>
          </table:table-cell>
          <table:table-cell office:value-type="float" office:value="8.0998">
            <text:p>8.0998</text:p>
          </table:table-cell>
          <table:table-cell office:value-type="float" office:value="8.36864">
            <text:p>8.36864</text:p>
          </table:table-cell>
          <table:table-cell table:number-columns-repeated="11"/>
        </table:table-row>
        <table:table-row table:style-name="ro1">
          <table:table-cell office:value-type="string">
            <text:p>mkDelayWorker32B.v</text:p>
          </table:table-cell>
          <table:table-cell office:value-type="float" office:value="74">
            <text:p>74</text:p>
          </table:table-cell>
          <table:table-cell office:value-type="float" office:value="88">
            <text:p>88</text:p>
          </table:table-cell>
          <table:table-cell office:value-type="float" office:value="176">
            <text:p>176</text:p>
          </table:table-cell>
          <table:table-cell table:number-columns-repeated="3"/>
          <table:table-cell office:value-type="string">
            <text:p>mkDelayWorker32B.v</text:p>
          </table:table-cell>
          <table:table-cell office:value-type="float" office:value="10.5767">
            <text:p>10.5767</text:p>
          </table:table-cell>
          <table:table-cell office:value-type="float" office:value="10.4263">
            <text:p>10.4263</text:p>
          </table:table-cell>
          <table:table-cell office:value-type="float" office:value="10.5601">
            <text:p>10.5601</text:p>
          </table:table-cell>
          <table:table-cell table:number-columns-repeated="11"/>
        </table:table-row>
        <table:table-row table:style-name="ro1">
          <table:table-cell office:value-type="string">
            <text:p>mkSMAdapter4B.v</text:p>
          </table:table-cell>
          <table:table-cell office:value-type="float" office:value="56">
            <text:p>56</text:p>
          </table:table-cell>
          <table:table-cell office:value-type="float" office:value="68">
            <text:p>68</text:p>
          </table:table-cell>
          <table:table-cell office:value-type="float" office:value="136">
            <text:p>136</text:p>
          </table:table-cell>
          <table:table-cell table:number-columns-repeated="3"/>
          <table:table-cell office:value-type="string">
            <text:p>mkSMAdapter4B.v</text:p>
          </table:table-cell>
          <table:table-cell office:value-type="float" office:value="8.3948">
            <text:p>8.3948</text:p>
          </table:table-cell>
          <table:table-cell office:value-type="float" office:value="8.53033">
            <text:p>8.53033</text:p>
          </table:table-cell>
          <table:table-cell office:value-type="float" office:value="8.62319">
            <text:p>8.62319</text:p>
          </table:table-cell>
          <table:table-cell table:number-columns-repeated="11"/>
        </table:table-row>
        <table:table-row table:style-name="ro1">
          <table:table-cell office:value-type="string">
            <text:p>or1200.v</text:p>
          </table:table-cell>
          <table:table-cell office:value-type="float" office:value="72">
            <text:p>72</text:p>
          </table:table-cell>
          <table:table-cell office:value-type="float" office:value="84">
            <text:p>84</text:p>
          </table:table-cell>
          <table:table-cell office:value-type="float" office:value="158">
            <text:p>158</text:p>
          </table:table-cell>
          <table:table-cell table:number-columns-repeated="3"/>
          <table:table-cell office:value-type="string">
            <text:p>or1200.v</text:p>
          </table:table-cell>
          <table:table-cell office:value-type="float" office:value="16.9349">
            <text:p>16.9349</text:p>
          </table:table-cell>
          <table:table-cell table:number-columns-repeated="2" office:value-type="float" office:value="16.932">
            <text:p>16.932</text:p>
          </table:table-cell>
          <table:table-cell table:number-columns-repeated="11"/>
        </table:table-row>
        <table:table-row table:style-name="ro1">
          <table:table-cell office:value-type="string">
            <text:p>blob_merge.v</text:p>
          </table:table-cell>
          <table:table-cell office:value-type="float" office:value="72">
            <text:p>72</text:p>
          </table:table-cell>
          <table:table-cell office:value-type="float" office:value="76">
            <text:p>76</text:p>
          </table:table-cell>
          <table:table-cell office:value-type="float" office:value="116">
            <text:p>116</text:p>
          </table:table-cell>
          <table:table-cell table:number-columns-repeated="3"/>
          <table:table-cell office:value-type="string">
            <text:p>blob_merge.v</text:p>
          </table:table-cell>
          <table:table-cell table:number-columns-repeated="3" office:value-type="float" office:value="10.3611">
            <text:p>10.3611</text:p>
          </table:table-cell>
          <table:table-cell table:number-columns-repeated="11"/>
        </table:table-row>
        <table:table-row table:style-name="ro1">
          <table:table-cell/>
          <table:table-cell table:formula="of:=GEOMEAN([.B98:.B103])" office:value-type="float" office:value="71.698945237033">
            <text:p>71.698945237</text:p>
          </table:table-cell>
          <table:table-cell table:formula="of:=GEOMEAN([.C98:.C103])" office:value-type="float" office:value="93.3121150765534">
            <text:p>93.3121150766</text:p>
          </table:table-cell>
          <table:table-cell table:formula="of:=GEOMEAN([.D98:.D103])" office:value-type="float" office:value="176.232164091584">
            <text:p>176.2321640916</text:p>
          </table:table-cell>
          <table:table-cell table:formula="of:=GEOMEAN([.C104:.D104])" office:value-type="float" office:value="128.236484574024">
            <text:p>128.236484574</text:p>
          </table:table-cell>
          <table:table-cell table:number-columns-repeated="3"/>
          <table:table-cell table:formula="of:=GEOMEAN([.I98:.I103])" office:value-type="float" office:value="9.62608039865752">
            <text:p>9.6260803987</text:p>
          </table:table-cell>
          <table:table-cell table:formula="of:=GEOMEAN([.J98:.J103])" office:value-type="float" office:value="9.65340149157213">
            <text:p>9.6534014916</text:p>
          </table:table-cell>
          <table:table-cell table:formula="of:=GEOMEAN([.K98:.K103])" office:value-type="float" office:value="9.74429575562003">
            <text:p>9.7442957556</text:p>
          </table:table-cell>
          <table:table-cell table:formula="of:=GEOMEAN([.J104:.K104])" office:value-type="float" office:value="9.69874214430007">
            <text:p>9.6987421443</text:p>
          </table:table-cell>
          <table:table-cell table:number-columns-repeated="10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Constant = 0.100000</text:p>
          </table:table-cell>
          <table:table-cell table:number-columns-repeated="6"/>
          <table:table-cell office:value-type="string">
            <text:p>Constant = 0.100000</text:p>
          </table:table-cell>
          <table:table-cell table:number-columns-repeated="14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11"/>
        </table:table-row>
        <table:table-row table:style-name="ro1">
          <table:table-cell office:value-type="string">
            <text:p>stereovision0.v</text:p>
          </table:table-cell>
          <table:table-cell office:value-type="float" office:value="62">
            <text:p>62</text:p>
          </table:table-cell>
          <table:table-cell office:value-type="float" office:value="74">
            <text:p>74</text:p>
          </table:table-cell>
          <table:table-cell office:value-type="float" office:value="186">
            <text:p>186</text:p>
          </table:table-cell>
          <table:table-cell table:number-columns-repeated="3"/>
          <table:table-cell office:value-type="string">
            <text:p>stereovision0.v</text:p>
          </table:table-cell>
          <table:table-cell office:value-type="float" office:value="6.40716">
            <text:p>6.40716</text:p>
          </table:table-cell>
          <table:table-cell office:value-type="float" office:value="5.1419">
            <text:p>5.1419</text:p>
          </table:table-cell>
          <table:table-cell office:value-type="float" office:value="4.5246">
            <text:p>4.5246</text:p>
          </table:table-cell>
          <table:table-cell table:number-columns-repeated="11"/>
        </table:table-row>
        <table:table-row table:style-name="ro1">
          <table:table-cell office:value-type="string">
            <text:p>stereovision1.v</text:p>
          </table:table-cell>
          <table:table-cell office:value-type="float" office:value="102">
            <text:p>102</text:p>
          </table:table-cell>
          <table:table-cell office:value-type="float" office:value="174">
            <text:p>174</text:p>
          </table:table-cell>
          <table:table-cell office:value-type="float" office:value="368">
            <text:p>368</text:p>
          </table:table-cell>
          <table:table-cell table:number-columns-repeated="3"/>
          <table:table-cell office:value-type="string">
            <text:p>stereovision1.v</text:p>
          </table:table-cell>
          <table:table-cell office:value-type="float" office:value="7.97044">
            <text:p>7.97044</text:p>
          </table:table-cell>
          <table:table-cell office:value-type="float" office:value="9.0998">
            <text:p>9.0998</text:p>
          </table:table-cell>
          <table:table-cell office:value-type="float" office:value="8.37149">
            <text:p>8.37149</text:p>
          </table:table-cell>
          <table:table-cell table:number-columns-repeated="11"/>
        </table:table-row>
        <table:table-row table:style-name="ro1">
          <table:table-cell office:value-type="string">
            <text:p>mkDelayWorker32B.v</text:p>
          </table:table-cell>
          <table:table-cell office:value-type="float" office:value="74">
            <text:p>74</text:p>
          </table:table-cell>
          <table:table-cell office:value-type="float" office:value="86">
            <text:p>86</text:p>
          </table:table-cell>
          <table:table-cell office:value-type="float" office:value="156">
            <text:p>156</text:p>
          </table:table-cell>
          <table:table-cell table:number-columns-repeated="3"/>
          <table:table-cell office:value-type="string">
            <text:p>mkDelayWorker32B.v</text:p>
          </table:table-cell>
          <table:table-cell office:value-type="float" office:value="10.5767">
            <text:p>10.5767</text:p>
          </table:table-cell>
          <table:table-cell office:value-type="float" office:value="10.212">
            <text:p>10.212</text:p>
          </table:table-cell>
          <table:table-cell office:value-type="float" office:value="10.5931">
            <text:p>10.5931</text:p>
          </table:table-cell>
          <table:table-cell table:number-columns-repeated="11"/>
        </table:table-row>
        <table:table-row table:style-name="ro1">
          <table:table-cell office:value-type="string">
            <text:p>mkSMAdapter4B.v</text:p>
          </table:table-cell>
          <table:table-cell office:value-type="float" office:value="56">
            <text:p>56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table:number-columns-repeated="3"/>
          <table:table-cell office:value-type="string">
            <text:p>mkSMAdapter4B.v</text:p>
          </table:table-cell>
          <table:table-cell office:value-type="float" office:value="8.3948">
            <text:p>8.3948</text:p>
          </table:table-cell>
          <table:table-cell office:value-type="float" office:value="9.34649">
            <text:p>9.34649</text:p>
          </table:table-cell>
          <table:table-cell office:value-type="float" office:value="9.37929">
            <text:p>9.37929</text:p>
          </table:table-cell>
          <table:table-cell table:number-columns-repeated="11"/>
        </table:table-row>
        <table:table-row table:style-name="ro1">
          <table:table-cell office:value-type="string">
            <text:p>or1200.v</text:p>
          </table:table-cell>
          <table:table-cell office:value-type="float" office:value="72">
            <text:p>72</text:p>
          </table:table-cell>
          <table:table-cell office:value-type="float" office:value="104">
            <text:p>104</text:p>
          </table:table-cell>
          <table:table-cell office:value-type="float" office:value="136">
            <text:p>136</text:p>
          </table:table-cell>
          <table:table-cell table:number-columns-repeated="3"/>
          <table:table-cell office:value-type="string">
            <text:p>or1200.v</text:p>
          </table:table-cell>
          <table:table-cell office:value-type="float" office:value="16.9349">
            <text:p>16.9349</text:p>
          </table:table-cell>
          <table:table-cell office:value-type="float" office:value="16.4662">
            <text:p>16.4662</text:p>
          </table:table-cell>
          <table:table-cell office:value-type="float" office:value="16.3788">
            <text:p>16.3788</text:p>
          </table:table-cell>
          <table:table-cell table:number-columns-repeated="11"/>
        </table:table-row>
        <table:table-row table:style-name="ro1">
          <table:table-cell office:value-type="string">
            <text:p>blob_merge.v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138">
            <text:p>138</text:p>
          </table:table-cell>
          <table:table-cell table:number-columns-repeated="3"/>
          <table:table-cell office:value-type="string">
            <text:p>blob_merge.v</text:p>
          </table:table-cell>
          <table:table-cell office:value-type="float" office:value="10.3611">
            <text:p>10.3611</text:p>
          </table:table-cell>
          <table:table-cell office:value-type="float" office:value="10.9997">
            <text:p>10.9997</text:p>
          </table:table-cell>
          <table:table-cell office:value-type="float" office:value="10.4944">
            <text:p>10.4944</text:p>
          </table:table-cell>
          <table:table-cell table:number-columns-repeated="11"/>
        </table:table-row>
        <table:table-row table:style-name="ro1">
          <table:table-cell/>
          <table:table-cell table:formula="of:=GEOMEAN([.B109:.B114])" office:value-type="float" office:value="71.698945237033">
            <text:p>71.698945237</text:p>
          </table:table-cell>
          <table:table-cell table:formula="of:=GEOMEAN([.C109:.C114])" office:value-type="float" office:value="93.0164324185335">
            <text:p>93.0164324185</text:p>
          </table:table-cell>
          <table:table-cell table:formula="of:=GEOMEAN([.D109:.D114])" office:value-type="float" office:value="173.476390553628">
            <text:p>173.4763905536</text:p>
          </table:table-cell>
          <table:table-cell table:formula="of:=GEOMEAN([.C115:.D115])" office:value-type="float" office:value="127.028166003224">
            <text:p>127.0281660032</text:p>
          </table:table-cell>
          <table:table-cell table:number-columns-repeated="3"/>
          <table:table-cell table:formula="of:=GEOMEAN([.I109:.I114])" office:value-type="float" office:value="9.62608039865752">
            <text:p>9.6260803987</text:p>
          </table:table-cell>
          <table:table-cell table:formula="of:=GEOMEAN([.J109:.J114])" office:value-type="float" office:value="9.65268592046357">
            <text:p>9.6526859205</text:p>
          </table:table-cell>
          <table:table-cell table:formula="of:=GEOMEAN([.K109:.K114])" office:value-type="float" office:value="9.29970731820633">
            <text:p>9.2997073182</text:p>
          </table:table-cell>
          <table:table-cell table:formula="of:=GEOMEAN([.J115:.K115])" office:value-type="float" office:value="9.47455296543759">
            <text:p>9.4745529654</text:p>
          </table:table-cell>
          <table:table-cell table:number-columns-repeated="10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Constant = 0.300000</text:p>
          </table:table-cell>
          <table:table-cell table:number-columns-repeated="6"/>
          <table:table-cell office:value-type="string">
            <text:p>Constant = 0.300000</text:p>
          </table:table-cell>
          <table:table-cell table:number-columns-repeated="14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11"/>
        </table:table-row>
        <table:table-row table:style-name="ro1">
          <table:table-cell office:value-type="string">
            <text:p>stereovision0.v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float" office:value="146">
            <text:p>146</text:p>
          </table:table-cell>
          <table:table-cell table:number-columns-repeated="3"/>
          <table:table-cell office:value-type="string">
            <text:p>stereovision0.v</text:p>
          </table:table-cell>
          <table:table-cell office:value-type="float" office:value="6.40716">
            <text:p>6.40716</text:p>
          </table:table-cell>
          <table:table-cell office:value-type="float" office:value="7.69189">
            <text:p>7.69189</text:p>
          </table:table-cell>
          <table:table-cell office:value-type="float" office:value="5.67637">
            <text:p>5.67637</text:p>
          </table:table-cell>
          <table:table-cell table:number-columns-repeated="11"/>
        </table:table-row>
        <table:table-row table:style-name="ro1">
          <table:table-cell office:value-type="string">
            <text:p>stereovision1.v</text:p>
          </table:table-cell>
          <table:table-cell office:value-type="float" office:value="102">
            <text:p>102</text:p>
          </table:table-cell>
          <table:table-cell office:value-type="float" office:value="184">
            <text:p>184</text:p>
          </table:table-cell>
          <table:table-cell office:value-type="float" office:value="364">
            <text:p>364</text:p>
          </table:table-cell>
          <table:table-cell table:number-columns-repeated="3"/>
          <table:table-cell office:value-type="string">
            <text:p>stereovision1.v</text:p>
          </table:table-cell>
          <table:table-cell office:value-type="float" office:value="7.97044">
            <text:p>7.97044</text:p>
          </table:table-cell>
          <table:table-cell office:value-type="float" office:value="8.0738">
            <text:p>8.0738</text:p>
          </table:table-cell>
          <table:table-cell office:value-type="float" office:value="8.10707">
            <text:p>8.10707</text:p>
          </table:table-cell>
          <table:table-cell table:number-columns-repeated="11"/>
        </table:table-row>
        <table:table-row table:style-name="ro1">
          <table:table-cell office:value-type="string">
            <text:p>mkDelayWorker32B.v</text:p>
          </table:table-cell>
          <table:table-cell office:value-type="float" office:value="74">
            <text:p>74</text:p>
          </table:table-cell>
          <table:table-cell office:value-type="float" office:value="94">
            <text:p>94</text:p>
          </table:table-cell>
          <table:table-cell office:value-type="float" office:value="176">
            <text:p>176</text:p>
          </table:table-cell>
          <table:table-cell table:number-columns-repeated="3"/>
          <table:table-cell office:value-type="string">
            <text:p>mkDelayWorker32B.v</text:p>
          </table:table-cell>
          <table:table-cell office:value-type="float" office:value="10.5767">
            <text:p>10.5767</text:p>
          </table:table-cell>
          <table:table-cell office:value-type="float" office:value="10.5822">
            <text:p>10.5822</text:p>
          </table:table-cell>
          <table:table-cell office:value-type="float" office:value="10.7441">
            <text:p>10.7441</text:p>
          </table:table-cell>
          <table:table-cell table:number-columns-repeated="11"/>
        </table:table-row>
        <table:table-row table:style-name="ro1">
          <table:table-cell office:value-type="string">
            <text:p>mkSMAdapter4B.v</text:p>
          </table:table-cell>
          <table:table-cell office:value-type="float" office:value="56">
            <text:p>56</text:p>
          </table:table-cell>
          <table:table-cell office:value-type="float" office:value="68">
            <text:p>68</text:p>
          </table:table-cell>
          <table:table-cell office:value-type="float" office:value="106">
            <text:p>106</text:p>
          </table:table-cell>
          <table:table-cell table:number-columns-repeated="3"/>
          <table:table-cell office:value-type="string">
            <text:p>mkSMAdapter4B.v</text:p>
          </table:table-cell>
          <table:table-cell office:value-type="float" office:value="8.3948">
            <text:p>8.3948</text:p>
          </table:table-cell>
          <table:table-cell office:value-type="float" office:value="7.90975">
            <text:p>7.90975</text:p>
          </table:table-cell>
          <table:table-cell office:value-type="float" office:value="8.26947">
            <text:p>8.26947</text:p>
          </table:table-cell>
          <table:table-cell table:number-columns-repeated="11"/>
        </table:table-row>
        <table:table-row table:style-name="ro1">
          <table:table-cell office:value-type="string">
            <text:p>or1200.v</text:p>
          </table:table-cell>
          <table:table-cell office:value-type="float" office:value="72">
            <text:p>72</text:p>
          </table:table-cell>
          <table:table-cell office:value-type="float" office:value="88">
            <text:p>88</text:p>
          </table:table-cell>
          <table:table-cell office:value-type="float" office:value="166">
            <text:p>166</text:p>
          </table:table-cell>
          <table:table-cell table:number-columns-repeated="3"/>
          <table:table-cell office:value-type="string">
            <text:p>or1200.v</text:p>
          </table:table-cell>
          <table:table-cell office:value-type="float" office:value="16.9349">
            <text:p>16.9349</text:p>
          </table:table-cell>
          <table:table-cell office:value-type="float" office:value="16.8049">
            <text:p>16.8049</text:p>
          </table:table-cell>
          <table:table-cell office:value-type="float" office:value="18.3539">
            <text:p>18.3539</text:p>
          </table:table-cell>
          <table:table-cell table:number-columns-repeated="11"/>
        </table:table-row>
        <table:table-row table:style-name="ro1">
          <table:table-cell office:value-type="string">
            <text:p>blob_merge.v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166">
            <text:p>166</text:p>
          </table:table-cell>
          <table:table-cell table:number-columns-repeated="3"/>
          <table:table-cell office:value-type="string">
            <text:p>blob_merge.v</text:p>
          </table:table-cell>
          <table:table-cell office:value-type="float" office:value="10.3611">
            <text:p>10.3611</text:p>
          </table:table-cell>
          <table:table-cell office:value-type="float" office:value="10.5175">
            <text:p>10.5175</text:p>
          </table:table-cell>
          <table:table-cell office:value-type="float" office:value="10.6075">
            <text:p>10.6075</text:p>
          </table:table-cell>
          <table:table-cell table:number-columns-repeated="11"/>
        </table:table-row>
        <table:table-row table:style-name="ro1">
          <table:table-cell/>
          <table:table-cell table:formula="of:=GEOMEAN([.B120:.B125])" office:value-type="float" office:value="71.698945237033">
            <text:p>71.698945237</text:p>
          </table:table-cell>
          <table:table-cell table:formula="of:=GEOMEAN([.C120:.C125])" office:value-type="float" office:value="95.3306401808363">
            <text:p>95.3306401808</text:p>
          </table:table-cell>
          <table:table-cell table:formula="of:=GEOMEAN([.D120:.D125])" office:value-type="float" office:value="173.546086531009">
            <text:p>173.546086531</text:p>
          </table:table-cell>
          <table:table-cell table:formula="of:=GEOMEAN([.C126:.D126])" office:value-type="float" office:value="128.624490396969">
            <text:p>128.624490397</text:p>
          </table:table-cell>
          <table:table-cell table:number-columns-repeated="3"/>
          <table:table-cell table:formula="of:=GEOMEAN([.I120:.I125])" office:value-type="float" office:value="9.62608039865752">
            <text:p>9.6260803987</text:p>
          </table:table-cell>
          <table:table-cell table:formula="of:=GEOMEAN([.J120:.J125])" office:value-type="float" office:value="9.85976062460496">
            <text:p>9.8597606246</text:p>
          </table:table-cell>
          <table:table-cell table:formula="of:=GEOMEAN([.K120:.K125])" office:value-type="float" office:value="9.62691837994802">
            <text:p>9.6269183799</text:p>
          </table:table-cell>
          <table:table-cell table:formula="of:=GEOMEAN([.J126:.K126])" office:value-type="float" office:value="9.74264393164901">
            <text:p>9.7426439316</text:p>
          </table:table-cell>
          <table:table-cell table:number-columns-repeated="10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Constant = 0.500000</text:p>
          </table:table-cell>
          <table:table-cell table:number-columns-repeated="6"/>
          <table:table-cell office:value-type="string">
            <text:p>Constant = 0.500000</text:p>
          </table:table-cell>
          <table:table-cell table:number-columns-repeated="14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11"/>
        </table:table-row>
        <table:table-row table:style-name="ro1">
          <table:table-cell office:value-type="string">
            <text:p>stereovision0.v</text:p>
          </table:table-cell>
          <table:table-cell office:value-type="float" office:value="62">
            <text:p>62</text:p>
          </table:table-cell>
          <table:table-cell office:value-type="float" office:value="88">
            <text:p>88</text:p>
          </table:table-cell>
          <table:table-cell office:value-type="float" office:value="136">
            <text:p>136</text:p>
          </table:table-cell>
          <table:table-cell table:number-columns-repeated="3"/>
          <table:table-cell office:value-type="string">
            <text:p>stereovision0.v</text:p>
          </table:table-cell>
          <table:table-cell office:value-type="float" office:value="6.40716">
            <text:p>6.40716</text:p>
          </table:table-cell>
          <table:table-cell office:value-type="float" office:value="4.84296">
            <text:p>4.84296</text:p>
          </table:table-cell>
          <table:table-cell office:value-type="float" office:value="7.58233">
            <text:p>7.58233</text:p>
          </table:table-cell>
          <table:table-cell table:number-columns-repeated="11"/>
        </table:table-row>
        <table:table-row table:style-name="ro1">
          <table:table-cell office:value-type="string">
            <text:p>stereovision1.v</text:p>
          </table:table-cell>
          <table:table-cell office:value-type="float" office:value="102">
            <text:p>102</text:p>
          </table:table-cell>
          <table:table-cell office:value-type="float" office:value="196">
            <text:p>196</text:p>
          </table:table-cell>
          <table:table-cell office:value-type="float" office:value="216">
            <text:p>216</text:p>
          </table:table-cell>
          <table:table-cell table:number-columns-repeated="3"/>
          <table:table-cell office:value-type="string">
            <text:p>stereovision1.v</text:p>
          </table:table-cell>
          <table:table-cell office:value-type="float" office:value="7.97044">
            <text:p>7.97044</text:p>
          </table:table-cell>
          <table:table-cell office:value-type="float" office:value="8.10375">
            <text:p>8.10375</text:p>
          </table:table-cell>
          <table:table-cell office:value-type="float" office:value="8.50923">
            <text:p>8.50923</text:p>
          </table:table-cell>
          <table:table-cell table:number-columns-repeated="11"/>
        </table:table-row>
        <table:table-row table:style-name="ro1">
          <table:table-cell office:value-type="string">
            <text:p>mkDelayWorker32B.v</text:p>
          </table:table-cell>
          <table:table-cell office:value-type="float" office:value="74">
            <text:p>74</text:p>
          </table:table-cell>
          <table:table-cell office:value-type="float" office:value="94">
            <text:p>94</text:p>
          </table:table-cell>
          <table:table-cell office:value-type="float" office:value="146">
            <text:p>146</text:p>
          </table:table-cell>
          <table:table-cell table:number-columns-repeated="3"/>
          <table:table-cell office:value-type="string">
            <text:p>mkDelayWorker32B.v</text:p>
          </table:table-cell>
          <table:table-cell office:value-type="float" office:value="10.5767">
            <text:p>10.5767</text:p>
          </table:table-cell>
          <table:table-cell office:value-type="float" office:value="11.5814">
            <text:p>11.5814</text:p>
          </table:table-cell>
          <table:table-cell office:value-type="float" office:value="11.1788">
            <text:p>11.1788</text:p>
          </table:table-cell>
          <table:table-cell table:number-columns-repeated="11"/>
        </table:table-row>
        <table:table-row table:style-name="ro1">
          <table:table-cell office:value-type="string">
            <text:p>mkSMAdapter4B.v</text:p>
          </table:table-cell>
          <table:table-cell office:value-type="float" office:value="56">
            <text:p>56</text:p>
          </table:table-cell>
          <table:table-cell office:value-type="float" office:value="66">
            <text:p>66</text:p>
          </table:table-cell>
          <table:table-cell office:value-type="float" office:value="126">
            <text:p>126</text:p>
          </table:table-cell>
          <table:table-cell table:number-columns-repeated="3"/>
          <table:table-cell office:value-type="string">
            <text:p>mkSMAdapter4B.v</text:p>
          </table:table-cell>
          <table:table-cell office:value-type="float" office:value="8.3948">
            <text:p>8.3948</text:p>
          </table:table-cell>
          <table:table-cell office:value-type="float" office:value="8.47254">
            <text:p>8.47254</text:p>
          </table:table-cell>
          <table:table-cell office:value-type="float" office:value="9.00244">
            <text:p>9.00244</text:p>
          </table:table-cell>
          <table:table-cell table:number-columns-repeated="11"/>
        </table:table-row>
        <table:table-row table:style-name="ro1">
          <table:table-cell office:value-type="string">
            <text:p>or1200.v</text:p>
          </table:table-cell>
          <table:table-cell office:value-type="float" office:value="72">
            <text:p>72</text:p>
          </table:table-cell>
          <table:table-cell office:value-type="float" office:value="76">
            <text:p>76</text:p>
          </table:table-cell>
          <table:table-cell office:value-type="float" office:value="146">
            <text:p>146</text:p>
          </table:table-cell>
          <table:table-cell table:number-columns-repeated="3"/>
          <table:table-cell office:value-type="string">
            <text:p>or1200.v</text:p>
          </table:table-cell>
          <table:table-cell office:value-type="float" office:value="16.9349">
            <text:p>16.9349</text:p>
          </table:table-cell>
          <table:table-cell office:value-type="float" office:value="18.2932">
            <text:p>18.2932</text:p>
          </table:table-cell>
          <table:table-cell office:value-type="float" office:value="16.3922">
            <text:p>16.3922</text:p>
          </table:table-cell>
          <table:table-cell table:number-columns-repeated="11"/>
        </table:table-row>
        <table:table-row table:style-name="ro1">
          <table:table-cell office:value-type="string">
            <text:p>blob_merge.v</text:p>
          </table:table-cell>
          <table:table-cell office:value-type="float" office:value="72">
            <text:p>72</text:p>
          </table:table-cell>
          <table:table-cell office:value-type="float" office:value="82">
            <text:p>82</text:p>
          </table:table-cell>
          <table:table-cell office:value-type="float" office:value="112">
            <text:p>112</text:p>
          </table:table-cell>
          <table:table-cell table:number-columns-repeated="3"/>
          <table:table-cell office:value-type="string">
            <text:p>blob_merge.v</text:p>
          </table:table-cell>
          <table:table-cell office:value-type="float" office:value="10.3611">
            <text:p>10.3611</text:p>
          </table:table-cell>
          <table:table-cell office:value-type="float" office:value="13.8764">
            <text:p>13.8764</text:p>
          </table:table-cell>
          <table:table-cell office:value-type="float" office:value="13.3317">
            <text:p>13.3317</text:p>
          </table:table-cell>
          <table:table-cell table:number-columns-repeated="11"/>
        </table:table-row>
        <table:table-row table:style-name="ro1">
          <table:table-cell/>
          <table:table-cell table:formula="of:=GEOMEAN([.B131:.B136])" office:value-type="float" office:value="71.698945237033">
            <text:p>71.698945237</text:p>
          </table:table-cell>
          <table:table-cell table:formula="of:=GEOMEAN([.C131:.C136])" office:value-type="float" office:value="93.4701621766473">
            <text:p>93.4701621766</text:p>
          </table:table-cell>
          <table:table-cell table:formula="of:=GEOMEAN([.D131:.D136])" office:value-type="float" office:value="143.785300637246">
            <text:p>143.7853006372</text:p>
          </table:table-cell>
          <table:table-cell table:formula="of:=GEOMEAN([.C137:.D137])" office:value-type="float" office:value="115.929441339038">
            <text:p>115.929441339</text:p>
          </table:table-cell>
          <table:table-cell table:number-columns-repeated="3"/>
          <table:table-cell table:formula="of:=GEOMEAN([.I131:.I136])" office:value-type="float" office:value="9.62608039865752">
            <text:p>9.6260803987</text:p>
          </table:table-cell>
          <table:table-cell table:formula="of:=GEOMEAN([.J131:.J136])" office:value-type="float" office:value="9.96222508357664">
            <text:p>9.9622250836</text:p>
          </table:table-cell>
          <table:table-cell table:formula="of:=GEOMEAN([.K131:.K136])" office:value-type="float" office:value="10.6005530505272">
            <text:p>10.6005530505</text:p>
          </table:table-cell>
          <table:table-cell table:formula="of:=GEOMEAN([.J137:.K137])" office:value-type="float" office:value="10.2764339875147">
            <text:p>10.2764339875</text:p>
          </table:table-cell>
          <table:table-cell table:number-columns-repeated="10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Constant = 1.000000</text:p>
          </table:table-cell>
          <table:table-cell table:number-columns-repeated="6"/>
          <table:table-cell office:value-type="string">
            <text:p>Constant = 1.000000</text:p>
          </table:table-cell>
          <table:table-cell table:number-columns-repeated="14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11"/>
        </table:table-row>
        <table:table-row table:style-name="ro1">
          <table:table-cell office:value-type="string">
            <text:p>stereovision0.v</text:p>
          </table:table-cell>
          <table:table-cell office:value-type="float" office:value="62">
            <text:p>62</text:p>
          </table:table-cell>
          <table:table-cell office:value-type="float" office:value="88">
            <text:p>88</text:p>
          </table:table-cell>
          <table:table-cell office:value-type="float" office:value="176">
            <text:p>176</text:p>
          </table:table-cell>
          <table:table-cell table:number-columns-repeated="3"/>
          <table:table-cell office:value-type="string">
            <text:p>stereovision0.v</text:p>
          </table:table-cell>
          <table:table-cell office:value-type="float" office:value="6.40716">
            <text:p>6.40716</text:p>
          </table:table-cell>
          <table:table-cell office:value-type="float" office:value="5.01643">
            <text:p>5.01643</text:p>
          </table:table-cell>
          <table:table-cell office:value-type="float" office:value="5.38286">
            <text:p>5.38286</text:p>
          </table:table-cell>
          <table:table-cell table:number-columns-repeated="11"/>
        </table:table-row>
        <table:table-row table:style-name="ro1">
          <table:table-cell office:value-type="string">
            <text:p>stereovision1.v</text:p>
          </table:table-cell>
          <table:table-cell office:value-type="float" office:value="102">
            <text:p>102</text:p>
          </table:table-cell>
          <table:table-cell office:value-type="float" office:value="170">
            <text:p>170</text:p>
          </table:table-cell>
          <table:table-cell office:value-type="float" office:value="186">
            <text:p>186</text:p>
          </table:table-cell>
          <table:table-cell table:number-columns-repeated="3"/>
          <table:table-cell office:value-type="string">
            <text:p>stereovision1.v</text:p>
          </table:table-cell>
          <table:table-cell office:value-type="float" office:value="7.97044">
            <text:p>7.97044</text:p>
          </table:table-cell>
          <table:table-cell office:value-type="float" office:value="8.20933">
            <text:p>8.20933</text:p>
          </table:table-cell>
          <table:table-cell office:value-type="float" office:value="8.10091">
            <text:p>8.10091</text:p>
          </table:table-cell>
          <table:table-cell table:number-columns-repeated="11"/>
        </table:table-row>
        <table:table-row table:style-name="ro1">
          <table:table-cell office:value-type="string">
            <text:p>mkDelayWorker32B.v</text:p>
          </table:table-cell>
          <table:table-cell office:value-type="float" office:value="74">
            <text:p>74</text:p>
          </table:table-cell>
          <table:table-cell office:value-type="float" office:value="84">
            <text:p>84</text:p>
          </table:table-cell>
          <table:table-cell office:value-type="float" office:value="154">
            <text:p>154</text:p>
          </table:table-cell>
          <table:table-cell table:number-columns-repeated="3"/>
          <table:table-cell office:value-type="string">
            <text:p>mkDelayWorker32B.v</text:p>
          </table:table-cell>
          <table:table-cell office:value-type="float" office:value="10.5767">
            <text:p>10.5767</text:p>
          </table:table-cell>
          <table:table-cell office:value-type="float" office:value="10.4467">
            <text:p>10.4467</text:p>
          </table:table-cell>
          <table:table-cell office:value-type="float" office:value="11.6589">
            <text:p>11.6589</text:p>
          </table:table-cell>
          <table:table-cell table:number-columns-repeated="11"/>
        </table:table-row>
        <table:table-row table:style-name="ro1">
          <table:table-cell office:value-type="string">
            <text:p>mkSMAdapter4B.v</text:p>
          </table:table-cell>
          <table:table-cell office:value-type="float" office:value="56">
            <text:p>56</text:p>
          </table:table-cell>
          <table:table-cell office:value-type="float" office:value="68">
            <text:p>68</text:p>
          </table:table-cell>
          <table:table-cell office:value-type="float" office:value="146">
            <text:p>146</text:p>
          </table:table-cell>
          <table:table-cell table:number-columns-repeated="3"/>
          <table:table-cell office:value-type="string">
            <text:p>mkSMAdapter4B.v</text:p>
          </table:table-cell>
          <table:table-cell office:value-type="float" office:value="8.3948">
            <text:p>8.3948</text:p>
          </table:table-cell>
          <table:table-cell office:value-type="float" office:value="8.88638">
            <text:p>8.88638</text:p>
          </table:table-cell>
          <table:table-cell office:value-type="float" office:value="8.2819">
            <text:p>8.2819</text:p>
          </table:table-cell>
          <table:table-cell table:number-columns-repeated="11"/>
        </table:table-row>
        <table:table-row table:style-name="ro1">
          <table:table-cell office:value-type="string">
            <text:p>or1200.v</text:p>
          </table:table-cell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  <table:table-cell office:value-type="float" office:value="136">
            <text:p>136</text:p>
          </table:table-cell>
          <table:table-cell table:number-columns-repeated="3"/>
          <table:table-cell office:value-type="string">
            <text:p>or1200.v</text:p>
          </table:table-cell>
          <table:table-cell office:value-type="float" office:value="16.9349">
            <text:p>16.9349</text:p>
          </table:table-cell>
          <table:table-cell office:value-type="float" office:value="16.692">
            <text:p>16.692</text:p>
          </table:table-cell>
          <table:table-cell office:value-type="float" office:value="16.4086">
            <text:p>16.4086</text:p>
          </table:table-cell>
          <table:table-cell table:number-columns-repeated="11"/>
        </table:table-row>
        <table:table-row table:style-name="ro1">
          <table:table-cell office:value-type="string">
            <text:p>blob_merge.v</text:p>
          </table:table-cell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  <table:table-cell office:value-type="float" office:value="114">
            <text:p>114</text:p>
          </table:table-cell>
          <table:table-cell table:number-columns-repeated="3"/>
          <table:table-cell office:value-type="string">
            <text:p>blob_merge.v</text:p>
          </table:table-cell>
          <table:table-cell office:value-type="float" office:value="10.3611">
            <text:p>10.3611</text:p>
          </table:table-cell>
          <table:table-cell office:value-type="float" office:value="12.3521">
            <text:p>12.3521</text:p>
          </table:table-cell>
          <table:table-cell office:value-type="float" office:value="11.4997">
            <text:p>11.4997</text:p>
          </table:table-cell>
          <table:table-cell table:number-columns-repeated="11"/>
        </table:table-row>
        <table:table-row table:style-name="ro1">
          <table:table-cell/>
          <table:table-cell table:formula="of:=GEOMEAN([.B142:.B147])" office:value-type="float" office:value="71.698945237033">
            <text:p>71.698945237</text:p>
          </table:table-cell>
          <table:table-cell table:formula="of:=GEOMEAN([.C142:.C147])" office:value-type="float" office:value="90.430853066104">
            <text:p>90.4308530661</text:p>
          </table:table-cell>
          <table:table-cell table:formula="of:=GEOMEAN([.D142:.D147])" office:value-type="float" office:value="150.0457935494">
            <text:p>150.0457935494</text:p>
          </table:table-cell>
          <table:table-cell table:formula="of:=GEOMEAN([.C148:.D148])" office:value-type="float" office:value="116.485059598443">
            <text:p>116.4850595984</text:p>
          </table:table-cell>
          <table:table-cell table:number-columns-repeated="3"/>
          <table:table-cell table:formula="of:=GEOMEAN([.I142:.I147])" office:value-type="float" office:value="9.62608039865752">
            <text:p>9.6260803987</text:p>
          </table:table-cell>
          <table:table-cell table:formula="of:=GEOMEAN([.J142:.J147])" office:value-type="float" office:value="9.61116297354352">
            <text:p>9.6111629735</text:p>
          </table:table-cell>
          <table:table-cell table:formula="of:=GEOMEAN([.K142:.K147])" office:value-type="float" office:value="9.62384785165708">
            <text:p>9.6238478517</text:p>
          </table:table-cell>
          <table:table-cell table:formula="of:=GEOMEAN([.J148:.K148])" office:value-type="float" office:value="9.61750332128162">
            <text:p>9.6175033213</text:p>
          </table:table-cell>
          <table:table-cell table:number-columns-repeated="10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Constant = 1.500000</text:p>
          </table:table-cell>
          <table:table-cell table:number-columns-repeated="6"/>
          <table:table-cell office:value-type="string">
            <text:p>Constant = 1.500000</text:p>
          </table:table-cell>
          <table:table-cell table:number-columns-repeated="14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11"/>
        </table:table-row>
        <table:table-row table:style-name="ro1">
          <table:table-cell office:value-type="string">
            <text:p>stereovision0.v</text:p>
          </table:table-cell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stereovision0.v</text:p>
          </table:table-cell>
          <table:table-cell office:value-type="float" office:value="6.40716">
            <text:p>6.40716</text:p>
          </table:table-cell>
          <table:table-cell office:value-type="float" office:value="5.68459">
            <text:p>5.68459</text:p>
          </table:table-cell>
          <table:table-cell office:value-type="float" office:value="5.87979">
            <text:p>5.87979</text:p>
          </table:table-cell>
          <table:table-cell table:number-columns-repeated="11"/>
        </table:table-row>
        <table:table-row table:style-name="ro1">
          <table:table-cell office:value-type="string">
            <text:p>stereovision1.v</text:p>
          </table:table-cell>
          <table:table-cell office:value-type="float" office:value="102">
            <text:p>102</text:p>
          </table:table-cell>
          <table:table-cell office:value-type="float" office:value="134">
            <text:p>134</text:p>
          </table:table-cell>
          <table:table-cell office:value-type="float" office:value="216">
            <text:p>216</text:p>
          </table:table-cell>
          <table:table-cell table:number-columns-repeated="3"/>
          <table:table-cell office:value-type="string">
            <text:p>stereovision1.v</text:p>
          </table:table-cell>
          <table:table-cell office:value-type="float" office:value="7.97044">
            <text:p>7.97044</text:p>
          </table:table-cell>
          <table:table-cell office:value-type="float" office:value="7.97154">
            <text:p>7.97154</text:p>
          </table:table-cell>
          <table:table-cell office:value-type="float" office:value="8.77639">
            <text:p>8.77639</text:p>
          </table:table-cell>
          <table:table-cell table:number-columns-repeated="11"/>
        </table:table-row>
        <table:table-row table:style-name="ro1">
          <table:table-cell office:value-type="string">
            <text:p>mkDelayWorker32B.v</text:p>
          </table:table-cell>
          <table:table-cell office:value-type="float" office:value="74">
            <text:p>74</text:p>
          </table:table-cell>
          <table:table-cell office:value-type="float" office:value="88">
            <text:p>88</text:p>
          </table:table-cell>
          <table:table-cell office:value-type="float" office:value="148">
            <text:p>148</text:p>
          </table:table-cell>
          <table:table-cell table:number-columns-repeated="3"/>
          <table:table-cell office:value-type="string">
            <text:p>mkDelayWorker32B.v</text:p>
          </table:table-cell>
          <table:table-cell office:value-type="float" office:value="10.5767">
            <text:p>10.5767</text:p>
          </table:table-cell>
          <table:table-cell office:value-type="float" office:value="9.30023">
            <text:p>9.30023</text:p>
          </table:table-cell>
          <table:table-cell office:value-type="float" office:value="10.3531">
            <text:p>10.3531</text:p>
          </table:table-cell>
          <table:table-cell table:number-columns-repeated="11"/>
        </table:table-row>
        <table:table-row table:style-name="ro1">
          <table:table-cell office:value-type="string">
            <text:p>mkSMAdapter4B.v</text:p>
          </table:table-cell>
          <table:table-cell office:value-type="float" office:value="56">
            <text:p>56</text:p>
          </table:table-cell>
          <table:table-cell office:value-type="float" office:value="74">
            <text:p>74</text:p>
          </table:table-cell>
          <table:table-cell office:value-type="float" office:value="144">
            <text:p>144</text:p>
          </table:table-cell>
          <table:table-cell table:number-columns-repeated="3"/>
          <table:table-cell office:value-type="string">
            <text:p>mkSMAdapter4B.v</text:p>
          </table:table-cell>
          <table:table-cell office:value-type="float" office:value="8.3948">
            <text:p>8.3948</text:p>
          </table:table-cell>
          <table:table-cell office:value-type="float" office:value="8.89396">
            <text:p>8.89396</text:p>
          </table:table-cell>
          <table:table-cell office:value-type="float" office:value="8.11979">
            <text:p>8.11979</text:p>
          </table:table-cell>
          <table:table-cell table:number-columns-repeated="11"/>
        </table:table-row>
        <table:table-row table:style-name="ro1">
          <table:table-cell office:value-type="string">
            <text:p>or1200.v</text:p>
          </table:table-cell>
          <table:table-cell office:value-type="float" office:value="72">
            <text:p>72</text:p>
          </table:table-cell>
          <table:table-cell office:value-type="float" office:value="84">
            <text:p>84</text:p>
          </table:table-cell>
          <table:table-cell office:value-type="float" office:value="132">
            <text:p>132</text:p>
          </table:table-cell>
          <table:table-cell table:number-columns-repeated="3"/>
          <table:table-cell office:value-type="string">
            <text:p>or1200.v</text:p>
          </table:table-cell>
          <table:table-cell office:value-type="float" office:value="16.9349">
            <text:p>16.9349</text:p>
          </table:table-cell>
          <table:table-cell office:value-type="float" office:value="18.2658">
            <text:p>18.2658</text:p>
          </table:table-cell>
          <table:table-cell office:value-type="float" office:value="15.7533">
            <text:p>15.7533</text:p>
          </table:table-cell>
          <table:table-cell table:number-columns-repeated="11"/>
        </table:table-row>
        <table:table-row table:style-name="ro1">
          <table:table-cell office:value-type="string">
            <text:p>blob_merge.v</text:p>
          </table:table-cell>
          <table:table-cell office:value-type="float" office:value="72">
            <text:p>72</text:p>
          </table:table-cell>
          <table:table-cell office:value-type="float" office:value="84">
            <text:p>84</text:p>
          </table:table-cell>
          <table:table-cell office:value-type="float" office:value="126">
            <text:p>126</text:p>
          </table:table-cell>
          <table:table-cell table:number-columns-repeated="3"/>
          <table:table-cell office:value-type="string">
            <text:p>blob_merge.v</text:p>
          </table:table-cell>
          <table:table-cell office:value-type="float" office:value="10.3611">
            <text:p>10.3611</text:p>
          </table:table-cell>
          <table:table-cell office:value-type="float" office:value="18.1089">
            <text:p>18.1089</text:p>
          </table:table-cell>
          <table:table-cell office:value-type="float" office:value="12.9955">
            <text:p>12.9955</text:p>
          </table:table-cell>
          <table:table-cell table:number-columns-repeated="11"/>
        </table:table-row>
        <table:table-row table:style-name="ro1">
          <table:table-cell/>
          <table:table-cell table:formula="of:=GEOMEAN([.B153:.B158])" office:value-type="float" office:value="71.698945237033">
            <text:p>71.698945237</text:p>
          </table:table-cell>
          <table:table-cell table:formula="of:=GEOMEAN([.C153:.C158])" office:value-type="float" office:value="86.493030209841">
            <text:p>86.4930302098</text:p>
          </table:table-cell>
          <table:table-cell table:formula="of:=GEOMEAN([.D153:.D158])" office:value-type="float" office:value="144.721797115703">
            <text:p>144.7217971157</text:p>
          </table:table-cell>
          <table:table-cell table:formula="of:=GEOMEAN([.C159:.D159])" office:value-type="float" office:value="111.881306615319">
            <text:p>111.8813066153</text:p>
          </table:table-cell>
          <table:table-cell table:number-columns-repeated="3"/>
          <table:table-cell table:formula="of:=GEOMEAN([.I153:.I158])" office:value-type="float" office:value="9.62608039865752">
            <text:p>9.6260803987</text:p>
          </table:table-cell>
          <table:table-cell table:formula="of:=GEOMEAN([.J153:.J158])" office:value-type="float" office:value="10.3647818935423">
            <text:p>10.3647818935</text:p>
          </table:table-cell>
          <table:table-cell table:formula="of:=GEOMEAN([.K153:.K158])" office:value-type="float" office:value="9.80414168308121">
            <text:p>9.8041416831</text:p>
          </table:table-cell>
          <table:table-cell table:formula="of:=GEOMEAN([.J159:.K159])" office:value-type="float" office:value="10.080564974173">
            <text:p>10.0805649742</text:p>
          </table:table-cell>
          <table:table-cell table:number-columns-repeated="10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Constant = 5.000000</text:p>
          </table:table-cell>
          <table:table-cell table:number-columns-repeated="6"/>
          <table:table-cell office:value-type="string">
            <text:p>Constant = 5.000000</text:p>
          </table:table-cell>
          <table:table-cell table:number-columns-repeated="14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11"/>
        </table:table-row>
        <table:table-row table:style-name="ro1">
          <table:table-cell office:value-type="string">
            <text:p>stereovision0.v</text:p>
          </table:table-cell>
          <table:table-cell office:value-type="float" office:value="62">
            <text:p>62</text:p>
          </table:table-cell>
          <table:table-cell office:value-type="float" office:value="84">
            <text:p>84</text:p>
          </table:table-cell>
          <table:table-cell office:value-type="float" office:value="126">
            <text:p>126</text:p>
          </table:table-cell>
          <table:table-cell table:number-columns-repeated="3"/>
          <table:table-cell office:value-type="string">
            <text:p>stereovision0.v</text:p>
          </table:table-cell>
          <table:table-cell office:value-type="float" office:value="6.40716">
            <text:p>6.40716</text:p>
          </table:table-cell>
          <table:table-cell office:value-type="float" office:value="4.3641">
            <text:p>4.3641</text:p>
          </table:table-cell>
          <table:table-cell office:value-type="float" office:value="5.08044">
            <text:p>5.08044</text:p>
          </table:table-cell>
          <table:table-cell table:number-columns-repeated="11"/>
        </table:table-row>
        <table:table-row table:style-name="ro1">
          <table:table-cell office:value-type="string">
            <text:p>stereovision1.v</text:p>
          </table:table-cell>
          <table:table-cell office:value-type="float" office:value="102">
            <text:p>102</text:p>
          </table:table-cell>
          <table:table-cell office:value-type="float" office:value="126">
            <text:p>126</text:p>
          </table:table-cell>
          <table:table-cell office:value-type="float" office:value="188">
            <text:p>188</text:p>
          </table:table-cell>
          <table:table-cell table:number-columns-repeated="3"/>
          <table:table-cell office:value-type="string">
            <text:p>stereovision1.v</text:p>
          </table:table-cell>
          <table:table-cell table:number-columns-repeated="2" office:value-type="float" office:value="7.97044">
            <text:p>7.97044</text:p>
          </table:table-cell>
          <table:table-cell office:value-type="float" office:value="9.04803">
            <text:p>9.04803</text:p>
          </table:table-cell>
          <table:table-cell table:number-columns-repeated="11"/>
        </table:table-row>
        <table:table-row table:style-name="ro1">
          <table:table-cell office:value-type="string">
            <text:p>mkDelayWorker32B.v</text:p>
          </table:table-cell>
          <table:table-cell office:value-type="float" office:value="74">
            <text:p>74</text:p>
          </table:table-cell>
          <table:table-cell office:value-type="float" office:value="82">
            <text:p>82</text:p>
          </table:table-cell>
          <table:table-cell office:value-type="float" office:value="152">
            <text:p>152</text:p>
          </table:table-cell>
          <table:table-cell table:number-columns-repeated="3"/>
          <table:table-cell office:value-type="string">
            <text:p>mkDelayWorker32B.v</text:p>
          </table:table-cell>
          <table:table-cell office:value-type="float" office:value="10.5767">
            <text:p>10.5767</text:p>
          </table:table-cell>
          <table:table-cell office:value-type="float" office:value="10.8178">
            <text:p>10.8178</text:p>
          </table:table-cell>
          <table:table-cell office:value-type="float" office:value="11.4308">
            <text:p>11.4308</text:p>
          </table:table-cell>
          <table:table-cell table:number-columns-repeated="11"/>
        </table:table-row>
        <table:table-row table:style-name="ro1">
          <table:table-cell office:value-type="string">
            <text:p>mkSMAdapter4B.v</text:p>
          </table:table-cell>
          <table:table-cell office:value-type="float" office:value="56">
            <text:p>56</text:p>
          </table:table-cell>
          <table:table-cell office:value-type="float" office:value="74">
            <text:p>74</text:p>
          </table:table-cell>
          <table:table-cell office:value-type="float" office:value="126">
            <text:p>126</text:p>
          </table:table-cell>
          <table:table-cell table:number-columns-repeated="3"/>
          <table:table-cell office:value-type="string">
            <text:p>mkSMAdapter4B.v</text:p>
          </table:table-cell>
          <table:table-cell office:value-type="float" office:value="8.3948">
            <text:p>8.3948</text:p>
          </table:table-cell>
          <table:table-cell office:value-type="float" office:value="8.89506">
            <text:p>8.89506</text:p>
          </table:table-cell>
          <table:table-cell office:value-type="float" office:value="8.27105">
            <text:p>8.27105</text:p>
          </table:table-cell>
          <table:table-cell table:number-columns-repeated="11"/>
        </table:table-row>
        <table:table-row table:style-name="ro1">
          <table:table-cell office:value-type="string">
            <text:p>or1200.v</text:p>
          </table:table-cell>
          <table:table-cell office:value-type="float" office:value="72">
            <text:p>72</text:p>
          </table:table-cell>
          <table:table-cell office:value-type="float" office:value="82">
            <text:p>82</text:p>
          </table:table-cell>
          <table:table-cell office:value-type="float" office:value="140">
            <text:p>140</text:p>
          </table:table-cell>
          <table:table-cell table:number-columns-repeated="3"/>
          <table:table-cell office:value-type="string">
            <text:p>or1200.v</text:p>
          </table:table-cell>
          <table:table-cell office:value-type="float" office:value="16.9349">
            <text:p>16.9349</text:p>
          </table:table-cell>
          <table:table-cell office:value-type="float" office:value="16.9309">
            <text:p>16.9309</text:p>
          </table:table-cell>
          <table:table-cell office:value-type="float" office:value="16.7601">
            <text:p>16.7601</text:p>
          </table:table-cell>
          <table:table-cell table:number-columns-repeated="11"/>
        </table:table-row>
        <table:table-row table:style-name="ro1">
          <table:table-cell office:value-type="string">
            <text:p>blob_merge.v</text:p>
          </table:table-cell>
          <table:table-cell office:value-type="float" office:value="72">
            <text:p>72</text:p>
          </table:table-cell>
          <table:table-cell office:value-type="float" office:value="86">
            <text:p>86</text:p>
          </table:table-cell>
          <table:table-cell office:value-type="float" office:value="146">
            <text:p>146</text:p>
          </table:table-cell>
          <table:table-cell table:number-columns-repeated="3"/>
          <table:table-cell office:value-type="string">
            <text:p>blob_merge.v</text:p>
          </table:table-cell>
          <table:table-cell office:value-type="float" office:value="10.3611">
            <text:p>10.3611</text:p>
          </table:table-cell>
          <table:table-cell office:value-type="float" office:value="14.1428">
            <text:p>14.1428</text:p>
          </table:table-cell>
          <table:table-cell office:value-type="float" office:value="14.1322">
            <text:p>14.1322</text:p>
          </table:table-cell>
          <table:table-cell table:number-columns-repeated="11"/>
        </table:table-row>
        <table:table-row table:style-name="ro1">
          <table:table-cell/>
          <table:table-cell table:formula="of:=GEOMEAN([.B164:.B169])" office:value-type="float" office:value="71.698945237033">
            <text:p>71.698945237</text:p>
          </table:table-cell>
          <table:table-cell table:formula="of:=GEOMEAN([.C164:.C169])" office:value-type="float" office:value="87.6330548259085">
            <text:p>87.6330548259</text:p>
          </table:table-cell>
          <table:table-cell table:formula="of:=GEOMEAN([.D164:.D169])" office:value-type="float" office:value="144.945221794538">
            <text:p>144.9452217945</text:p>
          </table:table-cell>
          <table:table-cell table:formula="of:=GEOMEAN([.C170:.D170])" office:value-type="float" office:value="112.703116941255">
            <text:p>112.7031169413</text:p>
          </table:table-cell>
          <table:table-cell table:number-columns-repeated="3"/>
          <table:table-cell table:formula="of:=GEOMEAN([.I164:.I169])" office:value-type="float" office:value="9.62608039865752">
            <text:p>9.6260803987</text:p>
          </table:table-cell>
          <table:table-cell table:formula="of:=GEOMEAN([.J164:.J169])" office:value-type="float" office:value="9.63784736574709">
            <text:p>9.6378473657</text:p>
          </table:table-cell>
          <table:table-cell table:formula="of:=GEOMEAN([.K164:.K169])" office:value-type="float" office:value="10.0483904459585">
            <text:p>10.048390446</text:p>
          </table:table-cell>
          <table:table-cell table:formula="of:=GEOMEAN([.J170:.K170])" office:value-type="float" office:value="9.84097827401216">
            <text:p>9.840978274</text:p>
          </table:table-cell>
          <table:table-cell table:number-columns-repeated="10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Constant = 10.000000</text:p>
          </table:table-cell>
          <table:table-cell table:number-columns-repeated="6"/>
          <table:table-cell office:value-type="string">
            <text:p>Constant = 10.000000</text:p>
          </table:table-cell>
          <table:table-cell table:number-columns-repeated="14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11"/>
        </table:table-row>
        <table:table-row table:style-name="ro1">
          <table:table-cell office:value-type="string">
            <text:p>stereovision0.v</text:p>
          </table:table-cell>
          <table:table-cell office:value-type="float" office:value="62">
            <text:p>62</text:p>
          </table:table-cell>
          <table:table-cell office:value-type="float" office:value="70">
            <text:p>70</text:p>
          </table:table-cell>
          <table:table-cell office:value-type="float" office:value="146">
            <text:p>146</text:p>
          </table:table-cell>
          <table:table-cell table:number-columns-repeated="3"/>
          <table:table-cell office:value-type="string">
            <text:p>stereovision0.v</text:p>
          </table:table-cell>
          <table:table-cell office:value-type="float" office:value="6.40716">
            <text:p>6.40716</text:p>
          </table:table-cell>
          <table:table-cell office:value-type="float" office:value="5.24844">
            <text:p>5.24844</text:p>
          </table:table-cell>
          <table:table-cell office:value-type="float" office:value="4.93534">
            <text:p>4.93534</text:p>
          </table:table-cell>
          <table:table-cell table:number-columns-repeated="11"/>
        </table:table-row>
        <table:table-row table:style-name="ro1">
          <table:table-cell office:value-type="string">
            <text:p>stereovision1.v</text:p>
          </table:table-cell>
          <table:table-cell office:value-type="float" office:value="102">
            <text:p>102</text:p>
          </table:table-cell>
          <table:table-cell office:value-type="float" office:value="122">
            <text:p>122</text:p>
          </table:table-cell>
          <table:table-cell office:value-type="float" office:value="204">
            <text:p>204</text:p>
          </table:table-cell>
          <table:table-cell table:number-columns-repeated="3"/>
          <table:table-cell office:value-type="string">
            <text:p>stereovision1.v</text:p>
          </table:table-cell>
          <table:table-cell office:value-type="float" office:value="7.97044">
            <text:p>7.97044</text:p>
          </table:table-cell>
          <table:table-cell office:value-type="float" office:value="8.64476">
            <text:p>8.64476</text:p>
          </table:table-cell>
          <table:table-cell office:value-type="float" office:value="7.51255">
            <text:p>7.51255</text:p>
          </table:table-cell>
          <table:table-cell table:number-columns-repeated="11"/>
        </table:table-row>
        <table:table-row table:style-name="ro1">
          <table:table-cell office:value-type="string">
            <text:p>mkDelayWorker32B.v</text:p>
          </table:table-cell>
          <table:table-cell office:value-type="float" office:value="74">
            <text:p>74</text:p>
          </table:table-cell>
          <table:table-cell office:value-type="float" office:value="86">
            <text:p>86</text:p>
          </table:table-cell>
          <table:table-cell office:value-type="float" office:value="144">
            <text:p>144</text:p>
          </table:table-cell>
          <table:table-cell table:number-columns-repeated="3"/>
          <table:table-cell office:value-type="string">
            <text:p>mkDelayWorker32B.v</text:p>
          </table:table-cell>
          <table:table-cell office:value-type="float" office:value="10.5767">
            <text:p>10.5767</text:p>
          </table:table-cell>
          <table:table-cell office:value-type="float" office:value="10.5259">
            <text:p>10.5259</text:p>
          </table:table-cell>
          <table:table-cell office:value-type="float" office:value="10.445">
            <text:p>10.445</text:p>
          </table:table-cell>
          <table:table-cell table:number-columns-repeated="11"/>
        </table:table-row>
        <table:table-row table:style-name="ro1">
          <table:table-cell office:value-type="string">
            <text:p>mkSMAdapter4B.v</text:p>
          </table:table-cell>
          <table:table-cell office:value-type="float" office:value="56">
            <text:p>56</text:p>
          </table:table-cell>
          <table:table-cell office:value-type="float" office:value="74">
            <text:p>74</text:p>
          </table:table-cell>
          <table:table-cell office:value-type="float" office:value="126">
            <text:p>126</text:p>
          </table:table-cell>
          <table:table-cell table:number-columns-repeated="3"/>
          <table:table-cell office:value-type="string">
            <text:p>mkSMAdapter4B.v</text:p>
          </table:table-cell>
          <table:table-cell office:value-type="float" office:value="8.3948">
            <text:p>8.3948</text:p>
          </table:table-cell>
          <table:table-cell office:value-type="float" office:value="8.01142">
            <text:p>8.01142</text:p>
          </table:table-cell>
          <table:table-cell office:value-type="float" office:value="8.5305">
            <text:p>8.5305</text:p>
          </table:table-cell>
          <table:table-cell table:number-columns-repeated="11"/>
        </table:table-row>
        <table:table-row table:style-name="ro1">
          <table:table-cell office:value-type="string">
            <text:p>or1200.v</text:p>
          </table:table-cell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  <table:table-cell office:value-type="float" office:value="156">
            <text:p>156</text:p>
          </table:table-cell>
          <table:table-cell table:number-columns-repeated="3"/>
          <table:table-cell office:value-type="string">
            <text:p>or1200.v</text:p>
          </table:table-cell>
          <table:table-cell office:value-type="float" office:value="16.9349">
            <text:p>16.9349</text:p>
          </table:table-cell>
          <table:table-cell office:value-type="float" office:value="17.8428">
            <text:p>17.8428</text:p>
          </table:table-cell>
          <table:table-cell office:value-type="float" office:value="17.4401">
            <text:p>17.4401</text:p>
          </table:table-cell>
          <table:table-cell table:number-columns-repeated="11"/>
        </table:table-row>
        <table:table-row table:style-name="ro1">
          <table:table-cell office:value-type="string">
            <text:p>blob_merge.v</text:p>
          </table:table-cell>
          <table:table-cell office:value-type="float" office:value="72">
            <text:p>72</text:p>
          </table:table-cell>
          <table:table-cell office:value-type="float" office:value="90">
            <text:p>90</text:p>
          </table:table-cell>
          <table:table-cell office:value-type="float" office:value="166">
            <text:p>166</text:p>
          </table:table-cell>
          <table:table-cell table:number-columns-repeated="3"/>
          <table:table-cell office:value-type="string">
            <text:p>blob_merge.v</text:p>
          </table:table-cell>
          <table:table-cell office:value-type="float" office:value="10.3611">
            <text:p>10.3611</text:p>
          </table:table-cell>
          <table:table-cell office:value-type="float" office:value="14.3671">
            <text:p>14.3671</text:p>
          </table:table-cell>
          <table:table-cell office:value-type="float" office:value="14.5733">
            <text:p>14.5733</text:p>
          </table:table-cell>
          <table:table-cell table:number-columns-repeated="11"/>
        </table:table-row>
        <table:table-row table:style-name="ro1">
          <table:table-cell/>
          <table:table-cell table:formula="of:=GEOMEAN([.B175:.B180])" office:value-type="float" office:value="71.698945237033">
            <text:p>71.698945237</text:p>
          </table:table-cell>
          <table:table-cell table:formula="of:=GEOMEAN([.C175:.C180])" office:value-type="float" office:value="85.5237541387811">
            <text:p>85.5237541388</text:p>
          </table:table-cell>
          <table:table-cell table:formula="of:=GEOMEAN([.D175:.D180])" office:value-type="float" office:value="155.235647614776">
            <text:p>155.2356476148</text:p>
          </table:table-cell>
          <table:table-cell table:formula="of:=GEOMEAN([.C181:.D181])" office:value-type="float" office:value="115.222981041894">
            <text:p>115.2229810419</text:p>
          </table:table-cell>
          <table:table-cell table:number-columns-repeated="3"/>
          <table:table-cell table:formula="of:=GEOMEAN([.I175:.I180])" office:value-type="float" office:value="9.62608039865752">
            <text:p>9.6260803987</text:p>
          </table:table-cell>
          <table:table-cell table:formula="of:=GEOMEAN([.J175:.J180])" office:value-type="float" office:value="9.9677546583735">
            <text:p>9.9677546584</text:p>
          </table:table-cell>
          <table:table-cell table:formula="of:=GEOMEAN([.K175:.K180])" office:value-type="float" office:value="9.71290281585588">
            <text:p>9.7129028159</text:p>
          </table:table-cell>
          <table:table-cell table:formula="of:=GEOMEAN([.J181:.K181])" office:value-type="float" office:value="9.83950366070752">
            <text:p>9.8395036607</text:p>
          </table:table-cell>
          <table:table-cell table:number-columns-repeated="10"/>
        </table:table-row>
      </table:table>
      <table:table table:name="Ct=6" table:style-name="ta1">
        <table:table-column table:style-name="co5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Constant = 0.000000</text:p>
          </table:table-cell>
          <table:table-cell table:number-columns-repeated="5"/>
          <table:table-cell office:value-type="string">
            <text:p>Constant = 0.000000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/>
        </table:table-row>
        <table:table-row table:style-name="ro3">
          <table:table-cell office:value-type="string">
            <text:p>blob_merge.v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116">
            <text:p>116</text:p>
          </table:table-cell>
          <table:table-cell table:number-columns-repeated="2"/>
          <table:table-cell office:value-type="string">
            <text:p>blob_merge.v</text:p>
          </table:table-cell>
          <table:table-cell table:number-columns-repeated="3" office:value-type="float" office:value="10.3611">
            <text:p>10.3611</text:p>
          </table:table-cell>
          <table:table-cell/>
        </table:table-row>
        <table:table-row table:style-name="ro1">
          <table:table-cell office:value-type="string">
            <text:p>mkDelayWorker32B.v</text:p>
          </table:table-cell>
          <table:table-cell office:value-type="float" office:value="76">
            <text:p>76</text:p>
          </table:table-cell>
          <table:table-cell office:value-type="float" office:value="88">
            <text:p>88</text:p>
          </table:table-cell>
          <table:table-cell office:value-type="float" office:value="166">
            <text:p>166</text:p>
          </table:table-cell>
          <table:table-cell table:number-columns-repeated="2"/>
          <table:table-cell office:value-type="string">
            <text:p>mkDelayWorker32B.v</text:p>
          </table:table-cell>
          <table:table-cell office:value-type="float" office:value="11.1558">
            <text:p>11.1558</text:p>
          </table:table-cell>
          <table:table-cell office:value-type="float" office:value="11.0214">
            <text:p>11.0214</text:p>
          </table:table-cell>
          <table:table-cell office:value-type="float" office:value="11.2311">
            <text:p>11.2311</text:p>
          </table:table-cell>
          <table:table-cell/>
        </table:table-row>
        <table:table-row table:style-name="ro1">
          <table:table-cell office:value-type="string">
            <text:p>mkSMAdapter4B.v</text:p>
          </table:table-cell>
          <table:table-cell office:value-type="float" office:value="56">
            <text:p>56</text:p>
          </table:table-cell>
          <table:table-cell office:value-type="float" office:value="68">
            <text:p>68</text:p>
          </table:table-cell>
          <table:table-cell office:value-type="float" office:value="136">
            <text:p>136</text:p>
          </table:table-cell>
          <table:table-cell table:number-columns-repeated="2"/>
          <table:table-cell office:value-type="string">
            <text:p>mkSMAdapter4B.v</text:p>
          </table:table-cell>
          <table:table-cell office:value-type="float" office:value="8.3948">
            <text:p>8.3948</text:p>
          </table:table-cell>
          <table:table-cell office:value-type="float" office:value="8.53033">
            <text:p>8.53033</text:p>
          </table:table-cell>
          <table:table-cell office:value-type="float" office:value="8.62319">
            <text:p>8.62319</text:p>
          </table:table-cell>
          <table:table-cell/>
        </table:table-row>
        <table:table-row table:style-name="ro1">
          <table:table-cell office:value-type="string">
            <text:p>or1200.v</text:p>
          </table:table-cell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table:number-columns-repeated="2"/>
          <table:table-cell office:value-type="string">
            <text:p>or1200.v</text:p>
          </table:table-cell>
          <table:table-cell office:value-type="float" office:value="18.0447">
            <text:p>18.0447</text:p>
          </table:table-cell>
          <table:table-cell office:value-type="float" office:value="18.4121">
            <text:p>18.4121</text:p>
          </table:table-cell>
          <table:table-cell office:value-type="float" office:value="19.4434">
            <text:p>19.4434</text:p>
          </table:table-cell>
          <table:table-cell/>
        </table:table-row>
        <table:table-row table:style-name="ro1">
          <table:table-cell office:value-type="string">
            <text:p>stereovision0.v</text:p>
          </table:table-cell>
          <table:table-cell office:value-type="float" office:value="62">
            <text:p>62</text:p>
          </table:table-cell>
          <table:table-cell office:value-type="float" office:value="78">
            <text:p>78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string">
            <text:p>stereovision0.v</text:p>
          </table:table-cell>
          <table:table-cell table:number-columns-repeated="3" office:value-type="float" office:value="5.90579">
            <text:p>5.90579</text:p>
          </table:table-cell>
          <table:table-cell/>
        </table:table-row>
        <table:table-row table:style-name="ro1">
          <table:table-cell office:value-type="string">
            <text:p>stereovision1.v</text:p>
          </table:table-cell>
          <table:table-cell office:value-type="float" office:value="102">
            <text:p>102</text:p>
          </table:table-cell>
          <table:table-cell office:value-type="float" office:value="194">
            <text:p>194</text:p>
          </table:table-cell>
          <table:table-cell office:value-type="float" office:value="386">
            <text:p>386</text:p>
          </table:table-cell>
          <table:table-cell table:number-columns-repeated="2"/>
          <table:table-cell office:value-type="string">
            <text:p>stereovision1.v</text:p>
          </table:table-cell>
          <table:table-cell office:value-type="float" office:value="8.23707">
            <text:p>8.23707</text:p>
          </table:table-cell>
          <table:table-cell office:value-type="float" office:value="8.23643">
            <text:p>8.23643</text:p>
          </table:table-cell>
          <table:table-cell office:value-type="float" office:value="8.24039">
            <text:p>8.24039</text:p>
          </table:table-cell>
          <table:table-cell/>
        </table:table-row>
        <table:table-row table:style-name="ro1">
          <table:table-cell office:value-type="string">
            <text:p>geomean</text:p>
          </table:table-cell>
          <table:table-cell table:formula="of:=GEOMEAN([.B6:.B11])" office:value-type="float" office:value="72.3479588315816">
            <text:p>72.3479588316</text:p>
          </table:table-cell>
          <table:table-cell table:formula="of:=GEOMEAN([.C6:.C11])" office:value-type="float" office:value="90.1500597166899">
            <text:p>90.1500597167</text:p>
          </table:table-cell>
          <table:table-cell table:formula="of:=GEOMEAN([.D6:.D11])" office:value-type="float" office:value="172.314105315695">
            <text:p>172.3141053157</text:p>
          </table:table-cell>
          <table:table-cell table:formula="of:=GEOMEAN([.C12:.D12])" office:value-type="float" office:value="124.635977487393">
            <text:p>124.6359774874</text:p>
          </table:table-cell>
          <table:table-cell/>
          <table:table-cell office:value-type="string">
            <text:p>geomean</text:p>
          </table:table-cell>
          <table:table-cell table:formula="of:=GEOMEAN([.H6:.H11])" office:value-type="float" office:value="9.73612692566314">
            <text:p>9.7361269257</text:p>
          </table:table-cell>
          <table:table-cell table:formula="of:=GEOMEAN([.I6:.I11])" office:value-type="float" office:value="9.77510579724783">
            <text:p>9.7751057972</text:p>
          </table:table-cell>
          <table:table-cell table:formula="of:=GEOMEAN([.J6:.J11])" office:value-type="float" office:value="9.91400230052293">
            <text:p>9.9140023005</text:p>
          </table:table-cell>
          <table:table-cell table:formula="of:=GEOMEAN([.I12:.J12])" office:value-type="float" office:value="9.84430908503842">
            <text:p>9.84430908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Constant = 0.100000</text:p>
          </table:table-cell>
          <table:table-cell table:number-columns-repeated="5"/>
          <table:table-cell office:value-type="string">
            <text:p>Constant = 0.100000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/>
        </table:table-row>
        <table:table-row table:style-name="ro3">
          <table:table-cell office:value-type="string">
            <text:p>blob_merge.v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  <table:table-cell office:value-type="float" office:value="112">
            <text:p>112</text:p>
          </table:table-cell>
          <table:table-cell table:number-columns-repeated="2"/>
          <table:table-cell office:value-type="string">
            <text:p>blob_merge.v</text:p>
          </table:table-cell>
          <table:table-cell office:value-type="float" office:value="10.3611">
            <text:p>10.3611</text:p>
          </table:table-cell>
          <table:table-cell office:value-type="float" office:value="14.2194">
            <text:p>14.2194</text:p>
          </table:table-cell>
          <table:table-cell office:value-type="float" office:value="11.1352">
            <text:p>11.1352</text:p>
          </table:table-cell>
          <table:table-cell/>
        </table:table-row>
        <table:table-row table:style-name="ro1">
          <table:table-cell office:value-type="string">
            <text:p>mkDelayWorker32B.v</text:p>
          </table:table-cell>
          <table:table-cell office:value-type="float" office:value="76">
            <text:p>76</text:p>
          </table:table-cell>
          <table:table-cell office:value-type="float" office:value="86">
            <text:p>86</text:p>
          </table:table-cell>
          <table:table-cell office:value-type="float" office:value="158">
            <text:p>158</text:p>
          </table:table-cell>
          <table:table-cell table:number-columns-repeated="2"/>
          <table:table-cell office:value-type="string">
            <text:p>mkDelayWorker32B.v</text:p>
          </table:table-cell>
          <table:table-cell office:value-type="float" office:value="11.1558">
            <text:p>11.1558</text:p>
          </table:table-cell>
          <table:table-cell office:value-type="float" office:value="10.1823">
            <text:p>10.1823</text:p>
          </table:table-cell>
          <table:table-cell office:value-type="float" office:value="11.3887">
            <text:p>11.3887</text:p>
          </table:table-cell>
          <table:table-cell/>
        </table:table-row>
        <table:table-row table:style-name="ro1">
          <table:table-cell office:value-type="string">
            <text:p>mkSMAdapter4B.v</text:p>
          </table:table-cell>
          <table:table-cell office:value-type="float" office:value="56">
            <text:p>56</text:p>
          </table:table-cell>
          <table:table-cell office:value-type="float" office:value="84">
            <text:p>84</text:p>
          </table:table-cell>
          <table:table-cell office:value-type="float" office:value="184">
            <text:p>184</text:p>
          </table:table-cell>
          <table:table-cell table:number-columns-repeated="2"/>
          <table:table-cell office:value-type="string">
            <text:p>mkSMAdapter4B.v</text:p>
          </table:table-cell>
          <table:table-cell office:value-type="float" office:value="8.3948">
            <text:p>8.3948</text:p>
          </table:table-cell>
          <table:table-cell office:value-type="float" office:value="8.35145">
            <text:p>8.35145</text:p>
          </table:table-cell>
          <table:table-cell office:value-type="float" office:value="7.87979">
            <text:p>7.87979</text:p>
          </table:table-cell>
          <table:table-cell/>
        </table:table-row>
        <table:table-row table:style-name="ro1">
          <table:table-cell office:value-type="string">
            <text:p>or1200.v</text:p>
          </table:table-cell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136">
            <text:p>136</text:p>
          </table:table-cell>
          <table:table-cell table:number-columns-repeated="2"/>
          <table:table-cell office:value-type="string">
            <text:p>or1200.v</text:p>
          </table:table-cell>
          <table:table-cell office:value-type="float" office:value="18.0447">
            <text:p>18.0447</text:p>
          </table:table-cell>
          <table:table-cell office:value-type="float" office:value="16.0278">
            <text:p>16.0278</text:p>
          </table:table-cell>
          <table:table-cell office:value-type="float" office:value="17.0094">
            <text:p>17.0094</text:p>
          </table:table-cell>
          <table:table-cell/>
        </table:table-row>
        <table:table-row table:style-name="ro1">
          <table:table-cell office:value-type="string">
            <text:p>stereovision0.v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76">
            <text:p>176</text:p>
          </table:table-cell>
          <table:table-cell table:number-columns-repeated="2"/>
          <table:table-cell office:value-type="string">
            <text:p>stereovision0.v</text:p>
          </table:table-cell>
          <table:table-cell office:value-type="float" office:value="5.90579">
            <text:p>5.90579</text:p>
          </table:table-cell>
          <table:table-cell office:value-type="float" office:value="5.59083">
            <text:p>5.59083</text:p>
          </table:table-cell>
          <table:table-cell office:value-type="float" office:value="4.97738">
            <text:p>4.97738</text:p>
          </table:table-cell>
          <table:table-cell/>
        </table:table-row>
        <table:table-row table:style-name="ro1">
          <table:table-cell office:value-type="string">
            <text:p>stereovision1.v</text:p>
          </table:table-cell>
          <table:table-cell office:value-type="float" office:value="102">
            <text:p>102</text:p>
          </table:table-cell>
          <table:table-cell office:value-type="float" office:value="184">
            <text:p>184</text:p>
          </table:table-cell>
          <table:table-cell office:value-type="float" office:value="358">
            <text:p>358</text:p>
          </table:table-cell>
          <table:table-cell table:number-columns-repeated="2"/>
          <table:table-cell office:value-type="string">
            <text:p>stereovision1.v</text:p>
          </table:table-cell>
          <table:table-cell office:value-type="float" office:value="8.23707">
            <text:p>8.23707</text:p>
          </table:table-cell>
          <table:table-cell office:value-type="float" office:value="8.21101">
            <text:p>8.21101</text:p>
          </table:table-cell>
          <table:table-cell office:value-type="float" office:value="8.73119">
            <text:p>8.73119</text:p>
          </table:table-cell>
          <table:table-cell/>
        </table:table-row>
        <table:table-row table:style-name="ro1">
          <table:table-cell office:value-type="string">
            <text:p>geomean</text:p>
          </table:table-cell>
          <table:table-cell table:formula="of:=GEOMEAN([.B17:.B22])" office:value-type="float" office:value="72.3479588315816">
            <text:p>72.3479588316</text:p>
          </table:table-cell>
          <table:table-cell table:formula="of:=GEOMEAN([.C17:.C22])" office:value-type="float" office:value="95.2438867393807">
            <text:p>95.2438867394</text:p>
          </table:table-cell>
          <table:table-cell table:formula="of:=GEOMEAN([.D17:.D22])" office:value-type="float" office:value="174.155791983803">
            <text:p>174.1557919838</text:p>
          </table:table-cell>
          <table:table-cell table:formula="of:=GEOMEAN([.C23:.D23])" office:value-type="float" office:value="128.791593385254">
            <text:p>128.7915933853</text:p>
          </table:table-cell>
          <table:table-cell/>
          <table:table-cell office:value-type="string">
            <text:p>geomean</text:p>
          </table:table-cell>
          <table:table-cell table:formula="of:=GEOMEAN([.H17:.H22])" office:value-type="float" office:value="9.73612692566314">
            <text:p>9.7361269257</text:p>
          </table:table-cell>
          <table:table-cell table:formula="of:=GEOMEAN([.I17:.I22])" office:value-type="float" office:value="9.80707066447525">
            <text:p>9.8070706645</text:p>
          </table:table-cell>
          <table:table-cell table:formula="of:=GEOMEAN([.J17:.J22])" office:value-type="float" office:value="9.50768989716261">
            <text:p>9.5076898972</text:p>
          </table:table-cell>
          <table:table-cell table:formula="of:=GEOMEAN([.I23:.J23])" office:value-type="float" office:value="9.65622010299015">
            <text:p>9.65622010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Constant = 0.300000</text:p>
          </table:table-cell>
          <table:table-cell table:number-columns-repeated="5"/>
          <table:table-cell office:value-type="string">
            <text:p>Constant = 0.300000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string">
            <text:p>blob_merge.v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  <table:table-cell office:value-type="float" office:value="166">
            <text:p>166</text:p>
          </table:table-cell>
          <table:table-cell table:number-columns-repeated="2"/>
          <table:table-cell office:value-type="string">
            <text:p>blob_merge.v</text:p>
          </table:table-cell>
          <table:table-cell office:value-type="float" office:value="10.3611">
            <text:p>10.3611</text:p>
          </table:table-cell>
          <table:table-cell office:value-type="float" office:value="10.6322">
            <text:p>10.6322</text:p>
          </table:table-cell>
          <table:table-cell office:value-type="float" office:value="11.6095">
            <text:p>11.6095</text:p>
          </table:table-cell>
          <table:table-cell/>
        </table:table-row>
        <table:table-row table:style-name="ro1">
          <table:table-cell office:value-type="string">
            <text:p>mkDelayWorker32B.v</text:p>
          </table:table-cell>
          <table:table-cell office:value-type="float" office:value="76">
            <text:p>76</text:p>
          </table:table-cell>
          <table:table-cell office:value-type="float" office:value="84">
            <text:p>84</text:p>
          </table:table-cell>
          <table:table-cell office:value-type="float" office:value="136">
            <text:p>136</text:p>
          </table:table-cell>
          <table:table-cell table:number-columns-repeated="2"/>
          <table:table-cell office:value-type="string">
            <text:p>mkDelayWorker32B.v</text:p>
          </table:table-cell>
          <table:table-cell office:value-type="float" office:value="11.1558">
            <text:p>11.1558</text:p>
          </table:table-cell>
          <table:table-cell office:value-type="float" office:value="9.65839">
            <text:p>9.65839</text:p>
          </table:table-cell>
          <table:table-cell office:value-type="float" office:value="11.7026">
            <text:p>11.7026</text:p>
          </table:table-cell>
          <table:table-cell/>
        </table:table-row>
        <table:table-row table:style-name="ro1">
          <table:table-cell office:value-type="string">
            <text:p>mkSMAdapter4B.v</text:p>
          </table:table-cell>
          <table:table-cell office:value-type="float" office:value="56">
            <text:p>56</text:p>
          </table:table-cell>
          <table:table-cell office:value-type="float" office:value="68">
            <text:p>68</text:p>
          </table:table-cell>
          <table:table-cell office:value-type="float" office:value="126">
            <text:p>126</text:p>
          </table:table-cell>
          <table:table-cell table:number-columns-repeated="2"/>
          <table:table-cell office:value-type="string">
            <text:p>mkSMAdapter4B.v</text:p>
          </table:table-cell>
          <table:table-cell office:value-type="float" office:value="8.3948">
            <text:p>8.3948</text:p>
          </table:table-cell>
          <table:table-cell office:value-type="float" office:value="7.87304">
            <text:p>7.87304</text:p>
          </table:table-cell>
          <table:table-cell office:value-type="float" office:value="8.85754">
            <text:p>8.85754</text:p>
          </table:table-cell>
          <table:table-cell/>
        </table:table-row>
        <table:table-row table:style-name="ro1">
          <table:table-cell office:value-type="string">
            <text:p>or1200.v</text:p>
          </table:table-cell>
          <table:table-cell office:value-type="float" office:value="72">
            <text:p>72</text:p>
          </table:table-cell>
          <table:table-cell office:value-type="float" office:value="84">
            <text:p>84</text:p>
          </table:table-cell>
          <table:table-cell office:value-type="float" office:value="136">
            <text:p>136</text:p>
          </table:table-cell>
          <table:table-cell table:number-columns-repeated="2"/>
          <table:table-cell office:value-type="string">
            <text:p>or1200.v</text:p>
          </table:table-cell>
          <table:table-cell office:value-type="float" office:value="18.0447">
            <text:p>18.0447</text:p>
          </table:table-cell>
          <table:table-cell office:value-type="float" office:value="17.1705">
            <text:p>17.1705</text:p>
          </table:table-cell>
          <table:table-cell office:value-type="float" office:value="15.46">
            <text:p>15.46</text:p>
          </table:table-cell>
          <table:table-cell/>
        </table:table-row>
        <table:table-row table:style-name="ro1">
          <table:table-cell office:value-type="string">
            <text:p>stereovision0.v</text:p>
          </table:table-cell>
          <table:table-cell office:value-type="float" office:value="62">
            <text:p>62</text:p>
          </table:table-cell>
          <table:table-cell office:value-type="float" office:value="78">
            <text:p>78</text:p>
          </table:table-cell>
          <table:table-cell office:value-type="float" office:value="196">
            <text:p>196</text:p>
          </table:table-cell>
          <table:table-cell table:number-columns-repeated="2"/>
          <table:table-cell office:value-type="string">
            <text:p>stereovision0.v</text:p>
          </table:table-cell>
          <table:table-cell office:value-type="float" office:value="5.90579">
            <text:p>5.90579</text:p>
          </table:table-cell>
          <table:table-cell office:value-type="float" office:value="4.98597">
            <text:p>4.98597</text:p>
          </table:table-cell>
          <table:table-cell office:value-type="float" office:value="5.95746">
            <text:p>5.95746</text:p>
          </table:table-cell>
          <table:table-cell/>
        </table:table-row>
        <table:table-row table:style-name="ro1">
          <table:table-cell office:value-type="string">
            <text:p>stereovision1.v</text:p>
          </table:table-cell>
          <table:table-cell office:value-type="float" office:value="102">
            <text:p>102</text:p>
          </table:table-cell>
          <table:table-cell office:value-type="float" office:value="166">
            <text:p>166</text:p>
          </table:table-cell>
          <table:table-cell office:value-type="float" office:value="316">
            <text:p>316</text:p>
          </table:table-cell>
          <table:table-cell table:number-columns-repeated="2"/>
          <table:table-cell office:value-type="string">
            <text:p>stereovision1.v</text:p>
          </table:table-cell>
          <table:table-cell office:value-type="float" office:value="8.23707">
            <text:p>8.23707</text:p>
          </table:table-cell>
          <table:table-cell office:value-type="float" office:value="7.91471">
            <text:p>7.91471</text:p>
          </table:table-cell>
          <table:table-cell office:value-type="float" office:value="7.96538">
            <text:p>7.96538</text:p>
          </table:table-cell>
          <table:table-cell/>
        </table:table-row>
        <table:table-row table:style-name="ro1">
          <table:table-cell office:value-type="string">
            <text:p>geomean</text:p>
          </table:table-cell>
          <table:table-cell table:formula="of:=GEOMEAN([.B28:.B33])" office:value-type="float" office:value="72.3479588315816">
            <text:p>72.3479588316</text:p>
          </table:table-cell>
          <table:table-cell table:formula="of:=GEOMEAN([.C28:.C33])" office:value-type="float" office:value="89.0006872931374">
            <text:p>89.0006872931</text:p>
          </table:table-cell>
          <table:table-cell table:formula="of:=GEOMEAN([.D28:.D33])" office:value-type="float" office:value="169.791756306374">
            <text:p>169.7917563064</text:p>
          </table:table-cell>
          <table:table-cell table:formula="of:=GEOMEAN([.C34:.D34])" office:value-type="float" office:value="122.929178830643">
            <text:p>122.9291788306</text:p>
          </table:table-cell>
          <table:table-cell/>
          <table:table-cell office:value-type="string">
            <text:p>geomean</text:p>
          </table:table-cell>
          <table:table-cell table:formula="of:=GEOMEAN([.H28:.H33])" office:value-type="float" office:value="9.73612692566314">
            <text:p>9.7361269257</text:p>
          </table:table-cell>
          <table:table-cell table:formula="of:=GEOMEAN([.I28:.I33])" office:value-type="float" office:value="9.04564744685759">
            <text:p>9.0456474469</text:p>
          </table:table-cell>
          <table:table-cell table:formula="of:=GEOMEAN([.J28:.J33])" office:value-type="float" office:value="9.79447180738238">
            <text:p>9.7944718074</text:p>
          </table:table-cell>
          <table:table-cell table:formula="of:=GEOMEAN([.I34:.J34])" office:value-type="float" office:value="9.4126159433904">
            <text:p>9.412615943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Constant = 0.500000</text:p>
          </table:table-cell>
          <table:table-cell table:number-columns-repeated="5"/>
          <table:table-cell office:value-type="string">
            <text:p>Constant = 0.500000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string">
            <text:p>blob_merge.v</text:p>
          </table:table-cell>
          <table:table-cell office:value-type="float" office:value="74">
            <text:p>74</text:p>
          </table:table-cell>
          <table:table-cell office:value-type="float" office:value="86">
            <text:p>86</text:p>
          </table:table-cell>
          <table:table-cell office:value-type="float" office:value="140">
            <text:p>140</text:p>
          </table:table-cell>
          <table:table-cell table:number-columns-repeated="2"/>
          <table:table-cell office:value-type="string">
            <text:p>blob_merge.v</text:p>
          </table:table-cell>
          <table:table-cell office:value-type="float" office:value="10.3611">
            <text:p>10.3611</text:p>
          </table:table-cell>
          <table:table-cell office:value-type="float" office:value="11.1108">
            <text:p>11.1108</text:p>
          </table:table-cell>
          <table:table-cell office:value-type="float" office:value="13.089">
            <text:p>13.089</text:p>
          </table:table-cell>
          <table:table-cell/>
        </table:table-row>
        <table:table-row table:style-name="ro1">
          <table:table-cell office:value-type="string">
            <text:p>mkDelayWorker32B.v</text:p>
          </table:table-cell>
          <table:table-cell office:value-type="float" office:value="76">
            <text:p>76</text:p>
          </table:table-cell>
          <table:table-cell office:value-type="float" office:value="94">
            <text:p>94</text:p>
          </table:table-cell>
          <table:table-cell office:value-type="float" office:value="206">
            <text:p>206</text:p>
          </table:table-cell>
          <table:table-cell table:number-columns-repeated="2"/>
          <table:table-cell office:value-type="string">
            <text:p>mkDelayWorker32B.v</text:p>
          </table:table-cell>
          <table:table-cell office:value-type="float" office:value="11.1558">
            <text:p>11.1558</text:p>
          </table:table-cell>
          <table:table-cell office:value-type="float" office:value="10.3881">
            <text:p>10.3881</text:p>
          </table:table-cell>
          <table:table-cell office:value-type="float" office:value="11.4707">
            <text:p>11.4707</text:p>
          </table:table-cell>
          <table:table-cell/>
        </table:table-row>
        <table:table-row table:style-name="ro1">
          <table:table-cell office:value-type="string">
            <text:p>mkSMAdapter4B.v</text:p>
          </table:table-cell>
          <table:table-cell office:value-type="float" office:value="56">
            <text:p>56</text:p>
          </table:table-cell>
          <table:table-cell office:value-type="float" office:value="74">
            <text:p>74</text:p>
          </table:table-cell>
          <table:table-cell office:value-type="float" office:value="166">
            <text:p>166</text:p>
          </table:table-cell>
          <table:table-cell table:number-columns-repeated="2"/>
          <table:table-cell office:value-type="string">
            <text:p>mkSMAdapter4B.v</text:p>
          </table:table-cell>
          <table:table-cell office:value-type="float" office:value="8.3948">
            <text:p>8.3948</text:p>
          </table:table-cell>
          <table:table-cell office:value-type="float" office:value="8.50965">
            <text:p>8.50965</text:p>
          </table:table-cell>
          <table:table-cell office:value-type="float" office:value="8.14974">
            <text:p>8.14974</text:p>
          </table:table-cell>
          <table:table-cell/>
        </table:table-row>
        <table:table-row table:style-name="ro1">
          <table:table-cell office:value-type="string">
            <text:p>or1200.v</text:p>
          </table:table-cell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176">
            <text:p>176</text:p>
          </table:table-cell>
          <table:table-cell table:number-columns-repeated="2"/>
          <table:table-cell office:value-type="string">
            <text:p>or1200.v</text:p>
          </table:table-cell>
          <table:table-cell office:value-type="float" office:value="18.0447">
            <text:p>18.0447</text:p>
          </table:table-cell>
          <table:table-cell office:value-type="float" office:value="16.4384">
            <text:p>16.4384</text:p>
          </table:table-cell>
          <table:table-cell office:value-type="float" office:value="15.9637">
            <text:p>15.9637</text:p>
          </table:table-cell>
          <table:table-cell/>
        </table:table-row>
        <table:table-row table:style-name="ro1">
          <table:table-cell office:value-type="string">
            <text:p>stereovision0.v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float" office:value="150">
            <text:p>150</text:p>
          </table:table-cell>
          <table:table-cell table:number-columns-repeated="2"/>
          <table:table-cell office:value-type="string">
            <text:p>stereovision0.v</text:p>
          </table:table-cell>
          <table:table-cell office:value-type="float" office:value="5.90579">
            <text:p>5.90579</text:p>
          </table:table-cell>
          <table:table-cell office:value-type="float" office:value="6.03848">
            <text:p>6.03848</text:p>
          </table:table-cell>
          <table:table-cell office:value-type="float" office:value="5.37553">
            <text:p>5.37553</text:p>
          </table:table-cell>
          <table:table-cell/>
        </table:table-row>
        <table:table-row table:style-name="ro1">
          <table:table-cell office:value-type="string">
            <text:p>stereovision1.v</text:p>
          </table:table-cell>
          <table:table-cell office:value-type="float" office:value="102">
            <text:p>102</text:p>
          </table:table-cell>
          <table:table-cell office:value-type="float" office:value="164">
            <text:p>164</text:p>
          </table:table-cell>
          <table:table-cell office:value-type="float" office:value="206">
            <text:p>206</text:p>
          </table:table-cell>
          <table:table-cell table:number-columns-repeated="2"/>
          <table:table-cell office:value-type="string">
            <text:p>stereovision1.v</text:p>
          </table:table-cell>
          <table:table-cell office:value-type="float" office:value="8.23707">
            <text:p>8.23707</text:p>
          </table:table-cell>
          <table:table-cell office:value-type="float" office:value="8.10201">
            <text:p>8.10201</text:p>
          </table:table-cell>
          <table:table-cell office:value-type="float" office:value="8.5019">
            <text:p>8.5019</text:p>
          </table:table-cell>
          <table:table-cell/>
        </table:table-row>
        <table:table-row table:style-name="ro1">
          <table:table-cell office:value-type="string">
            <text:p>geomean</text:p>
          </table:table-cell>
          <table:table-cell table:formula="of:=GEOMEAN([.B39:.B44])" office:value-type="float" office:value="72.3479588315816">
            <text:p>72.3479588316</text:p>
          </table:table-cell>
          <table:table-cell table:formula="of:=GEOMEAN([.C39:.C44])" office:value-type="float" office:value="95.3170132188828">
            <text:p>95.3170132189</text:p>
          </table:table-cell>
          <table:table-cell table:formula="of:=GEOMEAN([.D39:.D44])" office:value-type="float" office:value="172.15874254333">
            <text:p>172.1587425433</text:p>
          </table:table-cell>
          <table:table-cell table:formula="of:=GEOMEAN([.C45:.D45])" office:value-type="float" office:value="128.100183991862">
            <text:p>128.1001839919</text:p>
          </table:table-cell>
          <table:table-cell/>
          <table:table-cell office:value-type="string">
            <text:p>geomean</text:p>
          </table:table-cell>
          <table:table-cell table:formula="of:=GEOMEAN([.H39:.H44])" office:value-type="float" office:value="9.73612692566314">
            <text:p>9.7361269257</text:p>
          </table:table-cell>
          <table:table-cell table:formula="of:=GEOMEAN([.I39:.I44])" office:value-type="float" office:value="9.61454751736513">
            <text:p>9.6145475174</text:p>
          </table:table-cell>
          <table:table-cell table:formula="of:=GEOMEAN([.J39:.J44])" office:value-type="float" office:value="9.81262413475147">
            <text:p>9.8126241348</text:p>
          </table:table-cell>
          <table:table-cell table:formula="of:=GEOMEAN([.I45:.J45])" office:value-type="float" office:value="9.71308092283864">
            <text:p>9.713080922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Constant = 1.000000</text:p>
          </table:table-cell>
          <table:table-cell table:number-columns-repeated="5"/>
          <table:table-cell office:value-type="string">
            <text:p>Constant = 1.000000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string">
            <text:p>blob_merge.v</text:p>
          </table:table-cell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table:number-columns-repeated="2"/>
          <table:table-cell office:value-type="string">
            <text:p>blob_merge.v</text:p>
          </table:table-cell>
          <table:table-cell office:value-type="float" office:value="10.3611">
            <text:p>10.3611</text:p>
          </table:table-cell>
          <table:table-cell office:value-type="float" office:value="14.9677">
            <text:p>14.9677</text:p>
          </table:table-cell>
          <table:table-cell office:value-type="float" office:value="16.7984">
            <text:p>16.7984</text:p>
          </table:table-cell>
          <table:table-cell/>
        </table:table-row>
        <table:table-row table:style-name="ro1">
          <table:table-cell office:value-type="string">
            <text:p>mkDelayWorker32B.v</text:p>
          </table:table-cell>
          <table:table-cell office:value-type="float" office:value="76">
            <text:p>76</text:p>
          </table:table-cell>
          <table:table-cell office:value-type="float" office:value="86">
            <text:p>86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string">
            <text:p>mkDelayWorker32B.v</text:p>
          </table:table-cell>
          <table:table-cell office:value-type="float" office:value="11.1558">
            <text:p>11.1558</text:p>
          </table:table-cell>
          <table:table-cell office:value-type="float" office:value="11.2855">
            <text:p>11.2855</text:p>
          </table:table-cell>
          <table:table-cell office:value-type="float" office:value="10.6119">
            <text:p>10.6119</text:p>
          </table:table-cell>
          <table:table-cell/>
        </table:table-row>
        <table:table-row table:style-name="ro1">
          <table:table-cell office:value-type="string">
            <text:p>mkSMAdapter4B.v</text:p>
          </table:table-cell>
          <table:table-cell office:value-type="float" office:value="56">
            <text:p>56</text:p>
          </table:table-cell>
          <table:table-cell office:value-type="float" office:value="68">
            <text:p>68</text:p>
          </table:table-cell>
          <table:table-cell office:value-type="float" office:value="148">
            <text:p>148</text:p>
          </table:table-cell>
          <table:table-cell table:number-columns-repeated="2"/>
          <table:table-cell office:value-type="string">
            <text:p>mkSMAdapter4B.v</text:p>
          </table:table-cell>
          <table:table-cell office:value-type="float" office:value="8.3948">
            <text:p>8.3948</text:p>
          </table:table-cell>
          <table:table-cell office:value-type="float" office:value="8.89686">
            <text:p>8.89686</text:p>
          </table:table-cell>
          <table:table-cell office:value-type="float" office:value="9.18201">
            <text:p>9.18201</text:p>
          </table:table-cell>
          <table:table-cell/>
        </table:table-row>
        <table:table-row table:style-name="ro1">
          <table:table-cell office:value-type="string">
            <text:p>or1200.v</text:p>
          </table:table-cell>
          <table:table-cell office:value-type="float" office:value="72">
            <text:p>72</text:p>
          </table:table-cell>
          <table:table-cell office:value-type="float" office:value="84">
            <text:p>84</text:p>
          </table:table-cell>
          <table:table-cell office:value-type="float" office:value="134">
            <text:p>134</text:p>
          </table:table-cell>
          <table:table-cell table:number-columns-repeated="2"/>
          <table:table-cell office:value-type="string">
            <text:p>or1200.v</text:p>
          </table:table-cell>
          <table:table-cell office:value-type="float" office:value="18.0447">
            <text:p>18.0447</text:p>
          </table:table-cell>
          <table:table-cell office:value-type="float" office:value="16.3692">
            <text:p>16.3692</text:p>
          </table:table-cell>
          <table:table-cell office:value-type="float" office:value="17.1431">
            <text:p>17.1431</text:p>
          </table:table-cell>
          <table:table-cell/>
        </table:table-row>
        <table:table-row table:style-name="ro1">
          <table:table-cell office:value-type="string">
            <text:p>stereovision0.v</text:p>
          </table:table-cell>
          <table:table-cell office:value-type="float" office:value="62">
            <text:p>62</text:p>
          </table:table-cell>
          <table:table-cell office:value-type="float" office:value="78">
            <text:p>78</text:p>
          </table:table-cell>
          <table:table-cell office:value-type="float" office:value="136">
            <text:p>136</text:p>
          </table:table-cell>
          <table:table-cell table:number-columns-repeated="2"/>
          <table:table-cell office:value-type="string">
            <text:p>stereovision0.v</text:p>
          </table:table-cell>
          <table:table-cell office:value-type="float" office:value="5.90579">
            <text:p>5.90579</text:p>
          </table:table-cell>
          <table:table-cell office:value-type="float" office:value="5.24622">
            <text:p>5.24622</text:p>
          </table:table-cell>
          <table:table-cell office:value-type="float" office:value="5.38286">
            <text:p>5.38286</text:p>
          </table:table-cell>
          <table:table-cell/>
        </table:table-row>
        <table:table-row table:style-name="ro1">
          <table:table-cell office:value-type="string">
            <text:p>stereovision1.v</text:p>
          </table:table-cell>
          <table:table-cell office:value-type="float" office:value="102">
            <text:p>102</text:p>
          </table:table-cell>
          <table:table-cell office:value-type="float" office:value="140">
            <text:p>140</text:p>
          </table:table-cell>
          <table:table-cell office:value-type="float" office:value="378">
            <text:p>378</text:p>
          </table:table-cell>
          <table:table-cell table:number-columns-repeated="2"/>
          <table:table-cell office:value-type="string">
            <text:p>stereovision1.v</text:p>
          </table:table-cell>
          <table:table-cell office:value-type="float" office:value="8.23707">
            <text:p>8.23707</text:p>
          </table:table-cell>
          <table:table-cell office:value-type="float" office:value="8.23643">
            <text:p>8.23643</text:p>
          </table:table-cell>
          <table:table-cell office:value-type="float" office:value="8.33545">
            <text:p>8.33545</text:p>
          </table:table-cell>
          <table:table-cell/>
        </table:table-row>
        <table:table-row table:style-name="ro1">
          <table:table-cell office:value-type="string">
            <text:p>geomean</text:p>
          </table:table-cell>
          <table:table-cell table:formula="of:=GEOMEAN([.B50:.B55])" office:value-type="float" office:value="72.3479588315816">
            <text:p>72.3479588316</text:p>
          </table:table-cell>
          <table:table-cell table:formula="of:=GEOMEAN([.C50:.C55])" office:value-type="float" office:value="86.4836442903039">
            <text:p>86.4836442903</text:p>
          </table:table-cell>
          <table:table-cell table:formula="of:=GEOMEAN([.D50:.D55])" office:value-type="float" office:value="172.559279223888">
            <text:p>172.5592792239</text:p>
          </table:table-cell>
          <table:table-cell table:formula="of:=GEOMEAN([.C56:.D56])" office:value-type="float" office:value="122.162004417863">
            <text:p>122.1620044179</text:p>
          </table:table-cell>
          <table:table-cell/>
          <table:table-cell office:value-type="string">
            <text:p>geomean</text:p>
          </table:table-cell>
          <table:table-cell table:formula="of:=GEOMEAN([.H50:.H55])" office:value-type="float" office:value="9.73612692566314">
            <text:p>9.7361269257</text:p>
          </table:table-cell>
          <table:table-cell table:formula="of:=GEOMEAN([.I50:.I55])" office:value-type="float" office:value="10.1023156222593">
            <text:p>10.1023156223</text:p>
          </table:table-cell>
          <table:table-cell table:formula="of:=GEOMEAN([.J50:.J55])" office:value-type="float" office:value="10.3913439583306">
            <text:p>10.3913439583</text:p>
          </table:table-cell>
          <table:table-cell table:formula="of:=GEOMEAN([.I56:.J56])" office:value-type="float" office:value="10.2458106759062">
            <text:p>10.245810675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Constant = 1.500000</text:p>
          </table:table-cell>
          <table:table-cell table:number-columns-repeated="5"/>
          <table:table-cell office:value-type="string">
            <text:p>Constant = 1.500000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string">
            <text:p>blob_merge.v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table:number-columns-repeated="2"/>
          <table:table-cell office:value-type="string">
            <text:p>blob_merge.v</text:p>
          </table:table-cell>
          <table:table-cell office:value-type="float" office:value="10.3611">
            <text:p>10.3611</text:p>
          </table:table-cell>
          <table:table-cell office:value-type="float" office:value="10.4956">
            <text:p>10.4956</text:p>
          </table:table-cell>
          <table:table-cell office:value-type="float" office:value="10.6735">
            <text:p>10.6735</text:p>
          </table:table-cell>
          <table:table-cell/>
        </table:table-row>
        <table:table-row table:style-name="ro1">
          <table:table-cell office:value-type="string">
            <text:p>mkDelayWorker32B.v</text:p>
          </table:table-cell>
          <table:table-cell office:value-type="float" office:value="76">
            <text:p>76</text:p>
          </table:table-cell>
          <table:table-cell office:value-type="float" office:value="98">
            <text:p>98</text:p>
          </table:table-cell>
          <table:table-cell office:value-type="float" office:value="166">
            <text:p>166</text:p>
          </table:table-cell>
          <table:table-cell table:number-columns-repeated="2"/>
          <table:table-cell office:value-type="string">
            <text:p>mkDelayWorker32B.v</text:p>
          </table:table-cell>
          <table:table-cell office:value-type="float" office:value="11.1558">
            <text:p>11.1558</text:p>
          </table:table-cell>
          <table:table-cell office:value-type="float" office:value="10.8351">
            <text:p>10.8351</text:p>
          </table:table-cell>
          <table:table-cell office:value-type="float" office:value="10.1219">
            <text:p>10.1219</text:p>
          </table:table-cell>
          <table:table-cell/>
        </table:table-row>
        <table:table-row table:style-name="ro1">
          <table:table-cell office:value-type="string">
            <text:p>mkSMAdapter4B.v</text:p>
          </table:table-cell>
          <table:table-cell office:value-type="float" office:value="56">
            <text:p>56</text:p>
          </table:table-cell>
          <table:table-cell office:value-type="float" office:value="66">
            <text:p>66</text:p>
          </table:table-cell>
          <table:table-cell office:value-type="float" office:value="136">
            <text:p>136</text:p>
          </table:table-cell>
          <table:table-cell table:number-columns-repeated="2"/>
          <table:table-cell office:value-type="string">
            <text:p>mkSMAdapter4B.v</text:p>
          </table:table-cell>
          <table:table-cell office:value-type="float" office:value="8.3948">
            <text:p>8.3948</text:p>
          </table:table-cell>
          <table:table-cell office:value-type="float" office:value="8.57874">
            <text:p>8.57874</text:p>
          </table:table-cell>
          <table:table-cell office:value-type="float" office:value="8.82016">
            <text:p>8.82016</text:p>
          </table:table-cell>
          <table:table-cell/>
        </table:table-row>
        <table:table-row table:style-name="ro1">
          <table:table-cell office:value-type="string">
            <text:p>or1200.v</text:p>
          </table:table-cell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  <table:table-cell office:value-type="float" office:value="146">
            <text:p>146</text:p>
          </table:table-cell>
          <table:table-cell table:number-columns-repeated="2"/>
          <table:table-cell office:value-type="string">
            <text:p>or1200.v</text:p>
          </table:table-cell>
          <table:table-cell office:value-type="float" office:value="18.0447">
            <text:p>18.0447</text:p>
          </table:table-cell>
          <table:table-cell office:value-type="float" office:value="16.4187">
            <text:p>16.4187</text:p>
          </table:table-cell>
          <table:table-cell office:value-type="float" office:value="16.3074">
            <text:p>16.3074</text:p>
          </table:table-cell>
          <table:table-cell/>
        </table:table-row>
        <table:table-row table:style-name="ro1">
          <table:table-cell office:value-type="string">
            <text:p>stereovision0.v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string">
            <text:p>stereovision0.v</text:p>
          </table:table-cell>
          <table:table-cell office:value-type="float" office:value="5.90579">
            <text:p>5.90579</text:p>
          </table:table-cell>
          <table:table-cell office:value-type="float" office:value="5.97627">
            <text:p>5.97627</text:p>
          </table:table-cell>
          <table:table-cell office:value-type="float" office:value="4.95138">
            <text:p>4.95138</text:p>
          </table:table-cell>
          <table:table-cell/>
        </table:table-row>
        <table:table-row table:style-name="ro1">
          <table:table-cell office:value-type="string">
            <text:p>stereovision1.v</text:p>
          </table:table-cell>
          <table:table-cell office:value-type="float" office:value="102">
            <text:p>102</text:p>
          </table:table-cell>
          <table:table-cell office:value-type="float" office:value="168">
            <text:p>168</text:p>
          </table:table-cell>
          <table:table-cell office:value-type="float" office:value="328">
            <text:p>328</text:p>
          </table:table-cell>
          <table:table-cell table:number-columns-repeated="2"/>
          <table:table-cell office:value-type="string">
            <text:p>stereovision1.v</text:p>
          </table:table-cell>
          <table:table-cell office:value-type="float" office:value="8.23707">
            <text:p>8.23707</text:p>
          </table:table-cell>
          <table:table-cell office:value-type="float" office:value="8.50639">
            <text:p>8.50639</text:p>
          </table:table-cell>
          <table:table-cell office:value-type="float" office:value="8.18688">
            <text:p>8.18688</text:p>
          </table:table-cell>
          <table:table-cell/>
        </table:table-row>
        <table:table-row table:style-name="ro1">
          <table:table-cell office:value-type="string">
            <text:p>geomean</text:p>
          </table:table-cell>
          <table:table-cell table:formula="of:=GEOMEAN([.B61:.B66])" office:value-type="float" office:value="72.3479588315816">
            <text:p>72.3479588316</text:p>
          </table:table-cell>
          <table:table-cell table:formula="of:=GEOMEAN([.C61:.C66])" office:value-type="float" office:value="93.0111094330712">
            <text:p>93.0111094331</text:p>
          </table:table-cell>
          <table:table-cell table:formula="of:=GEOMEAN([.D61:.D66])" office:value-type="float" office:value="168.560651210205">
            <text:p>168.5606512102</text:p>
          </table:table-cell>
          <table:table-cell table:formula="of:=GEOMEAN([.C67:.D67])" office:value-type="float" office:value="125.211873142375">
            <text:p>125.2118731424</text:p>
          </table:table-cell>
          <table:table-cell/>
          <table:table-cell office:value-type="string">
            <text:p>geomean</text:p>
          </table:table-cell>
          <table:table-cell table:formula="of:=GEOMEAN([.H61:.H66])" office:value-type="float" office:value="9.73612692566314">
            <text:p>9.7361269257</text:p>
          </table:table-cell>
          <table:table-cell table:formula="of:=GEOMEAN([.I61:.I66])" office:value-type="float" office:value="9.66339342727848">
            <text:p>9.6633934273</text:p>
          </table:table-cell>
          <table:table-cell table:formula="of:=GEOMEAN([.J61:.J66])" office:value-type="float" office:value="9.25861008081074">
            <text:p>9.2586100808</text:p>
          </table:table-cell>
          <table:table-cell table:formula="of:=GEOMEAN([.I67:.J67])" office:value-type="float" office:value="9.4588367044072">
            <text:p>9.458836704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Constant = 5.000000</text:p>
          </table:table-cell>
          <table:table-cell table:number-columns-repeated="5"/>
          <table:table-cell office:value-type="string">
            <text:p>Constant = 5.000000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string">
            <text:p>blob_merge.v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118">
            <text:p>118</text:p>
          </table:table-cell>
          <table:table-cell table:number-columns-repeated="2"/>
          <table:table-cell office:value-type="string">
            <text:p>blob_merge.v</text:p>
          </table:table-cell>
          <table:table-cell office:value-type="float" office:value="10.3611">
            <text:p>10.3611</text:p>
          </table:table-cell>
          <table:table-cell office:value-type="float" office:value="10.2844">
            <text:p>10.2844</text:p>
          </table:table-cell>
          <table:table-cell office:value-type="float" office:value="16.5166">
            <text:p>16.5166</text:p>
          </table:table-cell>
          <table:table-cell/>
        </table:table-row>
        <table:table-row table:style-name="ro1">
          <table:table-cell office:value-type="string">
            <text:p>mkDelayWorker32B.v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  <table:table-cell office:value-type="float" office:value="118">
            <text:p>118</text:p>
          </table:table-cell>
          <table:table-cell table:number-columns-repeated="2"/>
          <table:table-cell office:value-type="string">
            <text:p>mkDelayWorker32B.v</text:p>
          </table:table-cell>
          <table:table-cell office:value-type="float" office:value="11.1558">
            <text:p>11.1558</text:p>
          </table:table-cell>
          <table:table-cell office:value-type="float" office:value="11.4545">
            <text:p>11.4545</text:p>
          </table:table-cell>
          <table:table-cell office:value-type="float" office:value="11.856">
            <text:p>11.856</text:p>
          </table:table-cell>
          <table:table-cell/>
        </table:table-row>
        <table:table-row table:style-name="ro1">
          <table:table-cell office:value-type="string">
            <text:p>mkSMAdapter4B.v</text:p>
          </table:table-cell>
          <table:table-cell office:value-type="float" office:value="56">
            <text:p>56</text:p>
          </table:table-cell>
          <table:table-cell office:value-type="float" office:value="68">
            <text:p>68</text:p>
          </table:table-cell>
          <table:table-cell office:value-type="float" office:value="148">
            <text:p>148</text:p>
          </table:table-cell>
          <table:table-cell table:number-columns-repeated="2"/>
          <table:table-cell office:value-type="string">
            <text:p>mkSMAdapter4B.v</text:p>
          </table:table-cell>
          <table:table-cell office:value-type="float" office:value="8.3948">
            <text:p>8.3948</text:p>
          </table:table-cell>
          <table:table-cell office:value-type="float" office:value="8.80443">
            <text:p>8.80443</text:p>
          </table:table-cell>
          <table:table-cell office:value-type="float" office:value="7.51586">
            <text:p>7.51586</text:p>
          </table:table-cell>
          <table:table-cell/>
        </table:table-row>
        <table:table-row table:style-name="ro1">
          <table:table-cell office:value-type="string">
            <text:p>or1200.v</text:p>
          </table:table-cell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string">
            <text:p>or1200.v</text:p>
          </table:table-cell>
          <table:table-cell office:value-type="float" office:value="18.0447">
            <text:p>18.0447</text:p>
          </table:table-cell>
          <table:table-cell office:value-type="float" office:value="17.5408">
            <text:p>17.5408</text:p>
          </table:table-cell>
          <table:table-cell office:value-type="float" office:value="17.6908">
            <text:p>17.6908</text:p>
          </table:table-cell>
          <table:table-cell/>
        </table:table-row>
        <table:table-row table:style-name="ro1">
          <table:table-cell office:value-type="string">
            <text:p>stereovision0.v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string">
            <text:p>stereovision0.v</text:p>
          </table:table-cell>
          <table:table-cell office:value-type="float" office:value="5.90579">
            <text:p>5.90579</text:p>
          </table:table-cell>
          <table:table-cell office:value-type="float" office:value="5.24844">
            <text:p>5.24844</text:p>
          </table:table-cell>
          <table:table-cell office:value-type="float" office:value="5.02417">
            <text:p>5.02417</text:p>
          </table:table-cell>
          <table:table-cell/>
        </table:table-row>
        <table:table-row table:style-name="ro1">
          <table:table-cell office:value-type="string">
            <text:p>stereovision1.v</text:p>
          </table:table-cell>
          <table:table-cell office:value-type="float" office:value="102">
            <text:p>102</text:p>
          </table:table-cell>
          <table:table-cell office:value-type="float" office:value="186">
            <text:p>186</text:p>
          </table:table-cell>
          <table:table-cell office:value-type="float" office:value="332">
            <text:p>332</text:p>
          </table:table-cell>
          <table:table-cell table:number-columns-repeated="2"/>
          <table:table-cell office:value-type="string">
            <text:p>stereovision1.v</text:p>
          </table:table-cell>
          <table:table-cell office:value-type="float" office:value="8.23707">
            <text:p>8.23707</text:p>
          </table:table-cell>
          <table:table-cell office:value-type="float" office:value="8.3466">
            <text:p>8.3466</text:p>
          </table:table-cell>
          <table:table-cell office:value-type="float" office:value="8.50306">
            <text:p>8.50306</text:p>
          </table:table-cell>
          <table:table-cell/>
        </table:table-row>
        <table:table-row table:style-name="ro1">
          <table:table-cell office:value-type="string">
            <text:p>geomean</text:p>
          </table:table-cell>
          <table:table-cell table:formula="of:=GEOMEAN([.B72:.B77])" office:value-type="float" office:value="72.3479588315816">
            <text:p>72.3479588316</text:p>
          </table:table-cell>
          <table:table-cell table:formula="of:=GEOMEAN([.C72:.C77])" office:value-type="float" office:value="91.5252700780413">
            <text:p>91.525270078</text:p>
          </table:table-cell>
          <table:table-cell table:formula="of:=GEOMEAN([.D72:.D77])" office:value-type="float" office:value="159.797078512981">
            <text:p>159.797078513</text:p>
          </table:table-cell>
          <table:table-cell table:formula="of:=GEOMEAN([.C78:.D78])" office:value-type="float" office:value="120.935812597355">
            <text:p>120.9358125974</text:p>
          </table:table-cell>
          <table:table-cell/>
          <table:table-cell office:value-type="string">
            <text:p>geomean</text:p>
          </table:table-cell>
          <table:table-cell table:formula="of:=GEOMEAN([.H72:.H77])" office:value-type="float" office:value="9.73612692566314">
            <text:p>9.7361269257</text:p>
          </table:table-cell>
          <table:table-cell table:formula="of:=GEOMEAN([.I72:.I77])" office:value-type="float" office:value="9.62884648304137">
            <text:p>9.628846483</text:p>
          </table:table-cell>
          <table:table-cell table:formula="of:=GEOMEAN([.J72:.J77])" office:value-type="float" office:value="10.1789760917249">
            <text:p>10.1789760917</text:p>
          </table:table-cell>
          <table:table-cell table:formula="of:=GEOMEAN([.I78:.J78])" office:value-type="float" office:value="9.90009081482426">
            <text:p>9.900090814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Constant = 10.000000</text:p>
          </table:table-cell>
          <table:table-cell table:number-columns-repeated="5"/>
          <table:table-cell office:value-type="string">
            <text:p>Constant = 10.000000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string">
            <text:p>blob_merge.v</text:p>
          </table:table-cell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table:number-columns-repeated="2"/>
          <table:table-cell office:value-type="string">
            <text:p>blob_merge.v</text:p>
          </table:table-cell>
          <table:table-cell office:value-type="float" office:value="10.3611">
            <text:p>10.3611</text:p>
          </table:table-cell>
          <table:table-cell office:value-type="float" office:value="13.681">
            <text:p>13.681</text:p>
          </table:table-cell>
          <table:table-cell office:value-type="float" office:value="10.398">
            <text:p>10.398</text:p>
          </table:table-cell>
          <table:table-cell/>
        </table:table-row>
        <table:table-row table:style-name="ro1">
          <table:table-cell office:value-type="string">
            <text:p>mkDelayWorker32B.v</text:p>
          </table:table-cell>
          <table:table-cell office:value-type="float" office:value="76">
            <text:p>76</text:p>
          </table:table-cell>
          <table:table-cell office:value-type="float" office:value="86">
            <text:p>86</text:p>
          </table:table-cell>
          <table:table-cell office:value-type="float" office:value="126">
            <text:p>126</text:p>
          </table:table-cell>
          <table:table-cell table:number-columns-repeated="2"/>
          <table:table-cell office:value-type="string">
            <text:p>mkDelayWorker32B.v</text:p>
          </table:table-cell>
          <table:table-cell office:value-type="float" office:value="11.1558">
            <text:p>11.1558</text:p>
          </table:table-cell>
          <table:table-cell office:value-type="float" office:value="9.9787">
            <text:p>9.9787</text:p>
          </table:table-cell>
          <table:table-cell office:value-type="float" office:value="11.4723">
            <text:p>11.4723</text:p>
          </table:table-cell>
          <table:table-cell/>
        </table:table-row>
        <table:table-row table:style-name="ro1">
          <table:table-cell office:value-type="string">
            <text:p>mkSMAdapter4B.v</text:p>
          </table:table-cell>
          <table:table-cell office:value-type="float" office:value="56">
            <text:p>56</text:p>
          </table:table-cell>
          <table:table-cell office:value-type="float" office:value="74">
            <text:p>74</text:p>
          </table:table-cell>
          <table:table-cell office:value-type="float" office:value="126">
            <text:p>126</text:p>
          </table:table-cell>
          <table:table-cell table:number-columns-repeated="2"/>
          <table:table-cell office:value-type="string">
            <text:p>mkSMAdapter4B.v</text:p>
          </table:table-cell>
          <table:table-cell office:value-type="float" office:value="8.3948">
            <text:p>8.3948</text:p>
          </table:table-cell>
          <table:table-cell office:value-type="float" office:value="8.93996">
            <text:p>8.93996</text:p>
          </table:table-cell>
          <table:table-cell office:value-type="float" office:value="9.45394">
            <text:p>9.45394</text:p>
          </table:table-cell>
          <table:table-cell/>
        </table:table-row>
        <table:table-row table:style-name="ro1">
          <table:table-cell office:value-type="string">
            <text:p>or1200.v</text:p>
          </table:table-cell>
          <table:table-cell office:value-type="float" office:value="72">
            <text:p>72</text:p>
          </table:table-cell>
          <table:table-cell office:value-type="float" office:value="82">
            <text:p>82</text:p>
          </table:table-cell>
          <table:table-cell office:value-type="float" office:value="136">
            <text:p>136</text:p>
          </table:table-cell>
          <table:table-cell table:number-columns-repeated="2"/>
          <table:table-cell office:value-type="string">
            <text:p>or1200.v</text:p>
          </table:table-cell>
          <table:table-cell office:value-type="float" office:value="18.0447">
            <text:p>18.0447</text:p>
          </table:table-cell>
          <table:table-cell office:value-type="float" office:value="18.9528">
            <text:p>18.9528</text:p>
          </table:table-cell>
          <table:table-cell office:value-type="float" office:value="16.9018">
            <text:p>16.9018</text:p>
          </table:table-cell>
          <table:table-cell/>
        </table:table-row>
        <table:table-row table:style-name="ro1">
          <table:table-cell office:value-type="string">
            <text:p>stereovision0.v</text:p>
          </table:table-cell>
          <table:table-cell office:value-type="float" office:value="62">
            <text:p>62</text:p>
          </table:table-cell>
          <table:table-cell office:value-type="float" office:value="94">
            <text:p>94</text:p>
          </table:table-cell>
          <table:table-cell office:value-type="float" office:value="142">
            <text:p>142</text:p>
          </table:table-cell>
          <table:table-cell table:number-columns-repeated="2"/>
          <table:table-cell office:value-type="string">
            <text:p>stereovision0.v</text:p>
          </table:table-cell>
          <table:table-cell office:value-type="float" office:value="5.90579">
            <text:p>5.90579</text:p>
          </table:table-cell>
          <table:table-cell office:value-type="float" office:value="4.97738">
            <text:p>4.97738</text:p>
          </table:table-cell>
          <table:table-cell office:value-type="float" office:value="5.77563">
            <text:p>5.77563</text:p>
          </table:table-cell>
          <table:table-cell/>
        </table:table-row>
        <table:table-row table:style-name="ro1">
          <table:table-cell office:value-type="string">
            <text:p>stereovision1.v</text:p>
          </table:table-cell>
          <table:table-cell office:value-type="float" office:value="102">
            <text:p>102</text:p>
          </table:table-cell>
          <table:table-cell office:value-type="float" office:value="192">
            <text:p>192</text:p>
          </table:table-cell>
          <table:table-cell office:value-type="float" office:value="186">
            <text:p>186</text:p>
          </table:table-cell>
          <table:table-cell table:number-columns-repeated="2"/>
          <table:table-cell office:value-type="string">
            <text:p>stereovision1.v</text:p>
          </table:table-cell>
          <table:table-cell office:value-type="float" office:value="8.23707">
            <text:p>8.23707</text:p>
          </table:table-cell>
          <table:table-cell office:value-type="float" office:value="8.10264">
            <text:p>8.10264</text:p>
          </table:table-cell>
          <table:table-cell office:value-type="float" office:value="8.78024">
            <text:p>8.78024</text:p>
          </table:table-cell>
          <table:table-cell/>
        </table:table-row>
        <table:table-row table:style-name="ro1">
          <table:table-cell office:value-type="string">
            <text:p>geomean</text:p>
          </table:table-cell>
          <table:table-cell table:formula="of:=GEOMEAN([.B83:.B88])" office:value-type="float" office:value="72.3479588315816">
            <text:p>72.3479588316</text:p>
          </table:table-cell>
          <table:table-cell table:formula="of:=GEOMEAN([.C83:.C88])" office:value-type="float" office:value="94.990013936566">
            <text:p>94.9900139366</text:p>
          </table:table-cell>
          <table:table-cell table:formula="of:=GEOMEAN([.D83:.D88])" office:value-type="float" office:value="145.444810185999">
            <text:p>145.444810186</text:p>
          </table:table-cell>
          <table:table-cell table:formula="of:=GEOMEAN([.C89:.D89])" office:value-type="float" office:value="117.540650613178">
            <text:p>117.5406506132</text:p>
          </table:table-cell>
          <table:table-cell/>
          <table:table-cell office:value-type="string">
            <text:p>geomean</text:p>
          </table:table-cell>
          <table:table-cell table:formula="of:=GEOMEAN([.H83:.H88])" office:value-type="float" office:value="9.73612692566314">
            <text:p>9.7361269257</text:p>
          </table:table-cell>
          <table:table-cell table:formula="of:=GEOMEAN([.I83:.I88])" office:value-type="float" office:value="9.88487885343028">
            <text:p>9.8848788534</text:p>
          </table:table-cell>
          <table:table-cell table:formula="of:=GEOMEAN([.J83:.J88])" office:value-type="float" office:value="9.94356178306246">
            <text:p>9.9435617831</text:p>
          </table:table-cell>
          <table:table-cell table:formula="of:=GEOMEAN([.I89:.J89])" office:value-type="float" office:value="9.91417689963073">
            <text:p>9.9141768996</text:p>
          </table:table-cell>
        </table:table-row>
        <table:table-row table:style-name="ro1" table:number-rows-repeated="104848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5">0000-00-00</text:date>, <text:time style:data-style-name="N2" text:time-value="0000-00-00T14:36:0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25T14:37:37</dc:date>
    <dc:creator>andre </dc:creator>
    <meta:generator>LibreOffice/3.6$Linux_X86_64 LibreOffice_project/360m1$Build-2</meta:generator>
    <meta:editing-duration>P1DT14H52M5S</meta:editing-duration>
    <meta:editing-cycles>33</meta:editing-cycles>
    <meta:document-statistic meta:table-count="7" meta:cell-count="572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minimum="0.01" chart:max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1pt" style:font-size-asian="9pt" style:font-size-complex="9pt"/>
    </style:style>
    <style:style style:name="ch6" style:family="chart" style:data-style-name="N1">
      <style:chart-properties chart:display-label="true" chart:logarithmic="false" chart:minimum="105" chart:maximum="13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square" chart:symbol-width="0.25cm" chart:symbol-height="0.25cm"/>
      <style:graphic-properties draw:stroke="dash" draw:stroke-dash="Fine_20_Dashed_20__28_var_29_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down" chart:symbol-width="0.25cm" chart:symbol-height="0.25cm"/>
      <style:graphic-properties draw:stroke="dash" draw:stroke-dash="Fine_20_Dashed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up" chart:symbol-width="0.25cm" chart:symbol-height="0.25cm"/>
      <style:graphic-properties draw:stroke="dash" draw:stroke-dash="_32__20_Dots_20_1_20_Dash"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86cm" svg:y="3.205cm" style:legend-expansion="high" chart:style-name="ch2"/>
        <chart:plot-area chart:style-name="ch3" table:cell-range-address="Summary.A75:Summary.F82 Summary.B74:Summary.F74" chart:data-source-has-labels="row" svg:x="0.811cm" svg:y="0.326cm" svg:width="11.738cm" svg:height="8.198cm">
          <chartooo:coordinate-region svg:x="1.618cm" svg:y="0.525cm" svg:width="10.744cm" svg:height="7.352cm"/>
          <chart:axis chart:dimension="x" chart:name="primary-x" chart:style-name="ch4">
            <chart:title svg:x="6.464cm" svg:y="8.318cm" chart:style-name="ch5">
              <text:p>C</text:p>
            </chart:title>
          </chart:axis>
          <chart:axis chart:dimension="y" chart:name="primary-y" chart:style-name="ch6">
            <chart:title svg:x="0cm" svg:y="4.998cm" chart:style-name="ch7">
              <text:p>minW</text:p>
            </chart:title>
            <chart:grid chart:style-name="ch8" chart:class="major"/>
          </chart:axis>
          <chart:series chart:style-name="ch9" chart:values-cell-range-address="Summary.B75:Summary.B82" chart:label-cell-address="Summary.B74:Summary.B74" chart:class="chart:scatter">
            <chart:domain table:cell-range-address="Summary.A75:Summary.A82"/>
            <chart:data-point chart:repeated="8"/>
          </chart:series>
          <chart:series chart:style-name="ch10" chart:values-cell-range-address="Summary.C75:Summary.C82" chart:label-cell-address="Summary.C74:Summary.C74" chart:class="chart:scatter">
            <chart:data-point chart:repeated="8"/>
          </chart:series>
          <chart:series chart:style-name="ch11" chart:values-cell-range-address="Summary.D75:Summary.D82" chart:label-cell-address="Summary.D74:Summary.D74" chart:class="chart:scatter">
            <chart:data-point chart:repeated="8"/>
          </chart:series>
          <chart:series chart:style-name="ch12" chart:values-cell-range-address="Summary.E75:Summary.E82" chart:label-cell-address="Summary.E74:Summary.E74" chart:class="chart:scatter">
            <chart:data-point chart:repeated="8"/>
          </chart:series>
          <chart:series chart:style-name="ch13" chart:values-cell-range-address="Summary.F75:Summary.F82" chart:label-cell-address="Summary.F74:Summary.F74" chart:class="chart:scatte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rm 6</text:p>
                <draw:g>
                  <svg:desc>Summary.B74:Summary.B74</svg:desc>
                </draw:g>
              </table:table-cell>
              <table:table-cell office:value-type="string">
                <text:p>Term 7</text:p>
                <draw:g>
                  <svg:desc>Summary.C74:Summary.C74</svg:desc>
                </draw:g>
              </table:table-cell>
              <table:table-cell office:value-type="string">
                <text:p>Term 8</text:p>
                <draw:g>
                  <svg:desc>Summary.D74:Summary.D74</svg:desc>
                </draw:g>
              </table:table-cell>
              <table:table-cell office:value-type="string">
                <text:p>Term 9</text:p>
                <draw:g>
                  <svg:desc>Summary.E74:Summary.E74</svg:desc>
                </draw:g>
              </table:table-cell>
              <table:table-cell office:value-type="string">
                <text:p>Term 10</text:p>
                <draw:g>
                  <svg:desc>Summary.F74:Summary.F7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Summary.A75:Summary.A82</svg:desc>
                </draw:g>
              </table:table-cell>
              <table:table-cell office:value-type="float" office:value="124.635977487393">
                <text:p>124.635977487393</text:p>
                <draw:g>
                  <svg:desc>Summary.B75:Summary.B82</svg:desc>
                </draw:g>
              </table:table-cell>
              <table:table-cell office:value-type="float" office:value="124.635977487393">
                <text:p>124.635977487393</text:p>
                <draw:g>
                  <svg:desc>Summary.C75:Summary.C82</svg:desc>
                </draw:g>
              </table:table-cell>
              <table:table-cell office:value-type="float" office:value="124.635977487393">
                <text:p>124.635977487393</text:p>
                <draw:g>
                  <svg:desc>Summary.D75:Summary.D82</svg:desc>
                </draw:g>
              </table:table-cell>
              <table:table-cell office:value-type="float" office:value="124.635977487393">
                <text:p>124.635977487393</text:p>
                <draw:g>
                  <svg:desc>Summary.E75:Summary.E82</svg:desc>
                </draw:g>
              </table:table-cell>
              <table:table-cell office:value-type="float" office:value="124.635977487393">
                <text:p>124.635977487393</text:p>
                <draw:g>
                  <svg:desc>Summary.F75:Summary.F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28.791593385254">
                <text:p>128.791593385254</text:p>
              </table:table-cell>
              <table:table-cell office:value-type="float" office:value="117.635301050771">
                <text:p>117.635301050771</text:p>
              </table:table-cell>
              <table:table-cell office:value-type="float" office:value="116.802254896159">
                <text:p>116.802254896159</text:p>
              </table:table-cell>
              <table:table-cell office:value-type="float" office:value="119.533794889554">
                <text:p>119.533794889554</text:p>
              </table:table-cell>
              <table:table-cell office:value-type="float" office:value="127.028166003224">
                <text:p>127.0281660032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122.929178830643">
                <text:p>122.929178830643</text:p>
              </table:table-cell>
              <table:table-cell office:value-type="float" office:value="126.013973636465">
                <text:p>126.013973636465</text:p>
              </table:table-cell>
              <table:table-cell office:value-type="float" office:value="120.675471055282">
                <text:p>120.675471055282</text:p>
              </table:table-cell>
              <table:table-cell office:value-type="float" office:value="116.975373470794">
                <text:p>116.975373470794</text:p>
              </table:table-cell>
              <table:table-cell office:value-type="float" office:value="128.624490396969">
                <text:p>128.624490396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128.100183991862">
                <text:p>128.100183991862</text:p>
              </table:table-cell>
              <table:table-cell office:value-type="float" office:value="119.890081833842">
                <text:p>119.890081833842</text:p>
              </table:table-cell>
              <table:table-cell office:value-type="float" office:value="111.460061450901">
                <text:p>111.460061450901</text:p>
              </table:table-cell>
              <table:table-cell office:value-type="float" office:value="116.729087488577">
                <text:p>116.729087488577</text:p>
              </table:table-cell>
              <table:table-cell office:value-type="float" office:value="115.929441339038">
                <text:p>115.9294413390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22.162004417863">
                <text:p>122.162004417863</text:p>
              </table:table-cell>
              <table:table-cell office:value-type="float" office:value="122.871512744372">
                <text:p>122.871512744372</text:p>
              </table:table-cell>
              <table:table-cell office:value-type="float" office:value="107.302962047824">
                <text:p>107.302962047824</text:p>
              </table:table-cell>
              <table:table-cell office:value-type="float" office:value="113.380831854662">
                <text:p>113.380831854662</text:p>
              </table:table-cell>
              <table:table-cell office:value-type="float" office:value="116.485059598443">
                <text:p>116.4850595984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125.211873142375">
                <text:p>125.211873142375</text:p>
              </table:table-cell>
              <table:table-cell office:value-type="float" office:value="116.446399885695">
                <text:p>116.446399885695</text:p>
              </table:table-cell>
              <table:table-cell office:value-type="float" office:value="115.15945037651">
                <text:p>115.15945037651</text:p>
              </table:table-cell>
              <table:table-cell office:value-type="float" office:value="112.052940860056">
                <text:p>112.052940860056</text:p>
              </table:table-cell>
              <table:table-cell office:value-type="float" office:value="111.881306615319">
                <text:p>111.8813066153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20.935812597355">
                <text:p>120.935812597355</text:p>
              </table:table-cell>
              <table:table-cell office:value-type="float" office:value="114.44385853911">
                <text:p>114.44385853911</text:p>
              </table:table-cell>
              <table:table-cell office:value-type="float" office:value="118.333496093107">
                <text:p>118.333496093107</text:p>
              </table:table-cell>
              <table:table-cell office:value-type="float" office:value="115.011534928749">
                <text:p>115.011534928749</text:p>
              </table:table-cell>
              <table:table-cell office:value-type="float" office:value="112.703116941255">
                <text:p>112.7031169412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17.540650613178">
                <text:p>117.540650613178</text:p>
              </table:table-cell>
              <table:table-cell office:value-type="float" office:value="112.960480865584">
                <text:p>112.960480865584</text:p>
              </table:table-cell>
              <table:table-cell office:value-type="float" office:value="113.095043141191">
                <text:p>113.095043141191</text:p>
              </table:table-cell>
              <table:table-cell office:value-type="float" office:value="122.20994868048">
                <text:p>122.20994868048</text:p>
              </table:table-cell>
              <table:table-cell office:value-type="float" office:value="115.222981041894">
                <text:p>115.2229810418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minimum="0.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1pt" style:font-size-asian="9pt" style:font-size-complex="9pt"/>
    </style:style>
    <style:style style:name="ch6" style:family="chart" style:data-style-name="N1">
      <style:chart-properties chart:display-label="true" chart:logarithmic="false" chart:minimum="900" chart:maximum="13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square" chart:symbol-width="0.25cm" chart:symbol-height="0.25cm"/>
      <style:graphic-properties draw:stroke="dash" draw:stroke-dash="Fine_20_Dashed_20__28_var_29_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down" chart:symbol-width="0.25cm" chart:symbol-height="0.25cm"/>
      <style:graphic-properties draw:stroke="dash" draw:stroke-dash="Fine_20_Dashed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up" chart:symbol-width="0.25cm" chart:symbol-height="0.25cm"/>
      <style:graphic-properties draw:stroke="dash" draw:stroke-dash="_32__20_Dots_20_1_20_Dash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86cm" svg:y="3.205cm" style:legend-expansion="high" chart:style-name="ch2"/>
        <chart:plot-area chart:style-name="ch3" table:cell-range-address="Summary.G75:Summary.L82 Summary.H74:Summary.L74" chart:data-source-has-labels="row" svg:x="1.214cm" svg:y="0.488cm" svg:width="11.496cm" svg:height="8.079cm">
          <chartooo:coordinate-region svg:x="2.207cm" svg:y="0.688cm" svg:width="10.316cm" svg:height="7.233cm"/>
          <chart:axis chart:dimension="x" chart:name="primary-x" chart:style-name="ch4">
            <chart:title svg:x="6.746cm" svg:y="8.318cm" chart:style-name="ch5">
              <text:p>C</text:p>
            </chart:title>
          </chart:axis>
          <chart:axis chart:dimension="y" chart:name="primary-y" chart:style-name="ch6">
            <chart:title svg:x="0.212cm" svg:y="6.238cm" chart:style-name="ch7">
              <text:p>Area-delay product</text:p>
            </chart:title>
            <chart:grid chart:style-name="ch8" chart:class="major"/>
          </chart:axis>
          <chart:series chart:style-name="ch9" chart:values-cell-range-address="Summary.H75:Summary.H82" chart:label-cell-address="Summary.H74:Summary.H74" chart:class="chart:scatter">
            <chart:domain table:cell-range-address="Summary.G75:Summary.G82"/>
            <chart:data-point chart:repeated="8"/>
          </chart:series>
          <chart:series chart:style-name="ch10" chart:values-cell-range-address="Summary.I75:Summary.I82" chart:label-cell-address="Summary.I74:Summary.I74" chart:class="chart:scatter">
            <chart:data-point chart:repeated="8"/>
          </chart:series>
          <chart:series chart:style-name="ch11" chart:values-cell-range-address="Summary.J75:Summary.J82" chart:label-cell-address="Summary.J74:Summary.J74" chart:class="chart:scatter">
            <chart:data-point chart:repeated="8"/>
          </chart:series>
          <chart:series chart:style-name="ch12" chart:values-cell-range-address="Summary.K75:Summary.K82" chart:label-cell-address="Summary.K74:Summary.K74" chart:class="chart:scatter">
            <chart:data-point chart:repeated="8"/>
          </chart:series>
          <chart:series chart:style-name="ch13" chart:values-cell-range-address="Summary.L75:Summary.L82" chart:label-cell-address="Summary.L74:Summary.L74" chart:class="chart:scatte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Term 6</text:p>
                <draw:g>
                  <svg:desc>Summary.H74:Summary.H74</svg:desc>
                </draw:g>
              </table:table-cell>
              <table:table-cell office:value-type="string">
                <text:p>Term 7</text:p>
                <draw:g>
                  <svg:desc>Summary.I74:Summary.I74</svg:desc>
                </draw:g>
              </table:table-cell>
              <table:table-cell office:value-type="string">
                <text:p>Term 8</text:p>
                <draw:g>
                  <svg:desc>Summary.J74:Summary.J74</svg:desc>
                </draw:g>
              </table:table-cell>
              <table:table-cell office:value-type="string">
                <text:p>Term 9</text:p>
                <draw:g>
                  <svg:desc>Summary.K74:Summary.K74</svg:desc>
                </draw:g>
              </table:table-cell>
              <table:table-cell office:value-type="string">
                <text:p>Term 10</text:p>
                <draw:g>
                  <svg:desc>Summary.L74:Summary.L7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Summary.G75:Summary.G82</svg:desc>
                </draw:g>
              </table:table-cell>
              <table:table-cell office:value-type="float" office:value="1226.95508550179">
                <text:p>1226.95508550179</text:p>
                <draw:g>
                  <svg:desc>Summary.H75:Summary.H82</svg:desc>
                </draw:g>
              </table:table-cell>
              <table:table-cell office:value-type="float" office:value="1226.95508550179">
                <text:p>1226.95508550179</text:p>
                <draw:g>
                  <svg:desc>Summary.I75:Summary.I82</svg:desc>
                </draw:g>
              </table:table-cell>
              <table:table-cell office:value-type="float" office:value="1226.95508550179">
                <text:p>1226.95508550179</text:p>
                <draw:g>
                  <svg:desc>Summary.J75:Summary.J82</svg:desc>
                </draw:g>
              </table:table-cell>
              <table:table-cell office:value-type="float" office:value="1226.95508550179">
                <text:p>1226.95508550179</text:p>
                <draw:g>
                  <svg:desc>Summary.K75:Summary.K82</svg:desc>
                </draw:g>
              </table:table-cell>
              <table:table-cell office:value-type="float" office:value="1226.95508550179">
                <text:p>1226.95508550179</text:p>
                <draw:g>
                  <svg:desc>Summary.L75:Summary.L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243.63997314282">
                <text:p>1243.63997314282</text:p>
              </table:table-cell>
              <table:table-cell office:value-type="float" office:value="1138.42562624461">
                <text:p>1138.42562624461</text:p>
              </table:table-cell>
              <table:table-cell office:value-type="float" office:value="1132.17154239355">
                <text:p>1132.17154239355</text:p>
              </table:table-cell>
              <table:table-cell office:value-type="float" office:value="1138.17349188576">
                <text:p>1138.17349188576</text:p>
              </table:table-cell>
              <table:table-cell office:value-type="float" office:value="1203.53508689995">
                <text:p>1203.535086899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1157.0851485692">
                <text:p>1157.0851485692</text:p>
              </table:table-cell>
              <table:table-cell office:value-type="float" office:value="1236.8197785829">
                <text:p>1236.8197785829</text:p>
              </table:table-cell>
              <table:table-cell office:value-type="float" office:value="1183.26011329509">
                <text:p>1183.26011329509</text:p>
              </table:table-cell>
              <table:table-cell office:value-type="float" office:value="1141.24143803444">
                <text:p>1141.24143803444</text:p>
              </table:table-cell>
              <table:table-cell office:value-type="float" office:value="1253.14261082747">
                <text:p>1253.142610827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1244.24745334347">
                <text:p>1244.24745334347</text:p>
              </table:table-cell>
              <table:table-cell office:value-type="float" office:value="1163.13913261451">
                <text:p>1163.13913261451</text:p>
              </table:table-cell>
              <table:table-cell office:value-type="float" office:value="1055.59305213976">
                <text:p>1055.59305213976</text:p>
              </table:table-cell>
              <table:table-cell office:value-type="float" office:value="1090.8530112669">
                <text:p>1090.8530112669</text:p>
              </table:table-cell>
              <table:table-cell office:value-type="float" office:value="1191.34125113008">
                <text:p>1191.341251130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251.64876905464">
                <text:p>1251.64876905464</text:p>
              </table:table-cell>
              <table:table-cell office:value-type="float" office:value="1170.65708701165">
                <text:p>1170.65708701165</text:p>
              </table:table-cell>
              <table:table-cell office:value-type="float" office:value="996.25468157213">
                <text:p>996.25468157213</text:p>
              </table:table-cell>
              <table:table-cell office:value-type="float" office:value="1052.16086112183">
                <text:p>1052.16086112183</text:p>
              </table:table-cell>
              <table:table-cell office:value-type="float" office:value="1120.29544756771">
                <text:p>1120.295447567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1184.35866150668">
                <text:p>1184.35866150668</text:p>
              </table:table-cell>
              <table:table-cell office:value-type="float" office:value="1132.6170963699">
                <text:p>1132.6170963699</text:p>
              </table:table-cell>
              <table:table-cell office:value-type="float" office:value="1073.55924679152">
                <text:p>1073.55924679152</text:p>
              </table:table-cell>
              <table:table-cell office:value-type="float" office:value="1073.59380507766">
                <text:p>1073.59380507766</text:p>
              </table:table-cell>
              <table:table-cell office:value-type="float" office:value="1127.82678073109">
                <text:p>1127.826780731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197.27552747838">
                <text:p>1197.27552747838</text:p>
              </table:table-cell>
              <table:table-cell office:value-type="float" office:value="1094.67589018718">
                <text:p>1094.67589018718</text:p>
              </table:table-cell>
              <table:table-cell office:value-type="float" office:value="1177.91175143501">
                <text:p>1177.91175143501</text:p>
              </table:table-cell>
              <table:table-cell office:value-type="float" office:value="1100.57499676565">
                <text:p>1100.57499676565</text:p>
              </table:table-cell>
              <table:table-cell office:value-type="float" office:value="1109.10892523235">
                <text:p>1109.108925232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165.31880307674">
                <text:p>1165.31880307674</text:p>
              </table:table-cell>
              <table:table-cell office:value-type="float" office:value="1110.13333086965">
                <text:p>1110.13333086965</text:p>
              </table:table-cell>
              <table:table-cell office:value-type="float" office:value="1048.44366785426">
                <text:p>1048.44366785426</text:p>
              </table:table-cell>
              <table:table-cell office:value-type="float" office:value="1171.16647158148">
                <text:p>1171.16647158148</text:p>
              </table:table-cell>
              <table:table-cell office:value-type="float" office:value="1133.73694375935">
                <text:p>1133.736943759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</office:styles>
</office:document-styles>
</file>